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erif" svg:font-family="serif"/>
  </office:font-face-decls>
  <office:automatic-styles>
    <style:style style:name="Table1" style:family="table">
      <style:table-properties style:width="6.6903in" fo:margin-left="0in" table:align="left" style:shadow="none"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Endnote">
      <style:text-properties officeooo:rsid="001e35e8" officeooo:paragraph-rsid="001e35e8"/>
    </style:style>
    <style:style style:name="P2" style:family="paragraph" style:parent-style-name="Preformatted_20_Text">
      <style:text-properties officeooo:rsid="001939ad" officeooo:paragraph-rsid="001939ad"/>
    </style:style>
    <style:style style:name="P3" style:family="paragraph" style:parent-style-name="Preformatted_20_Text">
      <style:text-properties fo:font-weight="bold" officeooo:rsid="001b308e" officeooo:paragraph-rsid="001b308e" style:font-weight-asian="bold" style:font-weight-complex="bold"/>
    </style:style>
    <style:style style:name="P4" style:family="paragraph" style:parent-style-name="Preformatted_20_Text">
      <style:text-properties fo:font-weight="bold" officeooo:rsid="001c125f" officeooo:paragraph-rsid="001c125f" style:font-weight-asian="bold" style:font-weight-complex="bold"/>
    </style:style>
    <style:style style:name="P5" style:family="paragraph" style:parent-style-name="Preformatted_20_Text">
      <style:text-properties fo:font-weight="bold" officeooo:rsid="006ac3a7" officeooo:paragraph-rsid="006ac3a7" style:font-weight-asian="bold" style:font-weight-complex="bold"/>
    </style:style>
    <style:style style:name="P6" style:family="paragraph" style:parent-style-name="Preformatted_20_Text">
      <style:text-properties fo:font-weight="bold" officeooo:rsid="00d0b8a3" officeooo:paragraph-rsid="00e88a13" style:font-weight-asian="bold" style:font-weight-complex="bold"/>
    </style:style>
    <style:style style:name="P7" style:family="paragraph" style:parent-style-name="Preformatted_20_Text">
      <style:text-properties fo:font-weight="bold" officeooo:paragraph-rsid="00d0b8a3"/>
    </style:style>
    <style:style style:name="P8" style:family="paragraph" style:parent-style-name="Preformatted_20_Text">
      <style:text-properties fo:font-weight="bold" officeooo:rsid="00d0b8a3" officeooo:paragraph-rsid="00d0b8a3"/>
    </style:style>
    <style:style style:name="P9" style:family="paragraph" style:parent-style-name="Preformatted_20_Text">
      <style:text-properties fo:font-weight="bold" officeooo:rsid="00d18a36" officeooo:paragraph-rsid="00d18a36"/>
    </style:style>
    <style:style style:name="P10" style:family="paragraph" style:parent-style-name="Endnote">
      <style:text-properties officeooo:rsid="001e92cf" officeooo:paragraph-rsid="001e92cf"/>
    </style:style>
    <style:style style:name="P11" style:family="paragraph" style:parent-style-name="Endnote">
      <style:text-properties officeooo:rsid="001ffd0c" officeooo:paragraph-rsid="001ffd0c"/>
    </style:style>
    <style:style style:name="P12" style:family="paragraph" style:parent-style-name="Endnote">
      <style:text-properties officeooo:rsid="00216e76" officeooo:paragraph-rsid="00216e76"/>
    </style:style>
    <style:style style:name="P13" style:family="paragraph" style:parent-style-name="Endnote">
      <style:text-properties officeooo:rsid="0022d149" officeooo:paragraph-rsid="0022d149"/>
    </style:style>
    <style:style style:name="P14" style:family="paragraph" style:parent-style-name="Endnote">
      <style:text-properties officeooo:rsid="0023347a" officeooo:paragraph-rsid="0023347a"/>
    </style:style>
    <style:style style:name="P15" style:family="paragraph" style:parent-style-name="Endnote">
      <style:text-properties officeooo:rsid="0026ca54" officeooo:paragraph-rsid="0026ca54"/>
    </style:style>
    <style:style style:name="P16" style:family="paragraph" style:parent-style-name="Endnote">
      <style:text-properties officeooo:rsid="002857f9" officeooo:paragraph-rsid="002857f9"/>
    </style:style>
    <style:style style:name="P17" style:family="paragraph" style:parent-style-name="Endnote">
      <style:text-properties officeooo:rsid="0028ba1f" officeooo:paragraph-rsid="0028ba1f"/>
    </style:style>
    <style:style style:name="P18" style:family="paragraph" style:parent-style-name="Endnote">
      <style:text-properties officeooo:rsid="0029daef" officeooo:paragraph-rsid="0029daef"/>
    </style:style>
    <style:style style:name="P19" style:family="paragraph" style:parent-style-name="Endnote">
      <style:text-properties officeooo:rsid="002e4e0f" officeooo:paragraph-rsid="002e4e0f"/>
    </style:style>
    <style:style style:name="P20" style:family="paragraph" style:parent-style-name="Endnote">
      <style:text-properties officeooo:rsid="002e8ce1" officeooo:paragraph-rsid="002e8ce1"/>
    </style:style>
    <style:style style:name="P21" style:family="paragraph" style:parent-style-name="Endnote">
      <style:text-properties officeooo:rsid="0030494c" officeooo:paragraph-rsid="0030494c"/>
    </style:style>
    <style:style style:name="P22" style:family="paragraph" style:parent-style-name="Endnote">
      <style:text-properties officeooo:rsid="00311f8c" officeooo:paragraph-rsid="00311f8c"/>
    </style:style>
    <style:style style:name="P23" style:family="paragraph" style:parent-style-name="Endnote">
      <style:text-properties officeooo:rsid="00311f8c" officeooo:paragraph-rsid="00cb9e26"/>
    </style:style>
    <style:style style:name="P24" style:family="paragraph" style:parent-style-name="Endnote">
      <style:text-properties officeooo:rsid="00318ad0" officeooo:paragraph-rsid="00318ad0"/>
    </style:style>
    <style:style style:name="P25" style:family="paragraph" style:parent-style-name="Endnote">
      <style:text-properties officeooo:rsid="00333b23" officeooo:paragraph-rsid="00333b23"/>
    </style:style>
    <style:style style:name="P26" style:family="paragraph" style:parent-style-name="Endnote">
      <style:text-properties officeooo:rsid="0034e57e" officeooo:paragraph-rsid="0034e57e"/>
    </style:style>
    <style:style style:name="P27" style:family="paragraph" style:parent-style-name="Endnote">
      <style:text-properties officeooo:rsid="00377323" officeooo:paragraph-rsid="00377323"/>
    </style:style>
    <style:style style:name="P28" style:family="paragraph" style:parent-style-name="Endnote">
      <style:text-properties officeooo:rsid="003b85a7" officeooo:paragraph-rsid="003b85a7"/>
    </style:style>
    <style:style style:name="P29" style:family="paragraph" style:parent-style-name="Endnote">
      <style:text-properties officeooo:rsid="003b8a68" officeooo:paragraph-rsid="003b8a68"/>
    </style:style>
    <style:style style:name="P30" style:family="paragraph" style:parent-style-name="Endnote">
      <style:text-properties officeooo:rsid="003dc780" officeooo:paragraph-rsid="003dc780"/>
    </style:style>
    <style:style style:name="P31" style:family="paragraph" style:parent-style-name="Endnote">
      <style:text-properties officeooo:rsid="003deb4b" officeooo:paragraph-rsid="003deb4b"/>
    </style:style>
    <style:style style:name="P32" style:family="paragraph" style:parent-style-name="Endnote">
      <style:text-properties officeooo:rsid="003faab4" officeooo:paragraph-rsid="003faab4"/>
    </style:style>
    <style:style style:name="P33" style:family="paragraph" style:parent-style-name="Endnote">
      <style:text-properties officeooo:rsid="0041aa6c" officeooo:paragraph-rsid="0041aa6c"/>
    </style:style>
    <style:style style:name="P34" style:family="paragraph" style:parent-style-name="Endnote">
      <style:text-properties officeooo:rsid="00429662" officeooo:paragraph-rsid="00429662"/>
    </style:style>
    <style:style style:name="P35" style:family="paragraph" style:parent-style-name="Endnote">
      <style:text-properties officeooo:rsid="00444004" officeooo:paragraph-rsid="00444004"/>
    </style:style>
    <style:style style:name="P36" style:family="paragraph" style:parent-style-name="Endnote">
      <style:text-properties officeooo:rsid="004612c9" officeooo:paragraph-rsid="004612c9"/>
    </style:style>
    <style:style style:name="P37" style:family="paragraph" style:parent-style-name="Endnote">
      <style:text-properties officeooo:rsid="004636f7" officeooo:paragraph-rsid="004636f7"/>
    </style:style>
    <style:style style:name="P38" style:family="paragraph" style:parent-style-name="Preformatted_20_Text">
      <style:text-properties officeooo:paragraph-rsid="00429662"/>
    </style:style>
    <style:style style:name="P39" style:family="paragraph" style:parent-style-name="Endnote">
      <style:text-properties officeooo:rsid="0047098b" officeooo:paragraph-rsid="0047098b"/>
    </style:style>
    <style:style style:name="P40" style:family="paragraph" style:parent-style-name="Endnote">
      <style:text-properties officeooo:rsid="0047a53f" officeooo:paragraph-rsid="0047a53f"/>
    </style:style>
    <style:style style:name="P41" style:family="paragraph" style:parent-style-name="Endnote">
      <style:text-properties officeooo:rsid="004a64df" officeooo:paragraph-rsid="004a64df"/>
    </style:style>
    <style:style style:name="P42" style:family="paragraph" style:parent-style-name="Endnote">
      <style:text-properties officeooo:rsid="004acfac" officeooo:paragraph-rsid="004acfac"/>
    </style:style>
    <style:style style:name="P43" style:family="paragraph" style:parent-style-name="Endnote">
      <style:text-properties officeooo:rsid="004be86d" officeooo:paragraph-rsid="004be86d"/>
    </style:style>
    <style:style style:name="P44" style:family="paragraph" style:parent-style-name="Endnote">
      <style:text-properties officeooo:rsid="004d1625" officeooo:paragraph-rsid="004d1625"/>
    </style:style>
    <style:style style:name="P45" style:family="paragraph" style:parent-style-name="Endnote">
      <style:text-properties officeooo:rsid="004d8de2" officeooo:paragraph-rsid="004d8de2"/>
    </style:style>
    <style:style style:name="P46" style:family="paragraph" style:parent-style-name="Endnote">
      <style:text-properties officeooo:rsid="004eaa5b" officeooo:paragraph-rsid="004eaa5b"/>
    </style:style>
    <style:style style:name="P47" style:family="paragraph" style:parent-style-name="Endnote">
      <style:text-properties officeooo:rsid="004f684a" officeooo:paragraph-rsid="004f684a"/>
    </style:style>
    <style:style style:name="P48" style:family="paragraph" style:parent-style-name="Endnote">
      <style:text-properties officeooo:rsid="004f684a" officeooo:paragraph-rsid="0050bbc2"/>
    </style:style>
    <style:style style:name="P49" style:family="paragraph" style:parent-style-name="Endnote">
      <style:text-properties officeooo:rsid="0050bbc2" officeooo:paragraph-rsid="0050bbc2"/>
    </style:style>
    <style:style style:name="P50" style:family="paragraph" style:parent-style-name="Endnote">
      <style:text-properties officeooo:rsid="0050bbc2" officeooo:paragraph-rsid="0052aaee"/>
    </style:style>
    <style:style style:name="P51" style:family="paragraph" style:parent-style-name="Endnote">
      <style:text-properties officeooo:rsid="0052aaee" officeooo:paragraph-rsid="0052aaee"/>
    </style:style>
    <style:style style:name="P52" style:family="paragraph" style:parent-style-name="Preformatted_20_Text">
      <style:text-properties officeooo:paragraph-rsid="004f8276"/>
    </style:style>
    <style:style style:name="P53" style:family="paragraph" style:parent-style-name="Preformatted_20_Text">
      <style:text-properties officeooo:paragraph-rsid="0050bbc2"/>
    </style:style>
    <style:style style:name="P54" style:family="paragraph" style:parent-style-name="Endnote">
      <style:text-properties officeooo:rsid="005563cc" officeooo:paragraph-rsid="005563cc"/>
    </style:style>
    <style:style style:name="P55" style:family="paragraph" style:parent-style-name="Endnote">
      <style:text-properties officeooo:rsid="005779cc" officeooo:paragraph-rsid="005779cc"/>
    </style:style>
    <style:style style:name="P56" style:family="paragraph" style:parent-style-name="Endnote">
      <style:text-properties officeooo:rsid="005783e1" officeooo:paragraph-rsid="005783e1"/>
    </style:style>
    <style:style style:name="P57" style:family="paragraph" style:parent-style-name="Endnote">
      <style:text-properties officeooo:rsid="0058b091" officeooo:paragraph-rsid="0058b091"/>
    </style:style>
    <style:style style:name="P58" style:family="paragraph" style:parent-style-name="Endnote">
      <style:text-properties officeooo:rsid="0058feb5" officeooo:paragraph-rsid="0058feb5"/>
    </style:style>
    <style:style style:name="P59" style:family="paragraph" style:parent-style-name="Endnote">
      <style:text-properties officeooo:rsid="005a13f0" officeooo:paragraph-rsid="005a13f0"/>
    </style:style>
    <style:style style:name="P60" style:family="paragraph" style:parent-style-name="Endnote">
      <style:text-properties officeooo:rsid="005b046a" officeooo:paragraph-rsid="005b046a"/>
    </style:style>
    <style:style style:name="P61" style:family="paragraph" style:parent-style-name="Endnote">
      <style:text-properties officeooo:rsid="005c39ba" officeooo:paragraph-rsid="005c39ba"/>
    </style:style>
    <style:style style:name="P62" style:family="paragraph" style:parent-style-name="Endnote">
      <style:text-properties officeooo:rsid="005efbe8" officeooo:paragraph-rsid="005efbe8"/>
    </style:style>
    <style:style style:name="P63" style:family="paragraph" style:parent-style-name="Endnote">
      <style:text-properties officeooo:rsid="0060d96e" officeooo:paragraph-rsid="0060d96e"/>
    </style:style>
    <style:style style:name="P64" style:family="paragraph" style:parent-style-name="Endnote">
      <style:text-properties officeooo:rsid="00639bbe" officeooo:paragraph-rsid="00639bbe"/>
    </style:style>
    <style:style style:name="P65" style:family="paragraph" style:parent-style-name="Endnote">
      <style:text-properties officeooo:rsid="0064adcf" officeooo:paragraph-rsid="0064adcf"/>
    </style:style>
    <style:style style:name="P66" style:family="paragraph" style:parent-style-name="Endnote">
      <style:text-properties officeooo:rsid="00654224" officeooo:paragraph-rsid="00654224"/>
    </style:style>
    <style:style style:name="P67" style:family="paragraph" style:parent-style-name="Endnote">
      <style:text-properties officeooo:rsid="00654224" officeooo:paragraph-rsid="00cb9e26"/>
    </style:style>
    <style:style style:name="P68" style:family="paragraph" style:parent-style-name="Endnote">
      <style:text-properties officeooo:rsid="0065a877" officeooo:paragraph-rsid="0065a877"/>
    </style:style>
    <style:style style:name="P69" style:family="paragraph" style:parent-style-name="Endnote">
      <style:text-properties officeooo:rsid="00664d66" officeooo:paragraph-rsid="00664d66"/>
    </style:style>
    <style:style style:name="P70" style:family="paragraph" style:parent-style-name="Endnote">
      <style:text-properties officeooo:rsid="00697926" officeooo:paragraph-rsid="00697926"/>
    </style:style>
    <style:style style:name="P71" style:family="paragraph" style:parent-style-name="Endnote">
      <style:text-properties officeooo:rsid="006ac3a7" officeooo:paragraph-rsid="006ac3a7"/>
    </style:style>
    <style:style style:name="P72" style:family="paragraph" style:parent-style-name="Endnote">
      <style:text-properties officeooo:rsid="006ac570" officeooo:paragraph-rsid="006ac570"/>
    </style:style>
    <style:style style:name="P73" style:family="paragraph" style:parent-style-name="Endnote">
      <style:text-properties officeooo:rsid="006c549b" officeooo:paragraph-rsid="006c549b"/>
    </style:style>
    <style:style style:name="P74" style:family="paragraph" style:parent-style-name="Endnote">
      <style:text-properties officeooo:rsid="006ce60e" officeooo:paragraph-rsid="006ce60e"/>
    </style:style>
    <style:style style:name="P75" style:family="paragraph" style:parent-style-name="Endnote">
      <style:text-properties officeooo:rsid="006ce60e" officeooo:paragraph-rsid="006ee083"/>
    </style:style>
    <style:style style:name="P76" style:family="paragraph" style:parent-style-name="Endnote">
      <style:text-properties officeooo:rsid="006ee083" officeooo:paragraph-rsid="006ee083"/>
    </style:style>
    <style:style style:name="P77" style:family="paragraph" style:parent-style-name="Endnote">
      <style:text-properties officeooo:rsid="00708985" officeooo:paragraph-rsid="00708985"/>
    </style:style>
    <style:style style:name="P78" style:family="paragraph" style:parent-style-name="Endnote">
      <style:text-properties officeooo:rsid="00708985" officeooo:paragraph-rsid="0071f686"/>
    </style:style>
    <style:style style:name="P79" style:family="paragraph" style:parent-style-name="Endnote">
      <style:text-properties officeooo:rsid="0071f686" officeooo:paragraph-rsid="0071f686"/>
    </style:style>
    <style:style style:name="P80" style:family="paragraph" style:parent-style-name="Endnote">
      <style:text-properties officeooo:rsid="0072bf8f" officeooo:paragraph-rsid="0072bf8f"/>
    </style:style>
    <style:style style:name="P81" style:family="paragraph" style:parent-style-name="Endnote">
      <style:text-properties officeooo:rsid="0074b261" officeooo:paragraph-rsid="0074b261"/>
    </style:style>
    <style:style style:name="P82" style:family="paragraph" style:parent-style-name="Endnote">
      <style:text-properties officeooo:rsid="0074b261" officeooo:paragraph-rsid="0077b182"/>
    </style:style>
    <style:style style:name="P83" style:family="paragraph" style:parent-style-name="Endnote">
      <style:text-properties officeooo:rsid="0075b84f" officeooo:paragraph-rsid="0075b84f"/>
    </style:style>
    <style:style style:name="P84" style:family="paragraph" style:parent-style-name="Endnote">
      <style:text-properties officeooo:rsid="0079441a" officeooo:paragraph-rsid="0079441a"/>
    </style:style>
    <style:style style:name="P85" style:family="paragraph" style:parent-style-name="Endnote">
      <style:text-properties officeooo:rsid="007b20ba" officeooo:paragraph-rsid="007b20ba"/>
    </style:style>
    <style:style style:name="P86" style:family="paragraph" style:parent-style-name="Endnote">
      <style:text-properties officeooo:rsid="007d10ae" officeooo:paragraph-rsid="007d10ae"/>
    </style:style>
    <style:style style:name="P87" style:family="paragraph" style:parent-style-name="Endnote">
      <style:text-properties officeooo:rsid="007e53c9" officeooo:paragraph-rsid="007e53c9"/>
    </style:style>
    <style:style style:name="P88" style:family="paragraph" style:parent-style-name="Endnote">
      <style:text-properties officeooo:paragraph-rsid="007e53c9"/>
    </style:style>
    <style:style style:name="P89" style:family="paragraph" style:parent-style-name="Endnote">
      <style:text-properties officeooo:rsid="007f821c" officeooo:paragraph-rsid="007f821c"/>
    </style:style>
    <style:style style:name="P90" style:family="paragraph" style:parent-style-name="Endnote">
      <style:text-properties officeooo:rsid="008152d0" officeooo:paragraph-rsid="008152d0"/>
    </style:style>
    <style:style style:name="P91" style:family="paragraph" style:parent-style-name="Endnote">
      <style:text-properties officeooo:rsid="008152d0" officeooo:paragraph-rsid="0082159a"/>
    </style:style>
    <style:style style:name="P92" style:family="paragraph" style:parent-style-name="Endnote">
      <style:text-properties officeooo:rsid="0082159a" officeooo:paragraph-rsid="0082159a"/>
    </style:style>
    <style:style style:name="P93" style:family="paragraph" style:parent-style-name="Endnote">
      <style:text-properties officeooo:rsid="0082159a" officeooo:paragraph-rsid="00858731"/>
    </style:style>
    <style:style style:name="P94" style:family="paragraph" style:parent-style-name="Endnote">
      <style:text-properties officeooo:paragraph-rsid="00858731"/>
    </style:style>
    <style:style style:name="P95" style:family="paragraph" style:parent-style-name="Endnote">
      <style:text-properties officeooo:rsid="00864020" officeooo:paragraph-rsid="00864020"/>
    </style:style>
    <style:style style:name="P96" style:family="paragraph" style:parent-style-name="Preformatted_20_Text">
      <style:text-properties officeooo:paragraph-rsid="007f821c"/>
    </style:style>
    <style:style style:name="P97" style:family="paragraph" style:parent-style-name="Endnote">
      <style:text-properties officeooo:rsid="0086d89f" officeooo:paragraph-rsid="0086d89f"/>
    </style:style>
    <style:style style:name="P98" style:family="paragraph" style:parent-style-name="Endnote">
      <style:text-properties officeooo:rsid="0086d89f" officeooo:paragraph-rsid="008702c4"/>
    </style:style>
    <style:style style:name="P99" style:family="paragraph" style:parent-style-name="Endnote">
      <style:text-properties officeooo:rsid="0087ed64" officeooo:paragraph-rsid="0087ed64"/>
    </style:style>
    <style:style style:name="P100" style:family="paragraph" style:parent-style-name="Endnote">
      <style:text-properties officeooo:rsid="00890991" officeooo:paragraph-rsid="00890991"/>
    </style:style>
    <style:style style:name="P101" style:family="paragraph" style:parent-style-name="Endnote">
      <style:text-properties officeooo:paragraph-rsid="00890991"/>
    </style:style>
    <style:style style:name="P102" style:family="paragraph" style:parent-style-name="Endnote">
      <style:text-properties officeooo:rsid="00894cd8" officeooo:paragraph-rsid="00894cd8"/>
    </style:style>
    <style:style style:name="P103" style:family="paragraph" style:parent-style-name="Endnote">
      <style:text-properties officeooo:rsid="008a7139" officeooo:paragraph-rsid="008a7139"/>
    </style:style>
    <style:style style:name="P104" style:family="paragraph" style:parent-style-name="Endnote">
      <style:text-properties officeooo:rsid="008b124f" officeooo:paragraph-rsid="008b124f"/>
    </style:style>
    <style:style style:name="P105" style:family="paragraph" style:parent-style-name="Endnote">
      <style:text-properties officeooo:rsid="008bffe4" officeooo:paragraph-rsid="008bffe4"/>
    </style:style>
    <style:style style:name="P106" style:family="paragraph" style:parent-style-name="Preformatted_20_Text">
      <style:text-properties officeooo:paragraph-rsid="008b124f"/>
    </style:style>
    <style:style style:name="P107" style:family="paragraph" style:parent-style-name="Endnote">
      <style:text-properties officeooo:rsid="008e2f5c" officeooo:paragraph-rsid="008f7090"/>
    </style:style>
    <style:style style:name="P108" style:family="paragraph" style:parent-style-name="Endnote">
      <style:text-properties officeooo:rsid="00935155" officeooo:paragraph-rsid="00935155"/>
    </style:style>
    <style:style style:name="P109" style:family="paragraph" style:parent-style-name="Endnote">
      <style:paragraph-properties fo:margin-left="0in" fo:margin-right="0in" fo:text-indent="0in" style:auto-text-indent="false"/>
      <style:text-properties officeooo:rsid="00935155" officeooo:paragraph-rsid="00935155"/>
    </style:style>
    <style:style style:name="P110" style:family="paragraph" style:parent-style-name="Endnote">
      <style:text-properties officeooo:rsid="00935155" officeooo:paragraph-rsid="009388d5"/>
    </style:style>
    <style:style style:name="P111" style:family="paragraph" style:parent-style-name="Endnote">
      <style:text-properties officeooo:rsid="00935155" officeooo:paragraph-rsid="00961f55"/>
    </style:style>
    <style:style style:name="P112" style:family="paragraph" style:parent-style-name="Endnote">
      <style:text-properties officeooo:rsid="00935155" officeooo:paragraph-rsid="00975121"/>
    </style:style>
    <style:style style:name="P113" style:family="paragraph" style:parent-style-name="Endnote">
      <style:text-properties officeooo:rsid="00935155" officeooo:paragraph-rsid="00977171"/>
    </style:style>
    <style:style style:name="P114" style:family="paragraph" style:parent-style-name="Endnote">
      <style:text-properties officeooo:rsid="00935155" officeooo:paragraph-rsid="0098d1dd"/>
    </style:style>
    <style:style style:name="P115" style:family="paragraph" style:parent-style-name="Endnote">
      <style:text-properties officeooo:rsid="00935155" officeooo:paragraph-rsid="0098f661"/>
    </style:style>
    <style:style style:name="P116" style:family="paragraph" style:parent-style-name="Endnote">
      <style:text-properties officeooo:rsid="00935155" officeooo:paragraph-rsid="009a48ca"/>
    </style:style>
    <style:style style:name="P117" style:family="paragraph" style:parent-style-name="Endnote">
      <style:text-properties officeooo:rsid="00935155" officeooo:paragraph-rsid="009bcf06"/>
    </style:style>
    <style:style style:name="P118" style:family="paragraph" style:parent-style-name="Endnote">
      <style:text-properties officeooo:rsid="00935155" officeooo:paragraph-rsid="009c746d"/>
    </style:style>
    <style:style style:name="P119" style:family="paragraph" style:parent-style-name="Endnote">
      <style:text-properties officeooo:rsid="00935155" officeooo:paragraph-rsid="009dc8da"/>
    </style:style>
    <style:style style:name="P120" style:family="paragraph" style:parent-style-name="Endnote">
      <style:text-properties officeooo:rsid="00935155" officeooo:paragraph-rsid="009e6fb1"/>
    </style:style>
    <style:style style:name="P121" style:family="paragraph" style:parent-style-name="Endnote">
      <style:text-properties officeooo:rsid="009388d5" officeooo:paragraph-rsid="009388d5"/>
    </style:style>
    <style:style style:name="P122" style:family="paragraph" style:parent-style-name="Endnote">
      <style:text-properties officeooo:rsid="00948d02" officeooo:paragraph-rsid="00948d02"/>
    </style:style>
    <style:style style:name="P123" style:family="paragraph" style:parent-style-name="Endnote">
      <style:text-properties officeooo:rsid="00961f55" officeooo:paragraph-rsid="00961f55"/>
    </style:style>
    <style:style style:name="P124" style:family="paragraph" style:parent-style-name="Endnote">
      <style:text-properties officeooo:rsid="00975121" officeooo:paragraph-rsid="00975121"/>
    </style:style>
    <style:style style:name="P125" style:family="paragraph" style:parent-style-name="Endnote">
      <style:text-properties officeooo:rsid="00975d4b" officeooo:paragraph-rsid="00975d4b"/>
    </style:style>
    <style:style style:name="P126" style:family="paragraph" style:parent-style-name="Endnote">
      <style:text-properties officeooo:rsid="00977171" officeooo:paragraph-rsid="00977171"/>
    </style:style>
    <style:style style:name="P127" style:family="paragraph" style:parent-style-name="Endnote">
      <style:text-properties officeooo:rsid="0098f661" officeooo:paragraph-rsid="0098f661"/>
    </style:style>
    <style:style style:name="P128" style:family="paragraph" style:parent-style-name="Endnote">
      <style:text-properties officeooo:rsid="009a48ca" officeooo:paragraph-rsid="009a48ca"/>
    </style:style>
    <style:style style:name="P129" style:family="paragraph" style:parent-style-name="Endnote">
      <style:text-properties officeooo:rsid="009bcf06" officeooo:paragraph-rsid="009bcf06"/>
    </style:style>
    <style:style style:name="P130" style:family="paragraph" style:parent-style-name="Endnote">
      <style:text-properties officeooo:rsid="009bcf06" officeooo:paragraph-rsid="009c746d"/>
    </style:style>
    <style:style style:name="P131" style:family="paragraph" style:parent-style-name="Endnote">
      <style:text-properties officeooo:rsid="009c746d" officeooo:paragraph-rsid="009c746d"/>
    </style:style>
    <style:style style:name="P132" style:family="paragraph" style:parent-style-name="Endnote">
      <style:text-properties officeooo:rsid="009dc8da" officeooo:paragraph-rsid="009dc8da"/>
    </style:style>
    <style:style style:name="P133" style:family="paragraph" style:parent-style-name="Endnote">
      <style:text-properties officeooo:rsid="00ae92cd" officeooo:paragraph-rsid="00ae92cd"/>
    </style:style>
    <style:style style:name="P134" style:family="paragraph" style:parent-style-name="Endnote">
      <style:text-properties officeooo:rsid="00b09186" officeooo:paragraph-rsid="00b09186"/>
    </style:style>
    <style:style style:name="P135" style:family="paragraph" style:parent-style-name="Endnote">
      <style:text-properties officeooo:paragraph-rsid="00cb9e26"/>
    </style:style>
    <style:style style:name="P136" style:family="paragraph" style:parent-style-name="Endnote">
      <style:text-properties officeooo:rsid="002ba624" officeooo:paragraph-rsid="00cc230e"/>
    </style:style>
    <style:style style:name="P137" style:family="paragraph" style:parent-style-name="Endnote">
      <style:text-properties officeooo:rsid="00ce43c7" officeooo:paragraph-rsid="00ce43c7"/>
    </style:style>
    <style:style style:name="P138" style:family="paragraph" style:parent-style-name="Preformatted_20_Text">
      <style:text-properties officeooo:rsid="00cc230e" officeooo:paragraph-rsid="00cc230e"/>
    </style:style>
    <style:style style:name="P139" style:family="paragraph" style:parent-style-name="Endnote">
      <style:text-properties officeooo:paragraph-rsid="00d81e23"/>
    </style:style>
    <style:style style:name="P140" style:family="paragraph" style:parent-style-name="Endnote">
      <style:text-properties officeooo:paragraph-rsid="00d96cbc"/>
    </style:style>
    <style:style style:name="P141" style:family="paragraph" style:parent-style-name="Endnote">
      <style:text-properties officeooo:rsid="0116477f" officeooo:paragraph-rsid="0116477f"/>
    </style:style>
    <style:style style:name="P142" style:family="paragraph" style:parent-style-name="Preformatted_20_Text">
      <style:text-properties officeooo:paragraph-rsid="00e0d715"/>
    </style:style>
    <style:style style:name="P143" style:family="paragraph" style:parent-style-name="Preformatted_20_Text">
      <style:text-properties officeooo:paragraph-rsid="00d0b8a3"/>
    </style:style>
    <style:style style:name="P144" style:family="paragraph" style:parent-style-name="Preformatted_20_Text">
      <style:text-properties officeooo:paragraph-rsid="00fb944e"/>
    </style:style>
    <style:style style:name="P145" style:family="paragraph" style:parent-style-name="Preformatted_20_Text">
      <style:text-properties officeooo:paragraph-rsid="00fdb6c6"/>
    </style:style>
    <style:style style:name="P146" style:family="paragraph" style:parent-style-name="Endnote">
      <style:text-properties officeooo:rsid="0127ee65" officeooo:paragraph-rsid="0127ee65"/>
    </style:style>
    <style:style style:name="P14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f7a8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f7ce4"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0ac1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d0b8a3" style:font-weight-asian="normal" style:font-weight-complex="normal"/>
    </style:style>
    <style:style style:name="T7" style:family="text">
      <style:text-properties fo:font-weight="normal" officeooo:rsid="00e1e20e" style:font-weight-asian="normal" style:font-weight-complex="normal"/>
    </style:style>
    <style:style style:name="T8" style:family="text">
      <style:text-properties fo:font-weight="normal" officeooo:rsid="00e5c0b3" style:font-weight-asian="normal" style:font-weight-complex="normal"/>
    </style:style>
    <style:style style:name="T9" style:family="text">
      <style:text-properties fo:font-weight="normal" officeooo:rsid="00e6fcfe" style:font-weight-asian="normal" style:font-weight-complex="normal"/>
    </style:style>
    <style:style style:name="T10" style:family="text">
      <style:text-properties fo:font-weight="normal" officeooo:rsid="00e7285a" style:font-weight-asian="normal" style:font-weight-complex="normal"/>
    </style:style>
    <style:style style:name="T11" style:family="text">
      <style:text-properties fo:font-weight="normal" officeooo:rsid="00e88a13" style:font-weight-asian="normal" style:font-weight-complex="normal"/>
    </style:style>
    <style:style style:name="T12" style:family="text">
      <style:text-properties fo:font-weight="normal" officeooo:rsid="00e9aa79" style:font-weight-asian="normal" style:font-weight-complex="normal"/>
    </style:style>
    <style:style style:name="T13" style:family="text">
      <style:text-properties officeooo:rsid="001f2a84"/>
    </style:style>
    <style:style style:name="T14" style:family="text">
      <style:text-properties officeooo:rsid="0022d149"/>
    </style:style>
    <style:style style:name="T15" style:family="text">
      <style:text-properties officeooo:rsid="0023347a"/>
    </style:style>
    <style:style style:name="T16" style:family="text">
      <style:text-properties officeooo:rsid="0024d0a6"/>
    </style:style>
    <style:style style:name="T17" style:family="text">
      <style:text-properties officeooo:rsid="0026ca54"/>
    </style:style>
    <style:style style:name="T18" style:family="text">
      <style:text-properties officeooo:rsid="0028ba1f"/>
    </style:style>
    <style:style style:name="T19" style:family="text">
      <style:text-properties officeooo:rsid="0029daef"/>
    </style:style>
    <style:style style:name="T20" style:family="text">
      <style:text-properties officeooo:rsid="002d2831"/>
    </style:style>
    <style:style style:name="T21" style:family="text">
      <style:text-properties officeooo:rsid="00318ad0"/>
    </style:style>
    <style:style style:name="T22" style:family="text">
      <style:text-properties officeooo:rsid="0034e57e"/>
    </style:style>
    <style:style style:name="T23" style:family="text">
      <style:text-properties officeooo:rsid="0036510b"/>
    </style:style>
    <style:style style:name="T24" style:family="text">
      <style:text-properties officeooo:rsid="003b8a68"/>
    </style:style>
    <style:style style:name="T25" style:family="text">
      <style:text-properties officeooo:rsid="003cbd7d"/>
    </style:style>
    <style:style style:name="T26" style:family="text">
      <style:text-properties officeooo:rsid="003dc780"/>
    </style:style>
    <style:style style:name="T27" style:family="text">
      <style:text-properties officeooo:rsid="003deb4b"/>
    </style:style>
    <style:style style:name="T28" style:family="text">
      <style:text-properties fo:font-style="italic" style:font-style-asian="italic" style:font-style-complex="italic"/>
    </style:style>
    <style:style style:name="T29" style:family="text">
      <style:text-properties fo:font-style="italic" officeooo:rsid="0074b261" style:font-style-asian="italic" style:font-style-complex="italic"/>
    </style:style>
    <style:style style:name="T30" style:family="text">
      <style:text-properties fo:font-style="italic" officeooo:rsid="0075b84f" style:font-style-asian="italic" style:font-style-complex="italic"/>
    </style:style>
    <style:style style:name="T31" style:family="text">
      <style:text-properties fo:font-style="italic" officeooo:rsid="0082159a" style:font-style-asian="italic" style:font-style-complex="italic"/>
    </style:style>
    <style:style style:name="T32" style:family="text">
      <style:text-properties fo:font-style="italic" officeooo:rsid="008702c4" style:font-style-asian="italic" style:font-style-complex="italic"/>
    </style:style>
    <style:style style:name="T33" style:family="text">
      <style:text-properties fo:font-style="italic" officeooo:rsid="00890991" style:font-style-asian="italic" style:font-style-complex="italic"/>
    </style:style>
    <style:style style:name="T34" style:family="text">
      <style:text-properties fo:font-style="italic" officeooo:rsid="00894cd8" style:font-style-asian="italic" style:font-style-complex="italic"/>
    </style:style>
    <style:style style:name="T35" style:family="text">
      <style:text-properties fo:font-style="italic" officeooo:rsid="008a7139" style:font-style-asian="italic" style:font-style-complex="italic"/>
    </style:style>
    <style:style style:name="T36" style:family="text">
      <style:text-properties fo:font-style="italic" officeooo:rsid="008b124f" style:font-style-asian="italic" style:font-style-complex="italic"/>
    </style:style>
    <style:style style:name="T37" style:family="text">
      <style:text-properties fo:font-style="italic" officeooo:rsid="008bffe4" style:font-style-asian="italic" style:font-style-complex="italic"/>
    </style:style>
    <style:style style:name="T38" style:family="text">
      <style:text-properties fo:font-style="italic" officeooo:rsid="008f5791" style:font-style-asian="italic" style:font-style-complex="italic"/>
    </style:style>
    <style:style style:name="T39" style:family="text">
      <style:text-properties fo:font-style="italic" officeooo:rsid="008f7090" style:font-style-asian="italic" style:font-style-complex="italic"/>
    </style:style>
    <style:style style:name="T40" style:family="text">
      <style:text-properties fo:font-style="italic" officeooo:rsid="0090df9c" style:font-style-asian="italic" style:font-style-complex="italic"/>
    </style:style>
    <style:style style:name="T41" style:family="text">
      <style:text-properties fo:font-style="italic" officeooo:rsid="0091fafc" style:font-style-asian="italic" style:font-style-complex="italic"/>
    </style:style>
    <style:style style:name="T42" style:family="text">
      <style:text-properties fo:font-style="italic" officeooo:rsid="0092a2d6" style:font-style-asian="italic" style:font-style-complex="italic"/>
    </style:style>
    <style:style style:name="T43" style:family="text">
      <style:text-properties fo:font-style="italic" officeooo:rsid="00948d02" style:font-style-asian="italic" style:font-style-complex="italic"/>
    </style:style>
    <style:style style:name="T44" style:family="text">
      <style:text-properties fo:font-style="italic" officeooo:rsid="00935155" style:font-style-asian="italic" style:font-style-complex="italic"/>
    </style:style>
    <style:style style:name="T45" style:family="text">
      <style:text-properties fo:font-style="italic" officeooo:rsid="00b241aa" style:font-style-asian="italic" style:font-style-complex="italic"/>
    </style:style>
    <style:style style:name="T46" style:family="text">
      <style:text-properties fo:font-style="italic" officeooo:rsid="00b538dd" style:font-style-asian="italic" style:font-style-complex="italic"/>
    </style:style>
    <style:style style:name="T47" style:family="text">
      <style:text-properties fo:font-style="italic" officeooo:rsid="00b662f0" style:font-style-asian="italic" style:font-style-complex="italic"/>
    </style:style>
    <style:style style:name="T48" style:family="text">
      <style:text-properties fo:font-style="italic" officeooo:rsid="00b80654" style:font-style-asian="italic" style:font-style-complex="italic"/>
    </style:style>
    <style:style style:name="T49" style:family="text">
      <style:text-properties fo:font-style="italic" officeooo:rsid="00b9c1c6" style:font-style-asian="italic" style:font-style-complex="italic"/>
    </style:style>
    <style:style style:name="T50" style:family="text">
      <style:text-properties fo:font-style="italic" officeooo:rsid="00bb0871" style:font-style-asian="italic" style:font-style-complex="italic"/>
    </style:style>
    <style:style style:name="T51" style:family="text">
      <style:text-properties fo:font-style="italic" officeooo:rsid="00bd2b55" style:font-style-asian="italic" style:font-style-complex="italic"/>
    </style:style>
    <style:style style:name="T52" style:family="text">
      <style:text-properties fo:font-style="italic" officeooo:rsid="00c3f521" style:font-style-asian="italic" style:font-style-complex="italic"/>
    </style:style>
    <style:style style:name="T53" style:family="text">
      <style:text-properties fo:font-style="italic" officeooo:rsid="0023347a" style:font-style-asian="italic" style:font-style-complex="italic"/>
    </style:style>
    <style:style style:name="T54" style:family="text">
      <style:text-properties fo:font-style="italic" officeooo:rsid="003dc780" style:font-style-asian="italic" style:font-style-complex="italic"/>
    </style:style>
    <style:style style:name="T55" style:family="text">
      <style:text-properties fo:font-style="italic" officeooo:rsid="00d39d13" style:font-style-asian="italic" style:font-style-complex="italic"/>
    </style:style>
    <style:style style:name="T56" style:family="text">
      <style:text-properties fo:font-style="italic" officeooo:rsid="0163499d"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faab4" style:font-style-asian="normal" style:font-style-complex="normal"/>
    </style:style>
    <style:style style:name="T59" style:family="text">
      <style:text-properties fo:font-style="normal" officeooo:rsid="00444004" style:font-style-asian="normal" style:font-style-complex="normal"/>
    </style:style>
    <style:style style:name="T60" style:family="text">
      <style:text-properties fo:font-style="normal" officeooo:rsid="0074ccd7" style:font-style-asian="normal" style:font-style-complex="normal"/>
    </style:style>
    <style:style style:name="T61" style:family="text">
      <style:text-properties fo:font-style="normal" officeooo:rsid="0075b84f" style:font-style-asian="normal" style:font-style-complex="normal"/>
    </style:style>
    <style:style style:name="T62" style:family="text">
      <style:text-properties fo:font-style="normal" officeooo:rsid="0077b182" style:font-style-asian="normal" style:font-style-complex="normal"/>
    </style:style>
    <style:style style:name="T63" style:family="text">
      <style:text-properties fo:font-style="normal" officeooo:rsid="0077b454" style:font-style-asian="normal" style:font-style-complex="normal"/>
    </style:style>
    <style:style style:name="T64" style:family="text">
      <style:text-properties fo:font-style="normal" officeooo:rsid="0079441a" style:font-style-asian="normal" style:font-style-complex="normal"/>
    </style:style>
    <style:style style:name="T65" style:family="text">
      <style:text-properties fo:font-style="normal" officeooo:rsid="0082159a" style:font-style-asian="normal" style:font-style-complex="normal"/>
    </style:style>
    <style:style style:name="T66" style:family="text">
      <style:text-properties fo:font-style="normal" officeooo:rsid="008702c4" style:font-style-asian="normal" style:font-style-complex="normal"/>
    </style:style>
    <style:style style:name="T67" style:family="text">
      <style:text-properties fo:font-style="normal" officeooo:rsid="00890991" style:font-style-asian="normal" style:font-style-complex="normal"/>
    </style:style>
    <style:style style:name="T68" style:family="text">
      <style:text-properties fo:font-style="normal" officeooo:rsid="008bffe4" style:font-style-asian="normal" style:font-style-complex="normal"/>
    </style:style>
    <style:style style:name="T69" style:family="text">
      <style:text-properties fo:font-style="normal" officeooo:rsid="008f5791" style:font-style-asian="normal" style:font-style-complex="normal"/>
    </style:style>
    <style:style style:name="T70" style:family="text">
      <style:text-properties fo:font-style="normal" officeooo:rsid="008f7090" style:font-style-asian="normal" style:font-style-complex="normal"/>
    </style:style>
    <style:style style:name="T71" style:family="text">
      <style:text-properties fo:font-style="normal" officeooo:rsid="0090df9c" style:font-style-asian="normal" style:font-style-complex="normal"/>
    </style:style>
    <style:style style:name="T72" style:family="text">
      <style:text-properties fo:font-style="normal" officeooo:rsid="0091fafc" style:font-style-asian="normal" style:font-style-complex="normal"/>
    </style:style>
    <style:style style:name="T73" style:family="text">
      <style:text-properties fo:font-style="normal" officeooo:rsid="0092a2d6" style:font-style-asian="normal" style:font-style-complex="normal"/>
    </style:style>
    <style:style style:name="T74" style:family="text">
      <style:text-properties fo:font-style="normal" officeooo:rsid="009388d5" style:font-style-asian="normal" style:font-style-complex="normal"/>
    </style:style>
    <style:style style:name="T75" style:family="text">
      <style:text-properties fo:font-style="normal" officeooo:rsid="00948d02" style:font-style-asian="normal" style:font-style-complex="normal"/>
    </style:style>
    <style:style style:name="T76" style:family="text">
      <style:text-properties fo:font-style="normal" officeooo:rsid="00961f55" style:font-style-asian="normal" style:font-style-complex="normal"/>
    </style:style>
    <style:style style:name="T77" style:family="text">
      <style:text-properties fo:font-style="normal" officeooo:rsid="00975121" style:font-style-asian="normal" style:font-style-complex="normal"/>
    </style:style>
    <style:style style:name="T78" style:family="text">
      <style:text-properties fo:font-style="normal" officeooo:rsid="00975d4b" style:font-style-asian="normal" style:font-style-complex="normal"/>
    </style:style>
    <style:style style:name="T79" style:family="text">
      <style:text-properties fo:font-style="normal" officeooo:rsid="00977171" style:font-style-asian="normal" style:font-style-complex="normal"/>
    </style:style>
    <style:style style:name="T80" style:family="text">
      <style:text-properties fo:font-style="normal" officeooo:rsid="0098d1dd" style:font-style-asian="normal" style:font-style-complex="normal"/>
    </style:style>
    <style:style style:name="T81" style:family="text">
      <style:text-properties fo:font-style="normal" officeooo:rsid="0098f661" style:font-style-asian="normal" style:font-style-complex="normal"/>
    </style:style>
    <style:style style:name="T82" style:family="text">
      <style:text-properties fo:font-style="normal" officeooo:rsid="009a48ca" style:font-style-asian="normal" style:font-style-complex="normal"/>
    </style:style>
    <style:style style:name="T83" style:family="text">
      <style:text-properties fo:font-style="normal" officeooo:rsid="009bcf06" style:font-style-asian="normal" style:font-style-complex="normal"/>
    </style:style>
    <style:style style:name="T84" style:family="text">
      <style:text-properties fo:font-style="normal" officeooo:rsid="00935155" style:font-style-asian="normal" style:font-style-complex="normal"/>
    </style:style>
    <style:style style:name="T85" style:family="text">
      <style:text-properties fo:font-style="normal" officeooo:rsid="009c746d" style:font-style-asian="normal" style:font-style-complex="normal"/>
    </style:style>
    <style:style style:name="T86" style:family="text">
      <style:text-properties fo:font-style="normal" officeooo:rsid="009dc8da" style:font-style-asian="normal" style:font-style-complex="normal"/>
    </style:style>
    <style:style style:name="T87" style:family="text">
      <style:text-properties fo:font-style="normal" officeooo:rsid="009e6fb1" style:font-style-asian="normal" style:font-style-complex="normal"/>
    </style:style>
    <style:style style:name="T88" style:family="text">
      <style:text-properties fo:font-style="normal" officeooo:rsid="00a0d96e" style:font-style-asian="normal" style:font-style-complex="normal"/>
    </style:style>
    <style:style style:name="T89" style:family="text">
      <style:text-properties fo:font-style="normal" officeooo:rsid="00b241aa" style:font-style-asian="normal" style:font-style-complex="normal"/>
    </style:style>
    <style:style style:name="T90" style:family="text">
      <style:text-properties fo:font-style="normal" officeooo:rsid="00b538dd" style:font-style-asian="normal" style:font-style-complex="normal"/>
    </style:style>
    <style:style style:name="T91" style:family="text">
      <style:text-properties fo:font-style="normal" officeooo:rsid="00b662f0" style:font-style-asian="normal" style:font-style-complex="normal"/>
    </style:style>
    <style:style style:name="T92" style:family="text">
      <style:text-properties fo:font-style="normal" officeooo:rsid="00b80654" style:font-style-asian="normal" style:font-style-complex="normal"/>
    </style:style>
    <style:style style:name="T93" style:family="text">
      <style:text-properties fo:font-style="normal" officeooo:rsid="00b9c1c6" style:font-style-asian="normal" style:font-style-complex="normal"/>
    </style:style>
    <style:style style:name="T94" style:family="text">
      <style:text-properties fo:font-style="normal" officeooo:rsid="00bb0871" style:font-style-asian="normal" style:font-style-complex="normal"/>
    </style:style>
    <style:style style:name="T95" style:family="text">
      <style:text-properties fo:font-style="normal" officeooo:rsid="00894cd8" style:font-style-asian="normal" style:font-style-complex="normal"/>
    </style:style>
    <style:style style:name="T96" style:family="text">
      <style:text-properties fo:font-style="normal" officeooo:rsid="00bd2b55" style:font-style-asian="normal" style:font-style-complex="normal"/>
    </style:style>
    <style:style style:name="T97" style:family="text">
      <style:text-properties fo:font-style="normal" officeooo:rsid="00c3f521" style:font-style-asian="normal" style:font-style-complex="normal"/>
    </style:style>
    <style:style style:name="T98" style:family="text">
      <style:text-properties fo:font-style="normal" officeooo:rsid="00c43f41" style:font-style-asian="normal" style:font-style-complex="normal"/>
    </style:style>
    <style:style style:name="T99" style:family="text">
      <style:text-properties fo:font-style="normal" officeooo:rsid="00d39d13" style:font-style-asian="normal" style:font-style-complex="normal"/>
    </style:style>
    <style:style style:name="T100" style:family="text">
      <style:text-properties fo:font-style="normal" officeooo:rsid="0127ee65" style:font-style-asian="normal" style:font-style-complex="normal"/>
    </style:style>
    <style:style style:name="T101" style:family="text">
      <style:text-properties officeooo:rsid="003faab4"/>
    </style:style>
    <style:style style:name="T102" style:family="text">
      <style:text-properties officeooo:rsid="004612c9"/>
    </style:style>
    <style:style style:name="T103" style:family="text">
      <style:text-properties officeooo:rsid="0048ea89"/>
    </style:style>
    <style:style style:name="T104" style:family="text">
      <style:text-properties officeooo:rsid="004a64df"/>
    </style:style>
    <style:style style:name="T105" style:family="text">
      <style:text-properties officeooo:rsid="004d1625"/>
    </style:style>
    <style:style style:name="T106" style:family="text">
      <style:text-properties officeooo:rsid="004f8276"/>
    </style:style>
    <style:style style:name="T107" style:family="text">
      <style:text-properties officeooo:rsid="0052aaee"/>
    </style:style>
    <style:style style:name="T108" style:family="text">
      <style:text-properties officeooo:rsid="005563cc"/>
    </style:style>
    <style:style style:name="T109" style:family="text">
      <style:text-properties officeooo:rsid="00569803"/>
    </style:style>
    <style:style style:name="T110" style:family="text">
      <style:text-properties officeooo:rsid="0058feb5"/>
    </style:style>
    <style:style style:name="T111" style:family="text">
      <style:text-properties officeooo:rsid="0059ede5"/>
    </style:style>
    <style:style style:name="T112" style:family="text">
      <style:text-properties officeooo:rsid="005b046a"/>
    </style:style>
    <style:style style:name="T113" style:family="text">
      <style:text-properties officeooo:rsid="005c39ba"/>
    </style:style>
    <style:style style:name="T114" style:family="text">
      <style:text-properties officeooo:rsid="005df89f"/>
    </style:style>
    <style:style style:name="T115" style:family="text">
      <style:text-properties officeooo:rsid="00639bbe"/>
    </style:style>
    <style:style style:name="T116" style:family="text">
      <style:text-properties officeooo:rsid="0064adcf"/>
    </style:style>
    <style:style style:name="T117" style:family="text">
      <style:text-properties officeooo:rsid="00654224"/>
    </style:style>
    <style:style style:name="T118" style:family="text">
      <style:text-properties officeooo:rsid="006ac3a7"/>
    </style:style>
    <style:style style:name="T119" style:family="text">
      <style:text-properties officeooo:rsid="006ac570"/>
    </style:style>
    <style:style style:name="T120" style:family="text">
      <style:text-properties officeooo:rsid="006ce60e"/>
    </style:style>
    <style:style style:name="T121" style:family="text">
      <style:text-properties officeooo:rsid="0071f686"/>
    </style:style>
    <style:style style:name="T122" style:family="text">
      <style:text-properties officeooo:rsid="0074b261"/>
    </style:style>
    <style:style style:name="T123" style:family="text">
      <style:text-properties officeooo:rsid="0079441a"/>
    </style:style>
    <style:style style:name="T124" style:family="text">
      <style:text-properties officeooo:rsid="007e53c9"/>
    </style:style>
    <style:style style:name="T125" style:family="text">
      <style:text-properties fo:language="en" fo:country="US"/>
    </style:style>
    <style:style style:name="T126" style:family="text">
      <style:text-properties fo:language="en" fo:country="US" officeooo:rsid="007e53c9"/>
    </style:style>
    <style:style style:name="T127" style:family="text">
      <style:text-properties fo:language="en" fo:country="US" fo:font-style="normal" fo:font-weight="normal" officeooo:rsid="0082159a" style:font-style-asian="normal" style:font-weight-asian="normal" style:font-style-complex="normal" style:font-weight-complex="normal"/>
    </style:style>
    <style:style style:name="T128" style:family="text">
      <style:text-properties fo:language="en" fo:country="US" fo:font-weight="normal" style:font-weight-asian="normal" style:font-weight-complex="normal"/>
    </style:style>
    <style:style style:name="T129" style:family="text">
      <style:text-properties fo:language="en" fo:country="US" fo:font-weight="normal" officeooo:rsid="00d0b8a3" style:font-weight-asian="normal" style:font-weight-complex="normal"/>
    </style:style>
    <style:style style:name="T130" style:family="text">
      <style:text-properties fo:language="en" fo:country="US" fo:font-weight="normal" officeooo:rsid="00e5c0b3" style:font-weight-asian="normal" style:font-weight-complex="normal"/>
    </style:style>
    <style:style style:name="T131" style:family="text">
      <style:text-properties fo:language="en" fo:country="US" fo:font-weight="normal" officeooo:rsid="00e88a13" style:font-weight-asian="normal" style:font-weight-complex="normal"/>
    </style:style>
    <style:style style:name="T132" style:family="text">
      <style:text-properties fo:language="en" fo:country="US" fo:font-weight="normal" officeooo:rsid="00e88a13" style:font-weight-asian="bold" style:font-weight-complex="bold"/>
    </style:style>
    <style:style style:name="T133" style:family="text">
      <style:text-properties fo:language="en" fo:country="US" style:font-weight-asian="bold" style:font-weight-complex="bold"/>
    </style:style>
    <style:style style:name="T134" style:family="text">
      <style:text-properties fo:language="en" fo:country="US" officeooo:rsid="00d0b8a3" style:font-weight-asian="bold" style:font-weight-complex="bold"/>
    </style:style>
    <style:style style:name="T135" style:family="text">
      <style:text-properties officeooo:rsid="0082159a"/>
    </style:style>
    <style:style style:name="T136" style:family="text">
      <style:text-properties officeooo:rsid="0083c8d7"/>
    </style:style>
    <style:style style:name="T137" style:family="text">
      <style:text-properties officeooo:rsid="00858731"/>
    </style:style>
    <style:style style:name="T138" style:family="text">
      <style:text-properties officeooo:rsid="00864020"/>
    </style:style>
    <style:style style:name="T139" style:family="text">
      <style:text-properties officeooo:rsid="00890991"/>
    </style:style>
    <style:style style:name="T140" style:family="text">
      <style:text-properties officeooo:rsid="00894cd8"/>
    </style:style>
    <style:style style:name="T141" style:family="text">
      <style:text-properties officeooo:rsid="008a7139"/>
    </style:style>
    <style:style style:name="T142" style:family="text">
      <style:text-properties officeooo:rsid="008b124f"/>
    </style:style>
    <style:style style:name="T143" style:family="text">
      <style:text-properties officeooo:rsid="008bffe4"/>
    </style:style>
    <style:style style:name="T144" style:family="text">
      <style:text-properties officeooo:rsid="008f5791"/>
    </style:style>
    <style:style style:name="T145" style:family="text">
      <style:text-properties officeooo:rsid="00935155"/>
    </style:style>
    <style:style style:name="T146" style:family="text">
      <style:text-properties officeooo:rsid="00948d02"/>
    </style:style>
    <style:style style:name="T147" style:family="text">
      <style:text-properties officeooo:rsid="00961f55"/>
    </style:style>
    <style:style style:name="T148" style:family="text">
      <style:text-properties officeooo:rsid="0096fb99"/>
    </style:style>
    <style:style style:name="T149" style:family="text">
      <style:text-properties officeooo:rsid="009a48ca"/>
    </style:style>
    <style:style style:name="T150" style:family="text">
      <style:text-properties officeooo:rsid="009c42a2"/>
    </style:style>
    <style:style style:name="T151" style:family="text">
      <style:text-properties officeooo:rsid="009c746d"/>
    </style:style>
    <style:style style:name="T152" style:family="text">
      <style:text-properties officeooo:rsid="009dc8da"/>
    </style:style>
    <style:style style:name="T153" style:family="text">
      <style:text-properties officeooo:rsid="00a05cc1"/>
    </style:style>
    <style:style style:name="T154" style:family="text">
      <style:text-properties officeooo:rsid="00a0d96e"/>
    </style:style>
    <style:style style:name="T155" style:family="text">
      <style:text-properties officeooo:rsid="00a1a041"/>
    </style:style>
    <style:style style:name="T156" style:family="text">
      <style:text-properties officeooo:rsid="00a31525"/>
    </style:style>
    <style:style style:name="T157" style:family="text">
      <style:text-properties officeooo:rsid="00a3de99"/>
    </style:style>
    <style:style style:name="T158" style:family="text">
      <style:text-properties officeooo:rsid="00a4f3f0"/>
    </style:style>
    <style:style style:name="T159" style:family="text">
      <style:text-properties officeooo:rsid="00a5e9ea"/>
    </style:style>
    <style:style style:name="T160" style:family="text">
      <style:text-properties officeooo:rsid="00a6f0c2"/>
    </style:style>
    <style:style style:name="T161" style:family="text">
      <style:text-properties officeooo:rsid="00a8a0cc"/>
    </style:style>
    <style:style style:name="T162" style:family="text">
      <style:text-properties officeooo:rsid="00a95dca"/>
    </style:style>
    <style:style style:name="T163" style:family="text">
      <style:text-properties officeooo:rsid="00aa59cb"/>
    </style:style>
    <style:style style:name="T164" style:family="text">
      <style:text-properties officeooo:rsid="00ab7e39"/>
    </style:style>
    <style:style style:name="T165" style:family="text">
      <style:text-properties officeooo:rsid="00ac426c"/>
    </style:style>
    <style:style style:name="T166" style:family="text">
      <style:text-properties officeooo:rsid="00acd069"/>
    </style:style>
    <style:style style:name="T167" style:family="text">
      <style:text-properties officeooo:rsid="00ae63e3"/>
    </style:style>
    <style:style style:name="T168" style:family="text">
      <style:text-properties officeooo:rsid="00b09186"/>
    </style:style>
    <style:style style:name="T169" style:family="text">
      <style:text-properties officeooo:rsid="002857f9"/>
    </style:style>
    <style:style style:name="T170" style:family="text">
      <style:text-properties officeooo:rsid="00b2047e"/>
    </style:style>
    <style:style style:name="T171" style:family="text">
      <style:text-properties officeooo:rsid="00b241aa"/>
    </style:style>
    <style:style style:name="T172" style:family="text">
      <style:text-properties officeooo:rsid="00b408f5"/>
    </style:style>
    <style:style style:name="T173" style:family="text">
      <style:text-properties officeooo:rsid="00b538dd"/>
    </style:style>
    <style:style style:name="T174" style:family="text">
      <style:text-properties officeooo:rsid="00b662f0"/>
    </style:style>
    <style:style style:name="T175" style:family="text">
      <style:text-properties officeooo:rsid="00b7c073"/>
    </style:style>
    <style:style style:name="T176" style:family="text">
      <style:text-properties officeooo:rsid="00b80654"/>
    </style:style>
    <style:style style:name="T177" style:family="text">
      <style:text-properties officeooo:rsid="00b9c1c6"/>
    </style:style>
    <style:style style:name="T178" style:family="text">
      <style:text-properties fo:font-size="12pt" fo:font-style="normal" officeooo:rsid="00b9c1c6" style:font-size-asian="10pt" style:font-style-asian="normal" style:font-size-complex="10pt" style:font-style-complex="normal"/>
    </style:style>
    <style:style style:name="T179" style:family="text">
      <style:text-properties officeooo:rsid="00bb0871"/>
    </style:style>
    <style:style style:name="T180" style:family="text">
      <style:text-properties officeooo:rsid="00bcd31a"/>
    </style:style>
    <style:style style:name="T181" style:family="text">
      <style:text-properties officeooo:rsid="00bcff95"/>
    </style:style>
    <style:style style:name="T182" style:family="text">
      <style:text-properties officeooo:rsid="00bd2b55"/>
    </style:style>
    <style:style style:name="T183" style:family="text">
      <style:text-properties officeooo:rsid="00be1c27"/>
    </style:style>
    <style:style style:name="T184" style:family="text">
      <style:text-properties officeooo:rsid="00bea5a2"/>
    </style:style>
    <style:style style:name="T185" style:family="text">
      <style:text-properties officeooo:rsid="00c09913"/>
    </style:style>
    <style:style style:name="T186" style:family="text">
      <style:text-properties officeooo:rsid="00c220c5"/>
    </style:style>
    <style:style style:name="T187" style:family="text">
      <style:text-properties officeooo:rsid="00c348b5"/>
    </style:style>
    <style:style style:name="T188" style:family="text">
      <style:text-properties officeooo:rsid="00c44031"/>
    </style:style>
    <style:style style:name="T189" style:family="text">
      <style:text-properties officeooo:rsid="00c62738"/>
    </style:style>
    <style:style style:name="T190" style:family="text">
      <style:text-properties officeooo:rsid="00c9f5d2"/>
    </style:style>
    <style:style style:name="T191" style:family="text">
      <style:text-properties officeooo:rsid="00cada65"/>
    </style:style>
    <style:style style:name="T192" style:family="text">
      <style:text-properties officeooo:rsid="00cb9e26"/>
    </style:style>
    <style:style style:name="T193" style:family="text">
      <style:text-properties officeooo:rsid="00cd0921"/>
    </style:style>
    <style:style style:name="T194" style:family="text">
      <style:text-properties officeooo:rsid="00cff0b1"/>
    </style:style>
    <style:style style:name="T195" style:family="text">
      <style:text-properties officeooo:rsid="00d0b8a3" style:font-weight-asian="bold" style:font-weight-complex="bold"/>
    </style:style>
    <style:style style:name="T196" style:family="text">
      <style:text-properties officeooo:rsid="00d366bc"/>
    </style:style>
    <style:style style:name="T197" style:family="text">
      <style:text-properties officeooo:rsid="00d39d13"/>
    </style:style>
    <style:style style:name="T198" style:family="text">
      <style:text-properties officeooo:rsid="00d47897"/>
    </style:style>
    <style:style style:name="T199" style:family="text">
      <style:text-properties officeooo:rsid="00d6023c"/>
    </style:style>
    <style:style style:name="T200" style:family="text">
      <style:text-properties officeooo:rsid="00d64741"/>
    </style:style>
    <style:style style:name="T201" style:family="text">
      <style:text-properties officeooo:rsid="00d81e23"/>
    </style:style>
    <style:style style:name="T202" style:family="text">
      <style:text-properties officeooo:rsid="00d92ed8"/>
    </style:style>
    <style:style style:name="T203" style:family="text">
      <style:text-properties officeooo:rsid="00d96cbc"/>
    </style:style>
    <style:style style:name="T204" style:family="text">
      <style:text-properties officeooo:rsid="00da4be3"/>
    </style:style>
    <style:style style:name="T205" style:family="text">
      <style:text-properties officeooo:rsid="00db9410"/>
    </style:style>
    <style:style style:name="T206" style:family="text">
      <style:text-properties officeooo:rsid="00dc5b52"/>
    </style:style>
    <style:style style:name="T207" style:family="text">
      <style:text-properties officeooo:rsid="00dd1953"/>
    </style:style>
    <style:style style:name="T208" style:family="text">
      <style:text-properties officeooo:rsid="00e1c906"/>
    </style:style>
    <style:style style:name="T209" style:family="text">
      <style:text-properties officeooo:rsid="00e1e20e"/>
    </style:style>
    <style:style style:name="T210" style:family="text">
      <style:text-properties officeooo:rsid="00e3c9cb"/>
    </style:style>
    <style:style style:name="T211" style:family="text">
      <style:text-properties officeooo:rsid="00e5c0b3"/>
    </style:style>
    <style:style style:name="T212" style:family="text">
      <style:text-properties officeooo:rsid="00e6d12d"/>
    </style:style>
    <style:style style:name="T213" style:family="text">
      <style:text-properties officeooo:rsid="00e88a13"/>
    </style:style>
    <style:style style:name="T214" style:family="text">
      <style:text-properties officeooo:rsid="00e9aa79"/>
    </style:style>
    <style:style style:name="T215" style:family="text">
      <style:text-properties officeooo:rsid="00eafd78"/>
    </style:style>
    <style:style style:name="T216" style:family="text">
      <style:text-properties officeooo:rsid="00ecbec4"/>
    </style:style>
    <style:style style:name="T217" style:family="text">
      <style:text-properties officeooo:rsid="00ecf12b"/>
    </style:style>
    <style:style style:name="T218" style:family="text">
      <style:text-properties officeooo:rsid="00eee0cf"/>
    </style:style>
    <style:style style:name="T219" style:family="text">
      <style:text-properties officeooo:rsid="00f09d91"/>
    </style:style>
    <style:style style:name="T220" style:family="text">
      <style:text-properties officeooo:rsid="00f1d6fd"/>
    </style:style>
    <style:style style:name="T221" style:family="text">
      <style:text-properties officeooo:rsid="00f244ba"/>
    </style:style>
    <style:style style:name="T222" style:family="text">
      <style:text-properties officeooo:rsid="00f346b8"/>
    </style:style>
    <style:style style:name="T223" style:family="text">
      <style:text-properties officeooo:rsid="00f44439"/>
    </style:style>
    <style:style style:name="T224" style:family="text">
      <style:text-properties officeooo:rsid="00f61539"/>
    </style:style>
    <style:style style:name="T225" style:family="text">
      <style:text-properties officeooo:rsid="00f79024"/>
    </style:style>
    <style:style style:name="T226" style:family="text">
      <style:text-properties officeooo:rsid="00f7c2cd"/>
    </style:style>
    <style:style style:name="T227" style:family="text">
      <style:text-properties officeooo:rsid="00f957bf"/>
    </style:style>
    <style:style style:name="T228" style:family="text">
      <style:text-properties officeooo:rsid="00fb5761"/>
    </style:style>
    <style:style style:name="T229" style:family="text">
      <style:text-properties officeooo:rsid="00fb944e"/>
    </style:style>
    <style:style style:name="T230" style:family="text">
      <style:text-properties officeooo:rsid="00fc617c"/>
    </style:style>
    <style:style style:name="T231" style:family="text">
      <style:text-properties officeooo:rsid="00fdb6c6"/>
    </style:style>
    <style:style style:name="T232" style:family="text">
      <style:text-properties officeooo:rsid="00ff098d"/>
    </style:style>
    <style:style style:name="T233" style:family="text">
      <style:text-properties officeooo:rsid="00ff7dc3"/>
    </style:style>
    <style:style style:name="T234" style:family="text">
      <style:text-properties officeooo:rsid="01017198"/>
    </style:style>
    <style:style style:name="T235" style:family="text">
      <style:text-properties officeooo:rsid="0105d5a8"/>
    </style:style>
    <style:style style:name="T236" style:family="text">
      <style:text-properties officeooo:rsid="0105f87c"/>
    </style:style>
    <style:style style:name="T237" style:family="text">
      <style:text-properties officeooo:rsid="01060c80"/>
    </style:style>
    <style:style style:name="T238" style:family="text">
      <style:text-properties officeooo:rsid="0108fe2d"/>
    </style:style>
    <style:style style:name="T239" style:family="text">
      <style:text-properties officeooo:rsid="010946c3"/>
    </style:style>
    <style:style style:name="T240" style:family="text">
      <style:text-properties officeooo:rsid="010a4098"/>
    </style:style>
    <style:style style:name="T241" style:family="text">
      <style:text-properties officeooo:rsid="010c25ea"/>
    </style:style>
    <style:style style:name="T242" style:family="text">
      <style:text-properties officeooo:rsid="010d7554"/>
    </style:style>
    <style:style style:name="T243" style:family="text">
      <style:text-properties officeooo:rsid="010ec4d4"/>
    </style:style>
    <style:style style:name="T244" style:family="text">
      <style:text-properties officeooo:rsid="01104351"/>
    </style:style>
    <style:style style:name="T245" style:family="text">
      <style:text-properties officeooo:rsid="0111e870"/>
    </style:style>
    <style:style style:name="T246" style:family="text">
      <style:text-properties officeooo:rsid="0112e5c8"/>
    </style:style>
    <style:style style:name="T247" style:family="text">
      <style:text-properties officeooo:rsid="01153621"/>
    </style:style>
    <style:style style:name="T248" style:family="text">
      <style:text-properties officeooo:rsid="0116477f"/>
    </style:style>
    <style:style style:name="T249" style:family="text">
      <style:text-properties officeooo:rsid="01171153"/>
    </style:style>
    <style:style style:name="T250" style:family="text">
      <style:text-properties officeooo:rsid="0117d453"/>
    </style:style>
    <style:style style:name="T251" style:family="text">
      <style:text-properties officeooo:rsid="0118a34c"/>
    </style:style>
    <style:style style:name="T252" style:family="text">
      <style:text-properties officeooo:rsid="011a9928"/>
    </style:style>
    <style:style style:name="T253" style:family="text">
      <style:text-properties officeooo:rsid="011c5610"/>
    </style:style>
    <style:style style:name="T254" style:family="text">
      <style:text-properties officeooo:rsid="011cd3a3"/>
    </style:style>
    <style:style style:name="T255" style:family="text">
      <style:text-properties officeooo:rsid="011f9518"/>
    </style:style>
    <style:style style:name="T256" style:family="text">
      <style:text-properties officeooo:rsid="01200d6a"/>
    </style:style>
    <style:style style:name="T257" style:family="text">
      <style:text-properties officeooo:rsid="01201f52"/>
    </style:style>
    <style:style style:name="T258" style:family="text">
      <style:text-properties officeooo:rsid="01232135"/>
    </style:style>
    <style:style style:name="T259" style:family="text">
      <style:text-properties officeooo:rsid="0125a05b"/>
    </style:style>
    <style:style style:name="T260" style:family="text">
      <style:text-properties officeooo:rsid="0127ee65"/>
    </style:style>
    <style:style style:name="T261" style:family="text">
      <style:text-properties officeooo:rsid="01286134"/>
    </style:style>
    <style:style style:name="T262" style:family="text">
      <style:text-properties officeooo:rsid="01292d5c"/>
    </style:style>
    <style:style style:name="T263" style:family="text">
      <style:text-properties officeooo:rsid="01295092"/>
    </style:style>
    <style:style style:name="T264" style:family="text">
      <style:text-properties officeooo:rsid="012a6f6a"/>
    </style:style>
    <style:style style:name="T265" style:family="text">
      <style:text-properties officeooo:rsid="012b2977"/>
    </style:style>
    <style:style style:name="T266" style:family="text">
      <style:text-properties officeooo:rsid="012cbcbe"/>
    </style:style>
    <style:style style:name="T267" style:family="text">
      <style:text-properties officeooo:rsid="01322f17"/>
    </style:style>
    <style:style style:name="T268" style:family="text">
      <style:text-properties officeooo:rsid="01340eba"/>
    </style:style>
    <style:style style:name="T269" style:family="text">
      <style:text-properties officeooo:rsid="0134b10e"/>
    </style:style>
    <style:style style:name="T270" style:family="text">
      <style:text-properties officeooo:rsid="0136a567"/>
    </style:style>
    <style:style style:name="T271" style:family="text">
      <style:text-properties officeooo:rsid="01381531"/>
    </style:style>
    <style:style style:name="T272" style:family="text">
      <style:text-properties officeooo:rsid="0138c89b"/>
    </style:style>
    <style:style style:name="T273" style:family="text">
      <style:text-properties officeooo:rsid="013aa56a"/>
    </style:style>
    <style:style style:name="T274" style:family="text">
      <style:text-properties officeooo:rsid="013bbb4b"/>
    </style:style>
    <style:style style:name="T275" style:family="text">
      <style:text-properties officeooo:rsid="013e8fd3"/>
    </style:style>
    <style:style style:name="T276" style:family="text">
      <style:text-properties officeooo:rsid="013fed75"/>
    </style:style>
    <style:style style:name="T277" style:family="text">
      <style:text-properties officeooo:rsid="01407613"/>
    </style:style>
    <style:style style:name="T278" style:family="text">
      <style:text-properties officeooo:rsid="014223f8"/>
    </style:style>
    <style:style style:name="T279" style:family="text">
      <style:text-properties officeooo:rsid="01425f14"/>
    </style:style>
    <style:style style:name="T280" style:family="text">
      <style:text-properties officeooo:rsid="0142d6d5"/>
    </style:style>
    <style:style style:name="T281" style:family="text">
      <style:text-properties officeooo:rsid="014439d9"/>
    </style:style>
    <style:style style:name="T282" style:family="text">
      <style:text-properties officeooo:rsid="01456902"/>
    </style:style>
    <style:style style:name="T283" style:family="text">
      <style:text-properties officeooo:rsid="0146012d"/>
    </style:style>
    <style:style style:name="T284" style:family="text">
      <style:text-properties officeooo:rsid="01464b25"/>
    </style:style>
    <style:style style:name="T285" style:family="text">
      <style:text-properties officeooo:rsid="0147e5e8"/>
    </style:style>
    <style:style style:name="T286" style:family="text">
      <style:text-properties officeooo:rsid="0149a97c"/>
    </style:style>
    <style:style style:name="T287" style:family="text">
      <style:text-properties officeooo:rsid="014b5140"/>
    </style:style>
    <style:style style:name="T288" style:family="text">
      <style:text-properties officeooo:rsid="014cf314"/>
    </style:style>
    <style:style style:name="T289" style:family="text">
      <style:text-properties officeooo:rsid="014f2380"/>
    </style:style>
    <style:style style:name="T290" style:family="text">
      <style:text-properties officeooo:rsid="01515181"/>
    </style:style>
    <style:style style:name="T291" style:family="text">
      <style:text-properties officeooo:rsid="01517ee1"/>
    </style:style>
    <style:style style:name="T292" style:family="text">
      <style:text-properties officeooo:rsid="01522056"/>
    </style:style>
    <style:style style:name="T293" style:family="text">
      <style:text-properties officeooo:rsid="01536b99"/>
    </style:style>
    <style:style style:name="T294" style:family="text">
      <style:text-properties officeooo:rsid="015484ce"/>
    </style:style>
    <style:style style:name="T295" style:family="text">
      <style:text-properties officeooo:rsid="01560bdd"/>
    </style:style>
    <style:style style:name="T296" style:family="text">
      <style:text-properties officeooo:rsid="0157c7c5"/>
    </style:style>
    <style:style style:name="T297" style:family="text">
      <style:text-properties officeooo:rsid="0158fb4c"/>
    </style:style>
    <style:style style:name="T298" style:family="text">
      <style:text-properties officeooo:rsid="015ac6e5"/>
    </style:style>
    <style:style style:name="T299" style:family="text">
      <style:text-properties officeooo:rsid="015da846"/>
    </style:style>
    <style:style style:name="T300" style:family="text">
      <style:text-properties officeooo:rsid="015dd448"/>
    </style:style>
    <style:style style:name="T301" style:family="text">
      <style:text-properties officeooo:rsid="015f260c"/>
    </style:style>
    <style:style style:name="T302" style:family="text">
      <style:text-properties officeooo:rsid="0160752b"/>
    </style:style>
    <style:style style:name="T303" style:family="text">
      <style:text-properties officeooo:rsid="01623973"/>
    </style:style>
    <style:style style:name="T304" style:family="text">
      <style:text-properties officeooo:rsid="016349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Оглавление<text:tab/></text:p>
      <text:p text:style-name="Preformatted_20_Text"><text:tab/>Иллюстрации <text:tab/></text:p>
      <text:p text:style-name="Preformatted_20_Text">Предисловие</text:p>
      <text:p text:style-name="Preformatted_20_Text">1. Одно Утро в Юзефуве</text:p>
      <text:p text:style-name="Preformatted_20_Text">2. Полиция Порядка</text:p>
      <text:p text:style-name="Preformatted_20_Text">3. Полиция Порядка и <text:span text:style-name="T161">Окончательное</text:span> Решение: <text:span text:style-name="T165">СССР</text:span> 1941</text:p>
      <text:p text:style-name="Preformatted_20_Text">4. Полиция Порядка и <text:span text:style-name="T161">Окончательное</text:span> Решение: Депортация</text:p>
      <text:p text:style-name="Preformatted_20_Text">5. Резервный полицейский батальон</text:p>
      <text:p text:style-name="Preformatted_20_Text">6. Прибытие в Польшу</text:p>
      <text:p text:style-name="Preformatted_20_Text">7. Знакомство с массовым убийством: Резня в Юзефуве</text:p>
      <text:p text:style-name="P142">8. Мысли о Резне</text:p>
      <text:p text:style-name="P142">9. Ломазы: Падение второй роты</text:p>
      <text:p text:style-name="Preformatted_20_Text">10. Августовская депортация в Треблинку</text:p>
      <text:p text:style-name="Preformatted_20_Text">11. Расстрелы поздним сентябрём.</text:p>
      <text:p text:style-name="Preformatted_20_Text">12. Возобновление Депортаций.</text:p>
      <text:p text:style-name="Preformatted_20_Text">13. Странности со здоровьем капитана Хоффмана.</text:p>
      <text:p text:style-name="Preformatted_20_Text">14. «Охота на евреев»</text:p>
      <text:p text:style-name="Preformatted_20_Text">15. Последние бойни «Фестиваль Урожая»</text:p>
      <text:p text:style-name="Preformatted_20_Text">16. Последствия 17. Немцы, Поляки, Евреи</text:p>
      <text:p text:style-name="Preformatted_20_Text">18. Обыкновенные люди</text:p>
      <text:p text:style-name="Preformatted_20_Text">Послесловие</text:p>
      <text:p text:style-name="Preformatted_20_Text">Приложение: Расстрелы и депортации резервного полицейского батальона 101 Примечания</text:p>
      <text:p text:style-name="Preformatted_20_Text"/>
      <text:p text:style-name="Preformatted_20_Text">ИЛЛЮСТРАЦИИ</text:p>
      <text:p text:style-name="Preformatted_20_Text"/>
      <text:p text:style-name="Preformatted_20_Text"/>
      <text:p text:style-name="Preformatted_20_Text">КАРТА 1</text:p>
      <text:p text:style-name="Preformatted_20_Text">Польша в 1942-1943</text:p>
      <text:p text:style-name="Preformatted_20_Text">Толстой линией очерчена территория Польши до 1 сентября 1939</text:p>
      <text:p text:style-name="Preformatted_20_Text">Тёмным цветом выделены территории, аннексированные Германией</text:p>
      <text:p text:style-name="Preformatted_20_Text">Светлым — территории под контролем гражданской администрации</text:p>
      <text:p text:style-name="Preformatted_20_Text">Крестами отмечены лагеря смерти</text:p>
      <text:p text:style-name="Preformatted_20_Text"/>
      <text:p text:style-name="Preformatted_20_Text">КАРТА 2</text:p>
      <text:p text:style-name="Preformatted_20_Text">Район Люблина</text:p>
      <text:p text:style-name="Preformatted_20_Text"/>
      <text:p text:style-name="Preformatted_20_Text"/>
      <text:p text:style-name="Preformatted_20_Text">Предисловие</text:p>
      <text:p text:style-name="Preformatted_20_Text"/>
      <text:p text:style-name="Preformatted_20_Text"><text:tab/>В середине Марта 1942 75-80% жертв Холокоста ещё были живы, 20-25% уже погибли. Всего одиннадцать месяцев спустя, к середине Февраля 1943, цифры поменялись местами. В самом сердце Холокоста лежала короткая, интенсивная волна массовых убийств. Центром их стала Польша, где к марту 1942, несмотря на два с половиной года лишений, тяжёлых испытаний и гонений, каждое крупное Еврейское сообщество уцелело, и где одиннадцать месяцев спустя лишь остатки польского еврейства сохранились в немногочисленных гетто и рабочих лагерях. Вкратце, немецкая атака на евреев Польши не была постепенной программой, растянутой во времени, но настоящим блицкригом, массивной операцией, требующей мобилизации большого количества ударных войск. Кроме того, это нападение началось, когда война Германии с <text:span text:style-name="T165">СССР</text:span><text:span text:style-name="T165"><text:note text:id="ftn1" text:note-class="endnote"><text:note-citation>1</text:note-citation><text:note-body><text:p text:style-name="P137">Прим. <text:span text:style-name="T194">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 повисла в равновесии, когда обновлённое продвижение немцев в сторону Крыма и Кавказа закончилось катастрофическим поражением в Сталинграде.</text:p>
      <text:p text:style-name="Preformatted_20_Text"><text:s/><text:tab/>Если немецкое наступление 1942 было в конечном счёте провалом, блицкриг против Евреев, особенно в Польше, поражением не был. Некоторое время мы уже знали как убивают Евреев в гетто, особенно в Варшаве и Лодзе, но большинство польских Евреев жило в маленьких городах и посёлках, где Евреев часто было больше 30%, а иногда 80% или 90%. Как немцы организовали и провели уничтожение так широко распространённого еврейского населения? И где они нашли кадры в такой ключевой момент войны для достижения такой впечатляющей логистики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2" text:note-class="endnote"><text:note-citation>2</text:note-citation><text:note-body><text:p text:style-name="P1">Рауль Хил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28"> </text:span><text:span text:style-name="T55">Уничтожение Евреев Европы </text:span><text:span text:style-name="T99">[</text:span><text:span text:style-name="T28">The Destruction of the European Jews</text:span><text:span text:style-name="T99">]</text:span><text:span text:style-name="T28"> </text:span>(<text:span text:style-name="T190">Нью-Йорк</text:span>, 1985), 1219.</text:p></text:note-body></text:note></text:p>
      <text:p text:style-name="Preformatted_20_Text"><text:s/><text:tab/>Мой поиск ответа на эти вопросы привёл меня к городку Людвигсбург около <text:soft-page-break/>Штутгарта. Здесь расположено Центральное Управление Государственной Юстиции по Расследованию Преступлений Национал Социалистов<text:note text:id="ftn3" text:note-class="endnote"><text:note-citation>3</text:note-citation><text:note-body><text:p text:style-name="Endnote">Zentrale Stelle der Landesjustizverwaltungen zur Aufklärung nationalsozialistischer Verbrechen. <text:span text:style-name="T267">С</text:span><text:span text:style-name="T200">окращённо называется </text:span><text:span text:style-name="T267">Zentrale Stelle или</text:span><text:span text:style-name="T200"> «Z commission» - «Комиссия Z».</text:span></text:p></text:note-body></text:note>,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отрядом Немецкой Полиции Порядка.</text:p>
      <text:p text:style-name="Preformatted_20_Text"><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беспокоящим. Никогда до этого я не сталкивался с проблемой выбора так драматично вписывающимся в события и так открыто обсуждаемой хотя бы частью преступников. Никогда до этого я не видел чудовищные события холокоста в таком контрасте с человеческими лицами убийц.</text:p>
      <text:p text:style-name="Preformatted_20_Text"><text:tab/>По обвинительному акту и содержащимся в не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отсутствующи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с 1962 по 1972). Проводились Государственной Прокуратурой<text:span text:style-name="T168">[</text:span>Staatsanwaltschaft<text:span text:style-name="T168">]</text:span><text:span text:style-name="T168"><text:note text:id="ftn4" text:note-class="endnote"><text:note-citation>4</text:note-citation><text:note-body><text:p text:style-name="P134">Прим. <text:span text:style-name="T170">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169">Landgericht Regensburg, judgement Ks 6/70». </text:span>Можно перевести первую часть или «judgement», но я, как переводчик, не вижу в этом смысла, <text:span text:style-name="T170">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170">о каком-то известном нацистском деятеле</text:span> или <text:span text:style-name="T202">автору есть что сообщить об этом источнике,</text:span> то он переведён.</text:p></text:note-body></text:note></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судебные протоколы, относящиеся к делу, и мне удалось получить разрешение ознакомиться с ними.</text:p>
      <text:p text:style-name="Preformatted_20_Text"><text:s/><text:tab/>В отличии от множества нацистских подразделений убийц, чьи составы могли быть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Июне 1942. Это собрание допросов предоставляет репрезентативный пример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ы для возможности последовательной реконструкции событий и анализа внутренней динамики этого отряда убийц.</text:p>
      <text:p text:style-name="Preformatted_20_Text"><text:s/><text:tab/>В конце концов, Холокост случился потому, что на самом базовом уровне, отдельные люди убивали в массовом количестве других людей продолжительный период времени. Стихийные преступники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 которые касались массовых убийств(прим. Имеется в виду, что нет(или не было на тот момент) документов, которые описывали массовые убийства документально и со стороны немцев).<text:note text:id="ftn5" text:note-class="endnote"><text:note-citation>5</text:note-citation><text:note-body><text:p text:style-name="P10">Единственное другое крупное исследование отдельного отряда убийц — это исследование <text:s/>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установить даты и размах деятельности батальона в некоторых городах их дислокации. Однако если показания выживших могут пролить свет на видных преступников в гетто и лагерях, где возможен длительный контакт, они мало могут нам сказать о постоянно перемещающемся подразделении по типу Полицейского Резервного Батальона 101. Неизвестные люди прибыли, осуществили свою убийственную задачу и ушли. Редко, когда выжившие даже запоминали своеобразную зелёную форму Полиции Порядка, полезную для идентификации подразделения.</text:p>
      <text:p text:style-name="Preformatted_20_Text"><text:s/><text:tab/>В описании событий, следовательно, я буду сильно полагаться на судебные допросы 125 человек, осуществлённые в 1960ых. Чтение о событиях, описываемых 125ю разными людьми, 20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изменил свои собственные воспоминания каким-либо способом. Следовательно допросы неизбежно представляют собой сбивающую с толку мешанину перспектив и воспоминаний. Парадоксально, я был бы более уверен в том, что произошло с батальоном с показаниями одного человека, вместо 125.</text:p>
      <text:p text:style-name="Preformatted_20_Text"><text:s/><text:tab/>Помимо различных перспектив и воспоминаний, есть ещё вмешательство обстоятельств, в которых давались показания. По простому, некоторые люди преднамеренно лгали, потому как боялись последствий раскрытия правды как они её знали. Не только подавление и искажение, но сознательная ложь сформировали показания свидетелей. Более того, следователи задавали вопросы, соответствующие <text:soft-page-break/>их задаче по сбору информации конкретных, подсудных преступлений, совершенных конкретными людьми, но они не расследовали систематическую, часто личную и субъективную грань опыта полицейских, которая важна для историков, если не для адвокатов. <text:tab/>Как и бывает с множеством источников, многие показания и перспективы необходимо взвешивать и просеивать. Надёжность каждого свидетеля должна быть подвержена оценке. Часть показания или оно полностью может быть отвергнута в свете конфликтующих показаний. Многие из таких решений были очевидны, просты, но в других случаях задача была достаточно сложна. И как бы осознанным я ни старался бы быть, я несомненно сделал несколько инстинктивных суждений, даже если не заметил этого. Другие историки, глядя на описанные события, могут показать их в несколько ином свете.</text:p>
      <text:p text:style-name="Preformatted_20_Text"><text:s/><text:tab/>В последние десятилетия историков в целом были все больше обеспокоены описанием истории «с низов», с реконструкцией опыта большинства обычных людей, который до этого был часто игнорирован в угоду истории о «высоких» политике и культуре. Этот тренд достиг своего пика в <text:span text:style-name="T28">Alltagsgeschichte</text:span> - «истории повседневной жизни», достигнутой через подробное описание обычных впечатлений обычных людей. Когда такой подход применяют к эре Третьего Рейха, однако,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 <text:tab/>Как методология, однако, «история повседневной жизни» нейтральна. Она становится попыткой ухода, попыткой «нормализовать» Третий Рейх, только если она проваливается в установке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одним. Нормальность сама по себе стала чрезвычайно ненормальной.</text:p>
      <text:p text:style-name="Preformatted_20_Text"><text:s/><text:tab/>Ещё одним возможным возражением против такого исследования становится степень эмпатии к преступникам, которая неизбежна в попытке понять их. Совершенно точно, что история требует отказ от демонизации. Полицейские в батальоне, кто устраивал бойни и депортации, так же как и малое количество что отказывалось, были людьми. Я должен осознать, что в такой же ситуации, я мог бы стать и убийцей, и отказником(и <text:span text:style-name="T205">они </text:span>оба — люди), если бы я хотел приложить все усилия для понимания их.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ываясь от попытки понять преступников в человеческих терминах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 историк Марк Блок написал: «Когда всё сказано и сделано, единственное слово «понимание» - маяк для наших исследований».<text:note text:id="ftn6" text:note-class="endnote"><text:note-citation>6</text:note-citation><text:note-body><text:p text:style-name="P10"><text:span text:style-name="T170">Марк Блок</text:span><text:span text:style-name="T206">[Marc Bloch]</text:span>, <text:span text:style-name="T45">Ремесло </text:span><text:span text:style-name="T89">Историка[</text:span><text:span text:style-name="T57">The</text:span><text:span text:style-name="T28"> Historian’s Craft</text:span><text:span text:style-name="T89">]</text:span> (<text:span text:style-name="T171">Нью-Йорк</text:span>, 1964), 143.</text:p></text:note-body></text:note> Именно в таком духе я и старался написать эту книгу.</text:p>
      <text:p text:style-name="Preformatted_20_Text"><text:s/><text:tab/>Одно условие поставленное передо мной для доступа к судебным допросам должно быть ясно. Регуляции и законы, касающиеся защите приватности становятся все более жёсткими в Германии, особенно в последние десятилетия. Правительство Гамбурга и его судебные протоколы не попадают под исключение. До того как получить разрешение на допуск к ним, я пообещал не использовать настоящие имена. Имена командира батальона, Майора Вильгельма Траппа, и трёх командиров роты — Капитана Вольфганга Хоффмана, Капитана Юлиуса Волауфа и лейтенанта Хартвига Гнейда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обозначены звёздочкой*)<text:note text:id="ftn7" text:note-class="endnote"><text:note-citation>7</text:note-citation><text:note-body><text:p text:style-name="P133">Прим. <text:span text:style-name="T170">п</text:span>ереводчика — Имена, которые, встречаются в основном тексте книге <text:span text:style-name="T293">всегда </text:span>переведены и к ним в [] <text:span text:style-name="T293">часто </text:span>предоставляется непереведённый вариант,<text:span text:style-name="T207"> </text:span>.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text:span text:style-name="T170">(с английского, но не с немецкого или какого-либо другого)</text:span>, даже если официального перевода на русский не было. <text:span text:style-name="T294">Псевдонимы </text:span><text:span text:style-name="T295">и</text:span><text:span text:style-name="T294"> и</text:span>мена людей не встречающиеся в основном тексте и не имеющие какого-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Записи показаний сопровождаются простым именем и первой буквой фамилии. Тогда как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этого исследования.</text:p>
      <text:p text:style-name="Preformatted_20_Text"><text:s/><text:tab/>Различные люди и организации предоставили незаменимую поддержку во время исследования и написания книги. Главный прокурор<text:note text:id="ftn8" text:note-class="endnote"><text:note-citation>8</text:note-citation><text:note-body><text:p text:style-name="P139">Oberstaatsanwalt. <text:span text:style-name="T204">Прим. переводчика - </text:span>главный или, <text:span text:style-name="T199">более классический вариант, </text:span>старший прокурор. <text:span text:style-name="T199">Можно перевести это слово от простого «прокурор</text:span><text:span text:style-name="T202">а</text:span><text:span text:style-name="T199">», до «генерального прокурора»(по крайней мере, </text:span><text:span text:style-name="T201">это один из возможных</text:span><text:span text:style-name="T199"> перевод</text:span><text:span text:style-name="T201">ов</text:span><text:span text:style-name="T199"> на английский). Однако Альфред </text:span><text:span text:style-name="T201">Стрейм с 1984 руководил Zentrale Stelle,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01">С</text:span>трейм<text:span text:style-name="T201">[Alfred Streim]</text:span> предоставил мне доступ к несравненной коллекции немецких судебных протоколов в Людвигсбурге. <text:span text:style-name="T203">Старший</text:span> прокурор Хельге Грабитц<text:note text:id="ftn9" text:note-class="endnote"><text:note-citation>9</text:note-citation><text:note-body><text:p text:style-name="P140"><text:span text:style-name="T204">Helge Grabitz, </text:span>Oberstaatsanwältin. <text:span text:style-name="T204">Прим. переводчика - </text:span><text:span text:style-name="T203">тоже самое, что и в предыдущей сноске, но женского рода.</text:span></text:p></text:note-body></text:note> вдохновил меня на работу с <text:soft-page-break/>судебными записями в Гамбурге, поддержал мою заявку на доступ и щедро помогал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reformatted_20_Text"><text:s/><text:tab/>Питер Хейс из Северо-западного Университета и С<text:span text:style-name="T304">ау</text:span>л Фридлендер из Калифорнийского университета дали возможность предоставить начальные находки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Деннис Мартин, Одри Эйлер, Роберт Геллатели, Роберт Хойер, Ян Кершоу, Иегуда Бауэр, Дина Порат, Майкл Маррус, Беттина Би<text:span text:style-name="T179">рн</text:span>, Джордж Мосс, Элизабет Домански, Гитта Серени, Карло Гинсбург и Уве Адам заслуживают отдельного упоминания. Раулю Хильбергу отдельное спасибо. В 1982 он привлёк внимание к незаменимости Полиции Порядка для Холокоста, как и всегда прокладывая дорогу для дальнейших исследований.<text:note text:id="ftn10" text:note-class="endnote"><text:note-citation>10</text:note-citation><text:note-body><text:p text:style-name="P10"><text:span text:style-name="T172">Рауль Хилберг</text:span>, «<text:span text:style-name="T172">Бюрократия Истребления»[</text:span>The Bureaucracy of Annihilation<text:span text:style-name="T172">]</text:span> <text:span text:style-name="T172">в</text:span> <text:span text:style-name="T46">Вопросы без ответа: Нацистская Германия и Геноцид </text:span><text:span text:style-name="T90">Евреев[</text:span><text:span text:style-name="T57">Unanswered</text:span><text:span text:style-name="T28"> Questions: Nazi Germany and the Genocide of the Jews</text:span><text:span text:style-name="T46">]</text:span>, <text:span text:style-name="T173">ре</text:span>. <text:span text:style-name="T173">Франсуа Фюре[</text:span>François Furet<text:span text:style-name="T173">]</text:span> (<text:span text:style-name="T172">Нью-Йорк</text:span>, 1989), 124-26.</text:p></text:note-body></text:note> Впоследствии он лично заинтересовался публикацией исследования. За такую помощь сейчас и ранее, посвящение этой книги не будет адекватным выражением моей оценки и благодарности. Я особенно признателен моей семье за постоянную поддержку, понимание и терпение во время сотворения этой книги.</text:p>
      <text:p text:style-name="Preformatted_20_Text"><text:tab/><text:tab/><text:tab/><text:tab/><text:tab/><text:tab/><text:tab/><text:tab/>Такома, Ноябрь 1991.</text:p>
      <text:p text:style-name="Preformatted_20_Text"/>
      <text:p text:style-name="Preformatted_20_Text">Глава 1 Одно утро в Юзефуве.</text:p>
      <text:p text:style-name="Preformatted_20_Text"><text:tab/>В ранние часы 13 Июля 1942, 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Это были семейные мужчины из Гамбурга, среднего возраста, рабочего или близкого к нему классам. Считаясь слишком старыми для службы в немецкой армии, их призвали на службу Полиции Порядка. Большинство были свежими рекрутами без какого-либо опыта на оккупированных территориях. Они прибыли в Польшу за 3 недели до события.</text:p>
      <text:p text:style-name="Preformatted_20_Text"><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1" text:note-class="endnote"><text:note-citation>11</text:note-citation><text:note-body><text:p text:style-name="P10">Adolf B., HW 440</text:p></text:note-body></text:note> Они направлялись на их первую миссию, хоть им и не сказали чего стоит ожидать. </text:p>
      <text:p text:style-name="Preformatted_20_Text"><text:tab/>Конвой грузовиков Батальона выдвинулся из Билгорая в темноте, направившись на восток по грунтовой дороге такой же ровной, как и стиральная доска. Двигались медленно, заняло от полутора до двух часов добраться до цели — деревни Юзефув — в каких-то тридцати километрах от их дислокации. Как раз как начало светать, конвой остановился не заходя в Юзефув. Это была типичная польская деревня со скромными белыми домами и крышами из сена. Среди жителей этой деревни было 1800 евреев.</text:p>
      <text:p text:style-name="Preformatted_20_Text"><text:s/><text:tab/>В деревне царила тишина.<text:note text:id="ftn12" text:note-class="endnote"><text:note-citation>12</text:note-citation><text:note-body><text:p text:style-name="P10">Erwing G., HW 2502-3; Johannes R., HW 1808; Karl F., HW 1868.</text:p></text:note-body></text:note> Бойцы Полицейского Батальона 101 высадились из грузовиков и собрались полукругом около их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им суть полученного батальоном задания.</text:p>
      <text:p text:style-name="Preformatted_20_Text"><text:s/><text:tab/>Бледный и нервный, давясь и прерываясь, со слезами на глазах, у Траппа явно уходило много сил на самоконтроль. Батальону, сказал он жалобно, предстоит выполнить пугающе неприятную задачу. Она ему не нравится, и о ней можно сожалеть, но приказ пришел с самого верха. Если им от этого легче, мужчины должны помнить, что в Германии бомбы падают на женщин и детей.</text:p>
      <text:p text:style-name="Preformatted_20_Text"><text:s/><text:tab/>Затем он вернулся к делу. Трапп напомнил, что евреи устроили американский бойкот, который вредит Германии. Эти евреи — евреи в деревне Юзефув, согласно источникам, замешаны в партизанской деятельности. Батальону приказано захватить этих евреев.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необычное предложение — если среди его людей есть те, кто не согласен с подобной задачей, они могут отказаться.<text:note text:id="ftn13" text:note-class="endnote"><text:note-citation>13</text:note-citation><text:note-body><text:p text:style-name="P10">О поведении Траппа во время речи: George A., HW 421; Alfred L., HW 1351; Bruno P., HW 1915; Walter N., HW 3927; Hein B., HW 4415; August Z., G 275; О содержании речи: Georg A., HW 421; Adolf B., HW 439; Martin D., HW 1596; <text:span text:style-name="T13">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reformatted_20_Text"/>
      <text:p text:style-name="Preformatted_20_Text">Глава 2. Полиция Порядка.</text:p>
      <text:p text:style-name="Preformatted_20_Text"><text:tab/>Как батальон полицейских резервистов среднего возраста оказался перед <text:soft-page-break/>лицом приказа о расстреле 1500 евреев в польской деревне Юзефув летом 1942? Необходима некоторая предыстория об Полиции Порядка(Ordnungspolizei или Orpo) как об институте, его роли в нацисткой политике и убийстве евреев в Европе. <text:tab/>Полиция Порядка была третьей попыткой Германии создать полицейское формирование с военными тренировкой и обмундированием в периоде между мировыми войнами.<text:note text:id="ftn14" text:note-class="endnote"><text:note-citation>14</text:note-citation><text:note-body><text:p text:style-name="P11">Единственная институциональная история Полиции Порядка это <text:span text:style-name="T28">Zur Geschichte der Ordnungspolizei 1936-1945</text:span> (Koblenz, 1957): part 1, Hans-Joachim Neufeldt, «Entstehung und Organisation des Hauptamtes Ordnungspolizei», and part 2, Georg Tessin, «Die Stäbe und Truppeneinheiten der Ordnungspolizei». Работа Heiner Lichtenstein, <text:span text:style-name="T28">Himmlers grüne Helfer: Die Schutzpolizei und Ordnungspolizei in «Dritten Reich»</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text:span text:style-name="T269">[</text:span>Freikorps<text:span text:style-name="T269">]</text:span>. Когда в 1919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 потому как те потенциально нарушали Версальское Соглашение, ограничивающие немецкую армию 100000 солдатами.</text:p>
      <text:p text:style-name="Preformatted_20_Text"><text:s/><text:tab/>После установление нацистского режима в 1933, была создана «полицейская армия»<text:span text:style-name="T268">[</text:span>Armee der Landespolizei<text:span text:style-name="T268">]</text:span> численностью 56000 человек. Как часть немецкого плана по скрытому перевооружению, эти подразделения получали полную военную подготовку и располагались в бараках. Когда Гитлер открыто отверг политику разоружения Версальского Мира и заново ввёл военный призыв в 1935, «полицейская армия» влилась в быстро расширяющуюся регулярную армию, предоставив офицеров и унтер-офицеров. «Полицейская армия» сыграла немалую роль в подготовке будущего офицерского корпуса. На 1942 год, не менее 97 генералов в немецкой армии ранее служили в «полицейской армии» в 1933-1935 годах.<text:note text:id="ftn15" text:note-class="endnote"><text:note-citation>15</text:note-citation><text:note-body><text:p text:style-name="P11">Tessin, 7-8.</text:p></text:note-body></text:note></text:p>
      <text:p text:style-name="Preformatted_20_Text"><text:s/><text:tab/>Сохранение военных формирований среди полицейских сил было осуществлено Генрихом Гиммлером, уже являвшимся главой СС и главой немецкой полиции в 1936, с юрисдикцией над всеми полицейскими отрядами в Третьем Рейхе. Гиммлер <text:span text:style-name="T223">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text:span text:style-name="T224">[</text:span>Sicherheitspolizei<text:span text:style-name="T224">]</text:span> Рейнхарда Гейдриха была печально известная Тайная Государственная Полиция(Geheime Staatspolizei, или Gestapo — Гестапо) занимающаяся врагами политического режима, и криминальная полиция (Kriminalpolizei, или Kripo), которая была по сути детективной службой для неполитических преступлений. Второй ветвью полиции являлось Главное управление Полиции Порядка под управлением Курта Далюге. Далюге руководил городской(Schutzpolizei, или Schupo, далее «<text:span text:style-name="T224">П</text:span>олиция <text:span text:style-name="T224">О</text:span>храны»), сельской полицией, эквивалентом возможно Жандармерии<text:span text:style-name="T269">[</text:span>Gendarmerie<text:span text:style-name="T269">]</text:span>, и муниципальной полицией малых посёлков или коммун<text:span text:style-name="T269">[</text:span>Gemeindepolizei<text:span text:style-name="T269">]</text:span>.</text:p>
      <text:p text:style-name="Preformatted_20_Text"><text:s/><text:tab/>К 1938 году Далюге имел более 62000 полицейских под своей юрисдикцией. Около 9000 из них были организованы в полицейские сотни(Polizei-Hundertschaften, далее «роты») по 108 человек каждая. В десяти городах Германии, по три полицейские роты вместе организовывались в ещё большее формирование «полицейских тренировочных отрядов»<text:span text:style-name="T225">[</text:span>Polizei-Ausbildungsabteilungen<text:span text:style-name="T225">]</text:span>.</text:p>
      <text:p text:style-name="Preformatted_20_Text"><text:s/><text:tab/>В 1938 и 1939, Полиция Порядка стремительно расширялась. На фоне все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возможности несения военной службы не только в безопасности, но и близко к дому.</text:p>
      <text:p text:style-name="Preformatted_20_Text"><text:s/><text:tab/>С началом войны в сентябре 1939, Полиция Порядка насчитывала 131000 человек. Большой угрозой этой военной организации был, конечно, риск поглощения её немецкой армией. Этого удалось избежать компромиссом, за который Полиция Порядка заплатила высокую цену. Множество их лучших отрядов были сформированы в полицейскую дивизию из 16000 человек, которая перешла под контроль армии.(Впоследствии эта дивизия сражалась под Арденном в 1940 и участвовала в атаке на Ленинград в 1941, прежде чем Гиммлер вернул себе контроль над ней в 1942 в качестве четвёртой гренадерской дивизии СС<text:span text:style-name="T226">[</text:span>Fourth SS-Polizei Grenadier Division<text:span text:style-name="T226">]</text:span>. Два полицейских полка набранные в недавно захваченном Данциге так же передали армии в октябре 1939. И наконец, Полиция Порядка предоставила более 8000 человек для полевой жандармерии(Feldgendarmerie - военная полиция). Взамен оставшиеся силы Полиции Порядка сохранили своё право на исключение из призыва в армию.</text:p>
      <text:p text:style-name="Preformatted_20_Text"><text:s/><text:tab/>Для пополнения своего состава, Полиции Порядка разрешили рекрутировать <text:soft-page-break/>26000 молодых немецких мужчин — 9000 волонтёров рождённых между 1918 и 1920, и 17000 волонтёров рождённых между 1909 и 1912, а так же 6000 так называемых «этнических немцев»<text:span text:style-name="T227">[</text:span>Volksdeutsche<text:span text:style-name="T227">]</text:span>, проживавших вне границ Германии до 1939. В дополнение, Полиция Порядка получило право на призыв 91500 резервистов рождённых между 1901 и 1909 — возрастная группа, на тот момент не подверженная призыву в армию. Набор в Полицию Порядка постепенно распространялся на всё более старую категорию мужчин, и к середине 1940го года численность войск составила 244500.<text:note text:id="ftn16" text:note-class="endnote"><text:note-citation>16</text:note-citation><text:note-body><text:p text:style-name="P12">Tessin, 13-15, 24, 27, 49.</text:p></text:note-body></text:note> <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Тринадцать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для обеспечения безопасности в тылу. <text:tab/>Число полицейских батальоном резко увеличилось до 101 к середине 1940, когда <text:span text:style-name="T269">сформировали дополнительные подразделения из </text:span>26000 молодых призывников, а так же множество старых резервистов. Тринадцать батальонов располагались в оккупированной Германией центральной Польше, известной как Генерал-губернаторство<text:span text:style-name="T228">[</text:span>General Government<text:span text:style-name="T228">]</text:span>, ещё семь в аннексированных западных польских территориях, «включённых в состав» Германи<text:span text:style-name="T270">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17" text:note-class="endnote"><text:note-citation>17</text:note-citation><text:note-body><text:p text:style-name="P12">Tessin, 32-34.</text:p></text:note-body></text:note> Полиция порядка быстро становилась незаменимым источником рабочей силы для оккупации Европы.</text:p>
      <text:p text:style-name="Preformatted_20_Text"><text:tab/>Новые батальоны создавались двумя методами. В первом, <text:span text:style-name="T270">для обеспечения кадрового состава офицеров</text:span>, <text:span text:style-name="T270">до унтер-офицеров повышались </text:span>довоенные волонтёры <text:span text:style-name="T270">и</text:span> <text:span text:style-name="T270">профессиональные</text:span> полицейские из первоначальных батальонов. <text:span text:style-name="T271">Затем их распределяли </text:span>по новообразованным батальонам, <text:span text:style-name="T272">чьи</text:span> <text:span text:style-name="T274">ряды</text:span> <text:span text:style-name="T273">по</text:span>полнялись «старыми» резервистами. Такие батальоны получили обозначение «полицейские резервные батальоны». Во втором, батальоны формировались из набранных осенью 1939 26000 молодых добровольцев. Такие батальоны получали отдельные номера(от 251 до 256, от 301 до 325) и являлись, по сути, новыми элитными формированиями Полиции Порядка.<text:note text:id="ftn18" text:note-class="endnote"><text:note-citation>18</text:note-citation><text:note-body><text:p text:style-name="P12">Tessin, 15, 34.</text:p></text:note-body></text:note></text:p>
      <text:p text:style-name="Preformatted_20_Text"><text:s/><text:tab/>Полиция Порядка в Генерал-губернаторстве разделилась на два пути. В первом, в каждом из четырёх районов Генерал-губернаторства основали постоянный штаб командира Полиции Порядка(Kommandeur Der Ordnungspolizei, или KdO)— Краков, Люблин, Радом и Варшава(пятый, Галиция, была добавлена в 1941). Каждый районный полк состоял из трёх батальонов с постоянной ротацией с батальонами из Германии. Во втором, создали тонкую сеть небольших подразделений Полиции Порядка по всему Генерал-губернаторству. В каждом крупном польском городе развернули отделения полиции охраны, <text:span text:style-name="T275">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из районов. Жандармерия, полиция охраны и все командиры трёх батальонов отчитывались командующему округ<text:span text:style-name="T229">ом</text:span> Полиции Порядка(KdO). К концу 1942, численность состава Полиции Порядка в Генерал-губернаторстве достигла 15186 человек. Польская полиция под её управлением насчитывала 14297 человек.<text:note text:id="ftn19" text:note-class="endnote"><text:note-citation>19</text:note-citation><text:note-body><text:p text:style-name="P12">NO-2861(Годовой рапорт Далюге за 1942, представлен высокопоставленным офицерам Полиции Порядка в январе 1943). <text:s/>Немного другие цифры даются в <text:span text:style-name="T28">Des Diensttagebuch des deutschen Generalgouverneurs in Polen 1939-1945</text:span>, <text:span text:style-name="T154">ред</text:span>. Werner Präg <text:span text:style-name="T188">и</text:span> Wolfgang Jacobmeyer(Штутгарт, 1975), 574. 21 ноября 1<text:span text:style-name="T16">9</text:span>42, командующий Полиции Порядка в Генерал-губернаторстве рапортовал о численности полицейских следующее: 12000 немецких, 12000 польских, от 1500 до 1800 украинских (предположительно в Галиции). Командующий Полицией Безопасности рапортовал о 2000 немецких и 1000<text:span text:style-name="T17">(?)</text:span> польских сотрудниках.</text:p></text:note-body></text:note></text:p>
      <text:p text:style-name="Preformatted_20_Text"><text:s/><text:tab/>Цепь командования вела вверх от батальонов Полиции Порядка, а так же сети малых отрядов, через <text:span text:style-name="T214">К</text:span>омандира <text:span text:style-name="T214">Полиции Порядка</text:span>(Kdo) к <text:span text:style-name="T214">Г</text:span>лавнокомандующему Полиции Порядка в Генерал-губернаторстве<text:note text:id="ftn20" text:note-class="endnote"><text:note-citation>20</text:note-citation><text:note-body><text:p text:style-name="Endnote">Befehlshaber der Ordnungspolizei, или Bd<text:span text:style-name="T221">O</text:span>. <text:span text:style-name="T213">Прим. переводчика — официально переводится просто как «командир» как и KdO </text:span><text:span text:style-name="T215">или «командующий»</text:span><text:span text:style-name="T213">, однако последние </text:span><text:span text:style-name="T219">в вертикали власти</text:span><text:span text:style-name="T213"> </text:span><text:span text:style-name="T220">находились в подчинении к</text:span><text:span text:style-name="T213"> BdO, </text:span><text:span text:style-name="T215">а «командующий» и «командир» на русском звучит слишком похоже, </text:span><text:span text:style-name="T214">поэтому в тексте </text:span><text:span text:style-name="T215">для избежания </text:span><text:span text:style-name="T216">путаницы </text:span><text:span text:style-name="T217">используется </text:span><text:span text:style-name="T218">намеренно искажённая версия.</text:span><text:span text:style-name="T214"> Также смотри раздел Сокращения и Адаптации.</text:span></text:p></text:note-body></text:note> в столицу — Краков,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276">руководившая </text:span>совместным<text:span text:style-name="T276">и</text:span> <text:span text:style-name="T276">действиями</text:span> и операциями Полиции Порядка, Тайной Полиции и других подразделений СС. В Генерал-губернаторстве, Генрих Гиммлер назначил Высшего Руководителя СС и Полиции(HSSPF), Фридриха Вильгельма Крюгера, как своего личного представителя, со специальной обязанностью по координации деятельности различных ветвей полицейской империи Гиммлера. В каждом из районов Губернаторства, присутствовал Руководитель СС и Полиции(SSPF), который имел те же обязанности и ту же власть на уровне района, что и Крюгер на уровне Генерал-губернаторства. В районе Люблина, где действовал Полицейский Резервный Батальон 101 в 1942-1943, <text:span text:style-name="T277">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районе Люблина могли получать приказы либо от Далюге и <text:soft-page-break/>главного офиса в Берлине, Главно<text:span text:style-name="T278">к</text:span>омандующего Полиции Порядка в Кракове и командира округа, или от Гиммлера, через Высшего <text:span text:style-name="T163">Руководителя</text:span> СС и Полиции, районного руководителя, Глобочника. Касаемо программы по убийству польских евреев, именно вторая цепь командования сыграла ключевую роль по участию Полиции Порядка в <text:span text:style-name="T161">Окончате</text:span>льном Решении.</text:p>
      <text:p text:style-name="Preformatted_20_Text"/>
      <text:p text:style-name="Preformatted_20_Text"/>
      <text:p text:style-name="Preformatted_20_Text">Глава 3. Полиция Порядка и <text:span text:style-name="T161">Окончательное</text:span> Решение: <text:span text:style-name="T165">СССР</text:span> 1941</text:p>
      <text:p text:style-name="Preformatted_20_Text"><text:tab/>Участие Полиции Порядка в <text:span text:style-name="T161">Окончательн</text:span>ом Решении — массовом нацистском убийстве европейских евреев — началось не в Польше, но летом и осенью 1941 в <text:span text:style-name="T196">Советском Союзе</text:span>. В качестве подготовки к плану Гитлера по вторжению в <text:span text:style-name="T167">СССР</text:span> и «войне на уничтожение», весной 1941 сформировали четыре специальных мобильных подразделения СС известных как Айнзацгруппы<text:span text:style-name="T222">[</text:span>Einsatzgruppen<text:span text:style-name="T222">]</text:span>. Ядро этих групп составляли члены Тайной Полиции Гейдриха(Gestapo и Kripo), а так же члены его разведывательного аппарата(Службы Безопасности, Sicherheitsdienst, SD). Их дополнили малыми подразделениями войск СС(Waffen SS — военная ветвь СС Гиммлера). Три роты Полицейского Резервного Батальона 9 были распределены между тремя или четырьмя Айнзацгруппами.<text:note text:id="ftn21" text:note-class="endnote"><text:note-citation>21</text:note-citation><text:note-body><text:p text:style-name="P12"><text:span text:style-name="T153">Краусник и Вильгельм</text:span>, 146; Tessin, 96.</text:p></text:note-body></text:note> Таким образом, из <text:span text:style-name="T279">прикреплённых к этим группам </text:span>3000 <text:span text:style-name="T280">человек</text:span>, 500 были членами Полиции Порядка.</text:p>
      <text:p text:style-name="Preformatted_20_Text"><text:s/><text:tab/>Айнзацгруппы были лишь остриём немецких отрядов, участвовавших в политических и расовых чистках на территории <text:span text:style-name="T165">СССР</text:span>. В <text:span text:style-name="T281">начале</text:span> июл<text:span text:style-name="T281">я в СССР была послана</text:span>, собранная для этого случая из персонала Полиции Порядка в Генерал-губернаторстве, Айнзацгруппа. Большинство посланных людей станет членами постоянного контингента Полиции Порядка на территории ранее оккупированной в 1939-1941 Советским Союзом восточной Польши. Четыре оригинальных Айнзацгруппы, <text:s/><text:span text:style-name="T282">в свою очередь,</text:span> отправятся следом за продвигающимися армиями на территорию <text:span text:style-name="T196">Советского Союза</text:span>.</text:p>
      <text:p text:style-name="Preformatted_20_Text"><text:s/><text:tab/>Для оккупации <text:span text:style-name="T165">СССР</text:span>, Гиммлер назначил три Высших <text:span text:style-name="T163">Руководителя</text:span> СС и Полиции в северный, центральный и южный регионы. На распределенных между ними территориях, эти люди руководили всеми операциями СС. В дни эйфории, когда окончательная победа уже казалась близкой, Гитлер приказал усилить пацификацию тыловых захваченных территорий. Шестнадцатого Июля 1941 он анонсировал, что на восточных территориях он создаст «эдемский сад» и Германия никогда от них не откажется. Гитлеру показался удачным приказ Сталина о начале партизанской войны, ведь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ем способом осуществить это — расстрелять любого, кто косо на нас взглянет».<text:note text:id="ftn22" text:note-class="endnote"><text:note-citation>22</text:note-citation><text:note-body><text:p text:style-name="P12">IMT 38:86-94 (221-L: Конференция Гитлера от 16 июля 1941, совместно с Герингом, <text:span text:style-name="T14">Ламмерсом, Розенбергом и Кейтелем).</text:span></text:p></text:note-body></text:note></text:p>
      <text:p text:style-name="Preformatted_20_Text"><text:s/><text:tab/>Гиммлер не замедлил ответить увещеваниям своего хозяина. За неделю он отправил руководителям центрального региона СС Эриха фон дем Баха<text:span text:style-name="T283">(</text:span>Бах-Зелевски) и южного региона СС Фридриха Еккельна по дополнительной бригаде СС, пополнив кровавую кампанию СС 11000 людьми.<text:note text:id="ftn23" text:note-class="endnote"><text:note-citation>23</text:note-citation><text:note-body><text:p text:style-name="P13">Yehoshua Büchler, «Kommandostab Reichsführer-SS: Himmler’s Personal Murder Brigades in 1941», <text:s/><text:span text:style-name="T28">Holocaust and Genocide Studies</text:span>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text:span text:style-name="T165">СССР</text:span>, добавляя ещё 5500 члено<text:span text:style-name="T284">в</text:span> Полиции Порядка, помимо 500 уже приписанных к Айнзацгруппам.<text:note text:id="ftn24" text:note-class="endnote"><text:note-citation>24</text:note-citation><text:note-body><text:p text:style-name="P13">К примеру, передача 23 июля <text:span text:style-name="T173">а</text:span>1941 года прямого руководства Полицейским Батальоном 322 Высшему Руководителю СС и Полиции фон дем Бах-Зелевски «для скорых задач батальона». YVA, 0-53/127/53(Военный дневник ПБ 322, запись от 23 июля 1941; здесь и далее «военный дневник»).</text:p></text:note-body></text:note> Между поздним июлем и серединой Августа, Гиммлер посетил восточный фронт, персонально призывая своих людей к массовым убийствам <text:span text:style-name="T165">советски</text:span>х евреев.</text:p>
      <text:p text:style-name="Preformatted_20_Text"><text:tab/>Однако начало своей карьере убийц Полиция Порядка положила ещё в июле до всех этих приготовлений. Событие произошло в городе Белосток, почти половину населения которого составляли евреи. Накануне вторжения, названного немцами Операция Барбаросса, Майор Вайс полицейского батальона 309 встретился с командирами своих рот. Он раскрыл им несколько приказов, которые передавались устно, что <text:span text:style-name="T285">повсеместно </text:span>происходило в других отрядах немецкой армии и полиции <text:span text:style-name="T285">действующих в</text:span> <text:span text:style-name="T166">СССР</text:span>. Первый был печально известный «приказ о комиссарах»<text:span text:style-name="T166">[</text:span>Kommissarbefehl<text:span text:style-name="T166">]</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text:span text:style-name="T286">были </text:span>быть расстреляны.<text:note text:id="ftn25" text:note-class="endnote"><text:note-citation>25</text:note-citation><text:note-body><text:p text:style-name="P13">NOKW-1076 (Kommissarbefehl, June 6, 1941).</text:p></text:note-body></text:note> Второй приказ — «приказ о военном судопроизводстве»<text:note text:id="ftn26" text:note-class="endnote"><text:note-citation>26</text:note-citation><text:note-body><text:p text:style-name="P13">Прим. Переводчика — Barbarossa decree, Kriegsgerichtsbarkeitserlass.</text:p></text:note-body></text:note> исключил действия немецких солдат против гражданских в <text:span text:style-name="T167">СССР</text:span> из <text:span text:style-name="T229">под </text:span>юрисдикции военных судов и недвусмысленно одобрил применение коллективных наказаний против целых поселений.<text:note text:id="ftn27" text:note-class="endnote"><text:note-citation>27</text:note-citation><text:note-body><text:p text:style-name="P13">Gerichtsbarkeiterlass Barbarossa, подписан Кейтелем 13 мая 1941. Hans-Adolf Jacobsen, «Kommissarbefehl und Massenexekutionen sowjeti<text:span text:style-name="T15">scher Kriegsgefangener», </text:span><text:span text:style-name="T53">Anatomie des SS-States</text:span><text:span text:style-name="T15"> (Freiburg, 1965), 126-18 (doc. 8).</text:span></text:p></text:note-body></text:note> Это была лицензия на убийство <text:span text:style-name="T167">советских</text:span> гражданских. Майор Вайс пошёл ещё дальше. Война, сказал он,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или пол.<text:note text:id="ftn28" text:note-class="endnote"><text:note-citation>28</text:note-citation><text:note-body><text:p text:style-name="P14">YVA, TR-10/823 (Landgericht Wuppertal, judgement 12 Ks 1/67):29-30.</text:p></text:note-body></text:note></text:p>
      <text:p text:style-name="P145"><text:soft-page-break/><text:s/><text:tab/>В Июне 27, после захода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погром — выдворение евреев с рынка и из синагоги, избиение, унижение, сожжение бород и расстрелы. Когда несколько еврейских лидеров предстали в штабе 221 дивизии безопасности под командованием генерала <text:span text:style-name="T231">Пфлюгбайля[Phlugbeil]</text:span> и упали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145"><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где были собраны 700 евреев, входы залили топливом, внутрь здания бросили гранаты. Полиция расстреливала всех пытавшихся сбежать. Огонь распространился на соседние здания, где так же прятались евреи. Все сгорели заживо. На следующий день, тридцать <text:span text:style-name="T286">фургонов</text:span> трупов доставили к месту массового захоронения. По оценке, убито от 2000 до 2200 евреев. Когда генерал <text:span text:style-name="T231">Пфлюгбайль</text:span> отправил посыльного с вопросом майору Вайсу об огне, тот нашёл <text:span text:style-name="T287">его</text:span> пьяным. <text:span text:style-name="T286">Майор</text:span> заявил, что о произошедшем ничего не знает,<text:span text:style-name="T229">а в последствии вместе со своими офицерами составил ложны</text:span><text:span text:style-name="T230">й</text:span><text:span text:style-name="T229"> </text:span><text:span text:style-name="T230">отчёт о событиях</text:span><text:span text:style-name="T229"> для </text:span><text:span text:style-name="T231">Пфлюгбайля</text:span>.<text:note text:id="ftn29" text:note-class="endnote"><text:note-citation>29</text:note-citation><text:note-body><text:p text:style-name="P14">YVA, TR-10/823 (Landgericht Wuppertal, judgement 12 Ks 1/67):40-45.</text:p></text:note-body></text:note></text:p>
      <text:p text:style-name="P144"><text:tab/>Если первая резня в Белостоке была работой отдельных командиров, которые верно оценили и предвосхитили ожидания Фюрера, то вторая резня в середине И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и его место в Белостоке заняли батальоны 316 и 322. Официальные записи дня, или журнал боевых действий<text:span text:style-name="T288">[</text:span>Kriegstagebuch<text:span text:style-name="T288">]</text:span>,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reformatted_20_Text"><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30" text:note-class="endnote"><text:note-citation>30</text:note-citation><text:note-body><text:p text:style-name="P15">Военный дневник, 15, запись от 10 июня 1941.</text:p></text:note-body></text:note> Перед отправкой в <text:span text:style-name="T196">Советский Союз </text:span>2 июля, людям сообщили, что каждый «политический комиссар должен быть расстрелян», и что они должны быть «твёрдыми, решительными и безжалостными».<text:note text:id="ftn31" text:note-class="endnote"><text:note-citation>31</text:note-citation><text:note-body><text:p text:style-name="P15">Военный дневник, 28, запись от 2 июля 1941.</text:p></text:note-body></text:note></text:p>
      <text:p text:style-name="Preformatted_20_Text"><text:tab/>5 июля Батальон прибыл в Белосток. <text:tab/>Двумя днями позже батальон прибыл в Белосток и получил приказ «прочесать весь город...в поисках большевистских комиссаров и коммунистов». Журнал боевых действий последующего дня проливает свет на приказ как «поиск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практически исключительно евреев».<text:note text:id="ftn32" text:note-class="endnote"><text:note-citation>32</text:note-citation><text:note-body><text:p text:style-name="P15">Военный дневник, 35-41, записи от 5, 7 и 8 июля 1941.</text:p></text:note-body></text:note></text:p>
      <text:p text:style-name="Preformatted_20_Text"><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33" text:note-class="endnote"><text:note-citation>33</text:note-citation><text:note-body><text:p text:style-name="P15">Военный дневник, 40-42, записи от 8 и 9 июля 1941.</text:p></text:note-body></text:note></text:p>
      <text:p text:style-name="Preformatted_20_Text"><text:s/><text:tab/>11 июля, двумя днями спустя, полковник Монтуа Полицейской Группы Центр(включавшего Полицейские Батальоны 316 и 322), издал следующий приказ:</text:p>
      <text:p text:style-name="Preformatted_20_Text"/>
      <text:p text:style-name="Preformatted_20_Text"><text:s/><text:tab/>«Конфиденциально!</text:p>
      <text:p text:style-name="Preformatted_20_Text"><text:s/><text:tab/>1. По приказу <text:span text:style-name="T289">Высшего </text:span><text:span text:style-name="T163">Руководителя</text:span> СС и Полиции...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е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держаться в тайне.</text:p>
      <text:p text:style-name="Preformatted_20_Text"><text:tab/>2. Командиры батальонов и рот должны предоставить духовную <text:tab/>помощь людям, участвующим в этом действии. Социальные развлечения по вечерам должны затмить <text:soft-page-break/>впечатления дней. Людей следует постоянно инструктировать о политической необходимости подобных мер.»<text:note text:id="ftn34" text:note-class="endnote"><text:note-citation>34</text:note-citation><text:note-body><text:p text:style-name="P15">YVA, 0-53/128/219 (секретный приказ полковника Монтуа<text:span text:style-name="T173">[Montua] </text:span>от 11 июля 1941).</text:p></text:note-body></text:note></text:p>
      <text:p text:style-name="Preformatted_20_Text"/>
      <text:p text:style-name="Preformatted_20_Text"><text:tab/>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note text:id="ftn35" text:note-class="endnote"><text:note-citation>35</text:note-citation><text:note-body><text:p text:style-name="P15">О Полицейском Батальоне 322 смотри JNSV 19, no. 555 (Landgericht Freiburg, judgement 1 AK 1/63):437-8. О <text:s/>Полицейском Батальоне 316 смотри YVA, TR-10/721 (Landgericht Bochum, judgement 15 Ks 1/66):142-77.</text:p></text:note-body></text:note> Естественно, не было расследований, судов и приговоров для так называемых «грабителей». Двенадцатого июля, мужчины евреи, кто выглядел на возраст между 17 и 45 были просто захвачены и доставлены на стадион в Белостоке. Когда тот почти заполнился, Бах-Зелевски посетил его и у евреев отобрали все ценности. Это был жаркий день, в течении которого никто из евреев не получал ни воду, ни доступ в туалет. </text:p>
      <text:p text:style-name="Preformatted_20_Text"><text:tab/>В начале того же дня или на следующее утро, челночным методов грузовики из обоих батальонов начали перевозить евреев со стадиона к противотанковым траншеям в лесу вне границ города. Большая часть батальона 316 и одна рота 322 охраняли зону расстрела и формировали расстрельные отряды. Бах-Зелевски снова появился на сцене и дал оправдательную речь. <text:span text:style-name="T232">Управиться с расстрелами до темноты не удалось</text:span>, и полицейские <text:span text:style-name="T232">по</text:span>пытались продолжить под светом фар грузовиков. Когда эта мера показала себя неудовлетворительной, расстрелы временно <text:span text:style-name="T233">при</text:span>остановили и продолжили на следующий день. Немецкие суды заключили, что убили как минимум 3000 евреев(однако надо держать в уме, что для удобства судебной системы такие цифры всегда представляют собой минимальное количество жертв, а не наиболее вероятное, к сожалению участников судебного разбирательства).</text:p>
      <text:p text:style-name="Preformatted_20_Text"><text:tab/>Убийственная кампания против <text:span text:style-name="T167">советс</text:span>ких евреев ускорилась к концу лета 1941. Журнал боевых действий Полицейского Батальона 322 раскрывает их дальнейшую вовлеченность. 23 июля батальон перешёл из под командования тыловой армии. «Для исполнения неотложных задач батальона, он переходит под прямое командование Высшего <text:span text:style-name="T163">Руководителя</text:span> СС и Полиции группенфюрера фон дем Баха».<text:note text:id="ftn36" text:note-class="endnote"><text:note-citation>36</text:note-citation><text:note-body><text:p text:style-name="P16">Военный дневник, 53, запись от 23 июля 1941.</text:p></text:note-body></text:note> В течение Августа, три роты Полицейского Батальона 322 переместились из Белостока в Минск. Лейтенант третьей роты Рибель особенно отличился в убийстве евреев по пути во время передислокации. Журнал боевых действий говорит следующее о чистках второго августа в лесах в районе Белостока: «Третья рота должна закончить ликвидацию евреев до отправки.»<text:note text:id="ftn37" text:note-class="endnote"><text:note-citation>37</text:note-citation><text:note-body><text:p text:style-name="P16">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 не было».<text:note text:id="ftn38" text:note-class="endnote"><text:note-citation>38</text:note-citation><text:note-body><text:p text:style-name="P16">YVA, 0-53/128/80 (Рибель, третья рота, батальону 322 от 10 августа 1941).</text:p></text:note-body></text:note> Это не было единичным случаем, пять дней спустя Рибель рапортовал: «15 августа 1941, третья рота занималась еврейским делом. 259 женщин и 162 ребёнка отправлены в Кобрин. Всего за 15 августа, 1941, расстреляны один поляк за мародёрство и 232 еврея. Казнь евреев прошла гладко и без инцидентов».<text:note text:id="ftn39" text:note-class="endnote"><text:note-citation>39</text:note-citation><text:note-body><text:p text:style-name="P16">YVA, 0-53/128/80 (Рибель, третья рота, батальону 322 от 15 августа 1941).</text:p></text:note-body></text:note></text:p>
      <text:p text:style-name="Preformatted_20_Text"><text:s/><text:tab/>К концу августа батальон прибыл в Минск, и 29 числа там встретились Бах-Зелевски и Далюге.<text:note text:id="ftn40" text:note-class="endnote"><text:note-citation>40</text:note-citation><text:note-body><text:p text:style-name="P16">Военный дневник, 79, запись от 29 августа 1941.</text:p></text:note-body></text:note> Как и ранее в Белостоке, их встреча была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1" text:note-class="endnote"><text:note-citation>41</text:note-citation><text:note-body><text:p text:style-name="P16">Военный дневник, 82, запись от 30 августа 1941.</text:p></text:note-body></text:note></text:p>
      <text:p text:style-name="Preformatted_20_Text"><text:s/><text:tab/>31 августа две роты Полицейского Батальона 322(теперь под названием 7 и 9 роты Полиции Группы Центр) выдвинулись в минское гетто, где захватили около 700 евреев, включая 74 женщины. На следующий день, девятая рота Рибеля приняла участие в казни более чем 900 евреев, включая тех, кто был захвачен днём ранее. Автор журнала боевых действий посчитал нужным предоставить оправдание первому расстрелу большого количества еврейских женщин. Он объяснил: «во время облавы они были замечены без звёзд давида...Так же в Минске было замечено, что женщины особенно часто избавлялись от знаков отличия на своей одежде».<text:note text:id="ftn42" text:note-class="endnote"><text:note-citation>42</text:note-citation><text:note-body><text:p text:style-name="P16">Военный дневник, 83-85, записи от 31 августа и 1 сентября 1941.</text:p></text:note-body></text:note> Стремясь получить награду за свои заслуги, Рибель покорно рапортовал: «В деле евреев 1 сентября, евреи захваченные 31 августа были <text:span text:style-name="T234">расстреляны</text:span> девятой ротой. 290 мужчин и 40 женщин. Казнь прошла гладко, никто не сопротивлялся».<text:note text:id="ftn43" text:note-class="endnote"><text:note-citation>43</text:note-citation><text:note-body><text:p text:style-name="P16">YVA, 0-53/128/87 (Рибель, девятая рота, третьему подразделению «Mitte» Полицейского Батальона от 1 сентября 1941).</text:p></text:note-body></text:note></text:p>
      <text:p text:style-name="Preformatted_20_Text"><text:s/><text:tab/>В последующих акциях в Могилеве в раннем октябре,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ева совместно со штабом Высшего <text:span text:style-name="T163">Руководителя</text:span> СС и Полиции Группы Центр и Украинской вспомогательной полиции: захвачено 2208 евреев обоих полов, 65 расстелены на месте за попытку бегства». На следующий день: «Седьмая и девятая рота вместе со штабом Высшего <text:span text:style-name="T163">Руководителя</text:span> СС и Полиции Группы Центр — казнь 2208 евреев и евреек за городом Могилев, недалеко от лесного лагеря(расстрелы седьмой ротой <text:soft-page-break/>378, девятой ротой 545).<text:note text:id="ftn44" text:note-class="endnote"><text:note-citation>44</text:note-citation><text:note-body><text:p text:style-name="P16">Военный дневник, 116 и 118, записи от 2 и 3 октября 1941. На самом деле рапорт Рибеля приводит цифру жертв его девятой роты в 555 человек. YVA, 0-53/86/150 (Рибель, «Рапорт о еврейской акции 2-3 октября 1941» третьему подразделению «Mitte» Полицейского Батальона).</text:p></text:note-body></text:note></text:p>
      <text:p text:style-name="Preformatted_20_Text"><text:tab/>Деятельность полицейских батальонов в центральном регионе <text:span text:style-name="T167">СССР</text:span> нельзя назвать уникальной. Редкие дошедшие до нас документы указывают на схожую деятельность на юге и севере. Высший Руководитель СС и Полиции группы Юг Еккельн Фридрих в своих аккуратных и загадочных дневных рапортах направо и налево похвалу не раздавал. Под его командованием находилось пять полицейских батальона - 304 и 320, а так же Польская Группа Юг — 45, 303 и 314. Таким образом все кроме одного состояли из молодых новобранцев. Из неполной коллекции его рапортов о их деятельности можно вывести следующее:<text:note text:id="ftn45" text:note-class="endnote"><text:note-citation>45</text:note-citation><text:note-body><text:p text:style-name="P16">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Preformatted_20_Text"/>
      <table:table table:name="Table1" table:style-name="Table1" table:template-name="Default Style">
        <table:table-column table:style-name="Table1.A"/>
        <table:table-column table:style-name="Table1.B"/>
        <table:table-row table:style-name="Table1.1">
          <table:table-cell table:style-name="Table1.A1" office:value-type="string">
            <text:p text:style-name="P150"><text:tab/>Август 19</text:p>
          </table:table-cell>
          <table:table-cell table:style-name="Table1.A1" office:value-type="string">
            <text:p text:style-name="P150"><text:s/>Батальон 314 расстрелял 25 евреев. Батальон 45 в Славуте расстрелял 522.</text:p>
          </table:table-cell>
        </table:table-row>
        <table:table-row>
          <table:table-cell table:style-name="Table1.A1" office:value-type="string">
            <text:p text:style-name="P147"><text:tab/>Август 22</text:p>
          </table:table-cell>
          <table:table-cell table:style-name="Table1.A1" office:value-type="string">
            <text:p text:style-name="P147"><text:s/>Батальон 45 расстрелял 66 и 471 еврея в двух <text:span text:style-name="T290">операциях</text:span>.</text:p>
          </table:table-cell>
        </table:table-row>
        <table:table-row>
          <table:table-cell table:style-name="Table1.A1" office:value-type="string">
            <text:p text:style-name="P148"><text:s/><text:tab/>Август 23</text:p>
          </table:table-cell>
          <table:table-cell table:style-name="Table1.A1" office:value-type="string">
            <text:p text:style-name="P148"><text:s/>Батальон 314 расстрелял 367 евреев в качестве «зачистки».</text:p>
          </table:table-cell>
        </table:table-row>
        <table:table-row>
          <table:table-cell table:style-name="Table1.A1" office:value-type="string">
            <text:p text:style-name="P148"><text:s/><text:tab/>Август 24</text:p>
          </table:table-cell>
          <table:table-cell table:style-name="Table1.A1" office:value-type="string">
            <text:p text:style-name="P148"><text:s/>Батальон 314 расстрелял 294 евреев, Батальон 45 расстрелял 61 еврея, и «полицейский эскадрон»(полиция на лошадях) 113 евреев.</text:p>
          </table:table-cell>
        </table:table-row>
        <table:table-row>
          <table:table-cell table:style-name="Table1.A1" office:value-type="string">
            <text:p text:style-name="P149"><text:s/><text:tab/>Август 25</text:p>
          </table:table-cell>
          <table:table-cell table:style-name="Table1.A1" office:value-type="string">
            <text:p text:style-name="P149"><text:s/>Полицейская Группа Юг расстреляла 1324 еврея.</text:p>
          </table:table-cell>
        </table:table-row>
        <table:table-row>
          <table:table-cell table:style-name="Table1.A1" office:value-type="string">
            <text:p text:style-name="P149"><text:tab/>Август 27</text:p>
          </table:table-cell>
          <table:table-cell table:style-name="Table1.A1" office:value-type="string">
            <text:p text:style-name="P149"><text:s/>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47"><text:s/><text:tab/>Август 28</text:p>
          </table:table-cell>
          <table:table-cell table:style-name="Table1.A1" office:value-type="string">
            <text:p text:style-name="P147"><text:s/>Полицейская Группа Юг расстреляла 369 евреев.</text:p>
          </table:table-cell>
        </table:table-row>
        <table:table-row>
          <table:table-cell table:style-name="Table1.A1" office:value-type="string">
            <text:p text:style-name="P148"><text:s/><text:tab/>Август 29</text:p>
          </table:table-cell>
          <table:table-cell table:style-name="Table1.A1" office:value-type="string">
            <text:p text:style-name="P148"><text:s/>Батальон 320 предоставил «кордон», пока <text:span text:style-name="T291">штатная рота</text:span> HSSPF расстрелял<text:span text:style-name="T292">а</text:span> 15000 евреев в Каменец-Подольске в августе 26-27 и ещё 7000 в августе 28.</text:p>
          </table:table-cell>
        </table:table-row>
        <table:table-row>
          <table:table-cell table:style-name="Table1.A1" office:value-type="string">
            <text:p text:style-name="P148"><text:s/><text:tab/>Август 31</text:p>
          </table:table-cell>
          <table:table-cell table:style-name="Table1.A1" office:value-type="string">
            <text:p text:style-name="P148"><text:s/>Батальон 320 расстрелял 2200 евреев в Миньковцах. </text:p>
          </table:table-cell>
        </table:table-row>
        <table:table-row>
          <table:table-cell table:style-name="Table1.A1" office:value-type="string">
            <text:p text:style-name="P148"><text:tab/>Сентябрь 1</text:p>
          </table:table-cell>
          <table:table-cell table:style-name="Table1.A1" office:value-type="string">
            <text:p text:style-name="P148"><text:s/>Полицейская Группа Юг расстрелял 88 евреев; Батальон 320 расстрелял 380.</text:p>
          </table:table-cell>
        </table:table-row>
        <table:table-row>
          <table:table-cell table:style-name="Table1.A1" office:value-type="string">
            <text:p text:style-name="P148"><text:s/><text:tab/>Сентябрь 2</text:p>
          </table:table-cell>
          <table:table-cell table:style-name="Table1.A1" office:value-type="string">
            <text:p text:style-name="P148"><text:s/>Полицейская Группа Юг расстреляла 45 евреев.</text:p>
          </table:table-cell>
        </table:table-row>
        <table:table-row>
          <table:table-cell table:style-name="Table1.A1" office:value-type="string">
            <text:p text:style-name="P147"><text:s/><text:tab/>Сентябрь 4</text:p>
          </table:table-cell>
          <table:table-cell table:style-name="Table1.A1" office:value-type="string">
            <text:p text:style-name="P147"><text:s/>Полицейская Группа Юг расстреляла 4144 еврея.</text:p>
          </table:table-cell>
        </table:table-row>
        <table:table-row>
          <table:table-cell table:style-name="Table1.A1" office:value-type="string">
            <text:p text:style-name="P147"><text:s/><text:tab/>Сентябрь 6</text:p>
          </table:table-cell>
          <table:table-cell table:style-name="Table1.A1" office:value-type="string">
            <text:p text:style-name="P147"><text:s/>Полицейская Группа Юг расстреляла 144 еврея.</text:p>
          </table:table-cell>
        </table:table-row>
        <table:table-row>
          <table:table-cell table:style-name="Table1.A1" office:value-type="string">
            <text:p text:style-name="P147"><text:s/><text:tab/>Сентябрь 11</text:p>
          </table:table-cell>
          <table:table-cell table:style-name="Table1.A1" office:value-type="string">
            <text:p text:style-name="P147"><text:s/>Полицейская Группа Юг расстреляла 1548 евреев.</text:p>
          </table:table-cell>
        </table:table-row>
        <table:table-row>
          <table:table-cell table:style-name="Table1.A1" office:value-type="string">
            <text:p text:style-name="P148"><text:s/><text:tab/>Сентябрь 12</text:p>
          </table:table-cell>
          <table:table-cell table:style-name="Table1.A1" office:value-type="string">
            <text:p text:style-name="P148"><text:s/>Полицейская Группа Юг расстреляла 1255 евреев.</text:p>
          </table:table-cell>
        </table:table-row>
        <table:table-row>
          <table:table-cell table:style-name="Table1.A1" office:value-type="string">
            <text:p text:style-name="P148"><text:tab/>Октябрь 5</text:p>
          </table:table-cell>
          <table:table-cell table:style-name="Table1.A1" office:value-type="string">
            <text:p text:style-name="P148"><text:s/>Полицейский Батальон 304 расстрелял 305 евреев.</text:p>
          </table:table-cell>
        </table:table-row>
      </table:table>
      <text:p text:style-name="Preformatted_20_Text"/>
      <text:p text:style-name="Preformatted_20_Text"><text:tab/>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Полицейский Батальон 45 достиг украинского города Шепетовка в июле 24. Майор Бессер, их командир, был вызван Главой Полицейской Группы Юг, Полковником Францем. Франц сообщил Бессеру о приказе об уничтожении евреев на территории <text:span text:style-name="T167">СССР</text:span> и о роли в этом Полицейского Батальона 45. За считанные дни батальон устроил казнь нескольких сотен оставшихся евреев Шепетовки, включая женщин и детей. Казни сотней людей последовали в различных украинских городах в августе. В сентябре батальон предоставлял кордон, эскорт и стрелков для казни тысяч евреев в Бердичеве и Виннице.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00 евреев в урочище Бабий Яр. До конца года батальон продолжал проводить небольшие казни - Хорол, Кременчуг, Полтава.<text:note text:id="ftn46" text:note-class="endnote"><text:note-citation>46</text:note-citation><text:note-body><text:p text:style-name="P16">ZStL, II 204 AR-Z 1251-65(Landgericht Regensburg, judgement Ks 6/70):9-35; and 204 AR-Z 1251/65, 2:370-77(доклад <text:span text:style-name="T18">Государственного Уголовного Управления Баварии, Мюнхен, <text:s/>10 сентября 1968).</text:span></text:p></text:note-body></text:note> 22 июля Полицейский Батальон 314 так же начал с относительно небольших казней <text:soft-page-break/>исчисляющимися сотнями жертв. После он присоединился к Полицейскому Батальону 45 в казни нескольких тысяч евреев в Виннице в сентябре 1941, и расстрелял от 7000 до 8000 евреев в Днепропетровске 10-14 октября. Последний раскрытый расстрел датирован поздним январём 1942 в Харькове.<text:note text:id="ftn47" text:note-class="endnote"><text:note-citation>47</text:note-citation><text:note-body><text:p text:style-name="P17">ZStL, 204 AR-Z 1251/65, 1:53-54, 58-60, 94-96 (допросы Johann L., Franz P. и Karl G.); 3:591-95(записи из дневника Балека<text:span text:style-name="T188">[Balek]</text:span>).</text:p></text:note-body></text:note></text:p>
      <text:p text:style-name="Preformatted_20_Text"><text:s/><text:tab/>Документация <text:span text:style-name="T167">с юга</text:span> <text:span text:style-name="T167">СССР</text:span>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Здесь не ясен размах и черты, но мы имеем одно невероятно яркое описание операции Полицейского Батальона 11, дислоцированного с раннего июля 1941 в районе Ковно. Его третья рота «охраняла» местное гетто.<text:note text:id="ftn48" text:note-class="endnote"><text:note-citation>48</text:note-citation><text:note-body><text:p text:style-name="P17">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дивизии безопасности дали полицейским их первое задание(впоследствии те заявляли, что это было их первое из двух): казнить всех евреев в деревне Смолевичи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reformatted_20_Text"><text:s/><text:tab/>В конце октября две роты Полиции Порядка и их литовские вспомогательные роты получили приказ от армии на ликвидацию всех евреев в Слуцке, к югу от Минска, в городе с населением около 12000. Треть Евреи. И снова такая мера преподносилась как средство устрашения для защиты немецких войск. Глава гражданской администрации рапортует своему начальнику Вильгельму Кубе в Минске о произошедшем в Слуцке 27 октября:</text:p>
      <text:p text:style-name="Preformatted_20_Text"/>
      <text:p text:style-name="Preformatted_20_Text"><text:tab/><text:tab/><text:tab/><text:tab/><text:tab/><text:tab/>Слуцк, 30 октября 1941</text:p>
      <text:p text:style-name="Preformatted_20_Text"><text:tab/>Региональный Комиссар Слуцка</text:p>
      <text:p text:style-name="Preformatted_20_Text"><text:tab/>Кому: Главному Комиссару в Минске</text:p>
      <text:p text:style-name="Preformatted_20_Text"><text:tab/>Тема: Еврейский вопрос</text:p>
      <text:p text:style-name="Preformatted_20_Text"/>
      <text:p text:style-name="Preformatted_20_Text">В дополнение к моему докладу по телефону 27 октября, 1941, я прилагаю следующее в письме: <text:tab/>Утром 27 октября, около 8 утра, прибыл старший лейтенант Полицейского Батальона 11 из Ковно(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в любом случае, я должен обсудить это с командующим. Примерно через полчаса полицейский батальон прибыл в Слуцк. Как и запрашивали,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есть только два дня на работу в Слуцке,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Нельзя так просто отказаться от их услуг, они 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хоть и были незаменимы, имели на руках документы, свидетельствующие об их работе в мастерских. Мы пришли к соглашению, что все евреи в городе, особенно ремесленники и их семьи, которых я тоже не хотел отправлять на ликвидацию, прежде всего должны быть доставлены для сортировки в гетто. Провести сортировку были авторизованы два моих представителя. Командующий не противился моей позиции, так что я верил, что операция пройдёт согласно уговору.</text:p>
      <text:p text:style-name="Preformatted_20_Text"><text:tab/>Проблемы п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text:soft-page-break/>большинство погрузили в грузовики и без промедлений ликвидировали за границей города. Жалобы начали поступать из мастерских после полудня, они не были способны продолжать работу без еврейских ремесленников. Потому как командующий уехал в Барановичи, после долгих поисков я связался с заместителем — капитаном, и потребовал немедленно остановить происходящее, потому как мои инструкции нарушили,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Ч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reformatted_20_Text"><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вместе с литовцами вытаскивали евреев и белорусов из их жилищ и увозили. По всему городу 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перед их глазами, белорусы и сами попадали под удар. Нельзя назвать это «еврейским вопросом», больше похоже на революцию. Весь день я со своими представителями пытались спасти то, что ещё можно было спасти. Неоднократно мне приходилось буквально выдворять под дулом револьвера немецкую и литовскую полицию из мастерских. Мои жандармы занимались тем же, но из-за происходящей дикости на улице им часто 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 Я не присутствовал на расстрелах за городом, так что не могу ничего сказать об их жестокости, но достаточно сказать, что некоторым из расстрелянных приходилось выкапывать себя из массовых могил. Касаясь экономического ущерба я должен заметить, что сильнее всего была затронута выделка кожи. Там работало двадцать шесть экспертов. Одним махом пятнадцать лучших специалистов расстреляли. Ещё четверо сбежало из повозок. Семь ещё до захвата. Пятеро работали в колёсной мастерской, четверо мертвы. Мастерская не сможет работать с одним мастером. Пропали и другие ремесленники — краснодеревщики, кузнецы и так далее. Пока что мне не удалось получить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Г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Пока что они ходят вокруг с кровавыми следами жестоких избиений. Белорусы, чьё доверие ранее было завоёвано, стоят повсюду в ошеломлении. Хоть они и запуганы и не смеют высказывать своё мнение, 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с удастся снова заполучить доверие населения. </text:p>
      <text:p text:style-name="Preformatted_20_Text"><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рук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немедленно принести 5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двери и оконные рамы выдернули и пустили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й в мародёрстве. В ночь со вторника на среду, батальон покинул город в направлении Барановичей. Население возрадовалось их уходу. <text:tab/>Больше докладывать не о чем. Я прибуду в Минск в ближайшем будущем в целях обсуждения этого вопроса лично. На данный <text:soft-page-break/>момент, я не могу продолжать заниматься «еврейским вопросом». Сначала должен быть возвращён мир. Я надеюсь восстановить его как можно скорее, несмотря на все сложности и ущерб экономике. Сейчас я могу попросить лишь об одном: «в будущем, постарайтесь изо всех сил избавить меня от этого полицейского батальона».</text:p>
      <text:p text:style-name="Preformatted_20_Text"><text:tab/><text:tab/><text:tab/><text:tab/><text:tab/><text:tab/><text:tab/><text:tab/>Карл.<text:note text:id="ftn49" text:note-class="endnote"><text:note-citation>49</text:note-citation><text:note-body><text:p text:style-name="P17">IMT 27:4-8 (1104-PS: Гебиткомиссар Карл в Слуцке Генеральному Комиссару Кубе в Минске от 30 октября 1941).</text:p></text:note-body></text:note></text:p>
      <text:p text:style-name="Preformatted_20_Text"><text:tab/>Хоть <text:span text:style-name="T28">подробной</text:span> документации об участии полицейских батальонов в массовых убийствах в <text:span text:style-name="T196">Советском Союзе</text:span>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note text:id="ftn50" text:note-class="endnote"><text:note-citation>50</text:note-citation><text:note-body><text:p text:style-name="P17">JNSV 18, no. 546a(Landgericht Kassel, judgement 3a Ks 1/61):786-87, 835.</text:p></text:note-body></text:note></text:p>
      <text:p text:style-name="Preformatted_20_Text"><text:tab/>Как показывает документация, Полиция Порядка имело прямое, всепроникающее участие в массовых казнях <text:span text:style-name="T167">совет</text:span>ских евреев летом и осенью 1941 под юрисдикцией глав Северной, Центральной и Южной групп СС(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Далюге не запрещал, но подстрекал к участию Полиции Порядка к массовым убийствам.</text:p>
      <text:p text:style-name="Preformatted_20_Text"><text:s/><text:tab/>Её вовлеченность в массовые расстрелы в <text:span text:style-name="T167">СССР</text:span> после осени 1941 не так хорошо задокументирована и скорее всего происходила реже. Большим исключением осенью 1942 стало её участие в расстреле евреев в районе Пинска.<text:note text:id="ftn51" text:note-class="endnote"><text:note-citation>51</text:note-citation><text:note-body><text:p text:style-name="P17">Единственный документ что мне удалось найти об участии Полиции Порядка в казни <text:span text:style-name="T167">советс</text:span>ких евреев в 1942 — это доклад роты Полиции Порядка о роли двух батальонов в финальной ликвидации 15000 евреев гетто Пинска между 29 октября и 1 ноября(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text:s/>320, эскадрон конной полиции. <text:s/><text:span text:style-name="T19">В течении сентября, отряды Полицейских Батальонов 69 и 306, а так же эскадрон конной полиции участвовали в ликвидации гетто Лахва[Łachwa](300-500), Лунинец[Luninets](1000-1500), Столин[Stolin](5000), Янув[Janów] (2000) и (нечитаемо)-rohotschin(1500). Смотри Staatsanwaltschaft Frankfurt, 4 Js 90/62, indictment of Kuhr, Petsch, et al., 66-107.</text:span></text:p></text:note-body></text:note> Во время военного кризиса зимы 1941-1942 многие полицейские батальоны вынужденно отправили на фронт. Другим пришлось бороться с растущим партизанским движением. Более того, в 1942 число рекрутов из местного населения во вспомогательные отряды Полиции Порядка возросло десятикратно - с 33000 до 300000.<text:note text:id="ftn52" text:note-class="endnote"><text:note-citation>52</text:note-citation><text:note-body><text:p text:style-name="P18">NO-2861 (Рапорт Далюге о деятельности Полиции Порядка в 1942).</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Весной 1942 Доктор Гиммлера доложил Рейхсфюреру о выводящей из строя болезни Баха, заметив, что командир СС страдал от «главным образом от зрелища проводимых им расстрелов евреев, а так же от других полученных на востоке тяжёлых переживаний».<text:note text:id="ftn53" text:note-class="endnote"><text:note-citation>53</text:note-citation><text:note-body><text:p text:style-name="P18">NO-600 (Гравиц Гиммлеру 4 марта 1942).</text:p></text:note-body></text:note></text:p>
      <text:p text:style-name="Preformatted_20_Text"/>
      <text:p text:style-name="Preformatted_20_Text">Глава 4. Полиция Порядка и <text:span text:style-name="T161">Окончательное</text:span> Решение: Депортация.</text:p>
      <text:p text:style-name="Preformatted_20_Text"><text:s/><text:tab/>Со снижением роли Полиции Порядка в вырезании <text:span text:style-name="T167">совет</text:span>ских евреев осенью 1941, Далюге взялся за новое жизненно важное для <text:span text:style-name="T161">Окончательно</text:span>го Решения назначение — охрану депортационных поездов «на восток». В конце сентября 1941,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офисов Полиции Безопасности по всей Германии.<text:note text:id="ftn54" text:note-class="endnote"><text:note-citation>54</text:note-citation><text:note-body><text:p text:style-name="P18">За самым современным(прим. переводчика — на момент выхода книги) анализом депортаций из Германии, смотри <text:span text:style-name="T153">Генри Фридлендер[</text:span>Henry Friedlander<text:span text:style-name="T153">]</text:span>, «The Deportations of the German Jews: Post-War Trials of Nazi Criminals», <text:span text:style-name="T28">Leo Baeck Institute Yearbook</text:span> (1984): 201-26.</text:p></text:note-body></text:note> Единственными исключениями на местном уровне стали Вена и Прага, где депортацией занимались Центральные Агентства по Эмиграции Евреев, созданны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По договору, Полиция Порядка по инструкции будет предоставлять людей для охраны в помощь Полиции Безопасности. Обычно для каждой транспортировки она предоставляла одного офицера и пятнадцать человек.<text:note text:id="ftn55" text:note-class="endnote"><text:note-citation>55</text:note-citation><text:note-body><text:p text:style-name="P18">IMT 22:534-36(3921-PS: Далюге инспекторам Полиции Порядка 27 октября 1941); YVA, 0-51/63/4, 6(Butenip, KdSchupo Wien, October ? 1941, to loc<text:span text:style-name="T174">a</text:span>l Orpo units; Bomhard memorandum on the evacuation of the Jews, October 4, 1941).</text:p></text:note-body></text:note></text:p>
      <text:p text:style-name="Preformatted_20_Text"><text:s/><text:tab/>Каков был размах этих операций? Между осенью 1941 и весной 1945 более 260 депортационных поездов отправили немецких, австрийских и чешских евреев прямиком в гетто и лагеря смерти «на востоке»(к примеру, в Польшу и <text:span text:style-name="T167">СССР</text:span>), или в транзитное гетто Терезиенштадт к северу от Праги, а оттуда уже дальше «на восток».<text:note text:id="ftn56" text:note-class="endnote"><text:note-citation>56</text:note-citation><text:note-body><text:p text:style-name="P18">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57" text:note-class="endnote"><text:note-citation>57</text:note-citation><text:note-body><text:p text:style-name="P136">YVA, TR-10/835 (<text:span text:style-name="T116">Staatsanwaltschaft</text:span>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Малый Тростенец), <text:span text:style-name="T20">Терезиенштадт[Theresienstadt] с весны 1942 по лето 1943.</text:span></text:p></text:note-body></text:note> Нет даже приблизительной оценке количества поездов, задействованных в депортации евреев из польских городов в местные лагеря смерти, но очевидно, что множество сотен. Полиция порядка охраняла буквально всё из них.</text:p>
      <text:p text:style-name="Preformatted_20_Text"><text:s/><text:tab/>Что это значило в контексте переживаний для самой Полиции Порядка? В Англии и Германии уже опубликован один красочный доклад лейтенанта Пола <text:soft-page-break/>Салиттера об охране депортационного поезда из Дюссельдорфа в Ригу в декабре 1941.<text:note text:id="ftn58" text:note-class="endnote"><text:note-citation>58</text:note-citation><text:note-body><text:p text:style-name="P19">Gertrude Schneider, <text:span text:style-name="T28">Journey into Terror: Story of the Riga Ghetto</text:span> (New York, 1979), 195-211; <text:span text:style-name="T153">Краусник и Вильгельм</text:span>, 591-95.</text:p></text:note-body></text:note> Два других раппорта о депортации поездом из Вены в Собибор и из Коломыя в Галиции в Белжец примечательны для понимания того, что именно более тысячи раз делало множество отрядов Полиции Порядка. Сначала, Венская транспортировка.</text:p>
      <text:p text:style-name="Preformatted_20_Text"/>
      <text:p text:style-name="Preformatted_20_Text"><text:tab/>152 Полицейский Участок<text:tab/><text:tab/><text:tab/>Вена, 20 июня, 1942</text:p>
      <text:p text:style-name="Preformatted_20_Text"><text:tab/>Отчёт об опыте Тема: транспортная команда для еврейского транспорта Вена — <text:tab/>Аспангбанхоф(сноска - железнодорожная станция Аспанг) в Собибор</text:p>
      <text:p text:style-name="Preformatted_20_Text"><text:tab/><text:tab/><text:tab/><text:tab/><text:tab/><text:tab/><text:tab/><text:tab/><text:tab/>14 июня, 1942</text:p>
      <text:p text:style-name="Preformatted_20_Text"/>
      <text:p text:style-name="Preformatted_20_Text"><text:s/><text:tab/>Транспортная команда состояла из лейтенанта запаса Фишманна в качестве лидера, двух сержантов и 13 полицейских запаса из Первой Восточной роты Полицейского Батальона. В соответствии с предварительным телефонным запросом от гауптштурмфюрера СС Бруннера, команда заступила на службу в 11 утра, 14 июня, 1942 в Аспангбанхофе.</text:p>
      <text:p text:style-name="Preformatted_20_Text"><text:tab/>1. Погрузка евреев: Под управлением и надсмотром гауптштурмфюрера СС Бруннера и гауптштурмфюрера СС Гирзика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reformatted_20_Text"><text:tab/>2. Поездка из Вены в Собибор: Поезд 38 отбыл из Вены в 7:08 вечера, 14 июня, 1942, и вместо запланированного маршрута в Избицу, отправился в Собибор через Люнденбург[Бреклар], Брунн[Брно], Нейсе[Ныса], Оппельн[Ополе], Ченстохову, Кельце, Радом, Демблин, Люблин и Хелм. Прибытие в Собибор в 8:05 утра, 17 июня, 1942. По прибытии поезда в Люблин в 9 вечера, 16 июня, оберштурмфюрер СС Пол, ожидавший поезда на станции, снял с транспорта 51 способного к работе еврея и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вместе с запасами еды), а так же 100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p>
      <text:p text:style-name="Preformatted_20_Text"><text:tab/>3. Доставка евреев в Собибор: В 8:15 утра, 16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мгновенно и была закончена в 9:15 утра.</text:p>
      <text:p text:style-name="Preformatted_20_Text"><text:tab/>4. Поездка из Собибора в Вену: Около 10 утра, сразу после разгрузки евреев, в специальном поезде отправились обратно. Прибыли в Люблин в 2:30 утра, 18 июня. Расходов на поездку потрачено не было. Из Люблина отправились в 8:13 утра, 18 июня экспресс поездом в Краков, куда прибыли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Из Кракова отправились экспресс поездом в 8:08 вечера, 19 июня. Прибыли на восточную железнодорожную станцию Вены в 6:30 утра, 20 июня.</text:p>
      <text:p text:style-name="Preformatted_20_Text"><text:tab/>5. Остановка транспортной команды в Кракове:</text:p>
      <text:p text:style-name="Preformatted_20_Text">Остановка продлилась 26 с половиной часов.</text:p>
      <text:p text:style-name="Preformatted_20_Text"><text:tab/>6. Переход границы: Поезд специального назначения пересёк границу из Рейха в Генерал-губернаторство 15 июня в 1:45 дня, экспресс поезд на обратном маршруте в 12:15 утра, 20 июня.</text:p>
      <text:p text:style-name="Preformatted_20_Text"><text:tab/>7. Провизия:</text:p>
      <text:p text:style-name="Preformatted_20_Text">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reformatted_20_Text"><text:tab/>8. Предложения: 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reformatted_20_Text"><text:tab/>9. Инциденты: Инцидентов в пути или обратном пути не произошло.</text:p>
      <text:p text:style-name="Preformatted_20_Text"><text:tab/><text:tab/>(подписано) Фишманн. <text:tab/><text:tab/>Участковый лейтенант Полиции <text:tab/><text:tab/><text:tab/><text:tab/><text:tab/><text:tab/><text:tab/><text:tab/><text:tab/>Охраны(Schutzpolizei)<text:note text:id="ftn59" text:note-class="endnote"><text:note-citation>59</text:note-citation><text:note-body><text:p text:style-name="P19">YVA, 0-51/63/42-43 (Рапорт Фишманна, 20 июня 1942).</text:p></text:note-body></text:note></text:p>
      <text:p text:style-name="Preformatted_20_Text"><text:soft-page-break/></text:p>
      <text:p text:style-name="Preformatted_20_Text"><text:tab/>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p>
      <text:p text:style-name="Preformatted_20_Text"><text:tab/>Полиция Порядка, охранявшая депортационный поезд из Коломыя в Галиции столкнулась с заметно большим количеством проблем. Действительно, в Галиции, где евреи подвергались резне летом и осенью 1941 и застали первые волны депортации весной 1942, знали чего ожидать от депортаций августа 1942. В середине сентября 1942 капитан Полиции Порядка Полицейского Резервного Батальона 133 в полицейской роте 24 рапортовал о впечатлениях от одной недели операции:</text:p>
      <text:p text:style-name="Preformatted_20_Text"/>
      <text:p text:style-name="Preformatted_20_Text"><text:tab/>7./Пол.24.<text:tab/><text:tab/><text:tab/>Лемберг[Львов], 14 сентября 1942 <text:tab/>Кому: Командующему Полиции Порядка, в районе Галиции, Лемберг. <text:tab/>Тема: Переселение евреев</text:p>
      <text:p text:style-name="Preformatted_20_Text"><text:tab/>Вечером шестого сентября, седьмая рота двадцать четвёртого Полицейского Полка согласно приказу прибыла в Коломыя, после переселений третьего и пятого сентября в Сколе, Стрые и Ходорове, во главе которых стоял Капитан Полиции Охраны Крёпелин, уже составивший подробный рапорт. Я незамедлительно связался с комиссаром Криминальной Полиции(Kriminalkommissar) и оберштурмфюрером СС Лейтмарицем, главой местного отделения Полиции Безопасности в Коломыя и старшим лейтенантом поста Полиции Охраны Коломыя Гертелом.</text:p>
      <text:p text:style-name="Preformatted_20_Text"><text:s/><text:tab/> <text:tab/>Вразрез с опытом операции в Стрые, операцию седьмого сентября в Коломыя хорошо спланировали и подготовили,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седьмого сентября. Около 5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reformatted_20_Text"><text:s/><text:tab/>Погрузка на транспортный поезд завершилась примерно в семь вечера. 4769 еврея были переселены, около 1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девяти вечера. Охранялся одним офицером и девятью людьми. Многие евреи с наступлением ночи сняли колючую проволоку и 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рапортовал мне лично, что охраны было явно недостаточно.</text:p>
      <text:p text:style-name="Preformatted_20_Text"><text:tab/>8 сентября слишком старых, больных, немощных и тех, кого уже не перевезти — были казнены, всего около 300. Согласно приказу от четвёртого сентября об использовании амуниции, о котором меня уведомили шестого сентября, 90% казнили с помощью карабинов и винтовок. Только в отдельных случаях использовались пистолеты.</text:p>
      <text:p text:style-name="Preformatted_20_Text"><text:s/><text:tab/>8 и 10 сентября проведены операции в Кутах[Kuty], Косове[Kosov], Городенке[Horodenka], Заплатове[Zaplatov] и Снятыне[Sniatyn]. Около 1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десятого сентября поездом отправлено 8205 еврея.</text:p>
      <text:p text:style-name="Preformatted_20_Text"><text:s/><text:tab/>В операциях в районе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text:soft-page-break/>каждый вагон, оказало на транспортировку катастрофически негативное влияние.</text:p>
      <text:p text:style-name="Preformatted_20_Text"><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text:span text:style-name="T198">[</text:span>Ordnungsdienst<text:span text:style-name="T198">]</text:span> и строители железнодорожной станции из Коломыя работали до ночи для латания дыр в вагонах согласно регуляциям. Для предотвращения попыток бегства, команде из одного офицера и пятнадцати человек под руководством капитана Цицмана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В условиях темноты пресечь попытки бегства и расстрелять бежавших было невозможно. Из-за жары в вагонах евреи полностью разделись.</text:p>
      <text:p text:style-name="Preformatted_20_Text"><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команда в его конце. Учитывая длину поезда и его нагрузку в 8205 евреев такое распределение показало свою несостоятельность. В следующий раз капрал Ж. Распределит охрану по всему поезду. Для предотвращения бегства, охране всю дорогу пришлось сидеть в камбузах. Вскоре после отправки евреи предприняли попытку прорваться с разных сторон поезда, некоторые даже через крыши. Они были достаточно успешны в этом деле, так что за пять остановок до Станиславова капралу Ж. пришлось просить по телефону начальника станции Станиславова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reformatted_20_Text"><text:s/><text:tab/>Работы заняли полтора часа. Поезд возобновил движение. На следующей станции стало ясно, что евреи снова проделали огромные дыры и сорвали колючую проволоку. В одном поезде даже поработали молотком и пилой. Во время допросов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Во время всей поездки, поезду требовался ремонт на каждой остановке, иначе мы бы не смогли даже ехать. В 11:15 утра поезд прибыл в Лемберг. Так как смена на охрану поезда не прибыла, транспортной команде Ж. пришлось продолжить охранять поезд до самого Белжеца. После короткой остановки в Лемберге, поезд продолжил путь по пригороду Клапорова, где 9 вагонов с отметкой «L» предназначенных для трудового лагеря передали оберштурмфюреру СС Шульцу. Тот дополнительно погрузил на поезд ещё около тысячи евреев. В 1:30 дня поезд отправился в Белжец.</text:p>
      <text:p text:style-name="Preformatted_20_Text"><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Из-за скорости поезда они не боялись травм от падения. Несмотря на постоянные запросы инженерам увеличить скорость, возможности для этого не было, так что постоянные остановки становились всё более раздражающими.</text:p>
      <text:p text:style-name="Preformatted_20_Text"><text:tab/>Вскоре после Лемберга у команды уже закончились все имеющиеся у 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reformatted_20_Text"><text:s/><text:tab/>Всё большая паника распространялась среди евреев из-за жары, забитости и трупов. Трупный запах — при разгрузке в вагонах обнаружили около 2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reformatted_20_Text"><text:s/><text:tab/>Помимо указанного, на период 7-10 сентября 1942 дополнительных инцидентов не произошло. Сотрудничество между Полицией Порядка и Полицией безопасностей прошло хорошо и без проблем.</text:p>
      <text:p text:style-name="Preformatted_20_Text"><text:soft-page-break/><text:tab/><text:tab/><text:tab/>(подпись) Вестерман <text:tab/><text:tab/><text:tab/>Лейтенант запаса Полиции <text:tab/><text:tab/><text:tab/><text:tab/><text:tab/><text:tab/><text:tab/><text:tab/><text:tab/>Охраны и Ротный Командир.<text:note text:id="ftn60" text:note-class="endnote"><text:note-citation>60</text:note-citation><text:note-body><text:p text:style-name="P19">Этот документ был опубликован на немецком. Adalbert Rückerl, <text:span text:style-name="T28">SS-Vernichtungslager im Spiegel deutscher Strafprozesse </text:span>(Munich, 1977), 55-60. Копия доклада из советском архиве найдена в ZStL, USSR ?rd. No. 116, bild 508-10.</text:p></text:note-body></text:note></text:p>
      <text:p text:style-name="Preformatted_20_Text"/>
      <text:p text:style-name="Preformatted_20_Text"><text:tab/>Документ раскрывает много деталей: отчаянные попытки евреев сбежать; скудную охрану(какие-то десять человек на 8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с учётом истощения охраной амуниции); «повседневное» упоминание о том, как сотни евреев признали непригодными для транспортировки и расстреляны на месте из-за слабости, болезней и возраста. Более того, документ недвусмысленно показывает, для Полицейского Батальона 133 и Полиции Безопасности в Галиции летом 1942 подобные операции являлись рутиной. </text:p>
      <text:p text:style-name="Preformatted_20_Text"><text:tab/>Однако он не раскрывает взгляд «низового» участника <text:span text:style-name="T161">Окончатель</text:span>ного Решения, который нам хотелось бы увидеть. Эти люди не были офисными работниками в безопасности и оторванными от реальности расстоянием, бюрократическими эвфемизмами и рутиной, приговаривающими людей к смерти. Эти люди сталкивались со своими жертвами лицом к лицу. Их товарищи уже расстреляли всех непригодных для транспортировки евреев, а так же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ем именно они принимают участие, а именно в убийственной программе по уничтожению евреев Галиции.</text:p>
      <text:p text:style-name="Preformatted_20_Text"><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нормальный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p text:style-name="Preformatted_20_Text">Глава 5. Полицейский Резервный Батальон 101</text:p>
      <text:p text:style-name="Preformatted_20_Text"><text:tab/>Полицейский Батальон 101, базировавшийся в Гамбурге, был в числе первых батальонов, присоединившихся к немецкой армии вторжения в Польшу в сентябре 1939. Перейдя границу в Оппельне[Ополе] в Силезии, батальон через Ченстохову проследовал в польский город Кельце. Там он привлекался к захвату польских солдат и военного оборудования позади линии наступления, а так же охране военнопленных. 17 декабря 1939, батальон вернулся в Гамбург. Около сотни его профессиональных полицейских перевели для формирования дополнительных отрядов. Их заменили резервистами среднего возраста, призванными осенью 1939.<text:note text:id="ftn61" text:note-class="endnote"><text:note-citation>61</text:note-citation><text:note-body><text:p text:style-name="P20">ZStl, 3 AR-Z 52/61, <text:span text:style-name="T191">в </text:span>HW 1-6; Kurt A., HW 11; Ernst Hr., HW 2712.</text:p></text:note-body></text:note></text:p>
      <text:p text:style-name="Preformatted_20_Text"><text:tab/>В мае 1940, после периода тренировки, батальон отправили из Гамбурга в один из четырёх аннексированных рейхом регионов западной Польши - Вартегау[Рейхсгау Вартеланд]. Располагаясь до конца июня в Познани[Позен], а затем в Лодзе[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и цыгане, должны были быть выгнаны в центральную Польшу с включённых в состав Германии территорий.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Расовая ч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reformatted_20_Text"><text:s/><text:tab/>В отчёте батальона содержится хвастовство фанатичным участием в этом «переселении»: </text:p>
      <text:p text:style-name="Preformatted_20_Text"/>
      <text:p text:style-name="Preformatted_20_Text"><text:tab/>«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члены батальона) не могли вернуться в казармы восемь дней и ночей. У них была возможность поспать только в ночью в машинах... В самую крупную операцию, батальон эвакуировал около 900 семей...за один день и только своими силами и десятью переводчиками.»</text:p>
      <text:p text:style-name="Preformatted_20_Text"><text:soft-page-break/></text:p>
      <text:p text:style-name="Preformatted_20_Text"><text:tab/>В целом, батальон эвакуировал 36972 человека из запланированных 58628. Около 22000 человек сбежало.<text:note text:id="ftn62" text:note-class="endnote"><text:note-citation>62</text:note-citation><text:note-body><text:p text:style-name="P20">BA, R 20/51/3-7(Рапорт о деятельности Полицейского Резервного Батальона 101, 5 мая 1940 — 7 апреля 1941).</text:p></text:note-body></text:note></text:p>
      <text:p text:style-name="Preformatted_20_Text">Один призывник из запаса, Бруно Пробст*, вспоминал о роли батальона:</text:p>
      <text:p text:style-name="Preformatted_20_Text"><text:tab/>«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Эти так называемые комиссии состояли из гражданских, членов чёрных(без формы) СС и Тайной Полиции. От них мы получали карточки с номерами. Этими номерами обозначались дома в деревне, которые надо было эвакуировать. Поначалу, мы стремились вывести из этих домов всех, несмотря 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расстрела на месте. В первом, это был старик, во втором, старуха...оба раза расстрелом занимался не член отряда, а унтер-офицер.»<text:note text:id="ftn63" text:note-class="endnote"><text:note-citation>63</text:note-citation><text:note-body><text:p text:style-name="P20">Bruno P., HW 1912-1913.</text:p></text:note-body></text:note></text:p>
      <text:p text:style-name="Preformatted_20_Text"><text:tab/>Другие в батальоне тоже вспоминали операцию по переселению, но никто больше не вспоминал или не признавался в подобном насилии.<text:note text:id="ftn64" text:note-class="endnote"><text:note-citation>64</text:note-citation><text:note-body><text:p text:style-name="P20">Alfred H., HW 43-44; George L., HW 1425; Heinrich S., HW1561; Walter Z., HW 2683; Ernst Hr., HW 2712; Ernst R., G 607.</text:p></text:note-body></text:note> Один полицейский однако рассказал, что во время остановки в Познани батальон предоставил Полиции Порядка расстрельную группу для казни от 100 до 120 поляков.»<text:note text:id="ftn65" text:note-class="endnote"><text:note-citation>65</text:note-citation><text:note-body><text:p text:style-name="P20">Paul H., HW 1647.</text:p></text:note-body></text:note></text:p>
      <text:p text:style-name="Preformatted_20_Text"/>
      <text:p text:style-name="Preformatted_20_Text">/*********************************************************</text:p>
      <text:p text:style-name="Preformatted_20_Text">ПЕРЕВОД КАРТИНОК И ТЕКСТА</text:p>
      <text:p text:style-name="Preformatted_20_Text">1) Мендзыжец, «транзитное» гетто, ликвидированное в семи «акциях» между августом 1942 и июлем 1943. Вторая рота лейтенанта Гнейда отзывалась о Мендзыжеце подходящим немецкий прозвищем «Menschenschreck», или «ужас человеческий».</text:p>
      <text:p text:style-name="Preformatted_20_Text">2) №! карта</text:p>
      <text:p text:style-name="Preformatted_20_Text">3) №! карта</text:p>
      <text:p text:style-name="Preformatted_20_Text">4) В большинстве случаев депортации, евреям давали указание брать минимум вещей, дабы сделать правдивее историю о переселении. Обыски лейтенанта Гнейда ясно показывают, что никто, ни полицейские, ни евреи, не верили в это притворство.</text:p>
      <text:p text:style-name="Preformatted_20_Text">5) 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Preformatted_20_Text">6) «Бараки для раздевания» - этап в процессе депортации впервые введённый лейтенантом Гнейдом осенью 1942, когда гетто Мендзыжец подверглось особенно жестокой серии «чисток» - Полиция Порядка заставила евреев раздеться догола в поисках ценностей</text:p>
      <text:p text:style-name="Preformatted_20_Text">7) 26 мая 1943. Полиция Порядка ведёт евреев через город. Евреи отправленные в Майданек тем днём погибнут в резне <text:span text:style-name="T28">Erntefest</text:span>(«Операция Фестиваль Жатвы») в ноябре 1943.</text:p>
      <text:p text:style-name="Preformatted_20_Text">8) -</text:p>
      <text:p text:style-name="Preformatted_20_Text">9) Лукув, вероятно осень 1942, во время ликвидации местного гетто Полицией Порядка.</text:p>
      <text:p text:style-name="Preformatted_20_Text">10) Лейтенант Гнейд перед его «бараками для раздеваний» в Мендзыжеце.</text:p>
      <text:p text:style-name="Preformatted_20_Text">11) Полиция Порядка держит кордон на рынке во время «шестой акции». 26 мая 1943 года. 1000 евреев депортировали в трудовой лагерь в Майданеке. В ранних депортациях Мендзыжеца, евреев слали прямиком в газовые камеры Треблинки.</text:p>
      <text:p text:style-name="Preformatted_20_Text">*,,,,,,,,,,,,,,,,,,,,,,,,,,,,,,,,,,,,,,,,</text:p>
      <text:p text:style-name="Preformatted_20_Text"/>
      <text:p text:style-name="Preformatted_20_Text">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66" text:note-class="endnote"><text:note-citation>66</text:note-citation><text:note-body><text:p text:style-name="P20">BA, R 20/51/3-7 (отчёт о действиях батальона).</text:p></text:note-body></text:note></text:p>
      <text:p text:style-name="Preformatted_20_Text"><text:tab/>28 ноября 1940, батальон заступил на охрану гетто в Лодзе, опечатанного в конце апреля 1940. Тогда 160000 Евреев Лодзе отрезали от остального города колючей проволокой. Это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67" text:note-class="endnote"><text:note-citation>67</text:note-citation><text:note-body><text:p text:style-name="P20">Bruno G., HW 2017.</text:p></text:note-body></text:note></text:p>
      <text:p text:style-name="Preformatted_20_Text"><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В охрану всегда назначали самых отъявленных стрелков и другие обязанности не давали. Комната <text:soft-page-break/>отдыха роты была украшена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68" text:note-class="endnote"><text:note-citation>68</text:note-citation><text:note-body><text:p text:style-name="P20">YVA, TR-10/462 (Landgericht Dortmund, judgement 10 Ks 1/53):3-4.</text:p></text:note-body></text:note></text:p>
      <text:p text:style-name="Preformatted_20_Text"><text:tab/>Члены батальона имели больше контактов с нееврейским населением, потому как располагались вне границ гетто. Бруно Пробст вспоминал, как в разделявшем гетто Лодзе проходе, охрана иногда развлекали себя переводом часов вперёд. Э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69" text:note-class="endnote"><text:note-citation>69</text:note-citation><text:note-body><text:p text:style-name="P20">Bruno G., HW 2017.</text:p></text:note-body></text:note></text:p>
      <text:p text:style-name="Preformatted_20_Text"><text:tab/>В мая 1941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призванные из запаса. Батальон стал, по словам одного полицейского, «чисто резервным батальоном».<text:note text:id="ftn70" text:note-class="endnote"><text:note-citation>70</text:note-citation><text:note-body><text:p text:style-name="P20">Hans K., HW 2246; Ernst Hr., HW 2713.</text:p></text:note-body></text:note></text:p>
      <text:p text:style-name="Preformatted_20_Text"><text:tab/>В течении следующего года, с мая 1941 по июнь 1942, батальон реформировали и подвергли многочисленным тренировкам. В памяти участников осталось мало событий из этого периода. Однажды после бомбардировки Любека в марте 1942 батальон немедленно послали в город.<text:note text:id="ftn71" text:note-class="endnote"><text:note-citation>71</text:note-citation><text:note-body><text:p text:style-name="P21">Anton B., HW 2684; <text:span text:style-name="T192">Вольфганг Хоффман</text:span>, HW 4319.</text:p></text:note-body></text:note> И один раз батальон участвовал в депортации евреев Гамбурга.</text:p>
      <text:p text:style-name="Preformatted_20_Text"><text:tab/>С середины октября 1941 до конца февраля 1942, отправлено 59 транспортов с «грузом» из 53000 евреев и 5000 цыган Третьего Рейха «на восток», в данном случае в Лодзе, Ригу, Ковно(Каунас) и Минск. Пять транспортов в Ковно и пять в Ригу по прибытию немедленно вырезали.<text:note text:id="ftn72" text:note-class="endnote"><text:note-citation>72</text:note-citation><text:note-body><text:p text:style-name="P22">YVA, 0-53/141/4378-86(Jäger report of EK 3, Kovno, December ? 1941); Schneider, 23-30.</text:p></text:note-body></text:note> Остальных «ликвидировали» не сразу. Сначала их сослали в гетто Лодзе(куда послали 5000 австрийских цыган), Минска и Риги.</text:p>
      <text:p text:style-name="Preformatted_20_Text"><text:tab/>Не подверглись немедленной экзекуции и четыре транспорта из Гамбурга. Первый, с 1034 евреями, отправился 25 октября 1941 в Лодзе. Второй, с 990 евреями, отбыл в Минск восьмого ноября. Третий в Минск 18 ноября, с 408 евреями Гамбурга и 500 Бремена. Четвёртый покинул Гамбург в направлении Риги 4 декабря с 808 людьми.<text:note text:id="ftn73" text:note-class="endnote"><text:note-citation>73</text:note-citation><text:note-body><text:p text:style-name="P23">О транспортировках в Лодз<text:span text:style-name="T21">ь</text:span> смотри YVA, BD 23/4(Списки международной службы розыска. Прим. Переводчика — с 2019 — Архивы Арользена) и <text:span text:style-name="T28">Dokumenty i Materialy Do Dziejów Okupacji W Polsce</text:span>,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reformatted_20_Text"><text:tab/>Члены Полицейского Батальона 101 поучаствовали в различных фазах гамбургской депортации. Сборным пунктом для депортации стал конфискованной Полицией Безопасности дом масонской ложи в Мурвейде. Нельзя назвать это место неприметным для местных жителей, ведь он соседствовал с университетской библиотекой, жилым кварталом и находился всего в нескольких сотнях ярдов от тяжело нагруженной железнодорожной станцией Даммтора.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Sternschanze).<text:note text:id="ftn74" text:note-class="endnote"><text:note-citation>74</text:note-citation><text:note-body><text:p text:style-name="P22">Heinrich Ht., HW 1173; Wilhelm J., HW 1320; Hans K., HW 224?; Franz K., HW 2475; Anton B., HW 2689. </text:p></text:note-body></text:note> Другие члены батальона охраняли станцию, где евреев загружали в поезда.<text:note text:id="ftn75" text:note-class="endnote"><text:note-citation>75</text:note-citation><text:note-body><text:p text:style-name="P22">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76" text:note-class="endnote"><text:note-citation>76</text:note-citation><text:note-body><text:p text:style-name="P24">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путешествовать и обычно занималось кем-то из малого числа «привилегированных».<text:note text:id="ftn77" text:note-class="endnote"><text:note-citation>77</text:note-citation><text:note-body><text:p text:style-name="P24">Hans K., HW 2246.</text:p></text:note-body></text:note></text:p>
      <text:p text:style-name="Preformatted_20_Text"><text:tab/>Бруно Пробст, кто 8 ноября сопровождал транспорт в Минск, вспоминал:</text:p>
      <text:p text:style-name="Preformatted_20_Text"/>
      <text:p text:style-name="Preformatted_20_Text"><text:tab/>«В Гамбурге евреям сказали, что им будет выделят целое новое поселение на востоке. Их погрузили в обычные пассажирские вагоны...вместе с двумя вагонами еды, инструментов, лопат, топоров, передвижной кухней и так далее. Для команды эскорта выделили вагон второго класса. В вагонах с евреями охраны не было. Поезд охранялся со всех сторон лишь во время остановок. Сильно за полдень четыре дня спустя мы достигли Минска. О конечной цели нашей поездки мы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сказали, что тот последует за ними. После этого наша команда совместно с немецким батальоном(не резервным) расположилась в русских казармах. Рядом был лагерь евреев...Из разговоров с членами вышеупомянутого батальона мы узнали об их участии в расстрелах евреев в Минске. Из этого мы заключили, что и евреи Гамбурга будут расстреляны.»</text:p>
      <text:p text:style-name="Preformatted_20_Text"/>
      <text:p text:style-name="Preformatted_20_Text"><text:tab/>Командир эскорта лейтенант Хартвиг Гнейд, не желая оказаться привлечённым к такому, в бараках не остался. Вместо этого он со своими людьми вернулся на станцию и сел на поздний поезд из Минска.<text:note text:id="ftn78" text:note-class="endnote"><text:note-citation>78</text:note-citation><text:note-body><text:p text:style-name="P24">Bruno P., HW 1930-31.</text:p></text:note-body></text:note></text:p>
      <text:p text:style-name="Preformatted_20_Text"><text:tab/>Описаний транспортировки из Гамбурга в Ригу у нас нет, но рапорт Салиттера <text:soft-page-break/>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писал Салиттер:</text:p>
      <text:p text:style-name="Preformatted_20_Text"/>
      <text:p text:style-name="Preformatted_20_Text"><text:tab/>«Население Риги составляло примерно 360000 человек, включая около 35000 евреев. Те доминировали в мире бизнеса. Их бизнес, тем не менее, после ввода немецких войск был незамедлительно закрыт и конфискован. Самих евреев расположили в обнесённом колючей проволокой гетто Дюна[Двина, нем. Düna]. На данный момент в гетто располагалось лишь 2500 рабочих мужчин евреев. Остальных либо сослали в похожие гетто, либо латвийцы их расстреляли...Они(Латвийцы) особенно ненавидели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note text:id="ftn79" text:note-class="endnote"><text:note-citation>79</text:note-citation><text:note-body><text:p text:style-name="P24">Доклад Салиттера от 26 декабря 1941, цитируется <text:span text:style-name="T153">у Краусника и Вильгельма</text:span>, 594.</text:p></text:note-body></text:note></text:p>
      <text:p text:style-name="Preformatted_20_Text"/>
      <text:p text:style-name="Preformatted_20_Text"><text:tab/>Полицейский Резервный Батальон 191 в июне 1942 отправили в очередную командировку в Польше.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так называемых «перегибов» в Познани и Лодзе. Некоторые сопровождали один из транспортов с гамбургскими евреями на пути в Лодзе, Минск или Ригу. В последних двух точках, как мы видели, было сложно не узнать что-нибудь о массовых убийствах евреев в <text:span text:style-name="T167">СССР</text:span>.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p>
      <text:p text:style-name="Preformatted_20_Text"><text:tab/>Кадрово он состоял из 11 офицеров, 5 гражданских администраторов(занимавшихся финансовыми делами, провизией, сборами и так далее), 486 рядовых и унтер-офицеров.<text:note text:id="ftn80" text:note-class="endnote"><text:note-citation>80</text:note-citation><text:note-body><text:p text:style-name="P24">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Шлезвиг-Гольштейн), а так же из далёкого Люксембурга. Но все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81" text:note-class="endnote"><text:note-citation>81</text:note-citation><text:note-body><text:p text:style-name="P25">Ernst G., HW 1835.</text:p></text:note-body></text:note></text:p>
      <text:p text:style-name="Preformatted_20_Text"><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Персонал штаба батальона помимо пяти гражданских администраторов, включал в себя доктора и его помощника, а так же водителей, клерков и специалистов по связи.</text:p>
      <text:p text:style-name="Preformatted_20_Text"><text:tab/>Командовал батальоном майор Вильгельм Трапп, ветеран Первой Мировой с Железным Крестом первого класса, пятьдесят три год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Трапп технически мог бы считаться «старым бойцом партии»(Alter Kämpfer), но в СС его никогда не принимали и равноценное звание СС не давали, несмотря на постоянную попытки Гиммлера и Гейдриха по слиянию и переплетению государственных, партийных элементов СС и полицейской империи. Трапп явно не считался подходящим для СС. Быстро развился конфликт между ним и его двумя капитанами, молодыми членами СС. Даже двадцать лет спустя, в своих показаниях те даже не пытались скрыть своё презрение к командиру как к слабому, невоенному и неправомерно встревающему в дела его офицеров.<text:note text:id="ftn82" text:note-class="endnote"><text:note-citation>82</text:note-citation><text:note-body><text:p text:style-name="P25">BDC, Карта членства в партии Вильгельма Траппа. Юлиус Волауф, HW 2882, 432?; Вольфганг Хоффман, HW 2930, 4318-19, 4322.</text:p></text:note-body></text:note></text:p>
      <text:p text:style-name="Preformatted_20_Text"><text:tab/>Два капитана полиции, имевшие так же равноценное звание гауптштурмфюреров СС, были молодыми людьми на своём третьем десятке лет.</text:p>
      <text:p text:style-name="Preformatted_20_Text"><text:tab/>Вольфганг Хоффман, родился в 1914, в 1930 в возрасте шестнадцати лет вступил в Национал-Социалистический союз школьников(NS-Schülerbund), в 1932 в восемнадцать в гитлерюгенд(Hitler Youth), и годом спустя в СС. Все это ещё до <text:soft-page-break/>его выпуска из Гимназиума(старшая школа для подготовки к колледжу) в 1934. На службу в полицию в Бреслау[Вроцлав] поступил в 1936, а в 1937 зачислился в Нацистскую Партию. В том же году он окончил офицерскую подготовку и получил звание лейтенанта Полиции Охраны. Весной 1942 присоединился к Полицейскому Резервному Батальону 101. В июне, в возрасте двадцати восьми, повышен до звания капитана.<text:note text:id="ftn83" text:note-class="endnote"><text:note-citation>83</text:note-citation><text:note-body><text:p text:style-name="P25">Обвинение Хоффман/Волауф, 47-49.</text:p></text:note-body></text:note> Командовал третьей ротой.</text:p>
      <text:p text:style-name="Preformatted_20_Text"><text:tab/>Юлиус Волауф. Родился в 1913. Окончил Гимназиум в 1932. В апреле 1933 вступил в Нацистскую Партию и Штурмовые Отряды<text:note text:id="ftn84" text:note-class="endnote"><text:note-citation>84</text:note-citation><text:note-body><text:p text:style-name="P146">Sturmabteilung, SA, или чернорубашечники.</text:p></text:note-body></text:note>. В 1936 был принят в СС и начал свою офицерскую подготовку. Получил звание лейтенанта Полиции Охраны в 1938. Ранним 1942 точно так же был прикреплён к Полицейскому Батальону 101 и в июне повышен до капитана, прямо перед отправкой в Польшу.<text:note text:id="ftn85" text:note-class="endnote"><text:note-citation>85</text:note-citation><text:note-body><text:p text:style-name="P25">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reformatted_20_Text"><text:tab/>Адъютантом Траппа был старший лейтенант Хаген, о котором мало что известно, кроме того, что он был убит весной 1943.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reformatted_20_Text">Хартвиг Гнейд, 1984 года, экспедитор и член нацистской партии с 1937 года, командир второй роты.</text:p>
      <text:p text:style-name="Preformatted_20_Text">Пол Бренд, 1902 год рождения.</text:p>
      <text:p text:style-name="Preformatted_20_Text">Хайнц Бухман, 1904 года, владелец семейного лесозаготовочного бизнеса. Член партии с 1937.</text:p>
      <text:p text:style-name="Preformatted_20_Text">Оскар Питерс, 1905 года.</text:p>
      <text:p text:style-name="Preformatted_20_Text">Уолтер Хоппнер, 1908 года, импортёр чая. Кратко являлся членом партии в 1930, полноценно вступил весной 1933.</text:p>
      <text:p text:style-name="Preformatted_20_Text">Ганс Шир, 1908 года, член партии с мая 1933.</text:p>
      <text:p text:style-name="Preformatted_20_Text">Курт Дракер, 1909 года, продавец и член партии с 1939.<text:note text:id="ftn86" text:note-class="endnote"><text:note-citation>86</text:note-citation><text:note-body><text:p text:style-name="P25">Staatsanwaltschaft Hamburg, 141 Js 1457/62, Sonderband: DC-??terlaagen <text:span text:style-name="T188">(не читаемо)</text:span>.</text:p></text:note-body></text:note></text:p>
      <text:p text:style-name="Preformatted_20_Text"><text:tab/>Таким образом, их возраст варьируется от тридцати трёх до сорока восьми. Пятеро членов партии, но никого из СС.</text:p>
      <text:p text:style-name="Preformatted_20_Text"><text:tab/>По имеющейся у нас информации, из тридцати двух унтер-офицеров, двадцать два состояло в партии и семеро в СС. Их возраст от двадцати семи до сорока лет. В среднем тридцать три с половиной. В запасе не числились, призваны на службу в полицию перед войной.</text:p>
      <text:p text:style-name="Preformatted_20_Text"/>
      <text:p text:style-name="Preformatted_20_Text"><text:tab/>Большинство 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и к нижней черте среднего класса, буквально все из них были белыми воротничками.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Половина возрастом между тридцатью семью и сорока двумя годами. Эта возрастная группа считалась слишком старой для армии, но после сентября 1939 часто призывалась на службу полиции резерва.<text:note text:id="ftn87" text:note-class="endnote"><text:note-citation>87</text:note-citation><text:note-body><text:p text:style-name="P25">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2">в</text:span>, представителей администрации и унтер-офицеров, допросы предоставили подробные данные о рядовых. <text:s/>Хоть все <text:span text:style-name="T22">они</text:span> включали в себя, <text:span text:style-name="T22">к примеру,</text:span> вопросы о возрасте, о<text:span text:style-name="T22">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reformatted_20_Text"><text:tab/>Среди рядовых, около 25%(43 из выборки в 174) имели членство в партии. Шестеро были «старыми бойцами»(Alte Kämpfer) — вступили в партию ещё до прихода Гитлера к власти. Шестеро вступили в 1933. Несмотря на внутренний запрет на вступление в партию(1933-1937), шестеро корабельных рабочих приняты в секцию партии для членов живущих за границей. В 1937, когда запрет отменили, вступили шестнадцать. Оставшиеся девять вступили в 1939 или позже. Среди людей нижней границы среднего класса партийных членов, в сравнении с рабочим классом(25%) было лишь немногим больше(30%).<text:note text:id="ftn88" text:note-class="endnote"><text:note-citation>88</text:note-citation><text:note-body><text:p text:style-name="P26">Статистика принадлежности к партии основана на имеющихся в BDC <text:span text:style-name="T23">членских картах</text:span>.</text:p></text:note-body></text:note></text:p>
      <text:p text:style-name="Preformatted_20_Text"><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были экономически независимы. Не считая обучения на подмастерье или профессиональных подготовок, буквально никто не получал образование после окончания средней школы(Volksschule, 9 классов) в 14 или 15 лет. К 1942, удивительно высокий процент из них вступил в партию. Проводившие допрос не <text:soft-page-break/>сохраняли подобных данных, поэтому мы не знаем сколько из них до 1933 было коммунистом, социалистом и/или членом профсоюза. П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по своей политической культуре противником нацизма. Сложно назвать подобную группу людей перспективной для набора массовых убийц на имплементацию нацистского видения свободной от евреев расовой утопии.</text:p>
      <text:p text:style-name="Preformatted_20_Text"/>
      <text:p text:style-name="Preformatted_20_Text">Глава 6. Прибытие в Польшу.</text:p>
      <text:p text:style-name="Preformatted_20_Text"/>
      <text:p text:style-name="Preformatted_20_Text"><text:tab/>Где-то летом 1941 во время чисток <text:span text:style-name="T167">совет</text:span>ских евреев, Гиммлер поведал Главе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 text:style-name="T161">Окончательно</text:span>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 text:style-name="T167">СССР</text:span> расстрел. Метод более эффективный, менее публичный и не так психологически давящий на убийц.</text:p>
      <text:p text:style-name="Preformatted_20_Text"><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в трёх локациях: Освенциме/Биркенау около Катовице в Силезии, Хелмно около Лодзе в Вартегау(Оба лагеря на аннексированных территориях) и Белжеце в Люблине в районе под контролем Глобочника. Массовые казни газом запустили в Хелмно ранним декабрём 1941 и в Биркенау в середине февраля 1942.<text:note text:id="ftn89" text:note-class="endnote"><text:note-citation>89</text:note-citation><text:note-body><text:p text:style-name="P27">Эксперименты с применением в камерах Циклона-Б начались в главном лагере Освенцима(Stammlager или Освенцим I) в сентябре и октябре 1941. 15 февраля 1942 началось систематическое применение новых газовых камер(в переоборудованном фермерском доме) в Биркенау(Освенцим II). Danuta Czech, <text:span text:style-name="T28">Kalendarium der Ereignisse im Konzentrationslager Auschwitz-Birkenau 1939–1945</text:span> (Reinbeck bei Hamburg, 1989), 116, 174-75.</text:p></text:note-body></text:note> Лагерь Глобочника в Белжеце не начал свою работу до середины марта 1942.</text:p>
      <text:p text:style-name="Preformatted_20_Text"><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ю центра по уничтожению в Белжеце, 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text:p>
      <text:p text:style-name="Preformatted_20_Text">для захвата жертв и загона их в поезда смерти. В одном только районе Люблина было около 300000 евреев, во всем Генерал-губернаторстве около 2 000 000!</text:p>
      <text:p text:style-name="Preformatted_20_Text"><text:tab/>В критичном для неё 1942 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reformatted_20_Text"><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о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ответственного за поступающий транспорт Гельмута Поле; ответственных за надзор и часто персональное руководство операциями в полевых условиях Джорджа Михаэльсена, Курта Клаасена; и ещё одного австрийца Эрнеста Лерха, ответственного за сбор, сортировку и утилизацию собственности евреев в лагерях смерти и зачищенных гетто.</text:p>
      <text:p text:style-name="Preformatted_20_Text"><text:tab/>Как <text:span text:style-name="T163">Руководитель</text:span> СС и Полиции в районе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району Люблину, была в его распоряжении. Самое главное, это включало в себя две ветви и различные подразделения Полиции Безопасности(Гестапо и Крипо) с одной стороны и различные подразделения Полиции Порядка с другой. Помимо главного штабу в Люблине, Полиция Безопасности в районе имела ещё четыре офиса. Каждый содержал в себе отдел <text:soft-page-break/>Гестапо по «еврейским делам».</text:p>
      <text:p text:style-name="Preformatted_20_Text"><text:tab/>Наличие Полиции Порядка проявлялось тремя путями. В первом, каждый из крупных городов района Люблина имел отделения Полиции Охраны, в чьи обязанности входил надзор за польской муниципальной полицией. Во втором, по городам и сельской местности были разбросаны малые отряды Жандармерии. И наконец, в районе Люблина дислоцировались три батальона Полиции Порядка. Местные офисы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в сумме 1500 человек. Хоть и незаменимы, их было недостаточно для его нужд.</text:p>
      <text:p text:style-name="Preformatted_20_Text"><text:tab/>Глобочник так же использовал два других источника рабочей силы. Первым были состоявшие из небольших отрядов этнических немцев спецслужбы(Sonderdienst), мобилизованные и тренированные после немецких завоеваний и летом 1940 переданные под управление главам гражданской администрации каждого из округов района.<text:note text:id="ftn90" text:note-class="endnote"><text:note-citation>90</text:note-citation><text:note-body><text:p text:style-name="P28">Для Генерал-губернаторства было доступно всего 3000 Sonderdienst(нем. специальные службы). <text:span text:style-name="T24">То, что многие из них на самом деле были польскими коллаборантами с сомнительной претензией на статус этнического немца можно увидеть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был сотрудник Карл Штрейбель. Он со своими людьми посещал лагеря военнопленных и вербовал украинских, латвийских и литовских «добровольцев»(Hilfswillige, или Хиви). Их отбирали на основе проверки на антикоммунистические(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Под командованием офицеров СС и этнических немцев унтер-офицеров, их формировали в отряды по национальному признаку. Совместно с Полицией Порядка, они составляли большую часть рабочей силы для личных армий Глобочника для зачисток гетто.</text:p>
      <text:p text:style-name="Preformatted_20_Text"><text:tab/>Первая убийственная атака против евреев Люблина началась в середине марта 1942 и продолжалась до середины апреля. Депортацией в лагерь смерти Белжец, либо расстрелом на месте было убито около 90% из 40000 жителей. Ещё одиннадцать или двенадцать тысяч евреев отправили в Белжец из близлежащих городов Избица[Izbica], Пяски[Piaski], Любартув[Lubartów], Замосць[Zamość] и Красник[Krasnik]. В тот же период из соседнего района Галиции к востоку от Люблина в Белжец депортировали около 36000 евреев.</text:p>
      <text:p text:style-name="Preformatted_20_Text"><text:tab/>В Белжеце приняли решение снести маленькое деревянное строение с деревянными камерами, так что с середины апреля до конца мая операции временно приостановили на время строительства большого каменного и с шестью камерами. Когда в конце мая операции по убийству возобновились, лагерь в основном получал жертв не из самого района Люблина, а депортированных евреев из соседнего района Кракова к западу.</text:p>
      <text:p text:style-name="Preformatted_20_Text"><text:tab/>Собибор же, второй лагерь смерти Глобочника, начал свою работу в начале мая. Шесть недель он получал депортированных из округов Люблина: Замосць, Пулавы[Puławy], Красныстав[Krasnystaw] и Хелм[Chełm]. К 18 июня, едва ли спустя три месяца после первой поставки, около ста тысяч евреев из района Люблина уже были убиты, совместно с 65000 из Кракова и Галиции. Большинство погибло в газовых камерах Белжеца и Собибора.<text:note text:id="ftn91" text:note-class="endnote"><text:note-citation>91</text:note-citation><text:note-body><text:p text:style-name="P29">В датах и числе убитых евреев в районе Люблина <text:span text:style-name="T174">я </text:span>опирался на <text:span text:style-name="T26">Yitzhak</text:span> Arad, <text:span text:style-name="T28">Belżec, Sobibór, Treblinka: The Operation Reinhard Death Camps </text:span>(Bloomington, Ind. 1987), 383-87, 390-91; <text:span text:style-name="T174">Татьяна Брустин-Беренштейн</text:span><text:span text:style-name="T193">[Tatiana Brustin-Berenstein]</text:span>, «Martyrologia, Opór I Zagłada Ludnósci Żydowskiej <text:span text:style-name="T25">W</text:span> <text:span text:style-name="T25">D</text:span>ystrykcie Lubelskim», <text:span text:style-name="T54">BZIH</text:span><text:span text:style-name="T26"> 21 (1957):56-83; и различные немецкие судебные дела.</text:span></text:p></text:note-body></text:note></text:p>
      <text:p text:style-name="Preformatted_20_Text"><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нагруженные евреями поезда из Германии, Австрии, Протектората(Богемия и Моравии, Чехия) и Словакии прибывали в район Люблина. Некоторые из этих поездов как, к примеру, поезд 14 июня из Вены в Собибор, охранялся лейтенантом Фишманном. Другие, однако, разгружались в различных гетто, где иностранные евреи временно занимали места недавно убитых.</text:p>
      <text:p text:style-name="Preformatted_20_Text"><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92" text:note-class="endnote"><text:note-citation>92</text:note-citation><text:note-body><text:p text:style-name="P30">Diensttgebuch, 511 (Polizeisitzung, June 16, 1942).</text:p></text:note-body></text:note> 9 июля в количестве двух поездов в неделю возобновилось движение из района Кракова в Белжец. Постоянный поток транспорта из Варшавы в недавно открытый лагерь смерти Треблинка стартовал 22 июля. Однако главная железная дорога в Собибор находилась на ремонте, поэтому до осени этот лагерь смерти был практически. Таким образом, депортации в лагеря смерти в самом Люблине не возобновлялись до раннего июля.</text:p>
      <text:p text:style-name="Preformatted_20_Text"><text:tab/>Именно во время этого навязанного обстоятельствами затишья В <text:span text:style-name="T161">Окончательно</text:span>м Решении в Генерал-губернаторстве Полицейский Резервный Батальон 101 и прибыл в <text:soft-page-break/>район Люблина. 20 июня 1942, батальон получил приказы для «специальной акции» в Польше.<text:note text:id="ftn93" text:note-class="endnote"><text:note-citation>93</text:note-citation><text:note-body><text:p text:style-name="P30">Обвинение Хоффман/Волауф, 205-6.</text:p></text:note-body></text:note> Природа этой «специальной акции» не разъяснялась в письменной форме приказа, однако людям дали понять, что они будут выполнять обязанность по охране. Не было никаких намёков на то, что офицеры подозревали о настоящем характере возложенной на них работы.</text:p>
      <text:p text:style-name="Preformatted_20_Text"><text:tab/>Батальон погрузился в поезда на той же железнодорожной станции Штерншанце,<text:note text:id="ftn94" text:note-class="endnote"><text:note-citation>94</text:note-citation><text:note-body><text:p text:style-name="P30">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района Люблина. Пять дней спустя штаб батальона переместился в Билгорай. Отделения батальона быстро распределились по близлежащим городам: Фрамполь[Frampol], Тарногруд[Tarnogród], Улянув[Ulanów], Туробин[Turobin], Высоке[Wysokie] и немного отдалённый Закшув[Zakrzów].<text:note text:id="ftn95" text:note-class="endnote"><text:note-citation>95</text:note-citation><text:note-body><text:p text:style-name="P30">За расположением различных отрядов Полицейского Резервного Батальона 101 в 1942, смотри обвинение Хоффман/Волауф, 208-12.</text:p></text:note-body></text:note></text:p>
      <text:p text:style-name="Preformatted_20_Text"><text:tab/>Несмотря на временное затишье в убийствах, <text:span text:style-name="T163">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 недельного пребывания батальона к югу от Люблина. Однако несколько всё же вспомнили о своём участии в сборе евреев в малых поселениях и перевозке их в гетто и лагеря. В некоторых случаях,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в некоторых случаях расстреливались. Люди абсолютно запутались из каких городов они депортировали, а в какие переселяли. Такие названия как Избица или Пяски никто не вспомнил, хотя это были два крупных «транзитных» гетто для сбора евреев к югу от Люблина.<text:note text:id="ftn96" text:note-class="endnote"><text:note-citation>96</text:note-citation><text:note-body><text:p text:style-name="P30">Alfred S., HW 294-95; Albert D., HW 471; Arthur S., HW 1161; Hedrich B., HW 1581-82; Martin D., HW 1598-99; Wilhelm <text:span text:style-name="T27">K., HW ?70; Herbert R., HW 2109; Heinrich E., HW 2169; Walte</text:span><text:span text:style-name="T101">r</text:span><text:span text:style-name="T27"> Z., HW 2622; Bruno G., HW 3300; Ernst <text:s/>N., HW 1648; August W., HW 2039.</text:span></text:p></text:note-body></text:note></text:p>
      <text:p text:style-name="Preformatted_20_Text"><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p text:style-name="Preformatted_20_Text">Глава 7. Посвящение в массовых убийц. Резня в Юзефуве.</text:p>
      <text:p text:style-name="Preformatted_20_Text"/>
      <text:p text:style-name="Preformatted_20_Text"><text:tab/>Возможно 11 июля Глобочник или кто-то из его подчинённых связался с майором Траппом и уведомил его о задаче для Полицейского Батальона 101 захватить 1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p>
      <text:p text:style-name="Preformatted_20_Text"><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ейдом, и проинформировал их о задаче на завтрашний день.<text:note text:id="ftn97" text:note-class="endnote"><text:note-citation>97</text:note-citation><text:note-body><text:p text:style-name="P31">Так как ни Трапп, ни его адъютант Хаген, ни лейтенант Гнейд не дожили до допросов в 1960х,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reformatted_20_Text"><text:tab/>Бухман, на тот момент тридцати восьми летний, был главой семейного бизнеса лесозаготовочного бизнеса в Гамбурге. Вступил в партию в мае 1937. Призван в Полицию Порядка в 1939, служил водителем в Польше. Летом 1940 подал прошение об отставке. Вместо этого его послали проходить офицерскую тренировку и повысили до лейтенанта запаса в ноябре 1941. в 1942 получил командование первым взводом первой роты.</text:p>
      <text:p text:style-name="Preformatted_20_Text"><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98" text:note-class="endnote"><text:note-citation>98</text:note-citation><text:note-body><text:p text:style-name="P31">Heinz B., HW 819-20, 2437, 3355, 4414.</text:p></text:note-body></text:note> Хаген сделал Бухмана ответственным за эскорт мужчин «рабочих евреев», отобранных на отправку в Люблин. Его капитан роты Волауф знал о назначении Бухмана, но не причину почему он его получил.<text:note text:id="ftn99" text:note-class="endnote"><text:note-citation>99</text:note-citation><text:note-body><text:p text:style-name="P31">Юлиус Волауф, HW 4239-30.</text:p></text:note-body></text:note></text:p>
      <text:p text:style-name="Preformatted_20_Text"><text:soft-page-break/><text:tab/>Рядовых официально ни о чём не оповещали, кроме как о том, что им в полном составе батальона предстоит рано утром встать для большой операции. Но до некоторых дошли слухи. Капитан Волауф рассказал своей группе, что завтра их ожидает «крайне интересная задача».<text:note text:id="ftn100" text:note-class="endnote"><text:note-citation>100</text:note-citation><text:note-body><text:p text:style-name="P31">Friedrich B 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01" text:note-class="endnote"><text:note-citation>101</text:note-citation><text:note-body><text:p text:style-name="P31">Hans S., G 328.</text:p></text:note-body></text:note> Сержант Генрих Штайнмец* предупредил свой третий взвод второй роты, что «он не хочет видеть трусов».<text:note text:id="ftn102" text:note-class="endnote"><text:note-citation>102</text:note-citation><text:note-body><text:p text:style-name="P31">Bruno D., HW 1874.</text:p></text:note-body></text:note> Выдали дополнительную амуницию.<text:note text:id="ftn103" text:note-class="endnote"><text:note-citation>103</text:note-citation><text:note-body><text:p text:style-name="P31">Alfred B., HW 440.</text:p></text:note-body></text:note> Один полицейский рассказывал, что его отряду выдали плети. Это привело к слухам о «еврейском деле»(Judenaktion)<text:note text:id="ftn104" text:note-class="endnote"><text:note-citation>104</text:note-citation><text:note-body><text:p text:style-name="P31">Rudolf B., HW 3692.</text:p></text:note-body></text:note>. Никто другой, правда, о плетях не вспоминал.</text:p>
      <text:p text:style-name="Preformatted_20_Text"><text:tab/>Около двух утра конвой грузовиков отправился из Билгорая и прибыл в Юзефув прямо на рассвете. Трапп собрал людей полукругом и дал речь.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105" text:note-class="endnote"><text:note-citation>105</text:note-citation><text:note-body><text:p text:style-name="P31">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HW 1953, 4578). W., кто в своих показаниях в других вещах полностью соответствовал показаниям S., не упоминал однако о подобной «квалификации» и утверждал, что молодые так 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т.е. те, кто запоздало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reformatted_20_Text"><text:tab/>Трапп созвал ротных командиров и дал каждому своё задание. Приказы первой роте передавал старший сержант Каммер, Гнейд второй и Хоффман третьей. Два взвода третьей роты должны были окружить деревню.<text:note text:id="ftn106" text:note-class="endnote"><text:note-citation>106</text:note-citation><text:note-body><text:p text:style-name="P31">Вполне вероятно, что первый и второй взводы третьей роты уже находились в кордоне вокруг деревни <text:span text:style-name="T28">до </text:span><text:span text:style-name="T58">речи Траппа. Никто из этих двух взводов не помнил её, а один свидетель(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рабочих евреев» отобранных на рынке,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07" text:note-class="endnote"><text:note-citation>107</text:note-citation><text:note-body><text:p text:style-name="P32">Heinrich S., HW 1563; Martin D., HW 1596; Paul H., HW 1648; Ernst N., HW 1685; Wilhelm K., HW 1767, 2300; Bruno G., HW 2019; August W., HW 2039; Wilhelm Gb., HW 2147; Heinrich B., HW 2596; Walter Z., HW 2518; Anton B., HW 2656; Ernst Hr., HW 2716; Joseph P., HW 2742; Kurt D., HW 2888; Otto I., HW 3521; Wolfgang H., HW 3565; August Z., G 275; Eduard S., G 639; Hellmut S., G 646; Karl S., G 657.</text:p></text:note-body></text:note></text:p>
      <text:p text:style-name="Preformatted_20_Text"><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08" text:note-class="endnote"><text:note-citation>108</text:note-citation><text:note-body><text:p text:style-name="P32">Georg G., HW 2182.</text:p></text:note-body></text:note> Но в сам лес он не ходил, расстрелов не видел, и его 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невыносимо».<text:note text:id="ftn109" text:note-class="endnote"><text:note-citation>109</text:note-citation><text:note-body><text:p text:style-name="P32">Hellmut S., G 647.</text:p></text:note-body></text:note></text:p>
      <text:p text:style-name="Preformatted_20_Text"><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10" text:note-class="endnote"><text:note-citation>110</text:note-citation><text:note-body><text:p text:style-name="P32">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такая работа не по мне. Но приказ есть приказ».<text:note text:id="ftn111" text:note-class="endnote"><text:note-citation>111</text:note-citation><text:note-body><text:p text:style-name="P32">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12" text:note-class="endnote"><text:note-citation>112</text:note-citation><text:note-body><text:p text:style-name="P32">Harry L., G 223.</text:p></text:note-body></text:note> Другой так же видел Траппа в штабе. «Майор Трапп возбуждено бегал вокруг, а затем резко как кол встал 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13" text:note-class="endnote"><text:note-citation>113</text:note-citation><text:note-body><text:p text:style-name="P32">Oskar P., HW 174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01">ё</text:span> просто очень ужасно»<text:note text:id="ftn114" text:note-class="endnote"><text:note-citation>114</text:note-citation><text:note-body><text:p text:style-name="P32">Erwin G., HW 2503.</text:p></text:note-body></text:note>. Касаясь Юзефува, Трапп потом поведал своему водителю: «<text:span text:style-name="T243">Если за это дело с евреями когда-нибудь придёт месть</text:span>, то <text:span text:style-name="T242">смилуйтесь над нами, </text:span>немц<text:span text:style-name="T242">ами</text:span>».<text:note text:id="ftn115" text:note-class="endnote"><text:note-citation>115</text:note-citation><text:note-body><text:p text:style-name="P32">Georg K., HW 2633; Karl S., G 657.</text:p></text:note-body></text:note></text:p>
      <text:p text:style-name="Preformatted_20_Text"><text:tab/>Пока Трапп <text:span text:style-name="T240">рыдал и </text:span>жаловался на приказы, его люди продолжали выполнять поставленную задачу. Унтер-офицеры разделили часть людей на поисковые команды по два, три или четыре человека и отправили их в еврейскую часть Юзефува. Другим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note text:id="ftn116" text:note-class="endnote"><text:note-citation>116</text:note-citation><text:note-body><text:p text:style-name="P32">Wilhelm K., HW 1769; Friedrich Bm., HW 2091; Ernst Hn., G 506.</text:p></text:note-body></text:note>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text:soft-page-break/>пациентов расстреливали на месте, но никто не признавался, что участвовал или <text:span text:style-name="T241">видел</text:span> это своими глазами.<text:note text:id="ftn117" text:note-class="endnote"><text:note-citation>117</text:note-citation><text:note-body><text:p text:style-name="P33">За другими показаниями об обыске смотри Max D., HW 1345-46; Alfred L., HW ???1; Friedrick V., HW 1539; Friedrich B., HW 1579; Bruno D., HW ??75; Hermann W., HW 1947-48; Otto-Julius S., HW 1954; Bruno G., HW 2019; August W., HW 2040; Bruno R., HW 2084; Hans Kl., HW 2270; Walter Z., HW 2168-69; Anton B., HW 2687; Ernst Hr., HW 2716; Joseph P., HW 2742; August Z., G 275; Karl Z., G 318; Eduard S., G 640.</text:p></text:note-body></text:note></text:p>
      <text:p text:style-name="P38"><text:tab/>Больше всего расхождений вызывает вопрос о реакции людей на расстрел младенцев. Некоторые заявляли, что младенцев расстреливали вместе с больными и стариками и оставляли лежать в домах, проходах и улицах.<text:note text:id="ftn118" text:note-class="endnote"><text:note-citation>118</text:note-citation><text:note-body><text:p text:style-name="P33">Friedrich B., HW 1579., Bruno G., HW 2019; August W., HW 2041.</text:p></text:note-body></text:note> Другие однако, специально подчёркивали, что в первых операциях по типу этой, во время чисток и обысков люди ещё избегали заниматься расстрелом младенцев. 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19" text:note-class="endnote"><text:note-citation>119</text:note-citation><text:note-body><text:p text:style-name="P34">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20" text:note-class="endnote"><text:note-citation>120</text:note-citation><text:note-body><text:p text:style-name="P34">Walter Z., HW 2618. Для подтверждения показаний смотри Anton B., HW ???8,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третий взвод, третья рота) был упрекнут капитаном Хоффманом. «Мы действуем недостаточно энергично».</text:p>
      <text:p text:style-name="P38"><text:note text:id="ftn121" text:note-class="endnote"><text:note-citation>121</text:note-citation><text:note-body><text:p text:style-name="P34">Hermann W., HW 1948.</text:p></text:note-body></text:note></text:p>
      <text:p text:style-name="Preformatted_20_Text"><text:tab/>К завершению сбора, членов первой роты отозвали и дали быстрый урок об ожидающей их отвратительной задаче. Их инструктировали доктор батальона и первый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reformatted_20_Text"/>
      <text:p text:style-name="Preformatted_20_Text"><text:tab/>«Я думаю, что при этом присутствовали все офицеры батальона, в частности наш батальонный медик, доктор Шенфельдер*. Ему затем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note text:id="ftn122" text:note-class="endnote"><text:note-citation>122</text:note-citation><text:note-body><text:p text:style-name="P34">Ernst Hn. G 507. Два свидетеля(Eduard S., G 642; Hellmut S., G ??7) помнили старшего сержанта, а не доктора.</text:p></text:note-body></text:note></text:p>
      <text:p text:style-name="Preformatted_20_Text"/>
      <text:p text:style-name="Preformatted_20_Text"><text:tab/>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text:note text:id="ftn123" text:note-class="endnote"><text:note-citation>123</text:note-citation><text:note-body><text:p text:style-name="P34">August W., HW 2042.</text:p></text:note-body></text:note> При помощи переводчика Хаген искал ремесленников и здоровых мужчин. Возникли волнения, потому как около трехсот рабочих оказались разделены со своими семьями.<text:note text:id="ftn124" text:note-class="endnote"><text:note-citation>124</text:note-citation><text:note-body><text:p text:style-name="P34">Martin D., HW 1597.</text:p></text:note-body></text:note>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в этот момент им стало ясно, что оставленные семьи подвергались расстрелу».<text:note text:id="ftn125" text:note-class="endnote"><text:note-citation>125</text:note-citation><text:note-body><text:p text:style-name="P34">Anton B., HW 2658-59.</text:p></text:note-body></text:note></text:p>
      <text:p text:style-name="Preformatted_20_Text"><text:tab/>Лейтенант Бухман и люксембуржцы первой роты вели рабочих несколько километров до погрузочной железнодорожной станции округа. Их там 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26" text:note-class="endnote"><text:note-citation>126</text:note-citation><text:note-body><text:p text:style-name="P34">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92-93; Ernst Hn., G 507.</text:p></text:note-body></text:note></text:p>
      <text:p text:style-name="Preformatted_20_Text"><text:tab/>Тем временем, первый 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reformatted_20_Text"><text:tab/>Когда прибыл первый грузовик с между тридцатью пятью и сорока евреями, равное количество полицейских вышло вперёд и, лицом к лицу, встали парами вместе со своими жертвами. Ведомые Каммером, полицейские и евреи пошли вглубь леса. Они свернули с дороги в месте, отмеченном Волауфом, который занимался поиском подходящих для казни точек. Каммер приказал евреям лечь в ряд лицом вниз. Полицейские встали позади них, как ранее им показывали приставили штыки к хребту над лопатками, и, по приказу Каммера, дали залп в унисон.</text:p>
      <text:p text:style-name="Preformatted_20_Text"><text:tab/>В это же время ещё больше полицейских первой роты прибыло на опушку леса для заполнения второй группы расстрела. Как первая вышла из леса, вторая взяла своих жертв и пошла тем же путём вглубь. Что 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reformatted_20_Text"><text:tab/>С этого момента «челночное движение» двух расстрельных команд в и из леса <text:soft-page-break/>не прекращалось весь день. Не считая полуденного перерыва, расстрелы не останавливались до темноты. Около полудня кто-то «организовал» поставку алкоголя стрелкам. К концу дня постоянных расстрелов, люди совершенно потеряли счёт убитым евреям. Словами одного полицейского, в любом случае, это «большое число».<text:note text:id="ftn127" text:note-class="endnote"><text:note-citation>127</text:note-citation><text:note-body><text:p text:style-name="P35">О показаниях стрелков из первой роты, смотри, в особенности, Friedrich B., HW 1580-81; Friedrich Bm., HW 2091-93; Ernst Hn., G 507-508; Heinrich R., G 623; Hellmut S., G 646-47; Karl S., G 658-59.</text:p></text:note-body></text:note></text:p>
      <text:p text:style-name="Preformatted_20_Text"><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text:p>
      <text:p text:style-name="Preformatted_20_Text">тогда многие не осознали всю реальность происходящего, в частности того, что их могли поставить в расстрельную команду. Но когда людей первой роты проинструктировали на рынке о «выстреле в шею» и послали в лес убивать евреев, некоторые из них попытались воспользоваться упущенной ранее возможностью. Один полицейский подошёл к старшему сержанту Каммеру, которого хорошо знал. Он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28" text:note-class="endnote"><text:note-citation>128</text:note-citation><text:note-body><text:p text:style-name="P35">Paul H., HW 1648-49.</text:p></text:note-body></text:note> Получили обязанности по охране вдоль дороге и некоторые другие полицейские, хорошо знавшие Каммера.<text:note text:id="ftn129" text:note-class="endnote"><text:note-citation>129</text:note-citation><text:note-body><text:p text:style-name="P35">Heinrich H., G 453.</text:p></text:note-body></text:note> После некоторого количества расстрелов, к Каммеру обратилась ещё одна группа полицейских и заявила, что продолжать больше не может. Он освободил их из расстрельной команды и назначил в сопровождение грузовиков.<text:note text:id="ftn130" text:note-class="endnote"><text:note-citation>130</text:note-citation><text:note-body><text:p text:style-name="P35">Wilhelm I., HW 2237.</text:p></text:note-body></text:note> Двое полицейских допустили ошибку, обратившись вместо Каммера к капитану(и гауптштурмфюреру СС) Волауфу. Они 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В компании унтер-офицера с рапортом для Траппа их отправили на рынок. Трапп отстранил их от участия в дальнейших работах и позволил раньше вернуться в бараки Билгорая.<text:note text:id="ftn131" text:note-class="endnote"><text:note-citation>131</text:note-citation><text:note-body><text:p text:style-name="P35">Friedrich Bm., HW 2092.</text:p></text:note-body></text:note></text:p>
      <text:p text:style-name="Preformatted_20_Text"><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 из-за возбуждения, и <text:span text:style-name="T28">намеренно</text:span><text:span text:style-name="T59">[выделено автором]</text:span> некоторые полицейские стреляли мимо своих жертв».<text:note text:id="ftn132" text:note-class="endnote"><text:note-citation>132</text:note-citation><text:note-body><text:p text:style-name="P35">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33" text:note-class="endnote"><text:note-citation>133</text:note-citation><text:note-body><text:p text:style-name="P35">Heinrich Bl., HW 462.</text:p></text:note-body></text:note> Некоторые, не желая участвовать в сборе евреев, просто ошивались на рынке.<text:note text:id="ftn134" text:note-class="endnote"><text:note-citation>134</text:note-citation><text:note-body><text:p text:style-name="P35">Hermann W., HW 1948.</text:p></text:note-body></text:note> Некоторые,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35" text:note-class="endnote"><text:note-citation>135</text:note-citation><text:note-body><text:p text:style-name="P35">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воза евреев к месту расстрела», прокомментировал человек, взявший на себя его обязанность по отвозу евреев на смерть.<text:note text:id="ftn136" text:note-class="endnote"><text:note-citation>136</text:note-citation><text:note-body><text:p text:style-name="P35">Bruno R., HW 1852.</text:p></text:note-body></text:note></text:p>
      <text:p text:style-name="Preformatted_20_Text"><text:tab/>После отправки членов первой роты в лес, вторая рота осталась заканчивать облаву и погружать евреев в грузовики. С первым залпом слышимым из леса, по рынку пронёсся ужасный плач, когда евреи осознали свою судьбу.<text:note text:id="ftn137" text:note-class="endnote"><text:note-citation>137</text:note-citation><text:note-body><text:p text:style-name="P35">Erwin N., HW 1686.</text:p></text:note-body></text:note> После этого, однако, ими овладело молчаливое самообладание. Словами немецкого свидетеля - «невероятное» и «потрясающее» самообладание.<text:note text:id="ftn138" text:note-class="endnote"><text:note-citation>138</text:note-citation><text:note-body><text:p text:style-name="P35">Bruno D., HW 1870; Anton B., HW 4347; Wilhelm Gb., HW 4363; Paul M., G 202;</text:p></text:note-body></text:note></text:p>
      <text:p text:style-name="Preformatted_20_Text"><text:tab/>Если жертвы были спокойны, немецкие офицеры становились все более возбуждёнными, когда стало ясно, что казнь протекает слишком медленно для её завершения за один день. «Постоянно шли толки как «это никогда не кончится!» и «идёт слишком медленно!».<text:note text:id="ftn139" text:note-class="endnote"><text:note-citation>139</text:note-citation><text:note-body><text:p text:style-name="P35">Ernst Hr., HW 2717.</text:p></text:note-body></text:note> Трапп пришел к решению и выдал новые приказы. Третью роту отозвали с оцепления деревни и приказали занять охрану рынка. Вторая рота лейтенанта Гнейда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40" text:note-class="endnote"><text:note-citation>140</text:note-citation><text:note-body><text:p text:style-name="P35">Erwin G., HW 1640, 2505.</text:p></text:note-body></text:note></text:p>
      <text:p text:style-name="Preformatted_20_Text"><text:tab/>Лейтенант Гнейд разделил свою роту на две группы и отправил в разные районы леса. Затем он нанёс визит первой роте Волауфа, дабы стать свидетелем демонстрации казни.<text:note text:id="ftn141" text:note-class="endnote"><text:note-citation>141</text:note-citation><text:note-body><text:p text:style-name="P35">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ейд и между ним и Широм возник возбуждённый спор: якобы людей недостаточно глубоко <text:soft-page-break/>послали в лес.<text:note text:id="ftn142" text:note-class="endnote"><text:note-citation>142</text:note-citation><text:note-body><text:p text:style-name="P35">Wilhelm Gb., HW 2<text:span text:style-name="T102">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43" text:note-class="endnote"><text:note-citation>143</text:note-citation><text:note-body><text:p text:style-name="P36">Ernst Hr., HW 2718.</text:p></text:note-body></text:note> Предложение Гергерта заметно ускорило процесс убийства.</text:p>
      <text:p text:style-name="Preformatted_20_Text"><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целый череп взрывался. Повсюду разлетались кости и мозги. Чуть позже мы получили инструкцию приставлять штыки к шее».<text:note text:id="ftn144" text:note-class="endnote"><text:note-citation>144</text:note-citation><text:note-body><text:p text:style-name="P36">Wilhelm Gb., HW 2538.</text:p></text:note-body></text:note> Использование штыков не стало решением проблемы,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45" text:note-class="endnote"><text:note-citation>145</text:note-citation><text:note-body><text:p text:style-name="P36">Ernst Hr., HW 2719.</text:p></text:note-body></text:note></text:p>
      <text:p text:style-name="Preformatted_20_Text"><text:tab/>Гергерт решительно подчёркивал, что никому в первом взводе до начала «акции» не предлагали возможность отказаться от обязанностей, но с началом казней к нему или Ширу стали подходить люди, потому не могли стрелять в женщин или детей. Им раздавали другие обязанности, что было подтверждено одним из людей Гергерта.<text:note text:id="ftn146" text:note-class="endnote"><text:note-citation>146</text:note-citation><text:note-body><text:p text:style-name="P36">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работы, когда они просто переставали выносить происходящие.»<text:note text:id="ftn147" text:note-class="endnote"><text:note-citation>147</text:note-citation><text:note-body><text:p text:style-name="P36">Wilhelm Gb., HW 2539, 2149.</text:p></text:note-body></text:note></text:p>
      <text:p text:style-name="Preformatted_20_Text"><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концы их карабинов к шейным позвонкам в основании шеи, расстрелы сначала производили без помощи штыков.<text:note text:id="ftn148" text:note-class="endnote"><text:note-citation>148</text:note-citation><text:note-body><text:p text:style-name="P36">Erwin G., HW 1639-40, 2504; Alfred B., HW 2518.</text:p></text:note-body></text:note> Результат был ужасающим. «Стрелков покрывал отвратительный слой из крови, мозгов и обломков костей. Всё это прилипало к одежде».<text:note text:id="ftn149" text:note-class="endnote"><text:note-citation>149</text:note-citation><text:note-body><text:p text:style-name="P36">Anton B., HW 4348. Так же смотри Max D., HW 2536.</text:p></text:note-body></text:note></text:p>
      <text:p text:style-name="Preformatted_20_Text"><text:tab/>Разделив людей на группы стрелков, Дракер оставил треть в резерве. В конце концов, в расстрелах поучаствовали все, но идея была в частых отдыхах и «перекурах».<text:note text:id="ftn150" text:note-class="endnote"><text:note-citation>150</text:note-citation><text:note-body><text:p text:style-name="P36">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51" text:note-class="endnote"><text:note-citation>151</text:note-citation><text:note-body><text:p text:style-name="P36">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02">не торопиться»</text:span>.<text:note text:id="ftn152" text:note-class="endnote"><text:note-citation>152</text:note-citation><text:note-body><text:p text:style-name="P36">Joseph P., HW 2743-45.</text:p></text:note-body></text:note> После двух казней, один из полицейских просто «ускользнул» и остался с грузовиками на опушке.<text:note text:id="ftn153" text:note-class="endnote"><text:note-citation>153</text:note-citation><text:note-body><text:p text:style-name="P37">Paul M., G 206-7.</text:p></text:note-body></text:note> Ещё один умудрился полностью пропустить свою очередь быть стрелком.</text:p>
      <text:p text:style-name="Preformatted_20_Text"/>
      <text:p text:style-name="Preformatted_20_Text">«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заметил,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54" text:note-class="endnote"><text:note-citation>154</text:note-citation><text:note-body><text:p text:style-name="P37">Gustav M., G 168.</text:p></text:note-body></text:note></text:p>
      <text:p text:style-name="Preformatted_20_Text"/>
      <text:p text:style-name="Preformatted_20_Text"><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и процент отказников.</text:p>
      <text:p text:style-name="Preformatted_20_Text"><text:tab/>Ганс Деттельман*, сорокалетний парикмахер, прикреплён Дракером к расстрельной команде. «На первой казни для меня было невозможно выстрелить в свою первую жертву, так что я слинял и попросил....лейтенанта Дракера освободить <text:soft-page-break/>меня». Деттельман сказал лейтенанту, что у него «очень слабый характер», и Дракер его отпустил.<text:note text:id="ftn155" text:note-class="endnote"><text:note-citation>155</text:note-citation><text:note-body><text:p text:style-name="P37">Hans D., HW 1336, 3542.</text:p></text:note-body></text:note></text:p>
      <text:p text:style-name="Preformatted_20_Text"><text:tab/>Уолтер Нихаус*, бывший торговый представитель сигаретной компании Реемтсма(Reemtsma), получил для первой казни старую женщину. «После того как я застрелил старую женщину, я пошёл к Тони Бентхейму(его сержанту) и сказал, что не могу выполнять дальнейшие экзекуции. Я не хотел больше участвовать в этом....мои нервы были на пределе после одной этой казни».<text:note text:id="ftn156" text:note-class="endnote"><text:note-citation>156</text:note-citation><text:note-body><text:p text:style-name="P37">Walter N ., HW 3926, G 230.</text:p></text:note-body></text:note></text:p>
      <text:p text:style-name="Preformatted_20_Text"><text:tab/>Первой жертвой Августа Зорна* стал очень пожилой мужчина. Зорн* вспоминал, что тот: </text:p>
      <text:p text:style-name="Preformatted_20_Text"/>
      <text:p text:style-name="Preformatted_20_Text">«не мог поспевать за своими земляками, потому что постоянно падал и валялся. Снова и снова мне приходилось поднимать его и тащить вперёд. Так что</text:p>
      <text:p text:style-name="Preformatted_20_Text">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Я был в расстроенных чувствах и полностью разбит из-за жестокого обращения с евреями во время чисток города, так что я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первому сержанту с просьбой об освобождении. Мне стало так плохо, что я просто больше не мог. Первый сержант меня освободил».<text:note text:id="ftn157" text:note-class="endnote"><text:note-citation>157</text:note-citation><text:note-body><text:p text:style-name="P39">August Z., G 277.</text:p></text:note-body></text:note></text:p>
      <text:p text:style-name="Preformatted_20_Text"/>
      <text:p text:style-name="Preformatted_20_Text"><text:tab/>Джордж Кагелер*, тридцати семи летний портной, столкнулся с трудностями после первой стрельбы. «После первой казни на точке разгрузки мне в качестве жертв выделили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отталкивающим, что я вернулся к командиру взвода и сказал ему, что я болен и должен быть освобождён от обязанностей.» Кагелера послали охранять рынок.<text:note text:id="ftn158" text:note-class="endnote"><text:note-citation>158</text:note-citation><text:note-body><text:p text:style-name="P39">Georg K., HW 2634.</text:p></text:note-body></text:note> Не были уникальными ни его разговор с жертвой перед казнью, ни его открытие, что это немецкие евреи в Юзефуве. Шимке, первый отказник, встретил евреев из Гамбурга на рынке. Другой полицейский тоже.<text:note text:id="ftn159" text:note-class="endnote"><text:note-citation>159</text:note-citation><text:note-body><text:p text:style-name="P39">Otto-Julius S., HW 4579; Frederick V., HW 1540.</text:p></text:note-body></text:note> И ещё один вспомнил, что первый расстрелянный им еврей был награждённым медалью в Первую Мировую ветераном из Бремена, молившим о пощаде.<text:note text:id="ftn160" text:note-class="endnote"><text:note-citation>160</text:note-citation><text:note-body><text:p text:style-name="P39">Rudolf B., HW 2434, 2951, 4357.</text:p></text:note-body></text:note></text:p>
      <text:p text:style-name="Preformatted_20_Text"><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ось до четвёртой жертвы.</text:p>
      <text:p text:style-name="Preformatted_20_Text"/>
      <text:p text:style-name="Preformatted_20_Text">«<text:span text:style-name="T235">Для меня была настолько отвратительна с</text:span>трельба <text:span text:style-name="T235">по</text:span> люд<text:span text:style-name="T235">ям</text:span>, что я промазал по четвёртому. <text:span text:style-name="T236">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37">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38">громко крикнул</text:span>. Сейчас я могу сказать, что мои нервы <text:span text:style-name="T244">были на пределе</text:span>. Думаю, я <text:span text:style-name="T239">пробыл один</text:span> в лесу два или три часа.»</text:p>
      <text:p text:style-name="Preformatted_20_Text"/>
      <text:p text:style-name="Preformatted_20_Text"><text:tab/>Кастенбаум вернулся на опушку и отвёз пустой грузовик на рынок. Никаких последствий для него не наступило. Из-за путаницы его отсутствие не заметили. Он пришел сделать заявление, объяснил он адвокату по расследованию, потому что скрывая расстрелы, ему не удалось найти мира.<text:note text:id="ftn161" text:note-class="endnote"><text:note-citation>161</text:note-citation><text:note-body><text:p text:style-name="P39">Franz K., HW 2483-86.</text:p></text:note-body></text:note></text:p>
      <text:p text:style-name="Preformatted_20_Text"><text:tab/>Большинство из тех, кто не выносил расстрелов, уходили быстро.<text:note text:id="ftn162" text:note-class="endnote"><text:note-citation>162</text:note-citation><text:note-body><text:p text:style-name="P39">В дополнении к вышеперечисленным случаям, ещё одним полицейским, попросившим освобождения из-за нервов после нескольких раундов был Brud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63" text:note-class="endnote"><text:note-citation>163</text:note-citation><text:note-body><text:p text:style-name="P39">Erwin G., HW 2505; подтверждено Rudolf K., HW 2646-47.</text:p></text:note-body></text:note> В зоне разгрузки, сержант Бентхейм наблюдал выходящих из леса людей, трясущихся, покрытых кровью и мозгами, на нервах и с потрясённым боевым духом. Он советовал желающим отказаться просто «улизнуть» на рынок.<text:note text:id="ftn164" text:note-class="endnote"><text:note-citation>164</text:note-citation><text:note-body><text:p text:style-name="P39">Anton B., HW 2691-93, 4348.</text:p></text:note-body></text:note> Как результат, на рынке постоянно росло количество полицейских.<text:note text:id="ftn165" text:note-class="endnote"><text:note-citation>165</text:note-citation><text:note-body><text:p text:style-name="P39">Willy R., HW 2085.</text:p></text:note-body></text:note></text:p>
      <text:p text:style-name="Preformatted_20_Text"><text:tab/>Полицейские первой роты под командованием Дракера и Штайнмеца получили <text:soft-page-break/>доступ к алкоголю и остались в лесу заниматься расстрелами.<text:note text:id="ftn166" text:note-class="endnote"><text:note-citation>166</text:note-citation><text:note-body><text:p text:style-name="P39">Alfred B., HW 440; Waltez Z., HW 2621; Georg K., HW 2635, August ?., G 278.</text:p></text:note-body></text:note> Темнота постепенно покрывала этот длинный летний день, а убийственная миссия никак не завершалась. Стрельба становилась все менее организованной и все более суматошной.<text:note text:id="ftn167" text:note-class="endnote"><text:note-citation>167</text:note-citation><text:note-body><text:p text:style-name="P39">Friedrich B., HW 1581.</text:p></text:note-body></text:note></text:p>
      <text:p text:style-name="Preformatted_20_Text">Лес настолько переполнился телами, что стало сложно найти куда положить евреев.<text:note text:id="ftn168" text:note-class="endnote"><text:note-citation>168</text:note-citation><text:note-body><text:p text:style-name="P39">Юлиус Волауф, HW 758.</text:p></text:note-body></text:note> Примерно спустя семнадцать часов после прибытия Полицейского Резервного Батальона 101 на окраину Юзефува, когда в районе девяти вечера наступила темнота и последний еврей был убит, люди вернулись на рынок и подготовились к возвращению в Билгорай.<text:note text:id="ftn169" text:note-class="endnote"><text:note-citation>169</text:note-citation><text:note-body><text:p text:style-name="P40">Heinrich B., HW 2984.</text:p></text:note-body></text:note> Планов по захоронению не было,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70" text:note-class="endnote"><text:note-citation>170</text:note-citation><text:note-body><text:p text:style-name="P40">Alfred B., HW 441.</text:p></text:note-body></text:note> Кучу багажа евреев, который их заставили бросить на рынке, сожгли.<text:note text:id="ftn171" text:note-class="endnote"><text:note-citation>171</text:note-citation><text:note-body><text:p text:style-name="P40">August W., HW 2042.</text:p></text:note-body></text:note> Перед тем как полицейские погрузились в грузовики и покинули Юзефув, появилась десятилетняя девочка. Из головы у неё шла кровь. Её привели к Траппу, который взял её на руки и сказал: «Ты должна остаться в живых».<text:note text:id="ftn172" text:note-class="endnote"><text:note-citation>172</text:note-citation><text:note-body><text:p text:style-name="P40">Otto-Julius S., HW 1955.</text:p></text:note-body></text:note></text:p>
      <text:p text:style-name="Preformatted_20_Text"><text:tab/>В бараки Билгорая люди пришли подавленные, разозлённые, ожесточённые и потрясённые.<text:note text:id="ftn173" text:note-class="endnote"><text:note-citation>173</text:note-citation><text:note-body><text:p text:style-name="P40">Свидетель за свидетелем <text:span text:style-name="T103">в описании чувств людей тем вечером </text:span>использовали такие термины как erschüttert[потрясённый], deprimiert[депрессия], verbittert[озлобленный], niedergeschlagen<text:span text:style-name="T103">[удручённый], bedrückt[подавленный], verstört[на грани потери рассудка], empört[возмущённый], belastet[обременённый]. <text:s/></text:span><text:span text:style-name="T104">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й на высшие чины.<text:note text:id="ftn174" text:note-class="endnote"><text:note-citation>174</text:note-citation><text:note-body><text:p text:style-name="P41">Friedrich Bm., HW 2093; Hellmut S., G 647.</text:p></text:note-body></text:note> Но ни выпивка, ни утешения Траппа не могли смыть переполнявшие барак чувства позора и ужаса. Трапп попросил людей не говорить о случившемся<text:note text:id="ftn175" text:note-class="endnote"><text:note-citation>175</text:note-citation><text:note-body><text:p text:style-name="P42">Heinrich Br., HW 3050.</text:p></text:note-body></text:note>, но их и не нужно было. Те, кто не был в лесу, не хотели знать больше. Те же, кто был, желания говорить не имели.<text:note text:id="ftn176" text:note-class="endnote"><text:note-citation>176</text:note-citation><text:note-body><text:p text:style-name="P42">Wilhelm J., HW 1322.</text:p></text:note-body></text:note> По молчаливому уговору в Полицейском Резервном Батальоне 101 просто не обсуждали резню в Юзефуве. «Вся тема была табу».<text:note text:id="ftn177" text:note-class="endnote"><text:note-citation>177</text:note-citation><text:note-body><text:p text:style-name="P42">Willy S., HW 2053. Так же смотри Вольфганг Хоффман, HW 774-75; Johannes R., HW 1809; Bruno R., HW 2086.</text:p></text:note-body></text:note> Но сдержанность днём не спасала от ночных кошмаров. Первой же ночью после Юзефува, один полицейский проснулся стреляя в потолок барака.<text:note text:id="ftn178" text:note-class="endnote"><text:note-citation>178</text:note-citation><text:note-body><text:p text:style-name="P42">Karl M., HW 2546, 2657.</text:p></text:note-body></text:note></text:p>
      <text:p text:style-name="Preformatted_20_Text"><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Aleksandrów] — так называемая уличная деревня, состоявшая из растянутых вдоль дороги домов в двенадцати километрах к западу от Юзефува. Захватили небольшое количество евреев. И они, и полицейские опасались, что очередная резня неизбежна. Операцию однако прекратили после небольшой заминки,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79" text:note-class="endnote"><text:note-citation>179</text:note-citation><text:note-body><text:p text:style-name="P42">Friedrich Bm., HW 2093-94; Смотри так же Karl G., HW 2194.</text:p></text:note-body></text:note> И тогда, 20го июля, ровно месяц после их отправки из Гамбурга и одну неделю резне в Юзефуве, Полицейский Резервный Батальон 101 покинул Билгорай для передислокации в северный сектор района Люблина.</text:p>
      <text:p text:style-name="Preformatted_20_Text"/>
      <text:p text:style-name="Preformatted_20_Text">8. Размышления о резне.</text:p>
      <text:p text:style-name="Preformatted_20_Text"><text:tab/>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note text:id="ftn180" text:note-class="endnote"><text:note-citation>180</text:note-citation><text:note-body><text:p text:style-name="P43">Heinz B., HW 4413; Kurt D., HW 4339.</text:p></text:note-body></text:note> Не среагировав сразу же на предложение Траппа, они упускали первую возможность уклониться.<text:note text:id="ftn181" text:note-class="endnote"><text:note-citation>181</text:note-citation><text:note-body><text:p text:style-name="P43">В своём анализе польских спасителей, Нехама Тек[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47">Когда Свет Рассеял Тьму: Спасения Христианами Евреев в Оккупированной Немцами Польше</text:span><text:span text:style-name="T91"> [</text:span><text:span text:style-name="T28">When Light Pierced the Darkness: Christian Resque of Jews in Nazi-Occupied Poland</text:span><text:span text:style-name="T174">]</text:span> (<text:span text:style-name="T174">Нью-Йорк</text:span>, 1986), 188.</text:p></text:note-body></text:note></text:p>
      <text:p text:style-name="Preformatted_20_Text"><text:tab/>Такой же важной частью как и внезапность является давление «общественности»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трусливым». Кто мог «посметь», как горячо заявил один из полицейских, «потерять лицо» перед всем батальоном.<text:note text:id="ftn182" text:note-class="endnote"><text:note-citation>182</text:note-citation><text:note-body><text:p text:style-name="P43">Anton B., HW 2693.</text:p></text:note-body></text:note> «Если бы мне задали вопрос</text:p>
      <text:p text:style-name="Preformatted_20_Text">— почему я вообще стрелял вместе со всеми», сказал другой, «я бы ответил, что никто не хочет прослыть трусом». «Одно дело отказаться с самого начала», добавил он, «и совершенно другое — попробовать пострелять и не смочь продолжать».<text:note text:id="ftn183" text:note-class="endnote"><text:note-citation>183</text:note-citation><text:note-body><text:p text:style-name="P43">Bruno D., HW 2535, 2992.</text:p></text:note-body></text:note> Ещё один полицейский — более осведомлённый о том для чего нужна смелость — сказал просто «я струсил».<text:note text:id="ftn184" text:note-class="endnote"><text:note-citation>184</text:note-citation><text:note-body><text:p text:style-name="P43">August W., HW 4592.</text:p></text:note-body></text:note></text:p>
      <text:p text:style-name="Preformatted_20_Text"><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text:soft-page-break/>подобрать слова. Это было другое время и место, будто они побывали на другой политической планете и политические ценности со словарём 1960 были просто бесполезны в описании ситуации, в которой люди находились в 1942.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По правде говоря, в то время я об этом не думал. Лишь годы спустя мы по-настоящему осознали случившееся...Лишь после меня впервые посетила мысль, что всё это было неправильно».<text:note text:id="ftn185" text:note-class="endnote"><text:note-citation>185</text:note-citation><text:note-body><text:p text:style-name="P43">Erwin G., HW 1640, 2505, 4344.</text:p></text:note-body></text:note></text:p>
      <text:p text:style-name="Preformatted_20_Text"><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 из Бремерхафена:</text:p>
      <text:p text:style-name="Preformatted_20_Text"/>
      <text:p text:style-name="Preformatted_20_Text">«Приложив усилия, <text:span text:style-name="T246">я стал способен</text:span> <text:span text:style-name="T245">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е равно умер. Это должно было стать, так сказать, успокоением моей совести — освобождение детей не способных жить без матери».<text:note text:id="ftn186" text:note-class="endnote"><text:note-citation>186</text:note-citation><text:note-body><text:p text:style-name="P43">Friedrich M., HW 1708.</text:p></text:note-body></text:note></text:p>
      <text:p text:style-name="Preformatted_20_Text"/>
      <text:p text:style-name="Preformatted_20_Text"><text:tab/>Весь смысл этого заявления, значение выбора слов бывшего полицейского нельзя оценить без знания немецкого. Немецкое слово «освобождение»<text:span text:style-name="T247">[</text:span>erlösen<text:span text:style-name="T247">]</text:span> так же означает «искупление» или «спасение», когда используется в религиозном смысле. Тот кто «освобождает», тот Избавитель<text:span text:style-name="T247">[</text:span>Erlöser<text:span text:style-name="T247">]</text:span> – Спаситель или Искупитель!</text:p>
      <text:p text:style-name="Preformatted_20_Text"><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Как и не стремились пролить на эту тему свет и допрашиваемые, по понятным причинам не желая оговаривать себя. За несколькими исключениями, вся тема антисемитизма покрыта саваном тишины.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о вне круга ответственности и человеческого отношения. Такая поляризация на “мы” и “они” между товарищами и врагом, конечно же, является стандартом в войне.</text:p>
      <text:p text:style-name="Preformatted_20_Text"><text:tab/>Создаётся впечатление, что даже если члены Полицейского Резервного Батальона 101 сознательно и не приняли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части врагов. Стреляя в еврейских женщин и детей, люди должны помнить, что враг бомбит Германию, убивает немецких женщин и детей.</text:p>
      <text:p text:style-name="Preformatted_20_Text"><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reformatted_20_Text"><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резервных полицейских и не стоит ожидать утончённой артикуляции абстрактных принципов. О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text:soft-page-break/>являлись проблемой для “продуктивности” и морали батальона, но не бросали вызов</text:p>
      <text:p text:style-name="Preformatted_20_Text">политической дисциплине и <text:span text:style-name="T154">власти</text:span> режим<text:span text:style-name="T154">а</text:span> в целом. Действительно, 4 октября 1943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187" text:note-class="endnote"><text:note-citation>187</text:note-citation><text:note-body><text:p text:style-name="P43">IMT 29:151 (1919-PS).</text:p></text:note-body></text:note></text:p>
      <text:p text:style-name="Preformatted_20_Text"><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188" text:note-class="endnote"><text:note-citation>188</text:note-citation><text:note-body><text:p text:style-name="P43">Karl G., HW 2194.</text:p></text:note-body></text:note> Другой заявил, что отказался от расстрела евреев, так как многие годы был социал-демократом.<text:note text:id="ftn189" text:note-class="endnote"><text:note-citation>189</text:note-citation><text:note-body><text:p text:style-name="P43">Hans Ps., HW 3938.</text:p></text:note-body></text:note> Третий поведал, что был известен в партии как «политически ненадёжный» и «ворчун», но не раскрыл своих политических взглядов.<text:note text:id="ftn190" text:note-class="endnote"><text:note-citation>190</text:note-citation><text:note-body><text:p text:style-name="P43">Hero B., HW 890.</text:p></text:note-body></text:note> Некоторые обосновывали свою оппозицию режиму антисемитизмом. «Раннее в Гамбурге у меня уже сложилось подобное отношение», сказал один ландшафтный садовник, «потому что из-за проводимых против евреев действий в Гамбурге я потерял большую часть своих клиентов».<text:note text:id="ftn191" text:note-class="endnote"><text:note-citation>191</text:note-citation><text:note-body><text:p text:style-name="P43">Arthur S., HW 1165.</text:p></text:note-body></text:note> Другой полицейский просто идентифицировал себя как «хорошего друга евреев» без дальнейших объяснений.<text:note text:id="ftn192" text:note-class="endnote"><text:note-citation>192</text:note-citation><text:note-body><text:p text:style-name="P43">Hermann W., HW 1947.</text:p></text:note-body></text:note></text:p>
      <text:p text:style-name="Preformatted_20_Text"><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Полицейский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для меня ничего не значило отсутствие успехов в полицейской карьере».<text:note text:id="ftn193" text:note-class="endnote"><text:note-citation>193</text:note-citation><text:note-body><text:p text:style-name="P43">Gustav M., G 169-170.</text:p></text:note-body></text:note></text:p>
      <text:p text:style-name="Preformatted_20_Text"><text:tab/>Этическую позицию для оправдания своего отказа занял Лейтенант Бухман. Как полицейский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полицейским запаса, так что для меня не было важно повышение или продвижение по службе, у меня был процветающий бизнес дома. Командиры роты...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ранним бизнес делам я знал многих евреев».<text:note text:id="ftn194" text:note-class="endnote"><text:note-citation>194</text:note-citation><text:note-body><text:p text:style-name="P43">Heinz B., HW 2439-40.</text:p></text:note-body></text:note></text:p>
      <text:p text:style-name="Preformatted_20_Text"><text:tab/>После Юзефува негодование и горечь распространились на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195" text:note-class="endnote"><text:note-citation>195</text:note-citation><text:note-body><text:p text:style-name="P43">Heinrich Br., HW 3050.</text:p></text:note-body></text:note> Однако лишь малая часть пошла дальше жалоб в своей попытке 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другой аннулировал её действие. Обоих впоследствии перевели обратно в Германию.<text:note text:id="ftn196" text:note-class="endnote"><text:note-citation>196</text:note-citation><text:note-body><text:p text:style-name="P43">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Траппа, он не будет больше принимать участия в действиях против евреев. В конце концов он написал в Гамбург, открыто прося об отзыве со службы из-за своей «непригодности» для задач, «чуждых полиции», которые выполнялись его подразделением в Польше.<text:note text:id="ftn197" text:note-class="endnote"><text:note-citation>197</text:note-citation><text:note-body><text:p text:style-name="P44">Heinz B., HW 647, 822, 2438, 3940-41.</text:p></text:note-body></text:note> Бухману пришлось ждать до ноября, но его усилия по переводу были успешны.</text:p>
      <text:p text:style-name="Preformatted_20_Text"><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text:span text:style-name="T161">Окончательно</text:span>го Решения в районе Люблина, психологическую нагрузку на людей следовало в дальнейшем учитывать и по возможности снимать.</text:p>
      <text:p text:style-name="Preformatted_20_Text"><text:tab/>В последующих акциях ввели на постоянную основу (с несколькими заметными исключениями) 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производимых в лагере смерти в Треблинке(там казнили депортированных из <text:soft-page-break/>северной части района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тренированные СС вспомогательные отряды, набранные в лагерях военнопленных на территориях <text:span text:style-name="T196">Советского Союза</text:span>, обычно назначались на самые худшие задания по чистками гетто и депортациям).</text:p>
      <text:p text:style-name="Preformatted_20_Text"><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он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text:span text:style-name="T161">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p text:style-name="Preformatted_20_Text">Глава 9. Падение второй роты.</text:p>
      <text:p text:style-name="Preformatted_20_Text"/>
      <text:p text:style-name="Preformatted_20_Text"><text:tab/>Приказ о передислокации полицейских батальонов в район Люблина пришел ещё 13 июля, до резни в Юзефуве.<text:note text:id="ftn198" text:note-class="endnote"><text:note-citation>198</text:note-citation><text:note-body><text:p text:style-name="P44">YVA, 0-53/121/27-31 (приказ Кинтрупа[Kintrupp], KdO Люблина, 9 июля 1942).</text:p></text:note-body></text:note> Район 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округа<text:span text:style-name="T248">[</text:span>Kreise<text:span text:style-name="T248">]</text:span> с запада на восток: Пулавы, Радзинь[Radzyń] и Бяла Подляска[Biała Podlaska]. Вторую роту лейтенанта Гнейда назначили в Бяла Подляска, а штаб расположился в административном центре округа Бяла. Первый взвод разделили между деревнями Пишац[Piszczac] и Тучна[Tuczna] на юго-востоке, второй взвод назначили на юг в Вишнице[Wisznice]. Третий располагался в Парчеве[Parczew] на юго-западе, по соседству с округом Радзинь.</text:p>
      <text:p text:style-name="Preformatted_20_Text"><text:tab/>10 июня 1942 стартовало <text:span text:style-name="T161">Окончательное</text:span> Решение в округе Бяла Подляска, когда 3000 евреев депортировали из Бялы в Собибор. Сотни евреев из малых коммун собрали в деревне Ломазы[Łomazy], по середине между Бялой и Вишницей.<text:note text:id="ftn199" text:note-class="endnote"><text:note-citation>199</text:note-citation><text:note-body><text:p text:style-name="Endnote"><text:span text:style-name="T175">Брустин-Беренштейн</text:span>, <text:span text:style-name="T175">таблица </text:span><text:span text:style-name="T105">2.</text:span></text:p></text:note-body></text:note> Затем кровавая кампания приостановилась до прибытия второй роты лейтенанта Гнейда. Евреи Ломазы стали первой целью для совместной казни Полицейский Резервным Батальоном 101 и Травниками. Вторая рота предоставляла большую часть людей для захвата. Главной функцией Травников было предоставление стрелков, таким образом, облегчая ношу немецких полицейских после Юзефува.</text:p>
      <text:p text:style-name="Preformatted_20_Text"><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Как известно, несколько недель группа Бекемейера без происшествий провела в городе, наполовину населённом поляками, а наполовину евреями. Хоть евреи и жили раздельно с поляками, еврейская часть города не охранялась и не обносилась забором.<text:note text:id="ftn200" text:note-class="endnote"><text:note-citation>200</text:note-citation><text:note-body><text:p text:style-name="P44">Kurt D., HW 1230, 4368; Anton B., HW 4371.</text:p></text:note-body></text:note> Немецкие полицейские расквартировались в школе в еврейской части.</text:p>
      <text:p text:style-name="Preformatted_20_Text"><text:tab/>16 августа, за день до предстоящей операции, Генриху Бекемейеру в Ломазы поступил звонок от лейтенанта Гнейда. Тот информировал его, что следующим утром предстоит «переселение» евреев и в следует быть готовым в четыре утра. Для Бекемейера было «ясно» что это значило.<text:note text:id="ftn201" text:note-class="endnote"><text:note-citation>201</text:note-citation><text:note-body><text:p text:style-name="P44">Heinrich B., HW 2600, 2985.</text:p></text:note-body></text:note> В тот же день Гнейд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Всё население евреев подлежало расстрелу.<text:note text:id="ftn202" text:note-class="endnote"><text:note-citation>202</text:note-citation><text:note-body><text:p text:style-name="P44">Kurt D., HW 1230, 1232, 2892, 4368; Ernst Hr., HW 2732.</text:p></text:note-body></text:note> Второму взводу в Вишнице предоставили грузовик для получасовой поездки к месту.<text:note text:id="ftn203" text:note-class="endnote"><text:note-citation>203</text:note-citation><text:note-body><text:p text:style-name="P44">Paul M., G 207.</text:p></text:note-body></text:note> Первому взводу пришлось изъять с польских ферм фургоны с лошадьми и потратить всю ночь в пути. Прибыли ранним утром.<text:note text:id="ftn204" text:note-class="endnote"><text:note-citation>204</text:note-citation><text:note-body><text:p text:style-name="P44">Max F., HW 1387; Ernst Hr., HW 2722; Walter L., G 184l Fritz S., G 303.</text:p></text:note-body></text:note></text:p>
      <text:p text:style-name="Preformatted_20_Text"><text:tab/>В Ломазы у Гнейда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добровольцы)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text:soft-page-break/>и с евреями Гамбурга. Евреи быстро заполнили школьный двор и часть спортивного поля. С некоторой стрельбой, но сбор закончился за два часа.<text:note text:id="ftn205" text:note-class="endnote"><text:note-citation>205</text:note-citation><text:note-body><text:p text:style-name="P44">Anton B., HW 2698-99, 4371; Ernst Hr., HW 2722; Wolfgang H., HW 2211; Kurt D., HW 4368; August Z., G 273.</text:p></text:note-body></text:note></text:p>
      <text:p text:style-name="Preformatted_20_Text"><text:tab/>1700 евреев заставили сидеть и ждать. Выбрали группу из от шестидесяти до семидесяти молодых мужчин, выдали им лопаты, погрузили в грузовики и отправили в лес. Нескольким удалось выбраться из грузовиков и убежать. Один попытался напасть на немецкого капрала, чемпиона батальона по боксу, тот быстро отправил нападавшего в нокаут. В лесу евреев заставили рыть яму для массового захоронения.<text:note text:id="ftn206" text:note-class="endnote"><text:note-citation>206</text:note-citation><text:note-body><text:p text:style-name="P44">Fritz S., G 303-4. Смотри так же Bernhard S., HW 1717; Ernst Hr., HW 2723; Heinrich B., HW 2985; Friedrich P., G 240.</text:p></text:note-body></text:note></text:p>
      <text:p text:style-name="Preformatted_20_Text"><text:tab/>В Ломазы ожидание затянулось на часы. Неожиданно в город под командованием немецкого офицера СС прибыла группа из пятидесяти травников. «Я до сих пор чётко помню», дал показания полицейский, «что травники взяли перерыв сразу после прибытия. Помимо еды я видел, как они распаковывали и пили водку.» Пить начали и офицер СС с Гнейдом. От унтер-офицеров тоже разило алкоголем, но пьяными они не выглядели.<text:note text:id="ftn207" text:note-class="endnote"><text:note-citation>207</text:note-citation><text:note-body><text:p text:style-name="P44">Ernst Hr., HW 2723; Joseph P., HW 2749-50; Walter L., G 185; Paul M., G 208.</text:p></text:note-body></text:note> Для полицейских подготовили хлеб с маслом.<text:note text:id="ftn208" text:note-class="endnote"><text:note-citation>208</text:note-citation><text:note-body><text:p text:style-name="P44">Gustav M., HW 1709.</text:p></text:note-body></text:note></text:p>
      <text:p text:style-name="Preformatted_20_Text"><text:tab/>Километровый «марш на смерть» в лес начался после перерыва на еду Травников с полицейскими и завершения копания могилы.<text:note text:id="ftn209" text:note-class="endnote"><text:note-citation>209</text:note-citation><text:note-body><text:p text:style-name="P45">За фразой смотри Max F., HW 1386; за дистанцией Heinrich B., HW 2601; Walter L., G 185.</text:p></text:note-body></text:note> На создание кордона к лесу отвезли часть фургонов фермеров.<text:note text:id="ftn210" text:note-class="endnote"><text:note-citation>210</text:note-citation><text:note-body><text:p text:style-name="P45">Max F., HW 1386; Paul M., G 207.</text:p></text:note-body></text:note> Для марша евреев разделили «порциями» на группы по 200 или 300 человек. Упавших по пути просто расстреливали.<text:note text:id="ftn211" text:note-class="endnote"><text:note-citation>211</text:note-citation><text:note-body><text:p text:style-name="P45">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единую и окружили ею евреев. Им приказали подняться, взять верёвку в руку и отправиться в лес.</text:p>
      <text:p text:style-name="Preformatted_20_Text">Сержант Тони Бентхейм описал последовавшее:</text:p>
      <text:p text:style-name="Preformatted_20_Text"/>
      <text:p text:style-name="Preformatted_20_Text">«Марш был крайне неуклюжим. Предположительно, те что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двинуться вперёд. У меня в то время не было задачи и я подумал, что там мы никуда не пойдём, так что один или с несколькими товарищами пошёл к евреям. Когда после первых выстрелов изменений не последовало, я громко проревел что-то вроде «Какой в этом смысл? Долой верёвку». Из-за моего крика вся формация, включая Хиви, остановилась, которые с недоумением повернулись ко мне. Я снова прокричал им что-то о том, что они вооружены и вся затея с верёвкой это нонсенс. Долой верёвку...После второго моего крика евреи отпустили её и вся группа пошла вперёд обычной колонной. Сам я вернулся в школьный двор. Возбуждённый и раздосадованный, я незамедлительно ушёл в школу пить шнапс.»<text:note text:id="ftn212" text:note-class="endnote"><text:note-citation>212</text:note-citation><text:note-body><text:p text:style-name="P45">Anton B., HW 2700-2701.</text:p></text:note-body></text:note></text:p>
      <text:p text:style-name="Preformatted_20_Text"/>
      <text:p text:style-name="Preformatted_20_Text"><text:tab/>По прибытию к лесу колонну евреев разделили по шестеро и отправили в один из трёх пунктов сбора. Там им приказали раздеться. Женщинам позволили оставить сорочки. Где-то мужчины были полностью голы, а где-то им позволили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note text:id="ftn213" text:note-class="endnote"><text:note-citation>213</text:note-citation><text:note-body><text:p text:style-name="P45">Wilhelm Gb., HW 2150; Karl G., HW 2197; Heinrich B., HW 2600; Georg K., HW 2638; Joseph P., HW 2750; Hermann Bg., G 98; Walter L., G 185; Paul M., G 207; August Z., G 282; Fritz S., G 313.</text:p></text:note-body></text:note></text:p>
      <text:p text:style-name="Preformatted_20_Text"><text:tab/>В преобладающем количестве показаний отмечалось, что лейтенант Гнейд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ейд был пьян до безобразия. На самом деле в Польше он выродился в «пьяницу».<text:note text:id="ftn214" text:note-class="endnote"><text:note-citation>214</text:note-citation><text:note-body><text:p text:style-name="P45">Kurt D., HW 4335, 4368-70; Anton B., HW 2703, 3960, 4348; Joseph P., HW 2750; Henry D., HW 3071; Walter N., HW 3927; Ernst Hr., HW 3928; Heinz B., HW 3943; Walter Z., HW 3954. Противоположные показания о Гней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15" text:note-class="endnote"><text:note-citation>215</text:note-citation><text:note-body><text:p text:style-name="P45">Wilhelm I., HW 2239.</text:p></text:note-body></text:note></text:p>
      <text:p text:style-name="Preformatted_20_Text"><text:tab/>Если пьянство Гнейда было нормой, то садизм, который он начал проявлять в Ломазы нормальным уже не был. Предыдущей осенью Гнейд посадил своих людей на ночной поезд дабы избежать участия в казни евреев в Минске, которых он привёз из Гамбурга. В Юзефуве садизмом среди своих офицеров он тоже не выделялся. Все изменилось в лесу неподалёку от Ломазы, когда Гнейд решил развлечь себя во время <text:soft-page-break/>ожидания, пока евреи закончат рыть себе могилу.</text:p>
      <text:p text:style-name="Preformatted_20_Text"/>
      <text:p text:style-name="Preformatted_20_Text">«Ещё до начала расстрелов, старший лейтенант Гнейд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ейд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16" text:note-class="endnote"><text:note-citation>216</text:note-citation><text:note-body><text:p text:style-name="P45">Friedrich P., G 241-42. Показание полностью подтверждается August Z., HW 3519.</text:p></text:note-body></text:note></text:p>
      <text:p text:style-name="Preformatted_20_Text"/>
      <text:p text:style-name="Preformatted_20_Text"><text:tab/>Когда подготовка в расстрелам завершилась, Гнейд погнал евреев из зон раздевания к могиле.<text:note text:id="ftn217" text:note-class="endnote"><text:note-citation>217</text:note-citation><text:note-body><text:p text:style-name="P45">Hermann Bg., G 98; Joseph P., HW 2750.</text:p></text:note-body></text:note></text:p>
      <text:p text:style-name="Preformatted_20_Text"><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18" text:note-class="endnote"><text:note-citation>218</text:note-citation><text:note-body><text:p text:style-name="P45">Walter Z., HW 2625; Georg K., HW 2638.</text:p></text:note-body></text:note> Её с трёх сторон окружали горы земли, четвёртая была под углом,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19" text:note-class="endnote"><text:note-citation>219</text:note-citation><text:note-body><text:p text:style-name="P45">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20" text:note-class="endnote"><text:note-citation>220</text:note-citation><text:note-body><text:p text:style-name="P45">Ernst H., HW 2725.</text:p></text:note-body></text:note></text:p>
      <text:p text:style-name="Preformatted_20_Text"><text:tab/>Всё сильнее напивались Хиви, часто с бутылкой в руках, а так же Гнейд и офицер СС.<text:note text:id="ftn221" text:note-class="endnote"><text:note-citation>221</text:note-citation><text:note-body><text:p text:style-name="P45">Johannes R., HW 1810; Rudolf K., HW 2650; Joseph P., HW 2750-51; Kurt D., HW 4368; Paul M., G 209.</text:p></text:note-body></text:note> «Старший лейтенант Гнейд постоянно рисковал упасть в могилу, пока стрелял из своего пистолета. Офицер Службы Безопасности 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ейд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ейд парировал «Хорошо, тогда моим людям тоже получится пострелять»<text:note text:id="ftn222" text:note-class="endnote"><text:note-citation>222</text:note-citation><text:note-body><text:p text:style-name="P45">Ernst Hr., HW 2725-26.</text:p></text:note-body></text:note><text:note text:id="ftn223" text:note-class="endnote"><text:note-citation>223</text:note-citation><text:note-body><text:p text:style-name="Endnote">прим. Переводчика. Либо цитата в оригинале приведена неправильно, либо Гнейд был слишком пьян для адекватного ответа.</text:p></text:note-body></text:note></text:p>
      <text:p text:style-name="Preformatted_20_Text"><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по всей могиле. Особенно ужасным мне помнится судьба не смертельно раненных евреев прикрытых последовавшими жертвами. Выстрел милосердия им не предоставлялся.»<text:note text:id="ftn224" text:note-class="endnote"><text:note-citation>224</text:note-citation><text:note-body><text:p text:style-name="P46">Ernst Hr., HW 2256.</text:p></text:note-body></text:note></text:p>
      <text:p text:style-name="Preformatted_20_Text"><text:tab/>Унтер-офицеры решили, что казнь следует продолжить двумя расстрельными командами с двух сторон могилы. Евреев заставили лечь в ряд вдоль стен, а с полицейские с противоположных сторон расстреливали их. Из членов всех трёх рот были сформированы отряды по восемь или десять человек с постоянной ротацией после пяти или шести выстрелов. Спустя где-то два часа, Хиви вышли из своего ступора и продолжили расстрелы вместо немецких полицейских. Стрельба завершилась около семи вечера. «Рабочих» евреев, которых держали около могилы, тоже застрелили, после того, как они «закопали могилу землёй.<text:note text:id="ftn225" text:note-class="endnote"><text:note-citation>225</text:note-citation><text:note-body><text:p text:style-name="P46">Ernst Hr., HW 2256-57; Kurt D., HW 4368; August Z., G 282; Joseph P., HW 2750-51; Walter L., G 186-87; Max F., HW 1388.</text:p></text:note-body></text:note> Покрывший её тонкий слой продолжал двигаться.<text:note text:id="ftn226" text:note-class="endnote"><text:note-citation>226</text:note-citation><text:note-body><text:p text:style-name="P46">Bernhard S., HW 1717.</text:p></text:note-body></text:note></text:p>
      <text:p text:style-name="Preformatted_20_Text"><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ейдом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27" text:note-class="endnote"><text:note-citation>227</text:note-citation><text:note-body><text:p text:style-name="P46">Rudolf B., HW 405; Bruno D., HW 2535; Heinrich B., HW 2613-14; August Z., HW 3365-66, G 284.</text:p></text:note-body></text:note></text:p>
      <text:p text:style-name="Preformatted_20_Text"><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28" text:note-class="endnote"><text:note-citation>228</text:note-citation><text:note-body><text:p text:style-name="P46">Fritz S., G 303-4; Paul M., G 209; Bernhard S., HW 1717.</text:p></text:note-body></text:note>,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text:soft-page-break/>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1700) и в два раза быстрее. К тому же, собрали вещи и ценности, а от тел избавились в массовом захоронении.</text:p>
      <text:p text:style-name="Preformatted_20_Text"><text:tab/>Психологически,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29" text:note-class="endnote"><text:note-citation>229</text:note-citation><text:note-body><text:p text:style-name="P46">Anton B., HW 4374.</text:p></text:note-body></text:note> Те, кому удалось избежать прямого участия в убийствах, кажется не чувствовали себя соучастниками убийства вовсе. Сбор и охрана евреев для убийства кем-то другим после Юзефува казалось относительно невинной задачей.</text:p>
      <text:p text:style-name="Preformatted_20_Text"><text:tab/>Даже полицейские, которым пришлось заменять Хиви и несколько часов после полудня стрелять не вспомнили никакого ужасного опыта, который доминировал в показаниях о Юзефуве. В этот раз люди не находились со своими жертвами лицом к лицу. Л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30" text:note-class="endnote"><text:note-citation>230</text:note-citation><text:note-body><text:p text:style-name="P46">August Z., G 282.</text:p></text:note-body></text:note> В дополнении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reformatted_20_Text"><text:tab/>Ещё одним моментом, остро отличающим Ломазы от Юзефува, и который можно назвать неким «психологическим» облегчением ноши, является выбор. Конкретно, 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31" text:note-class="endnote"><text:note-citation>231</text:note-citation><text:note-body><text:p text:style-name="P46">Ernst Hr., HW 2727-28; August Z., G 284.</text:p></text:note-body></text:note> Таким образом, те, кто стрелял, не жили дальше с чётким осознанием, что всего этого можно было избежать.</text:p>
      <text:p text:style-name="Preformatted_20_Text"><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32" text:note-class="endnote"><text:note-citation>232</text:note-citation><text:note-body><text:p text:style-name="P46">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33" text:note-class="endnote"><text:note-citation>233</text:note-citation><text:note-body><text:p text:style-name="P46">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Теперь в Ломазы, когда один еврей внезапно побежал навстречу Мецгеру, тот позволил ему пройти. Как он вспоминал «Старший лейтенант Гнейд...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ейд не смог разобраться в деле, так что к ответственности меня не призвали».<text:note text:id="ftn234" text:note-class="endnote"><text:note-citation>234</text:note-citation><text:note-body><text:p text:style-name="P46">Paul M., G 206, 209.</text:p></text:note-body></text:note></text:p>
      <text:p text:style-name="Preformatted_20_Text"><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Однако большинство полицейских не прикладывало усилий по избежанию расстрелов. В Ломазы приказы подкреплялись естественным стремлением к конформизму и соответствию с поведением 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reformatted_20_Text"><text:tab/>Трапп не только предложил выбор, но и задал тон. «У нас задача застрелить евреев, но не избивать или мучить их», заявлял он.<text:note text:id="ftn235" text:note-class="endnote"><text:note-citation>235</text:note-citation><text:note-body><text:p text:style-name="P46">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командующие роты, как Гнейд в Ломазы, а не Трапп задавали людям модель поведения. Беспричинный и ужасный садизм Гнейда около могилы является лишь одним примером того, каким он видел лидерство в тот момент, со временем таких примеров становилось всё больше. Когда на школьном дворе в Ломазы все ещё пьяные Гнейд и командир СС Травников встретились с Тони Бентхеймом, Гнейд спросил его: «Ну, скольких ты застрелил?» Когда сержант <text:soft-page-break/>ответил «нисколько», Гнейд выразил своё презрение. «Другого я и не ожидал, ты же всё таки католик».<text:note text:id="ftn236" text:note-class="endnote"><text:note-citation>236</text:note-citation><text:note-body><text:p text:style-name="P46">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p text:style-name="Preformatted_20_Text">Глава 10. Августовская депортация в Треблинку.</text:p>
      <text:p text:style-name="Preformatted_20_Text"/>
      <text:p text:style-name="Preformatted_20_Text"><text:tab/>Из расположенного далеко от железнодорожной станции Ломазы нельзя было легко депортировать сконцентрированных там в июне 1942 евреев. Отсюда и вышеописанная резня семнадцатого августа. Однако большинство евреев северного района Люблина проживали в соседствующих с железной дорогой городах Радзинь, Лукув, Парчев и Медзыжец[Мендзыжец-Подляски, Międzyrzec Podlaski]. Так что большим вкладом Полицейского Резервного Батальона 101 в <text:span text:style-name="T161">Окончательное</text:span>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reformatted_20_Text"><text:tab/>Первый депортационный поезд в Треблинку покинул Варшаву вечером 22 июля 1942, прибыл в лагерь смерти следующим утром. После него поезда с евреями из Варшавы и окрестностей прибывали ежедневно. Между пятым и двадцать четвёртым августом, в Треблинку так же доставили около 30000 евреев из Радома и Кельце. Хотя доступные ресурсы для убийства лагеря уже находились на грани, Глобочник нетерпеливо решил начать депортации из северного Люблина. Евреи Парчева и Медзыжеца в округе Радзинь, в центре зоны операций Полицейского Резервного Батальона 101, стали первой целью.</text:p>
      <text:p text:style-name="Preformatted_20_Text"><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37" text:note-class="endnote"><text:note-citation>237</text:note-citation><text:note-body><text:p text:style-name="P47">Heinrich S., HW 1569.</text:p></text:note-body></text:note> Ранним августом,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38" text:note-class="endnote"><text:note-citation>238</text:note-citation><text:note-body><text:p text:style-name="P47">Georg K., HW 2637; Joseph P., HW 2747.</text:p></text:note-body></text:note></text:p>
      <text:p text:style-name="Preformatted_20_Text"><text:tab/>По Парчеву прошёл слух о крупной депортации, и многие евреи сбежали в леса.<text:note text:id="ftn239" text:note-class="endnote"><text:note-citation>239</text:note-citation><text:note-body><text:p text:style-name="P47">Erwin G., HW 1642, 2507.</text:p></text:note-body></text:note> Б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дал очередную речь,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40" text:note-class="endnote"><text:note-citation>240</text:note-citation><text:note-body><text:p text:style-name="P47">Hans K., HW 2251; Georg K., HW 2636.</text:p></text:note-body></text:note></text:p>
      <text:p text:style-name="Preformatted_20_Text"><text:tab/>Вторая рота установила кордон, первая устроила обыск еврейского квартала.<text:note text:id="ftn241" text:note-class="endnote"><text:note-citation>241</text:note-citation><text:note-body><text:p text:style-name="P47">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евреев. В тот день депортировали около 3000 евреев Парчева. Операция повторилась несколькими днями спустя, уже без помощи Хиви. Оставшихся 2000 евреев так же отправили в Треблинку.<text:note text:id="ftn242" text:note-class="endnote"><text:note-citation>242</text:note-citation><text:note-body><text:p text:style-name="P47">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reformatted_20_Text"><text:tab/>В воспоминаниях полицейских депортация из Парчева прошла без каких-то особенных событий. Всё прошло гладко, стрельбы было мало, Хиви не отличились жестокостью и алкоголизмом. Из-за предположительно малого количества «грязной работы», на вторую депортацию Хиви не отправили вовсе. Полицейские конечно точно не знали куда отправляют евреев и что именно с ними делалось, но «нам всем было ясно и понятно», как признал Генрих Штайнмец, «что депортированные евреи отправляются на смерть. Мы подозревали, что их убьют в каком-нибудь лагере.»<text:note text:id="ftn243" text:note-class="endnote"><text:note-citation>243</text:note-citation><text:note-body><text:p text:style-name="P47">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44" text:note-class="endnote"><text:note-citation>244</text:note-citation><text:note-body><text:p text:style-name="P47">Heinrich B., HW 2608; August Z., G 279.</text:p></text:note-body></text:note></text:p>
      <text:p text:style-name="P52"><text:tab/>Намного более запоминающимся для Полицейского Резервного Батальона 101 стала депортация 11000 евреев из Мендзыжеца в Треблинку 25-26 августа.<text:note text:id="ftn245" text:note-class="endnote"><text:note-citation>245</text:note-citation><text:note-body><text:p text:style-name="P47">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text:span text:style-name="T107">расследование отделения</text:span> KdS <text:span text:style-name="T107">в Радзине</text:span>], 1:3-4[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Мендзыжец, в сравнении с 10000 евреями Лукува и 6000 Радзиня, был крупнейшим гетто округа Радзинь, с еврейским населением более 12000. В июне 1942 администрация гетто в люблинском районе передала гражданскую администрацию СС, таким образом, оставив эти гетто под руководством людей, назначенных из Радзиня <text:soft-page-break/>Полицией Безопасности.<text:note text:id="ftn246" text:note-class="endnote"><text:note-citation>246</text:note-citation><text:note-body><text:p text:style-name="P48">YVA, TR-10/710 (Landgericht Dortmund, 8 Ks 1/70 judgement against Josef <text:span text:style-name="T106">Bürger), 16.</text:span></text:p></text:note-body></text:note></text:p>
      <text:p text:style-name="P52"><text:tab/>Как и Избица с Пяски на юге района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47" text:note-class="endnote"><text:note-citation>247</text:note-citation><text:note-body><text:p text:style-name="P49">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reformatted_20_Text"><text:tab/>Когда в конце июля штаб батальона переместился из Билгорая в Радзинь, людей первой роты расположили там же, а так же в Коцке[Kock], Лукуве и Комаровке[Komarówka]. Первый взвод третьей роты расположился в округе Радзиня, в городе Чемерники[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48" text:note-class="endnote"><text:note-citation>248</text:note-citation><text:note-body><text:p text:style-name="P49">Ernst Hn., G 512; Heinrich R., G 625.</text:p></text:note-body></text:note> Большинство людей, однако, собралось под командованием первого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вспоминал один полицейский, “мне пришлось уступить своё место его жене”.<text:note text:id="ftn249" text:note-class="endnote"><text:note-citation>249</text:note-citation><text:note-body><text:p text:style-name="P49">Heinrich H., HW 976, 3219. Так же смотри Friedrich B., HW 1582, 3529; Hans K., 2252, 3220.</text:p></text:note-body></text:note></text:p>
      <text:p text:style-name="Preformatted_20_Text"><text:tab/>До вступления в Полицейский Резервный Батальон 101 Волауф испытал несколько серьёзных проблем в своей карьере. В апреле 1940 его посылали в Норвегию вместе с Полицейским Батальоном 105, но его командующий потребовал его отзыва. Волауф был энергичным и умным, он отмечал, но недисциплинированным и с большим самомнением.<text:note text:id="ftn250" text:note-class="endnote"><text:note-citation>250</text:note-citation><text:note-body><text:p text:style-name="P49">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51" text:note-class="endnote"><text:note-citation>251</text:note-citation><text:note-body><text:p text:style-name="P49">R. оценка от 21 июля 1941 в HW 574-80.</text:p></text:note-body></text:note> В этот момент, весной 1941, когда тот только вернулся из Лодзе, Волауфа назначили в Полицейский Резервный Батальон 101. Его профессиональная удача резко переменилась. Всего через несколько месяце новый командир батальона –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52" text:note-class="endnote"><text:note-citation>252</text:note-citation><text:note-body><text:p text:style-name="P49">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reformatted_20_Text"><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53" text:note-class="endnote"><text:note-citation>253</text:note-citation><text:note-body><text:p text:style-name="P49">Hans PG., HW 1945; Ernst Hr., HW 2713.</text:p></text:note-body></text:note> Главный клерк первой роты упоминал его энергичность, решительность в командовании и способность выполнять поставленные задачи.<text:note text:id="ftn254" text:note-class="endnote"><text:note-citation>254</text:note-citation><text:note-body><text:p text:style-name="P49">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ейда(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55" text:note-class="endnote"><text:note-citation>255</text:note-citation><text:note-body><text:p text:style-name="P49">Heinz B., HW 4414.</text:p></text:note-body></text:note></text:p>
      <text:p text:style-name="Preformatted_20_Text"><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отказывался, но затем всё же дал ему специальный отпуск. Волауф поженился 29 июня, в Польшу вернулся как раз к Юзефуву. Когда его рота расположилась в Радзине, Волауф устроил себе визит своей невесты и медовый месяц.<text:note text:id="ftn256" text:note-class="endnote"><text:note-citation>256</text:note-citation><text:note-body><text:p text:style-name="P49">Юлиус Волауф, HW 750-51, 760.</text:p></text:note-body></text:note></text:p>
      <text:p text:style-name="Preformatted_20_Text"><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57" text:note-class="endnote"><text:note-citation>257</text:note-citation><text:note-body><text:p text:style-name="P49">Friedrich B., HW 1582; Friedrich Bm., HW 2099; Heinz B. And Arthur K., HW 3357; Ernst R., G 610; Heinrich R., G 627.</text:p></text:note-body></text:note> Члены первой роты, если не их капитан, все ещё могли испытывать стыд.</text:p>
      <text:p text:style-name="Preformatted_20_Text"><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text:soft-page-break/>получать инструкции. Он вернулся спустя двадцать или тридцать минут и раздал приказы роте. Часть людей отправилась на внешний кордон, но большинству было приказано присоединиться к Хиви в зачистке. Как обычно, был отдан приказ расстрела любого пытавшегося сбежать, а так же больного, старого или немощного, неспособного к маршу до железнодорожной станции недалеко от города.<text:note text:id="ftn258" text:note-class="endnote"><text:note-citation>258</text:note-citation><text:note-body><text:p text:style-name="P49">Самые детальные показания о депортациях в Ме<text:span text:style-name="T176">н</text:span>дзыжеце дали Heinrich H., HW 976-78; Friedrich B., HW 1582-83; Hans K., HW 2253-54; Ernst Hn., G 512-13; Ernst R., G 610-12; Karl S., G 659-60.</text:p></text:note-body></text:note></text:p>
      <text:p text:style-name="Preformatted_20_Text"><text:tab/>Пока люди ждали возвращения Волауфа, они встретили офицера полиции безопасности. Несмотря на раннее время, уже пьяного.<text:note text:id="ftn259" text:note-class="endnote"><text:note-citation>259</text:note-citation><text:note-body><text:p text:style-name="P49">Hans K., HW 2253.</text:p></text:note-body></text:note> Скоро стало ясно, что пьяны и Хиви.<text:note text:id="ftn260" text:note-class="endnote"><text:note-citation>260</text:note-citation><text:note-body><text:p text:style-name="P49">Karl S., G 659.</text:p></text:note-body></text:note> Они стреляли так часто и так бездумно, что полицейским часто приходилось искать укрытие чтобы не попасть под пули.<text:note text:id="ftn261" text:note-class="endnote"><text:note-citation>261</text:note-citation><text:note-body><text:p text:style-name="P49">Heinrich R., G 610.</text:p></text:note-body></text:note> Полицейский “видел трупы застреленных евреев везде – на улицах и в домах”.<text:note text:id="ftn262" text:note-class="endnote"><text:note-citation>262</text:note-citation><text:note-body><text:p text:style-name="P49">Friedrich B., HW 3529.</text:p></text:note-body></text:note></text:p>
      <text:p text:style-name="Preformatted_20_Text"><text:tab/>Подгоняемые Хиви и полицейскими, евреи тысячами тысячи загонялись на рынок. Там их принудили сидеть не двигаясь и запретили вставать на ноги. Спустя часы под жарким августовским солнцем многие евреи потеряли сознание и попадали. Более того, избивания и стрельба продолжались и на рынке.<text:note text:id="ftn263" text:note-class="endnote"><text:note-citation>263</text:note-citation><text:note-body><text:p text:style-name="P49">Friedrich B., HW 1583; Ernst Hn., G 512.</text:p></text:note-body></text:note> Фрау Волауф, сняв военное пальто как стало теплее, в своём наряде была хорошо заметна, она наблюдала за происходящим с близкого расстояния.<text:note text:id="ftn264" text:note-class="endnote"><text:note-citation>264</text:note-citation><text:note-body><text:p text:style-name="P49">Heinrich H., HW 978, 3219; Hans K., HW 3220; Ernst R., G 611.</text:p></text:note-body></text:note></text:p>
      <text:p text:style-name="Preformatted_20_Text"><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снова, стрельба была обычным делом. Тех, кто не мог больше идти, стреляли и оставляли лежать на обочине. Та была устелена телами.<text:note text:id="ftn265" text:note-class="endnote"><text:note-citation>265</text:note-citation><text:note-body><text:p text:style-name="P49">Heinrich H., HW 977; Friedrich B., HW 1584; Hans K., HW 2254; Ernst Hn., G 513; Ernst R., G 612.</text:p></text:note-body></text:note></text:p>
      <text:p text:style-name="Preformatted_20_Text"><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Preformatted_20_Text"/>
      <text:p text:style-name="Preformatted_20_Text">“Когда что-то не получалось, они использовали оружие и стеки<text:note text:id="ftn266" text:note-class="endnote"><text:note-citation>266</text:note-citation><text:note-body><text:p text:style-name="P141">Прим. переводчика -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Нельзя было обозреть его целиком. Может пятьдесят или шестьдесят вагонов, может больше. После погрузки, двери заколотили и забили гвоздями.”<text:note text:id="ftn267" text:note-class="endnote"><text:note-citation>267</text:note-citation><text:note-body><text:p text:style-name="P49">Heinrich H., HW 977-78.</text:p></text:note-body></text:note></text:p>
      <text:p text:style-name="Preformatted_20_Text"/>
      <text:p text:style-name="Preformatted_20_Text"><text:tab/>После запечатывания вагонов и не ожидая отправки поезда, члены Полицейского Резервного Батальона 101 быстро ушли.</text:p>
      <text:p text:style-name="P53"><text:tab/>Чистка гетто Мендзыжеца была крупнейшей операцией по депортации, в которой принимал участие батальон во время <text:span text:style-name="T161">Окончате</text:span>льного Решения. Только тысяче евреев в Мендзыжеце позволили временно остаться в гетто для работы, но до того момента, как их заменили бы поляки.<text:note text:id="ftn268" text:note-class="endnote"><text:note-citation>268</text:note-citation><text:note-body><text:p text:style-name="P49">Ilse de L., HW 1293.</text:p></text:note-body></text:note> Таким образом, целью депортации стали 11000 человек. Полицейские знали, что “многие сотни” были застрелены во время операции, но не знали сколько точно.<text:note text:id="ftn269" text:note-class="endnote"><text:note-citation>269</text:note-citation><text:note-body><text:p text:style-name="P51">Heinrich H., HW 978; Hans K., HW 2254.</text:p></text:note-body></text:note> Выжившие евреи однако знали, они похоронили 960 человек.<text:note text:id="ftn270" text:note-class="endnote"><text:note-citation>270</text:note-citation><text:note-body><text:p text:style-name="P50">Berl C., HW 1091.</text:p></text:note-body></text:note></text:p>
      <text:p text:style-name="P53"><text:s/><text:tab/>Требуется иметь некоторую перспективу, чтобы показать, что депортация в Мендзыжеце была зверской даже по стандартам нацистов в 1942. Между 22 июня и 21 сентября из Варшавы депортировали около 300000 евреев. За эти два месяца всего было казнено в процессе 6687 еврея.<text:note text:id="ftn271" text:note-class="endnote"><text:note-citation>271</text:note-citation><text:note-body><text:p text:style-name="P51">YVA 0-53/105/III (Доклад Варшавского Юденрат<text:span text:style-name="T176">[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все более бесчувственным и жестоким участникам из Полицейского Резервного Батальона 101. Это не было случаем “С глаз долой, из сердца вон”.</text:p>
      <text:p text:style-name="Preformatted_20_Text"><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Большее давление на участников чистки гетто создавало больше зверств и жестокости для выполнения задачи.</text:p>
      <text:p text:style-name="Preformatted_20_Text"><text:tab/>Нетерпеливая попытка Глобочника начать депортации в Треблинку из северной части района Люблина одновременно с теми, кого отправили из районов Варшавы и Радома оказала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районам Варшаву, Радом и Люблин временно приостановились. Это включало в себя два запланированных после 28 августа поезда из Лукува в Треблинку.<text:note text:id="ftn272" text:note-class="endnote"><text:note-citation>272</text:note-citation><text:note-body><text:p text:style-name="P51">ZStL, 8 AR-Z 236/60(расследование отделения KdS в Радзине) 3:464(маршрутный лист восточной железной дороги[Ostbahn] от 25 августа 1942). Об аварии в Треблинки смотри <text:span text:style-name="T153">Гитта Серени</text:span>, <text:span text:style-name="T48">Во Тьму </text:span><text:span text:style-name="T92">[</text:span><text:span text:style-name="T28">Into That Darkness</text:span><text:span text:style-name="T92">]</text:span><text:span text:style-name="T57"> </text:span>(<text:span text:style-name="T176">Лондон</text:span>, 1974), 156-64; Arad, 89-96, 119-23.</text:p></text:note-body></text:note> Глобочник и его руководитель лагеря Кристиан Вирт поспешили в <text:soft-page-break/>Треблинку для реорганизации лагеря. Из Собибора вызвали Франца Штангля и назначили комендантом. С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Убийства возобновились лишь в поздним сентябрём в северном Люблине.</text:p>
      <text:p text:style-name="Preformatted_20_Text"/>
      <text:p text:style-name="Preformatted_20_Text">11. Расстрелы поздним сентябрём.</text:p>
      <text:p text:style-name="Preformatted_20_Text"/>
      <text:p text:style-name="Preformatted_20_Text"><text:tab/>Незадолго до возобновления депортаций в северной зоне безопасности района Люблина, Полицейский Резервный Батальон 101 поучаствовал в нескольких массовых расстрелах. Первый произошёл в деревне Серокомла[Serokomla], где-то в девяти километрах к северо-западу от Коцка. Серокомла уже переживала одну бойню в мае 1940 от рук этнических немцев, организованных в отряды «линчевателей» известных как Самооборона<text:note text:id="ftn273" text:note-class="endnote"><text:note-citation>273</text:note-citation><text:note-body><text:p text:style-name="Endnote">Volksdeutscher Selbstschutz, Народная Немецкая Самозащита.</text:p></text:note-body></text:note>. Эти подразделения сформировались<text:note text:id="ftn274" text:note-class="endnote"><text:note-citation>274</text:note-citation><text:note-body><text:p text:style-name="Endnote"><text:span text:style-name="T108">П</text:span>рим. <text:span text:style-name="T108">п</text:span>ереводчика — уже во второй раз после Первой Мировой, <text:span text:style-name="T108">если учитывать другие отряды Selbstschutz. Были официально объединены в «Volksdeutscher Selbstschutz».</text:span></text:p></text:note-body></text:note> на территории оккупированной Польши осенью 1939 и весной 1940 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 text:style-name="T109">[</text:span>Sonderdienst<text:span text:style-name="T109">]</text:span> и была передана под юрисдикцию глав местных гражданских администраций.<text:note text:id="ftn275" text:note-class="endnote"><text:note-citation>275</text:note-citation><text:note-body><text:p text:style-name="P54">Ferdinand H., HW 3257-58.</text:p></text:note-body></text:note></text:p>
      <text:p text:style-name="Preformatted_20_Text"><text:tab/>В сентябре 1942 немцы вновь посетили Серокомлу. В близлежащем Коцке располагался взвод первой роты лейтенанта Бранда. Бранд приказал сержанту Гансу Келлеру и десяти людям взвода собрать евреев в округе Серокомлы и привести их в деревню.<text:note text:id="ftn276" text:note-class="endnote"><text:note-citation>276</text:note-citation><text:note-body><text:p text:style-name="P55">Hans K., HW 2258.</text:p></text:note-body></text:note> Тогда, ранним утром 22 сентября, взвод Бранда выехал из Коцка и на перекрёстке стал ожидать.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у.</text:p>
      <text:p text:style-name="Preformatted_20_Text"><text:tab/>Незадолго до прибытия в деревню Волауф остановил конвой и раздал приказы. На двух холмах, как на удобных точках обзора как раз за границей деревни,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77" text:note-class="endnote"><text:note-citation>277</text:note-citation><text:note-body><text:p text:style-name="P55">Самое важное показание о расстрелах в Серокомле это Friedrich B., HW 1586-89, 3534; Hans K., HW 2256-60; Ernst R., G 612a-b; Karl S., G 661-62.</text:p></text:note-body></text:note></text:p>
      <text:p text:style-name="Preformatted_20_Text"><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ы расстреляют, хотя Волауф упоминал перед людьми лишь «переселение».</text:p>
      <text:p text:style-name="Preformatted_20_Text"><text:tab/>Этим тёплым солнечным днём, около одиннадцати утра завершился сбор евреев - около 200 или 300 человек. Волауф «внезапно» объявил о казни всех этих евреев.<text:note text:id="ftn278" text:note-class="endnote"><text:note-citation>278</text:note-citation><text:note-body><text:p text:style-name="P55">Friedtich P., HW 3534.</text:p></text:note-body></text:note>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 <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reformatted_20_Text"><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х» евреев не отбирал. Всех евреев, независимо от возраста и пола, предстояло убить.</text:p>
      <text:p text:style-name="Preformatted_20_Text"><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reformatted_20_Text"><text:tab/>Во время расстрелов сержант Келлер спустился с пулемётной точки поговорить <text:soft-page-break/>с сержантом Юрихом. Пока они вблизи наблюдали за казнями, Юрих жаловался на Волауфа. После того как капитан приказал это «дерьмо», он «улизнул» в Серокомлу и отсиживался в станции польской полиции.<text:note text:id="ftn279" text:note-class="endnote"><text:note-citation>279</text:note-citation><text:note-body><text:p text:style-name="P55">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 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reformatted_20_Text"><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Вечером в бараках их уже ждал дополнительный рацион алкоголя.<text:note text:id="ftn280" text:note-class="endnote"><text:note-citation>280</text:note-citation><text:note-body><text:p text:style-name="P55">Albert D., HW 3539; Arthur S., HW 3540.</text:p></text:note-body></text:note></text:p>
      <text:p text:style-name="Preformatted_20_Text"><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а и Тальчин[Talczyn]. Ловушка сработала и партизана захватили. Однако на пути назад в Коцк через Тальчин, Джобст сам попал в засаду и был убит. Польский переводчик сбежал и поздней ночью добрался до Коцка, передав новость о гибели сержанта.<text:note text:id="ftn281" text:note-class="endnote"><text:note-citation>281</text:note-citation><text:note-body><text:p text:style-name="P55">Heinrich Bl., HW 464; Hans K., HW 2255; Friedrich Bm., HW 2096.</text:p></text:note-body></text:note></text:p>
      <text:p text:style-name="Preformatted_20_Text"><text:tab/>Около полуночи сержант Юрих связался со штабом батальона в Радзине и доложил об убийстве Джобста.<text:note text:id="ftn282" text:note-class="endnote"><text:note-citation>282</text:note-citation><text:note-body><text:p text:style-name="P55">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283" text:note-class="endnote"><text:note-citation>283</text:note-citation><text:note-body><text:p text:style-name="P55">Hans K., HW 2256.</text:p></text:note-body></text:note></text:p>
      <text:p text:style-name="Preformatted_20_Text"><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reformatted_20_Text"><text:tab/>По прибытию в Тальчин, всей первой роте продемонстрировали тело сержанта Джобста, который так и лежал на улице на окраине посёлка.<text:note text:id="ftn284" text:note-class="endnote"><text:note-citation>284</text:note-citation><text:note-body><text:p text:style-name="P56">Ernst Hn, G 509.</text:p></text:note-body></text:note> Посёлок опечатали, польских жителей вытащили из своих домов и собрали в школе. В деревне мужчин было мало, многие уже сбежали<text:note text:id="ftn285" text:note-class="endnote"><text:note-citation>285</text:note-citation><text:note-body><text:p text:style-name="P56">Ernst Hn., G 509; Friedrich B., HW 1590.</text:p></text:note-body></text:note>, но оставшихся собрали в школьном спортзале, где Трапп собирался провести отбор.</text:p>
      <text:p text:style-name="Preformatted_20_Text"><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286" text:note-class="endnote"><text:note-citation>286</text:note-citation><text:note-body><text:p text:style-name="P56">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287" text:note-class="endnote"><text:note-citation>287</text:note-citation><text:note-body><text:p text:style-name="P56">Georg W., HW 1733.</text:p></text:note-body></text:note> Отобрали семьдесят восемь польских мужчин. Их вывели из города и расстреляли. Как вспоминал немецкий полицейский, они стреляли только «беднейших из бедных».<text:note text:id="ftn288" text:note-class="endnote"><text:note-citation>288</text:note-citation><text:note-body><text:p text:style-name="P56">Gerhard H., G 541.</text:p></text:note-body></text:note></text:p>
      <text:p text:style-name="Preformatted_20_Text"><text:tab/>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 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note text:id="ftn289" text:note-class="endnote"><text:note-citation>289</text:note-citation><text:note-body><text:p text:style-name="P56">Hans K., HW 2255; Friedrich Bm., HW 2097; Hellmut S., G 648.</text:p></text:note-body></text:note></text:p>
      <text:p text:style-name="Preformatted_20_Text"><text:tab/>Один немецкий полицейский, водитель на пути в Радзинь, утверждал, что остановился в гетто предупредить людей о неминуемом.<text:note text:id="ftn290" text:note-class="endnote"><text:note-citation>290</text:note-citation><text:note-body><text:p text:style-name="P56">Alfred H., HW 286.</text:p></text:note-body></text:note> Однако такое предупреждение было бесполезно для населения уже попавшем в ловушку.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тут тоже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291" text:note-class="endnote"><text:note-citation>291</text:note-citation><text:note-body><text:p text:style-name="P56">Heinrich Bl., HW 464-65.</text:p></text:note-body></text:note></text:p>
      <text:p text:style-name="Preformatted_20_Text"><text:tab/>Однако как обычно, малая часть людей, что уклонилась или отказалась от участия выполнению самой задачи никак не помешала. Пойманных в «невод» евреев тащили из гетто в большой дом с огороженным стеной двором. Группами по тридцать, их вели туда и заставляли лечь рядом со стеной. У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text:note text:id="ftn292" text:note-class="endnote"><text:note-citation>292</text:note-citation><text:note-body><text:p text:style-name="P56">Friedtich Bm., HW 2097-98; Hans K., 2255-56; Hellmut S., G 648-49; Karl S., G 662.</text:p></text:note-body></text:note> Майор Трапп незамедлительно рапортовал в Люблин, что в качестве возмездия за засаду на Джобста в Тальчине казнили 3 «бандитов», 78 польских «пособников» и 180 евреев.<text:note text:id="ftn293" text:note-class="endnote"><text:note-citation>293</text:note-citation><text:note-body><text:p text:style-name="P56">Трапп рапортовал Полицейскому Подразделению 25, 26 сентября 1942, HW 2548-50.</text:p></text:note-body></text:note> Судя по всему, человек, проплакавший всю массовую казнь в Юзефуве, который раньше ещё отказывался без дискриминации <text:soft-page-break/>вырезать евреев больше не имел никаких внутренних запретов на расстрел необходимого для выполнения квоты количества евреев.</text:p>
      <text:p text:style-name="Preformatted_20_Text"><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А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 Так что он знал Траппа лично. Он чувствовал, что Трапп «понимал» его и не был «возмущён» занятой Бухманом позицией.<text:note text:id="ftn294" text:note-class="endnote"><text:note-citation>294</text:note-citation><text:note-body><text:p text:style-name="P56">Heinz B., HW 648, 822, 824, 2438, 2440-41, 3941, 4415.</text:p></text:note-body></text:note></text:p>
      <text:p text:style-name="Preformatted_20_Text"><text:tab/>Трапп не сразу заполучил для Бухмана трансфер в Германию, но он защищал его и удовлетворял его просьбу по неучастию в еврейских делах. Бухман располагался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приказ передавали напрямую из штаба заместителю Бухмана, сержанту Грунду*. Грунд спрашивал Бухмана, хотел бы тот сопровождать взвод к предстоящей акции. Так 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е начиналось не так, поэтому Бухман присутствовал в школе, когда Трапп отбирал поляков поляков. Однако нельзя не было случайностью, что перед тем как начать массово казнить евреев гетто Коцка, тот сначала отправил Бухмана обратно в Радзинь.</text:p>
      <text:p text:style-name="Preformatted_20_Text"><text:tab/>В Радзине Бухман не старался скрыть своего отношения. Наоборот, он «возмущался отношением к евреям и открыто выражал свою позицию при любой возможности».<text:note text:id="ftn295" text:note-class="endnote"><text:note-citation>295</text:note-citation><text:note-body><text:p text:style-name="P57">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296" text:note-class="endnote"><text:note-citation>296</text:note-citation><text:note-body><text:p text:style-name="P57">Hans K., HW 2242; Kurt D., HW 2678; Arthur S., HW 3539; Alfred K., G 582; Ernst R., G 612d.</text:p></text:note-body></text:note></text:p>
      <text:p text:style-name="Preformatted_20_Text"><text:tab/>Для Бухмана последней каплей стал Тальчин. По возращению вечером в барак, офисный служащий пытался передать ему доклад, но он «сразу ушёл в свою комнату и заперся. Четыре дня со мной не разговаривал, хотя мы вроде хорошо друг друга знали. Он был очень зол и горько жаловался, говоря что-то в духе: «Всё, <text:span text:style-name="T248">отныне я этим дерьмом не занимаюсь</text:span>. С меня довольно».<text:note text:id="ftn297" text:note-class="endnote"><text:note-citation>297</text:note-citation><text:note-body><text:p text:style-name="P57">Henrich E., HW 2174.</text:p></text:note-body></text:note> Бухман не только жаловался. В конце сентября написал прямую в Гамбург, прося срочного перевода. Задачи его отряда в Польше - «чуждые полиции» - он больше выполнять не мог.<text:note text:id="ftn298" text:note-class="endnote"><text:note-citation>298</text:note-citation><text:note-body><text:p text:style-name="P57">Heinz B., HW 648, 2438.</text:p></text:note-body></text:note></text:p>
      <text:p text:style-name="Preformatted_20_Text"><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299" text:note-class="endnote"><text:note-citation>299</text:note-citation><text:note-body><text:p text:style-name="P57">Heinz B., HW 2441.</text:p></text:note-body></text:note> Некоторые его люди следовали его примеру, и говорили первому сержанту Каммеру, «что они и не могут, и не хотят больше принимать участия в подобных событиях». Рапорт на них Каммер не составлял. Вместо этого он кричал на них, называл «ни на что не годными» и «говнюками». Но по большей части он всё же освобождал их от участия в еврейских акциях.<text:note text:id="ftn300" text:note-class="endnote"><text:note-citation>300</text:note-citation><text:note-body><text:p text:style-name="P57">Heinrich E., HW 2174.</text:p></text:note-body></text:note> Поступая так, Каммер следовал заданному с самого начала Траппом примеру - пока нет нехватки готовых по приказу убивать, было проще терпеть Бухмана и его подражателей, чем разбираться с ними.</text:p>
      <text:p text:style-name="Preformatted_20_Text"/>
      <text:p text:style-name="Preformatted_20_Text">Глава 12. Возобновление Депортаций.</text:p>
      <text:p text:style-name="Preformatted_20_Text"/>
      <text:p text:style-name="Preformatted_20_Text"><text:tab/>К концу сентября 1942 Полицейский Резервный Батальон 101 поучаствовал в расстреле примерно 4600 евреев и 78 поляков. Помог депортировать около 15000 евреев в лагерь смерти в Треблинке. Эта кровавая деятельность включала 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Травников. Другие пять — Юзефув, вторая депортация из Парчева, Серокомла, Тальчин и Коцк, проводились полицейскими в одиночку.</text:p>
      <text:p text:style-name="Preformatted_20_Text"><text:tab/>Полицейским удалось раздельно сохранить эти события у себя в памяти. О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округа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е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text:soft-page-break/>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01" text:note-class="endnote"><text:note-citation>301</text:note-citation><text:note-body><text:p text:style-name="P57"><text:span text:style-name="T193">Брустин-Беренштейн</text:span> 21-92.</text:p></text:note-body></text:note></text:p>
      <text:p text:style-name="Preformatted_20_Text"><text:tab/>Ранним сентябрём распределение Полиции Порядка по району Люблина изменилось. Создали четвертую зону безопасности, включавшую в себя</text:p>
      <text:p text:style-name="Preformatted_20_Text">Бяла-Подляска, Хрубешув[Hrubieszów] и Хелм на восточной границе района. Это позволило перевести первый и второй взводы второй роты Гнейда из округа Бяла-Подляска в города Мендзыжец и Комаровка на севере округа Радзинь.<text:note text:id="ftn302" text:note-class="endnote"><text:note-citation>302</text:note-citation><text:note-body><text:p text:style-name="P57">YVA, 0-53/121 W I/124-25 (приказ Кинтрупа от 27 августа 1942, вступил в силу 2 сентября 1942).</text:p></text:note-body></text:note></text:p>
      <text:p text:style-name="Preformatted_20_Text"><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03" text:note-class="endnote"><text:note-citation>303</text:note-citation><text:note-body><text:p text:style-name="P57">Показания выживших Joseph B., HW 1122; Sara K., HW 3250. Согласно <text:span text:style-name="T176">ьтаблице 2 </text:span>Брустин-Беренштейн, 23-24 сентября в Мендзыжец депортировали 6000 евреев из малых деревень Бяла-Подляски. <text:span text:style-name="T110">Она пишет, что депортированные 26 сентября и 6 октября 4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Транзитное» гетто Мендзыжеца так же «пополнялось» в сентябре и октябре из городов округа Радзинь, напрямую из Комаровки, а так же из Вохиня[Wohyń] и Чемерники через Парчев.<text:note text:id="ftn304" text:note-class="endnote"><text:note-citation>304</text:note-citation><text:note-body><text:p text:style-name="P58">В Брустин-Беренштейн таблице 1 указывается цифры: 610 евреев из Комаровки, 800 из Вохина[Wohyn] и 1019 из Чемерников. <text:s/></text:p></text:note-body></text:note> Из всех этих трансферов, полицейским запомнился лишь трансфер из Комаровки, где второй взвод второй роты регулярно располагался.<text:note text:id="ftn305" text:note-class="endnote"><text:note-citation>305</text:note-citation><text:note-body><text:p text:style-name="P58">Johannes R., HW 1810-11; Kurt D., HW 1621; Anton B., HW 2705-6.</text:p></text:note-body></text:note> Среди евреев Комаровки была женщина из Гамбурга, ранее владевшая кинотеатром — Миллертор-<text:span text:style-name="T249">К</text:span>ино <text:span text:style-name="T249">[Millertor-Kino]-</text:span> который полицейские часто посещали.<text:note text:id="ftn306" text:note-class="endnote"><text:note-citation>306</text:note-citation><text:note-body><text:p text:style-name="P58">Paul M., HW 2659.</text:p></text:note-body></text:note> Гетто в Лукуве служило вторым «транзитным гетто», получая евреев из малых посёлков округа Радзинь.<text:note text:id="ftn307" text:note-class="endnote"><text:note-citation>307</text:note-citation><text:note-body><text:p text:style-name="P58">Согласно таблице 10 Брустин-Беренштейн: 1724 из Адамува[Adamów], 460 из Станин гмины[Stanin gmina], 446 из Улян гмины[Ulan gmina] и 213 из <text:span text:style-name="T111">Войцешкува[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района Люблина, делая его <text:span text:style-name="T28">judenfrei</text:span>, «свободным от евреев».</text:p>
      <text:p text:style-name="Preformatted_20_Text"><text:tab/>Координационным центром октябрьского «наступления» против гетто округа Радзинь служил местный офис Полиции Безопасности под командованием унтерштурмфюрера Фрица Фишера. Администрации гетто Радзиня, Лукува и Мендзыжеца в июне 1942 перевели под управление офицеров Полиции Безопасности<text:note text:id="ftn308" text:note-class="endnote"><text:note-citation>308</text:note-citation><text:note-body><text:p text:style-name="P59">YVA, TR-10/710 (Landgericht Dortmunt, 8 Ks 1/70, judgement against Josef Bürger):10, 16(отсюда и далее «приговор Бургеру»).</text:p></text:note-body></text:note>,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немецких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09" text:note-class="endnote"><text:note-citation>309</text:note-citation><text:note-body><text:p text:style-name="P59">Об оценке сил Полиции Безопасности и Жандармерии в округе Радзинь смотри ZStL, 8 AR-Z 236/60(расследование отдела KdS в Радзине), 1:28(Braumüller), 113(Bürger), 120(Kässer); 2:176-179(Reimer), 209-210(Brämer), 408(Behrens), 420(Kambach); 4:550(Schmeer), 715(Avriham); и Sonderband(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reformatted_20_Text"><text:tab/>Депортации в Треблинку возобновились первого октября, когда отправили 2000 евреев из гетто Радзиня. Пятого октября 5000 евреев и ещё 2000 восьмого депортировали из Лукува. Параллельно с этим, тысячи евреев депортировали из Мендзыжеца шестого и девятого 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000 до 3000 евреев в Мендзыжец. Остановка там продлилась недолго, их повезли дальше 27 октября и 7 ноября. Шестого ноября, оставшиеся 700 евреев Коцка отправили в Лукув. На следующий день зачистили гетто в Мендзыжеце, отправив 3000 евреев в Треблинку.<text:note text:id="ftn310" text:note-class="endnote"><text:note-citation>310</text:note-citation><text:note-body><text:p text:style-name="P60">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К завершению шести недельной «атаки», члены Полицейского Резервного Батальона 101 в восьми отдельных операциях помогли депортировать более чем 27000 евреев в Треблинку, убили возможно около 1000 во время захватов и в как минимум четырёх «завершающих» расстрелах.</text:p>
      <text:p text:style-name="Preformatted_20_Text"><text:tab/>Что полицейские помнили обо всем этом варьируется чрезвычайно. Начальная операция - депортация 2000 евреев из Радзиня первого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11" text:note-class="endnote"><text:note-citation>311</text:note-citation><text:note-body><text:p text:style-name="P60">Helmuth H., HW 317-320, 991; Heinz B., HW 823; Heinrich E., HW 2176; Richard G., G 389.</text:p></text:note-body></text:note> На следующий день, второго октября, третий взвод второй роты сержанта Штайнмеца по приказу Гнейда завершила расстрелами ликвидацию гетто Парчева - по всей видимости, более сотни евреев привели туда слишком поздно для транспортировки в Мендзыжец.<text:note text:id="ftn312" text:note-class="endnote"><text:note-citation>312</text:note-citation><text:note-body><text:p text:style-name="P60">Heinrich S., HW 1573-74; Max D., HW 2536.</text:p></text:note-body></text:note></text:p>
      <text:p text:style-name="Preformatted_20_Text"><text:tab/>После этого одновременные депортации из двух транзитных гетто Лукува и Мендзыжеца выполнялись первой и второй ротой соответственно. С раннего сентября, в Мендзыжеце расположился новый штаб роты лейтенанта Гнейда. Дабы избежать проблем с польским произношением, члены второй роты называли это место <text:soft-page-break/>подходящим немецким прозвищем «меншеншрек»<text:span text:style-name="T250">[</text:span>Menschenschreck<text:span text:style-name="T250">]</text:span>, или «человеческий ужас». Водитель Гнейда, Альфред Хайльманн*, вспоминал как отвозил лейтенанта вечером на пяти 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сказал один, заходя обратно в здание. Хайльманн осторожно попытался подойти к окну, но запах был настолько отвратительным, что он повернул обратно. Шум с верхних этажей всё усиливался, пока около полуночи пьяный Гнейд не вышел и не сказал Хайльманну, что следующем утром будет чистка гетто.<text:note text:id="ftn313" text:note-class="endnote"><text:note-citation>313</text:note-citation><text:note-body><text:p text:style-name="P60">Alfred H., HW 45, 279-80.</text:p></text:note-body></text:note></text:p>
      <text:p text:style-name="Preformatted_20_Text"><text:tab/>Людей в Мендзыжеце подняли в пять утра. К ним присоединились второй взвод Дракера из Комаровки и большой контингент Хиви. Судя по всему, люди Дракера организовали кордон гетто, пока Хиви и остальные из Полиции Порядка выгоняли евреев на главную площадь. Гнейд и другие плетями принуждали евреев к тишине. <text:span text:style-name="T112">Из-за побоев н</text:span>екоторые умерли ещё до марша к железнодорожной станции.<text:note text:id="ftn314" text:note-class="endnote"><text:note-citation>314</text:note-citation><text:note-body><text:p text:style-name="P60">Kurt D., HW 1266, 2966-67, 4391; Paul M., HW 2663.</text:p></text:note-body></text:note> Хайльманн смотрел, как вытаскивали и уводили евреев, запертых в тюрьме подвала штаба Полиции Безопасности. Они были покрыты экскрементами и очевидно ничего не ели днями.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15" text:note-class="endnote"><text:note-citation>315</text:note-citation><text:note-body><text:p text:style-name="P60">Alfred H., HW 45, 280-82.</text:p></text:note-body></text:note></text:p>
      <text:p text:style-name="Preformatted_20_Text"><text:tab/>Небольшой контингент полицейских уже располагался на станции, держа польских зевак подальше. Погрузкой евреев в поезд руководил Гнейд. Людей набивали в вагоны как скот, стрельба и избиения применялись без каких-либо ограничений. Двадцать два года спустя, первый сержант Гнейд сделал необычное признание, учитывая выраженное ранее нежелание свидетелей критиковать бывших товарищей. «К моему сожалению, я должен сказать, что у меня возникло впечатление, будто всё происходящее доставляло Гнейду большое удовольствие».<text:note text:id="ftn316" text:note-class="endnote"><text:note-citation>316</text:note-citation><text:note-body><text:p text:style-name="P60">Peter O., HW 1790; Walter L., G 189-90; Friedrich P., G 244.</text:p></text:note-body></text:note></text:p>
      <text:p text:style-name="Preformatted_20_Text"><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остались снаружи. Гнейд вызвал Дракера и сказал ему вести тех на кладбище. У входа на кладбище один полицейский разогнал «любопытных наблюдателей»<text:note text:id="ftn317" text:note-class="endnote"><text:note-citation>317</text:note-citation><text:note-body><text:p text:style-name="P60">Kurt D., HW 1268, 2968, 4390.</text:p></text:note-body></text:note> и ждал, пока не прибудет первый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должны быть застрелены. Пока что тебе удавалось улизнуть, но теперь ты должен сделать это.». Сформировали расстрельные команды по где-то двадцать человек. Евреев приводили группами по двадцать.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18" text:note-class="endnote"><text:note-citation>318</text:note-citation><text:note-body><text:p text:style-name="P60">Friedrich P., G 244.</text:p></text:note-body></text:note> У ворот кладбища, один еврей набросился на Дракера со шприцем, но был быстро повязан. Даже когда начался массовый расстрел, остальные евреи тихо сидели и ожидали своей участи. «Они были весьма истощены и выглядели голодными до смерти», вспоминал один охранник.<text:note text:id="ftn319" text:note-class="endnote"><text:note-citation>319</text:note-citation><text:note-body><text:p text:style-name="P60">August Z., HW 3367-68, G 288.</text:p></text:note-body></text:note></text:p>
      <text:p text:style-name="Preformatted_20_Text"><text:tab/>Не может быть точно установлено количество жертв депортаций шестого и девятого октября в Мендзыжеце, показания свидетелей сильно различаются.<text:note text:id="ftn320" text:note-class="endnote"><text:note-citation>320</text:note-citation><text:note-body><text:p text:style-name="P60">Alfred H., <text:s/>HW 45, 282 сначала в показаниях называл количество депортированных от 6000 до 10000, но после снизил свою оценку до 1000. Kurt D., HW 1621 так же дал цифру 1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гетто снова пополнилось в середине октября, когда туда привезли от 2000 до 3000 евреев из Радзиня. Этих евреев 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прибыл уже поздно ночью. Пустые фургоны вернули в Радзинь.<text:note text:id="ftn321" text:note-class="endnote"><text:note-citation>321</text:note-citation><text:note-body><text:p text:style-name="P61">Helmuth H., HW 991; Stephan J., HW 1041-43; Tauba T., HW 1069; Friedrich B., HW 1585.</text:p></text:note-body></text:note></text:p>
      <text:p text:style-name="Preformatted_20_Text"><text:tab/>В последующих акциях 27 октября и 7 ноября, гетто Мендзыжеца отчистили от около 1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ейд.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лишь исподнее, несмотря на холодную осеннюю погоду. В этой скудной одежде их гнали маршем на железнодорожную станцию и загоняли в вагоны для скота в предназначенным Треблинке поезде.<text:note text:id="ftn322" text:note-class="endnote"><text:note-citation>322</text:note-citation><text:note-body><text:p text:style-name="P61">Kurt <text:s/>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000 евреев.</text:p>
      <text:p text:style-name="Preformatted_20_Text"><text:tab/>Пока Гнейд занимался депортациями из Мендзыжеца, такую же работу выполняла <text:soft-page-break/>первая рота в Лукуве. О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23" text:note-class="endnote"><text:note-citation>323</text:note-citation><text:note-body><text:p text:style-name="P61">Lucia B., G 595-96; письмо Хоффмана от 5 мая 1943,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пилот Люфтваффе. Н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ненадолго вернулся в Радзинь забрать свои вещи.<text:note text:id="ftn324" text:note-class="endnote"><text:note-citation>324</text:note-citation><text:note-body><text:p text:style-name="P61">Юлиус Волауф, HW 752, 762-64.</text:p></text:note-body></text:note></text:p>
      <text:p text:style-name="Preformatted_20_Text"><text:tab/>Если Волауфу удалось вырваться из Полицейского Резервного Батальона 101, его людям так не повезло. Совместно с людьми Штайнмеца из Ломазы и Парчева(Третий взвод, вторая рота) и отрядом Хиви, они провели две депортации из Лукува. 5000 человек пятого октября и 2000 восьмого. Воспоминания об этом резко расходятся. Часть заявляла, что стрельбы <text:span text:style-name="T113">было минимум и никого не убивали</text:span>.<text:note text:id="ftn325" text:note-class="endnote"><text:note-citation>325</text:note-citation><text:note-body><text:p text:style-name="P61">Heinrich H., HW 972; Rudolf B., HW 406-7; Max D., HW 1347.</text:p></text:note-body></text:note> Другие вспоминали множество расстрелов.<text:note text:id="ftn326" text:note-class="endnote"><text:note-citation>326</text:note-citation><text:note-body><text:p text:style-name="P61">August Z., G 286; Konrad H., G 404-5; Wilhelm K., G 568.</text:p></text:note-body></text:note> Одного едва не подстрелили свои же.<text:note text:id="ftn327" text:note-class="endnote"><text:note-citation>327</text:note-citation><text:note-body><text:p text:style-name="P61">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28" text:note-class="endnote"><text:note-citation>328</text:note-citation><text:note-body><text:p text:style-name="P61">Alfred K., G 579.</text:p></text:note-body></text:note> На месте сбора во время первой депортации - Швайнемаркте или «рынке свиней»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29" text:note-class="endnote"><text:note-citation>329</text:note-citation><text:note-body><text:p text:style-name="P61">Приговор Бургеру, 18.</text:p></text:note-body></text:note></text:p>
      <text:p text:style-name="Preformatted_20_Text"><text:tab/>После первых операций взвод Штайнмеца вернулся в Парчев, а штаб батальона переместился из Радзиня в Лукув. Шестого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в транспортировке из Радзиня в Мендзыжец, использовались запряжённые лошадьми фургонами и достигнуть Лукува удалось лишь поздней ночью.<text:note text:id="ftn330" text:note-class="endnote"><text:note-citation>330</text:note-citation><text:note-body><text:p text:style-name="P61">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 <text:tab/>Заключительная депортация от 3000 до 4000 евреев из Лукува началась следующим утром седьмого ноября и растянулась на несколько дней.<text:note text:id="ftn331" text:note-class="endnote"><text:note-citation>331</text:note-citation><text:note-body><text:p text:style-name="P61">Приговор Бургеру, 20.</text:p></text:note-body></text:note> Уже не имея сомнений о своей судьбе, евреи на марше пели «Мы путешествуем в Треблинку». В отместку неспособности еврейской полиции гетто доложить о спрятанных евреях, Полиция Порядка расстреляла от сорока до сорока пяти человек.<text:note text:id="ftn332" text:note-class="endnote"><text:note-citation>332</text:note-citation><text:note-body><text:p text:style-name="P61">Georg W., HW 1731-32.</text:p></text:note-body></text:note></text:p>
      <text:p text:style-name="Preformatted_20_Text"><text:tab/>Судя по всему, евреи упорно прятались во время последней депортации. Чтобы выманить их из укрытий, Полиция Безопасности придумала уловку. По всему гетто объявили, что будут выпущены новые удостоверения личности. Все, кто придут за картой, будут помилованы. Всех, кого найдут без карт, убьют. Надеясь хоть на небольшую передышку между депортациями, отчаявшиеся евреи вышли из укрытий и пошли за картами. После сбора как минимум 200 евреев, 11 ноября их вывели из Лукува и расстреляли. Вторую группу собрали и казнили 14 ноября.<text:note text:id="ftn333" text:note-class="endnote"><text:note-citation>333</text:note-citation><text:note-body><text:p text:style-name="P61">В таблице 10 Брустин-Беренштейн в ноябре в Лукуве <text:span text:style-name="T114">отмечен</text:span> лишь один расстрел — 200 евреев. Показания полицейских <text:s/><text:span text:style-name="T114">указывают на наличие второго. Приговор Бургеру 20-21 подтверждает два расстрела в Лукуве - 11 и 14 ноября, каждый по 500 жертв — редкий случай, когда немецкий суд оценивает количество жертв выше, чем другие источники.</text:span></text:p></text:note-body></text:note></text:p>
      <text:p text:style-name="Preformatted_20_Text"><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34" text:note-class="endnote"><text:note-citation>334</text:note-citation><text:note-body><text:p text:style-name="P62">Одним ключевым исключением был Бухман, кто в 1960х заявлял(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reformatted_20_Text"/>
      <text:p text:style-name="Preformatted_20_Text">«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35" text:note-class="endnote"><text:note-citation>335</text:note-citation><text:note-body><text:p text:style-name="P63">Heinrich H., G 456.</text:p></text:note-body></text:note></text:p>
      <text:p text:style-name="Preformatted_20_Text"/>
      <text:p text:style-name="Preformatted_20_Text"><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36" text:note-class="endnote"><text:note-citation>336</text:note-citation><text:note-body><text:p text:style-name="P63">Heinrich H., G 455-56; Hans Pz., HW 3525.</text:p></text:note-body></text:note></text:p>
      <text:p text:style-name="Preformatted_20_Text"><text:tab/>Для колонн евреев требовалось всё больше охранников, и члены штаба батальона получили приказ прибыть в штаб Полиции Безопасности. Несколькими днями <text:soft-page-break/>ранее они смотрели из окон превращённой в бараки школы, как мимо на железнодорожную станцию вели евреев Лукува. Теперь пришла их очередь заниматься подобным. Им выдали контингент из от пяти десяти до ста евреев и знакомым путём отправили из города.<text:note text:id="ftn337" text:note-class="endnote"><text:note-citation>337</text:note-citation><text:note-body><text:p text:style-name="P63">Hans S., G 328; Ernst S., G 330; Paul F., HW 2242.</text:p></text:note-body></text:note></text:p>
      <text:p text:style-name="Preformatted_20_Text"><text:tab/>Тем временем, первая колонна свернулся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из от пятнадцати до двадцати пяти человек, в основном из волонтёров из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сзади, используя штыки как прицелы. Рядом вместе с несколькими офицерами СС стоял Бухман.<text:note text:id="ftn338" text:note-class="endnote"><text:note-citation>338</text:note-citation><text:note-body><text:p text:style-name="P63">Heinrich H., G 456-57; Hans Pz., HW 3525; Henry J., G 411-12.</text:p></text:note-body></text:note></text:p>
      <text:p text:style-name="Preformatted_20_Text"><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39" text:note-class="endnote"><text:note-citation>339</text:note-citation><text:note-body><text:p text:style-name="P63">Hans S., G 330; Ernst S., G 334-335; Paul F., HW 2243.</text:p></text:note-body></text:note></text:p>
      <text:p text:style-name="Preformatted_20_Text"><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согласился.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reformatted_20_Text"><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40" text:note-class="endnote"><text:note-citation>340</text:note-citation><text:note-body><text:p text:style-name="P63">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41" text:note-class="endnote"><text:note-citation>341</text:note-citation><text:note-body><text:p text:style-name="P63">Heinz B., HW 648, 824-25, 2438, 2441, 4417.</text:p></text:note-body></text:note> Совершенно ясно, что Трапп не только защищал его от участия в действиях против евреев в Польше(за исключением стрельбы в Лукуве), но и позаботился о том, чтобы его личное дело содержало положительную характеристику, дабы не повредить его карьере.</text:p>
      <text:p text:style-name="Preformatted_20_Text"/>
      <text:p text:style-name="Preformatted_20_Text">13. Странности со здоровьем капитана Хоффмана</text:p>
      <text:p text:style-name="Preformatted_20_Text"/>
      <text:p text:style-name="Preformatted_20_Text"><text:tab/>До осени 1942, 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Батальона. В Юзефуве два взвода третьей роты назначили во внешний кордон, так что никто из их членов не был назначен в расстрельные команды в лесу. Когда батальон перевели в северную зону безопасности района Люблина, второй и третий взводы третьей роты расположились в округе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Kurów], а затем в Вандолине[Wandolin]. Большую часть евреев округа Пулавы депортировали в Собибор ещё в мае 1942 — первые евреи убитые в том лагере — а остальная часть еврейского населения была сконцентрирована в «сборочных гетто» в небольшом городе Коньсковоля[Końskowola], где-то в шести километрах к востоку от Пулавы. Таким образом, только первый взвод лейтенанта Питерса, расположенный в соседнем округе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округ «достаточно тихим», и до октября не было ни одного столкновения с «вооружёнными бандитами».<text:note text:id="ftn342" text:note-class="endnote"><text:note-citation>342</text:note-citation><text:note-body><text:p text:style-name="P64">«Жалоба» Хоффмана от 3 мая 1943, HW 509.</text:p></text:note-body></text:note></text:p>
      <text:p text:style-name="Preformatted_20_Text"><text:soft-page-break/><text:tab/>Однако в начале октября удача третьей роты закончилась. В «сборочном гетто» Коньсковоля, содержавшем от 1500 до 2000 евреев<text:note text:id="ftn343" text:note-class="endnote"><text:note-citation>343</text:note-citation><text:note-body><text:p text:style-name="P64">Bruno G., HW 2026</text:p></text:note-body></text:note>, планировалась чистка, подобная чисткам в соседнем Радзине. Северный Люблин должен был стать <text:span text:style-name="T28">judenfrei</text:span>(свободным от евреев). Для 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64">старшего</text:span> лейтенанта Джаммера(ч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44" text:note-class="endnote"><text:note-citation>344</text:note-citation><text:note-body><text:p text:style-name="P64">Erwin H., HW 1168; Martin D., HW 1602; August W., HW 2043.</text:p></text:note-body></text:note></text:p>
      <text:p text:style-name="Preformatted_20_Text">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45" text:note-class="endnote"><text:note-citation>345</text:note-citation><text:note-body><text:p text:style-name="P64">Alfred S., HW 298; Erwin H., HW 1169; Martin D., HW 1062; Peter O., HW 1865; August W., HW 2043-44.</text:p></text:note-body></text:note></text:p>
      <text:p text:style-name="Preformatted_20_Text"><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46" text:note-class="endnote"><text:note-citation>346</text:note-citation><text:note-body><text:p text:style-name="P64">Martin D., HW 1602; August W., HW 2043-44.</text:p></text:note-body></text:note></text:p>
      <text:p text:style-name="Preformatted_20_Text"><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47" text:note-class="endnote"><text:note-citation>347</text:note-citation><text:note-body><text:p text:style-name="P64">August W., HW 2045.</text:p></text:note-body></text:note> После завершения первых поисков и сбора выживших евреев на рынке, на поиски отправили назначенные ранее в кордон отряды. Они уже услышали непрекращающуюся стрельбу, а проводя обыск, встретили разбросанные повсюду трупы.<text:note text:id="ftn348" text:note-class="endnote"><text:note-citation>348</text:note-citation><text:note-body><text:p text:style-name="P64">Erwin H., HW 1169; Wilhelm J., HW 1323; Georg L., HW 1427; Friedrick V., HW 1542; Martin D., HW 1603; Peter C., HW 1865; Bruno G., HW 2025; August W., HW 2044-45.</text:p></text:note-body></text:note></text:p>
      <text:p text:style-name="Preformatted_20_Text"><text:tab/>Многие особенно ярко вспоминали 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text:span text:style-name="T251">до жути </text:span>тощими и <text:span text:style-name="T251">голодными до смерти</text:span>. Можно сказать, что они состояли из кожи и костей.»<text:note text:id="ftn349" text:note-class="endnote"><text:note-citation>349</text:note-citation><text:note-body><text:p text:style-name="P64">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52">был мне так против</text:span><text:span text:style-name="T253">ен</text:span>, я испыт<text:span text:style-name="T252">а</text:span>л такой стыд, что я сразу повернулся и покинул комнату.», сообщил один полицейский.<text:note text:id="ftn350" text:note-class="endnote"><text:note-citation>350</text:note-citation><text:note-body><text:p text:style-name="P64">Friedrick V., HW 1542.</text:p></text:note-body></text:note> Другой вспоминал: «<text:span text:style-name="T254">Увидев</text:span> больных <text:span text:style-name="T254">евреев</text:span>, <text:span text:style-name="T254">для меня стало невозможно выстрелить в кого-нибудь из них</text:span>, так что <text:span text:style-name="T256">все выстрелы я </text:span><text:span text:style-name="T255">намеренно </text:span><text:span text:style-name="T257">произвёл</text:span><text:span text:style-name="T256"> мимо</text:span>.»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51" text:note-class="endnote"><text:note-citation>351</text:note-citation><text:note-body><text:p text:style-name="P64">Martin D., HW 1605-6.</text:p></text:note-body></text:note></text:p>
      <text:p text:style-name="Preformatted_20_Text"><text:tab/>На рынке евреев разделили - мужчины в одну сторону, женщины и дети в другую. Сделали отбор мужчин возрастом от восемнадцати до сорока пяти, особенно квалифицированных рабочих. Возможно отобрали и некоторых женщин. Отобранных погнали из гетто на железнодорожную станцию вне Пулавы 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000 евреев, но около сотни упавших от истощения расстреляли по пути.<text:note text:id="ftn352" text:note-class="endnote"><text:note-citation>352</text:note-citation><text:note-body><text:p text:style-name="P64">Alfred S., HW 299; Georg L., HW 1428; Martin D., HW 1603; Bruno G., HW 2025-26; Augus W., HW 2045, 3305-6.</text:p></text:note-body></text:note> <text:tab/>Пока пригодных для работ евреев выводили из города, оставшихся — от 800 до 1000 женщин и детей, а так же большое количество стариков - повели к месту расстрела в лесу за границей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53" text:note-class="endnote"><text:note-citation>353</text:note-citation><text:note-body><text:p text:style-name="P64">Amandus M., HW 1631-32.</text:p></text:note-body></text:note> Один полицейский беседовал с главой еврейского совета, немецким евреем из Мюнхена, пока того тоже не увели.<text:note text:id="ftn354" text:note-class="endnote"><text:note-citation>354</text:note-citation><text:note-body><text:p text:style-name="P64">Fried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55" text:note-class="endnote"><text:note-citation>355</text:note-citation><text:note-body><text:p text:style-name="P64">August W., HW 2045.</text:p></text:note-body></text:note></text:p>
      <text:p text:style-name="Preformatted_20_Text"><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100 до 1600 евреев. Его амнезия может иметь в своей основе не только юридические причины, но и проблемы со здоровьем <text:soft-page-break/>испытываемые им во время назначения в Пулавы. В то время Хоффман винил свою болезнь вакцину от дизентерии, сделанную в конце августа. В 1960ых он подумал, что более удобным будет отслеживать своё заболевание до психологического стресса, полученного во время резни в Юзефуве.<text:note text:id="ftn356" text:note-class="endnote"><text:note-citation>356</text:note-citation><text:note-body><text:p text:style-name="Endnote">«<text:span text:style-name="T115">Жалоба» Хоффмана от 3 мая 1943, HW 513; Вольфганг Хоффман HW 2304, 2925.</text:span></text:p></text:note-body></text:note> Какой бы ни была причина, Хоффман начал страдать от диареи и болях в животе в сентябре и октябре 1942. По своим собственным показаниям его состояния — вегетативный колит<text:span text:style-name="T258">[</text:span>vegetative colitis<text:span text:style-name="T258">]</text:span>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отказался сообщать о своей болезни до конца октября. В военный госпиталь он пришёл второго ноября по приказу доктора.</text:p>
      <text:p text:style-name="Preformatted_20_Text"><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людей предсказать, услышав ночью о предстоящем, что глава роты к утру решит остаться в постели.</text:p>
      <text:p text:style-name="Preformatted_20_Text"><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знак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reformatted_20_Text"><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57" text:note-class="endnote"><text:note-citation>357</text:note-citation><text:note-body><text:p text:style-name="P65">Friedrick V., HW 1541; Martin D., HW 1605-6, 3212-13, 3319; Erwin N., HW 1693-94, 3319-20; Wilhelm K., HW 1776, 3345-49; Bruno G., HW 2030-31, 3301, 3347; Bruno R., HW 2086; Erwin H., HW 1169?.</text:p></text:note-body></text:note></text:p>
      <text:p text:style-name="Preformatted_20_Text"><text:tab/>С 2 ноября по 25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reformatted_20_Text"><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58" text:note-class="endnote"><text:note-citation>358</text:note-citation><text:note-body><text:p text:style-name="P65">Письмо Хоффмана от 30 января 1943, HW 523-24.</text:p></text:note-body></text:note> Трапп так же прослышал о нелестных отзывах о деятельности Хоффмана в Пулавы от его временной замены, <text:span text:style-name="T164">старшего</text:span>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text:p>
      <text:p text:style-name="Preformatted_20_Text">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59" text:note-class="endnote"><text:note-citation>359</text:note-citation><text:note-body><text:p text:style-name="P65">Письмо Траппа от 23 февраля 1943, HW 509-10.</text:p></text:note-body></text:note></text:p>
      <text:p text:style-name="Preformatted_20_Text"><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60" text:note-class="endnote"><text:note-citation>360</text:note-citation><text:note-body><text:p text:style-name="Endnote">«<text:span text:style-name="T116">Жалоба» Хоффмана от 3 мая 1943, HW 509-15.</text:span></text:p></text:note-body></text:note> Трапп во всех подробностях объяснился и был оправдан. <text:span text:style-name="T303">Командир</text:span> Полиции Порядка района Люблина заключил, что поведение Хоффмана не было «ни в коем случае удовлетворительно», что если он действительно было болен, то действовал безответственно игнорируя касающиеся такой ситуации регуляции, и что ему должна быть предоставлена возможность проявить себя в командовании другим отрядом.<text:note text:id="ftn361" text:note-class="endnote"><text:note-citation>361</text:note-citation><text:note-body><text:p text:style-name="P65">Райндорф[Rheindorf] президенту полиции Гамбурга от 2 июля 1943, HW 538-39.</text:p></text:note-body></text:note></text:p>
      <text:p text:style-name="Preformatted_20_Text"><text:tab/>Осенью 1943 Хоффмана действительно перевели в полицейский батальон с фронтовым опытом в <text:span text:style-name="T196">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62" text:note-class="endnote"><text:note-citation>362</text:note-citation><text:note-body><text:p text:style-name="P65">Вольфганг Хоффман, HW 788-89.</text:p></text:note-body></text:note> Вкратце, из его поведения после осени 1942 сложно подумать, что Хоффман был трусом, как подозревали его люди Трапп. Он был болен. Нельзя установить, вызвана ли его болезнь кровавой деятельностью Полицейского Резервного Батальона 101, но у него <text:soft-page-break/>были симптомы психологически вызванного «раздражённого кишечника» или «адаптивного колита». К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состояние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p text:style-name="Preformatted_20_Text">Глава 14. «Охота на евреев».</text:p>
      <text:p text:style-name="Preformatted_20_Text"/>
      <text:p text:style-name="Preformatted_20_Text"><text:tab/>К середине ноября 1942,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500 польских евреев и депортации 42000 в газовые камеры Треблинки. Но их роль в кампании по массовому убийству всё ещё не была завершена. Отчистив города и гетто северного района Люблина, батальон получил приказ отслеживать и систематически уничтожать всех, кто избежал предыдущих облав и спрятался. Коротко, они были ответственны за окончательное превращение региона в <text:span text:style-name="T28">judenfrei</text:span>.</text:p>
      <text:p text:style-name="Preformatted_20_Text"><text:tab/>Годом ранее, в 15 октября 1941,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районе Варшавы — Доктор Ламбрехт, поддерживала закон, угрожающий евреям вне гетто «смертью через повешение», что было «сильнее страха смерти от голода».<text:note text:id="ftn363" text:note-class="endnote"><text:note-citation>363</text:note-citation><text:note-body><text:p text:style-name="P65">YVA, TR-10/970 (Staatsanwaltschaft Hamburg, 147 Js 8/75, indictment of Arpad Wigand):81-92. Так же смотри Кристофер Р. Браунинг «<text:span text:style-name="T176">Геноцид и Общественное Здоровье: Немецкие Врачи и Польские Евреи, 1939-1941»[</text:span>Genocide and Public Health: German Doctors and Polish Jews, 1939-41<text:span text:style-name="T176">]</text:span>, <text:span text:style-name="T28">Holocaust and Genocide Studies</text:span> 3, no. 1 (1988): 21-36. </text:p></text:note-body></text:note> Вскоре однако возникли жалобы об имплементации этого указа. Р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евреев вне гетто расстреливали на месте. На встрече 16 декабря 1941 между Франком и главами районов, заместитель губернатора района Варшавы заметил с какой «благодарностью люди приняли приказ о расстреле от <text:span text:style-name="T302">командира</text:span> Полицией Порядка, в котором евреев в сельской местности можно было расстреливать».<text:note text:id="ftn364" text:note-class="endnote"><text:note-citation>364</text:note-citation><text:note-body><text:p text:style-name="P65">YVA, TR-10/970 (Staatsanwaltschaft Hamburg, 147 Js 8/75, indictment of Arpad Wigand):92-99; Ferdinand H., HW 3257-58; Diensttagebuch, 450.</text:p></text:note-body></text:note></text:p>
      <text:p text:style-name="Preformatted_20_Text"><text:tab/>Таким образом, даже до систематических депортаций в лагеря смерти, евреев Польши подвергали казням вне гетто. Этот «приказ о расстреле», однако, слабо применялся в районе Люблина, так как в сравнении с остальной территорией Генерал-губернаторства, «геттоизация» была лишь частичной. До сентября и октября 1942 евреи жили в малых городах и деревнях и не были сконцентрированы в транзитных гетто Мендзыжеца и Лукува. Предшественник батальона Траппа в северном районе Люблина, Полицейский Батальон 306, периодически действительно занимался расстрелом найденных вне городов евреев<text:note text:id="ftn365" text:note-class="endnote"><text:note-citation>365</text:note-citation><text:note-body><text:p text:style-name="P67">YVA, TR-10/542 (<text:span text:style-name="T116">Staatsanwaltschaft</text:span> Augsburg, 7 Js 653/53, indictment of <text:span text:style-name="T116">Günt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reformatted_20_Text"><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заключали в местные тюрьмы. Гнейд отдал приказ расстрелять узников. «Этот приказ лейтенанта Гнейда явно распространялся и на все следующие дела...Мне дали задачу поддерживать мою территорию свободной от евреев».<text:note text:id="ftn366" text:note-class="endnote"><text:note-citation>366</text:note-citation><text:note-body><text:p text:style-name="P66">Heinrich S., HW 1573.</text:p></text:note-body></text:note> Лейтенант Дракер так же вспоминал о получении приказа из штаба батальона поздним августом: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reformatted_20_Text"><text:tab/>К октябрю же приказ стал реальностью.<text:note text:id="ftn367" text:note-class="endnote"><text:note-citation>367</text:note-citation><text:note-body><text:p text:style-name="P66">Kurt D., HW 1623.</text:p></text:note-body></text:note> Развешенные повсюду плакаты объявляли, что все евреи найденные вне гетто будут застрелены.<text:note text:id="ftn368" text:note-class="endnote"><text:note-citation>368</text:note-citation><text:note-body><text:p text:style-name="P66">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69" text:note-class="endnote"><text:note-citation>369</text:note-citation><text:note-body><text:p text:style-name="P66">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Никто не мог иметь сомнений,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70" text:note-class="endnote"><text:note-citation>370</text:note-citation><text:note-body><text:p text:style-name="P66">Erwin G., HW 4400.</text:p></text:note-body></text:note> Выживших евреев отслеживали и отстреливали как животных, а члены Полицейского Резервного <text:soft-page-break/>Батальона 101 неофициально окрестили эту фазу <text:span text:style-name="T161">Окончате</text:span>льного Решения judenjagd - «охота на евреев».<text:note text:id="ftn371" text:note-class="endnote"><text:note-citation>371</text:note-citation><text:note-body><text:p text:style-name="P66">Paul H., HW 1653.</text:p></text:note-body></text:note></text:p>
      <text:p text:style-name="Preformatted_20_Text"><text:tab/>«Охота на евреев» принимала множество форм. Самыми выдающимися стали две чистки батальоном леса Парчева осенью 1942 и весной 1943. Последний совместно с отрядами армии. Не только евреи, но и партизаны и сбежавшие русские военнопленные являлись целью этих чисток, хотя судя по всему, евреи являлись главной целью первой чистки в октябре. Джордж Леффлер* вспоминал:</text:p>
      <text:p text:style-name="Preformatted_20_Text"/>
      <text:p text:style-name="Preformatted_20_Text"><text:tab/>«Нам сказали, что в лесу прячется множество евреев. Поэтому мы прочёсывали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note text:id="ftn372" text:note-class="endnote"><text:note-citation>372</text:note-citation><text:note-body><text:p text:style-name="P66">Georg L., HW 1428-30.</text:p></text:note-body></text:note></text:p>
      <text:p text:style-name="Preformatted_20_Text"/>
      <text:p text:style-name="Preformatted_20_Text"><text:tab/>Другие отряды батальона так же вспоминали об обнаружении бункеров и убийстве евреев группами от двадцати до пятидесяти.<text:note text:id="ftn373" text:note-class="endnote"><text:note-citation>373</text:note-citation><text:note-body><text:p text:style-name="P66">Peter O., HW 1794; Otto H., HW 2227; <text:s/>Hans K., HW 2261.</text:p></text:note-body></text:note> Один полицейский оценил, что в октябре было убито где-то 500.<text:note text:id="ftn374" text:note-class="endnote"><text:note-citation>374</text:note-citation><text:note-body><text:p text:style-name="P66">Alfred S., HW 302.</text:p></text:note-body></text:note></text:p>
      <text:p text:style-name="Preformatted_20_Text"><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русских и евреев, оказавших вооружённое сопротивление. От ста до ста двадцати евреев и русских убито. Батальон понёс как минимум одну потерю, так как адъютант Траппа, лейтенант Хаген, был случайно убит своими людьми.<text:note text:id="ftn375" text:note-class="endnote"><text:note-citation>375</text:note-citation><text:note-body><text:p text:style-name="P66">Heinrich H., HW 975-76; Rudolf B., HW 408; Heinrich E., HW 2178; Hans K., HW 2261; Hans S., G 664.</text:p></text:note-body></text:note></text:p>
      <text:p text:style-name="Preformatted_20_Text"><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Gut Jablon] около Парчева, отряд взвода Штайнмеца погрузил тридцать евреев в грузовики, вывезла в лес и казнила привычным теперь выстрелом в шею. Немецкая администрация, которую не предупредили о предстоящей ликвидации, безуспешно подавала жалобы.<text:note text:id="ftn376" text:note-class="endnote"><text:note-citation>376</text:note-citation><text:note-body><text:p text:style-name="P66">Rudolf B., HW 403; Franz G., HW 1192.</text:p></text:note-body></text:note> Администратор Гут Паннвица[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77" text:note-class="endnote"><text:note-citation>377</text:note-citation><text:note-body><text:p text:style-name="P66">Wilhelm K., HW 1774, 2379; Bruno G., HW 2033-34.</text:p></text:note-body></text:note> После госпитализации Хоффмана его преемник лейтенант Мессман сформировал летучие эскадрильи<text:note text:id="ftn378" text:note-class="endnote"><text:note-citation>378</text:note-citation><text:note-body><text:p text:style-name="Endnote"><text:span text:style-name="T117">Прим. переводчика - </text:span>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Preformatted_20_Text"/>
      <text:p text:style-name="Preformatted_20_Text"><text:tab/>«В случаях, когда ферма и бараки евреев могли быть быстро достигнуты, я на большой скорости заезжал на ферму, а полиция мгновенно выскакивала и спешила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p>
      <text:p text:style-name="Preformatted_20_Text"/>
      <text:p text:style-name="Preformatted_20_Text"><text:tab/>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note text:id="ftn379" text:note-class="endnote"><text:note-citation>379</text:note-citation><text:note-body><text:p text:style-name="P66">Alfred S., HW 300-301.</text:p></text:note-body></text:note></text:p>
      <text:p text:style-name="Preformatted_20_Text"><text:tab/>Какая-то часть из них выжила прячась в городах, а не лесах, но и их выследили.<text:note text:id="ftn380" text:note-class="endnote"><text:note-citation>380</text:note-citation><text:note-body><text:p text:style-name="P68">Martin D., HW 1600l Erwin N., HW 3321-22.</text:p></text:note-body></text:note> Самым запоминающимся был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text:soft-page-break/>тяжело раненными в подвале. Только четверых захватили невредимыми. Их тоже «допросили» и тем же вечером застрелили.<text:note text:id="ftn381" text:note-class="endnote"><text:note-citation>381</text:note-citation><text:note-body><text:p text:style-name="P68">Friedrich Bm., HW 2101; Hans K., HW 2263-64.</text:p></text:note-body></text:note> Затем немецкая полиция отправилась на поиски владельца дома,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382" text:note-class="endnote"><text:note-citation>382</text:note-citation><text:note-body><text:p text:style-name="P68">Friedrich Bm., HW 2102.</text:p></text:note-body></text:note></text:p>
      <text:p text:style-name="Preformatted_20_Text"><text:tab/>Самой типичной формой «охоты на евреев» <text:span text:style-name="T296">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ев в лесах, которые в отчаянных попытках выжить кра<text:span text:style-name="T297">ли</text:span> еду с ближайших полей, ферм и деревней. Получив донесение, командир местной полиции отправлял небольшой патруль для установки местоположения спрятавшихся евреев. Раз за разом подобный сценарий проигрывался лишь с небольшими отклонениями. Польские проводники вели полицейских прямо к убежищам, <text:span text:style-name="T298">а</text:span> те забрасывали гранаты в отверстия бункеров. Переживших атаку гранатами и выбегающих из бункеров евреев клали лицом вниз и стреляли в шею. Тела обычно оставляли на захоронение местным деревенским полякам.<text:note text:id="ftn383" text:note-class="endnote"><text:note-citation>383</text:note-citation><text:note-body><text:p text:style-name="P68">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text:s/>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reformatted_20_Text"><text:tab/>Такие патрули проходили «слишком часто» для того, чтобы большинство полицейских вспомнило в скольких из них они принимали участие. «Для нас это был более менее хлеб насущный», сказал один.<text:note text:id="ftn384" text:note-class="endnote"><text:note-citation>384</text:note-citation><text:note-body><text:p text:style-name="P68">Erwin N., HW 1693.</text:p></text:note-body></text:note> Выражение «хлеб насущный» применительно к «охоте на евреев» употреблял и другой полицейский.<text:note text:id="ftn385" text:note-class="endnote"><text:note-citation>385</text:note-citation><text:note-body><text:p text:style-name="P68">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386" text:note-class="endnote"><text:note-citation>386</text:note-citation><text:note-body><text:p text:style-name="P68">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были намного многочисленнее».<text:note text:id="ftn387" text:note-class="endnote"><text:note-citation>387</text:note-citation><text:note-body><text:p text:style-name="P68">Wolfgang H., HW 3564.</text:p></text:note-body></text:note></text:p>
      <text:p text:style-name="Preformatted_20_Text"><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ях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reformatted_20_Text"><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text:p>
      <text:p text:style-name="Preformatted_20_Text">показывало, как батальон разделился на «крепких» и «слабых». Месяцы спустя Юзефува многие стали онемевшими, безразличными и в некоторых случаях <text:span text:style-name="T299">охотливыми</text:span> убийцами. Другие ограничивали своё участие в процессе убийства, избегали, если могли это сделать без неудобства или последствий.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reformatted_20_Text"><text:tab/>Касаясь выработавших вкус к убийству, жена лейтенанта Бранда ярко помнила один вечер во время визита к своему мужу в Польшу:</text:p>
      <text:p text:style-name="Preformatted_20_Text"/>
      <text:p text:style-name="Preformatted_20_Text">«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388" text:note-class="endnote"><text:note-citation>388</text:note-citation><text:note-body><text:p text:style-name="P68">Lucia B., G 598.</text:p></text:note-body></text:note></text:p>
      <text:p text:style-name="Preformatted_20_Text"/>
      <text:p text:style-name="Preformatted_20_Text"><text:tab/>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Б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как особо грубым мне показалось, как один из них сказал, что сейчас мы едим «мозги забитых евреев».<text:note text:id="ftn389" text:note-class="endnote"><text:note-citation>389</text:note-citation><text:note-body><text:p text:style-name="P68">Ernst Hn., G 511.</text:p></text:note-body></text:note> Только сам свидетель нашёл эту «шутку» не такой уж и смешной.</text:p>
      <text:p text:style-name="Preformatted_20_Text"><text:soft-page-break/><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Я должен далее добавить, что часто было так много добровольцев, что некоторые получали отказ.»<text:note text:id="ftn390" text:note-class="endnote"><text:note-citation>390</text:note-citation><text:note-body><text:p text:style-name="P68">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Ольшими требованиями к численности, тоже было много добровольцев, но если не хватало, то назначали и других».<text:note text:id="ftn391" text:note-class="endnote"><text:note-citation>391</text:note-citation><text:note-body><text:p text:style-name="P68">Heinrich B., HW 3615.</text:p></text:note-body></text:note></text:p>
      <text:p text:style-name="Preformatted_20_Text"><text:tab/>Как и Бекемейер, Уолтер Циммерманн тоже делал различие между большими и малыми казнями. Касаясь последних он подмечал:</text:p>
      <text:p text:style-name="Preformatted_20_Text"/>
      <text:p text:style-name="Preformatted_20_Text">«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392" text:note-class="endnote"><text:note-citation>392</text:note-citation><text:note-body><text:p text:style-name="P68">Walter Z., HW 2629.</text:p></text:note-body></text:note></text:p>
      <text:p text:style-name="Preformatted_20_Text"/>
      <text:p text:style-name="Preformatted_20_Text"><text:tab/>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первый человек вышедший вперёд в Юзефуве, часто назначался на выступления против партизан, но никогда на «охоту на евреев». «Нельзя исключать того», он сказал, «что из-за этого инцидента я был освобождён от других еврейских действий».<text:note text:id="ftn393" text:note-class="endnote"><text:note-citation>393</text:note-citation><text:note-body><text:p text:style-name="P68">Otto-Julius S., HW 4577-78.</text:p></text:note-body></text:note> Адольф Биттнер так же признавал, что его ранняя и открытая оппозиция действиям батальона против евреев освободила его от дальнейшего участия.</text:p>
      <text:p text:style-name="Preformatted_20_Text"/>
      <text:p text:style-name="Preformatted_20_Text">«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394" text:note-class="endnote"><text:note-citation>394</text:note-citation><text:note-body><text:p text:style-name="P68">Adolf B., HW 442-43.</text:p></text:note-body></text:note></text:p>
      <text:p text:style-name="Preformatted_20_Text"/>
      <text:p text:style-name="Preformatted_20_Text">Но Биттнер никогда не назначался в расстрельные команды.</text:p>
      <text:p text:style-name="Preformatted_20_Text"><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note text:id="ftn395" text:note-class="endnote"><text:note-citation>395</text:note-citation><text:note-body><text:p text:style-name="P68">Gustav M., G 169. Другой полицейский (Hero B., HW 890) так же объяснял то, что он был всего лишь один раз выбран для еврейского действия, своей репутацией как политически ненадёжного и сварливого.</text:p></text:note-body></text:note></text:p>
      <text:p text:style-name="Preformatted_20_Text"><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396" text:note-class="endnote"><text:note-citation>396</text:note-citation><text:note-body><text:p text:style-name="P68">Heinrich F., G 445-45.</text:p></text:note-body></text:note> Другие тоже пытались избежать расстрелов держась на заднем фоне.<text:note text:id="ftn397" text:note-class="endnote"><text:note-citation>397</text:note-citation><text:note-body><text:p text:style-name="P68">Hugo S., G 474.</text:p></text:note-body></text:note></text:p>
      <text:p text:style-name="Preformatted_20_Text"><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398" text:note-class="endnote"><text:note-citation>398</text:note-citation><text:note-body><text:p text:style-name="P68">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text:soft-page-break/>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негативных последствий стоит винить Траппа. «По поводу старика, я думаю, у меня не было проблем».<text:note text:id="ftn399" text:note-class="endnote"><text:note-citation>399</text:note-citation><text:note-body><text:p text:style-name="P68">Arthur R., HW 1925.</text:p></text:note-body></text:note></text:p>
      <text:p text:style-name="Preformatted_20_Text"><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00" text:note-class="endnote"><text:note-citation>400</text:note-citation><text:note-body><text:p text:style-name="P69">Martin D., HW 3213.</text:p></text:note-body></text:note> Связисты батальона так же утверждали, что когда работали одни, <text:span text:style-name="T301">то </text:span>игнорировали встреченных в сельской местности евреев.<text:note text:id="ftn401" text:note-class="endnote"><text:note-citation>401</text:note-citation><text:note-body><text:p text:style-name="P69">Henry J., G 415.</text:p></text:note-body></text:note> Стреляя не в шею, а с расстояния, один полицейский просто «стрелял в воздух».<text:note text:id="ftn402" text:note-class="endnote"><text:note-citation>402</text:note-citation><text:note-body><text:p text:style-name="P69">Friedrich P., G 248.</text:p></text:note-body></text:note></text:p>
      <text:p text:style-name="Preformatted_20_Text"><text:tab/>Как много сотен евреев — хотя скорее тысяч — расстрелял Полицейский Резервный Батальон 101 во время «охоты на евреев»? Рапортов о численности для этого подразделения не сохранилось. Однако, мы можем понять насколько важным компонентов <text:span text:style-name="T161">Окончате</text:span>льного Решения была «Охота на евреев» из сохранившихся рапортов трёх других подразделений, оперировавших в Польше.</text:p>
      <text:p text:style-name="Preformatted_20_Text"><text:tab/>С мая по октябрь 1943, сильно позже того, как большинство сбежавших из гетто и попытавшихся спрятаться евреев уже было найдено и застрелено, командир Полиции Порядка района Люблина<text:span text:style-name="T296">(KdO)</text:span> — таким образом эти цифры будут включать в себя вклад Полицейского Резервного Батальона 101 — ежемесячно рапортовал своему начальству в Кракове<text:span text:style-name="T296">(BdO)</text:span> о количестве убитых его людьми евреев. В этот шести месячный период, сильно после пика убийств в районе Люблина, общее число 1695 - в среднем 283 в месяц. Два месяца особенно выделились: август, когда произошла большая чистка леса, и октябрь, когда нашли сбежавших из лагеря смерти Собибор.<text:note text:id="ftn403" text:note-class="endnote"><text:note-citation>403</text:note-citation><text:note-body><text:p text:style-name="P69">YVA, 0-53/121 II w (May 1943); 0-53/122 X I (June 1943); 0-53/122 X II (July and August 1943); 0-53/123 Y I (September and October 1943).</text:p></text:note-body></text:note></text:p>
      <text:p text:style-name="Preformatted_20_Text"><text:tab/>Для демонстрации масштаба убийств на пике «охоты на евреев» подходят рапорты В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text:span text:style-name="T302">[Liebscher]</text:span>, печально известно энергичным и ярым сторонником <text:span text:style-name="T161">Окончате</text:span>льного Решения. Его дневные рапорты с 26 марта по 21 сентября 1943 называют цифру в 1094 евреев убитых его отрядом,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ого разъяснения.<text:note text:id="ftn404" text:note-class="endnote"><text:note-citation>404</text:note-citation><text:note-body><text:p text:style-name="P69">YVA, 053/115/2-170, 673-725. Так же смотри YVA, TR-10/970 (Staatsanwaltschaft Hamburg, 147 Js 8/75, indictment of Arpad Wigand):103-7.</text:p></text:note-body></text:note></text:p>
      <text:p text:style-name="Preformatted_20_Text"><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Rawa-Ruska] в соседнем районе Галиции к востоку от Люблина. Согласно шести еженедельным рапортам периода от 1 ноября до 12 декабря 1942, эта рота казнила 481 еврея, которые либо избежали депортации скрывшись или спрыгнув с поезда на пути в Белжец. В этот короткий период, таким образом, в роте на каждого полицейского приходилось по три убитых еврея. И это на территории, которая была очищена депортациями и держалась <text:span text:style-name="T28">judenfrei</text:span> «охотой на евреев».<text:note text:id="ftn405" text:note-class="endnote"><text:note-citation>405</text:note-citation><text:note-body><text:p text:style-name="P69">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reformatted_20_Text"><text:tab/>Хоть «охота на евреев» не получила много внимания, она была важной и статистически значимой фазой <text:span text:style-name="T161">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быть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О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p text:style-name="Preformatted_20_Text">Глава 15 Последние бойни: «Фестиваль Урожая»</text:p>
      <text:p text:style-name="Preformatted_20_Text"><text:soft-page-break/></text:p>
      <text:p text:style-name="Preformatted_20_Text"><text:tab/>28 октября Старший Глава Полиции и СС Генерал-губернаторства Вильгельм Крюгер постановил, что в Люблине останутся восемь еврейских гетто.<text:note text:id="ftn406" text:note-class="endnote"><text:note-citation>406</text:note-citation><text:note-body><text:p text:style-name="P70">Постановление Крюгера от 28 октября 1942, Faschismus-Ghetto-Massenmord (Берлин, 1960), 324-44.</text:p></text:note-body></text:note>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лишь первые две остались еврейскими гетто. Помимо них в районе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note text:id="ftn407" text:note-class="endnote"><text:note-citation>407</text:note-citation><text:note-body><text:p text:style-name="P70">Karl E., HW 896.</text:p></text:note-body></text:note>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p>
      <text:p text:style-name="Preformatted_20_Text"><text:tab/>Депортации из округа Радзиня на время действительно остановились, но в гетто Лукува и Мендзыжеца жизнь от этого не перестала быть опасной. В декабре в Лукуве администратором СС гетто Джозефом Бургером для уменьшения популяции гетто был отдан приказ об убийстве от 500 до 600 евреев.<text:note text:id="ftn408" text:note-class="endnote"><text:note-citation>408</text:note-citation><text:note-body><text:p text:style-name="P70">Jakob A., HW 1064.</text:p></text:note-body></text:note> Избежавших депортаций осенью 500 работников щёточной фабрике Мендзыжеца отправили в рабочий лагерь Травники 30 декабря 1942.<text:note text:id="ftn409" text:note-class="endnote"><text:note-citation>409</text:note-citation><text:note-body><text:p text:style-name="P70">Выдержки из воспоминаний Feiga Cytryn и J. Stein в ZStL., 8 AR-Z 236/60 (отсюда и далее Дело <text:span text:style-name="T118">отделения</text:span> <text:span text:style-name="T118">Радзиня[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10" text:note-class="endnote"><text:note-citation>410</text:note-citation><text:note-body><text:p text:style-name="P71">Показания Lea Charuzi, Дело отделения Радзиня, том разнообразных показаний, 30.</text:p></text:note-body></text:note></text:p>
      <text:p text:style-name="Preformatted_20_Text"><text:tab/>Спустя четыре месяца относительного спокойствия наступил конец. Ночью первого 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000, хотя один указывал, что было около 3000.<text:note text:id="ftn411" text:note-class="endnote"><text:note-citation>411</text:note-citation><text:note-body><text:p text:style-name="P71">Johannes R., HW 1811; Karl M., HW 2660; Wilhelm K., G 106-8.</text:p></text:note-body></text:note> Еврейский свидетель оценивал количество в 4000 или 5000.<text:note text:id="ftn412" text:note-class="endnote"><text:note-citation>412</text:note-citation><text:note-body><text:p text:style-name="P71">Показания Rywka Katz, Дело отделения Радзиня, том разнообразных показаний, 18.</text:p></text:note-body></text:note> И снова евреев тщательно обыскали в бараке для раздевания Гнейда, после чего загнали в вагоны так тесно, что едва смогли закрыть двери. Часть отправили в рабочий лагерь Майданек в Люблине, но большинство в газовые камеры Треблинки для завершения так называемой пятой операции в Мендзыжеце.<text:note text:id="ftn413" text:note-class="endnote"><text:note-citation>413</text:note-citation><text:note-body><text:p text:style-name="P71">За дальнейшими немецкими <text:span text:style-name="T119">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text:span><text:span text:style-name="T176">[Karl Streibel]</text:span><text:span text:style-name="T119">. Отсюда и далее обвинение Травников):104.</text:span></text:p></text:note-body></text:note> «Шестая операция» случилась 26 мая, когда в лагерь Майданек послали ещё 1000 евреев.<text:note text:id="ftn414" text:note-class="endnote"><text:note-citation>414</text:note-citation><text:note-body><text:p text:style-name="P72">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 Полиция Безопасности в финальном акте застрелила 170,</text:p>
      <text:p text:style-name="Preformatted_20_Text">после чего Мендзыжец объявили <text:span text:style-name="T28">judenfrei</text:span>. 2 мая, одновременно с возобновлением депортаций в Мендзыжеце второй роты Гнейда, отряды СС Люблина вместе с вспомогательными украинскими Травниками ликвидировали гетто Лукува, депортировав от 3000 до 4000 евреев в Треблинку.<text:note text:id="ftn415" text:note-class="endnote"><text:note-citation>415</text:note-citation><text:note-body><text:p text:style-name="P72">Обвинение Травников, 104; Jakob A., HW 1063.</text:p></text:note-body></text:note></text:p>
      <text:p text:style-name="Preformatted_20_Text"><text:tab/>Постепенно людей пришедших в Польшу в июне 1942 вместе с Полицейским Резервным Батальоном 101 переназначали на новые задачи. Зимой 1942-1943, старшие люди — рождённые до 1898 — отправились обратно в Германию.<text:note text:id="ftn416" text:note-class="endnote"><text:note-citation>416</text:note-citation><text:note-body><text:p text:style-name="P72">Памятка от 21 мая 1963,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Zamość] в южной части района, где им предстояло принять участие в изгнании поляков из деревень</text:p>
      <text:p text:style-name="Preformatted_20_Text">по плану Гиммлера и Глобочника по заселению внутренней Польши чистокровными немцами.<text:note text:id="ftn417" text:note-class="endnote"><text:note-citation>417</text:note-citation><text:note-body><text:p text:style-name="P72">Herbert R., HW 2112; Karl G., HW 2201; Ernst Hr., HW 2715.</text:p></text:note-body></text:note> В начале 1943 группа молодых унтер-офицером батальона перешла под управление Войск СС<text:span text:style-name="T259">[</text:span>Waffen-SS<text:span text:style-name="T259">]</text:span> и отправилась проходить специализированную тренировку.<text:note text:id="ftn418" text:note-class="endnote"><text:note-citation>418</text:note-citation><text:note-body><text:p text:style-name="P72">Georg L., HW 1430; Erwin G., HW 1644; Friedrich B., HW 3143. BDC, файлы Friedrich B., Hermann F., Erwin G., Ernst Hr., Erwin N., Ernst R., Walter Z.</text:p></text:note-body></text:note> Какое-то время спустя лейтенанта Гнейда перевели в Люблин для формирования роты специальной охраны. В качестве заместителя он взял сержанта Штайнмеца.<text:note text:id="ftn419" text:note-class="endnote"><text:note-citation>419</text:note-citation><text:note-body><text:p text:style-name="P73">Heinrich H., HW 973; Brunno D., HW 1880.</text:p></text:note-body></text:note> Однако Гнейд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text:span text:style-name="T259">[</text:span>Jadzüge<text:span text:style-name="T259">]</text:span>. И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20" text:note-class="endnote"><text:note-citation>420</text:note-citation><text:note-body><text:p text:style-name="P73">Rudolf B., HW 409.</text:p></text:note-body></text:note>, но по большей части, Полицейский Резервный Батальон остался в неполном составе.</text:p>
      <text:p text:style-name="Preformatted_20_Text"><text:tab/>Из-за большого количества переназначений и переводов, в батальоне к ноябрю 1943 осталась лишь часть полицейских, присутствовавших при первой резне в Юзефуве. Тогда, в ноябре 1943, участие батальона в <text:span text:style-name="T161">Окончате</text:span>льном Решении достигло своего пика в великой резне “фестиваля жатвы”<text:span text:style-name="T259">[</text:span>Erntefest<text:span text:style-name="T259">]</text:span> – самой большой немецкой операции против евреев во всей войне. С числом жертв в 42000 человека в районе Люблина, <text:span text:style-name="T28">Erntefest</text:span> превзошёл даже печально известную резню в <text:soft-page-break/>Бабий Яре[Babi Yar], где под Киевом вырезали более чем 33000 евреев. Её превзошла только устроенная румынами бойня в Одессе в октябре 1941, когда было убито более 50000 евреев.</text:p>
      <text:p text:style-name="Preformatted_20_Text"><text:tab/><text:span text:style-name="T28">Erntefest</text:span> был кульминацией крестового похода Гиммлера против польских евреев. Пока кампания по убийству набирала обороты в 1942,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для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21" text:note-class="endnote"><text:note-citation>421</text:note-citation><text:note-body><text:p text:style-name="P73">Уведомление[Aktenvermerk - памятка <text:s/>для внутренней бюрократии. По современному — методичка пропагандистов] Гиммлера от 2 октября 1942, обвинение Хоффман/Волауф.</text:p></text:note-body></text:note></text:p>
      <text:p text:style-name="Preformatted_20_Text"><text:tab/>В районе Люблина рабочим гетто Мендзыжеца, Лукува, Пяски, Избицы и Влодавы позволили просуществовать зиму 1942-43. Последние три гетто ликвидировали в марте и апреле 1943. Как мы уже видели, в мае гетто Мендзыжеца и Лукува повторили их судьбу.<text:note text:id="ftn422" text:note-class="endnote"><text:note-citation>422</text:note-citation><text:note-body><text:p text:style-name="P73">Обвинение Травников, 104-6.</text:p></text:note-body></text:note> К тому времени единственными сохранившими свои жизни с согласия немцев района Люблина были 45000 рабочих евреев в империи трудовых лагерей Одило Глобочника. В них включались пережившие гетто Люблина, а так же рабочие посланные из ликвидированных гетто Варшавы и Белостока.</text:p>
      <text:p text:style-name="Preformatted_20_Text"><text:tab/>К осени 1943,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 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я. Отчаяние евреев было слишком велико. Заключённых трудовых лагерей района Люблина, следовательно, нужно было застать врасплох и и убить за одну массивную операцию. Так зародился <text:span text:style-name="T28">Erntefest</text:span> – “фестиваль жатвы”.<text:note text:id="ftn423" text:note-class="endnote"><text:note-citation>423</text:note-citation><text:note-body><text:p text:style-name="P73">Об Erntefest’е смотри Helge Grabitz и Wolfgang Scheffler, <text:span text:style-name="T28">Letzte Spuren: Ghetto Warschau — SS-Arbeitslager Trawniki — Aktion Erntefest</text:span> (Берлин, 1988), 262-72, 328-34; Josef Marszalek, <text:span text:style-name="T28">Majdanek: The Concentration Camp in Lublin</text:span> (Варшава, 1986), 130-34; ZStL, 208 AR-Z 258/59 (Staatsanwaltschaft Wiesbaden, 8 Js 1145/60, обвинение Лотару Хоффману и Герману <text:span text:style-name="T120">У</text:span>ортоф<text:span text:style-name="T120">ф</text:span>у<text:span text:style-name="T176">[Lothar Hoffman и Hermann Worthoff]</text:span>, <text:span text:style-name="T120">Дело отделения Люблина(KdS):316-31, 617-35, 645-51; Обвинение Травников, 159-97; YVA, TR-10/1172 (Landgericht Düsseldorf, приговор Хачману</text:span><text:span text:style-name="T176">[Hachmann]</text:span><text:span text:style-name="T120"> и другим; отсюда и далее приговор Майданека);456-87.</text:span></text:p></text:note-body></text:note></text:p>
      <text:p text:style-name="Preformatted_20_Text"><text:tab/>Массовое убийство в таких масштабов требовало планировки и подготовки. Преемник Глобочника в качестве <text:span text:style-name="T162">Руководителя</text:span> СС и Полиции(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text:note text:id="ftn424" text:note-class="endnote"><text:note-citation>424</text:note-citation><text:note-body><text:p text:style-name="P74">Werner W., (контакт KdO в SSPF Люблина), HW 600-601.</text:p></text:note-body></text:note> Поздним октябрём еврейских заключённых отправили копать траншеи недалеко от территорий лагерей Майданек, Травники и Понятова[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text:note text:id="ftn425" text:note-class="endnote"><text:note-citation>425</text:note-citation><text:note-body><text:p text:style-name="P74">Приговор Майданека, 459; Marszalek, 130; Grabitz and Scheffler, 328-29.</text:p></text:note-body></text:note> Началась мобилизация отрядов СС и Полиции по всему Генерал-губернаторству. Вечером второго ноября, Шпорренберг встретился с командующими различных сил, включая отрядов Армии СС из районов Кракова и Варшавы, Полицейского Полка 22 из Кракова, Полицейского Полка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инструкции из привезённой из Кракова специальной папки.<text:note text:id="ftn426" text:note-class="endnote"><text:note-citation>426</text:note-citation><text:note-body><text:p text:style-name="P74">Приговор Майданека, 459; Werner W., HW 601-2.</text:p></text:note-body></text:note> Следующим же утром началась массивная операция по убийству.</text:p>
      <text:p text:style-name="Preformatted_20_Text"><text:tab/>Члены Полицейского Резервного Батальона 101 участвовали буквально в каждой фазе резни <text:span text:style-name="T28">Erntefest</text:span> в Люблине. Они прибыли в столицу района 2 ноября(так что Трапп предположительно посетил конференцию Шпорренберга) и ночью заселились в бараки. Ранним утром третьего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27" text:note-class="endnote"><text:note-citation>427</text:note-citation><text:note-body><text:p text:style-name="P75">Helmuth H., HW 2206.</text:p></text:note-body></text:note>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лагерь. Там они смотрели, как из разных лагерей Люблина вели бесконечный поток евреев.<text:note text:id="ftn428" text:note-class="endnote"><text:note-citation>428</text:note-citation><text:note-body><text:p text:style-name="P75">Rudolf B., HW 409-10; Herbert F., HW 1392; Martin D., HW 1610.</text:p></text:note-body></text:note> <text:soft-page-break/>Охранники женщины на велосипедах эскортировали от 5000 до 6000 заключённых женщин из “старого лагеря в аэропорту”, где те занимались сортировкой складов вещей из лагерей смерти. В течении дня по этой дороге прошли ещё 8000 мужчин. Вместе с уже находившимися внутри от 3500 до 4500 евреями, пул жертв составлял от 16500 до 18000.<text:note text:id="ftn429" text:note-class="endnote"><text:note-citation>429</text:note-citation><text:note-body><text:p text:style-name="P76">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30" text:note-class="endnote"><text:note-citation>430</text:note-citation><text:note-body><text:p text:style-name="P76">Rudolf B., HW 410; Herbert F., HW 1392; Martin D., HW 1610; Paul H., HW 1655; Bruno R., HW 1856; Bruno P., HW 1928; Otto H., HW 2229; Wilhelm Kl., G 109.</text:p></text:note-body></text:note></text:p>
      <text:p text:style-name="Preformatted_20_Text"><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 же охранялся людьми Полицейского Резервного Батальона 101.<text:note text:id="ftn431" text:note-class="endnote"><text:note-citation>431</text:note-citation><text:note-body><text:p text:style-name="P76">Fritz B., HW 804-5; Otto H., HW 2228-29.</text:p></text:note-body></text:note></text:p>
      <text:p text:style-name="Preformatted_20_Text"><text:tab/>Будучи расположенным всего в десяти метрах от могилы, Генрих Бохольт* стал свидетелем процедуры убийства:</text:p>
      <text:p text:style-name="Preformatted_20_Text"/>
      <text:p text:style-name="Preformatted_20_Text">“С моей позиции я мог видеть как евреев голыми гнали из бараков члены нашего батальона...стрелки расстрельных команд, сидевшие прямо передо мной на краю могилы, были членами Службы Безопасности...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стрелков. Сегодня я уже не могу предоставить детали о численности 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32" text:note-class="endnote"><text:note-citation>432</text:note-citation><text:note-body><text:p text:style-name="P76">Heinrich Bl., HW 467-68.</text:p></text:note-body></text:note></text:p>
      <text:p text:style-name="Preformatted_20_Text"/>
      <text:p text:style-name="Preformatted_20_Text"><text:tab/>С дистанции за убийствами наблюдал <text:span text:style-name="T163">Руководитель</text:span> СС и Полиции Шпорренберг, который кружил над лагерем в самолёте физелере Шторх. С крыш смотрели поляки.<text:note text:id="ftn433" text:note-class="endnote"><text:note-citation>433</text:note-citation><text:note-body><text:p text:style-name="P76">ZStL, 208 AR-Z 268/59 (Staatsanwaltschaft Wiesbaden, 8 Js 1145/60, Обвинение Лотару <text:s/>Хоффману и Герману Уортоффу, Дело отделения Люблина(KdS):633-35.</text:p></text:note-body></text:note></text:p>
      <text:p text:style-name="Preformatted_20_Text"/>
      <text:p text:style-name="Preformatted_20_Text"><text:tab/>Тем же днём, тем же способом другие немецкие подразделения вырезали еврейских пленников в трудовом лагере Травники в сорока километрах к востоку от Люблина(оценка варьируется от 6000 до 10000 жертв) и в других малых лагерях. Ещё живыми оставались 14000 евреев Понятовы, в пятидесяти километрах к западу от Люблина, и 3000 в лагерях Будзынь[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третьего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reformatted_20_Text"><text:tab/>В воспоминаниях многих членов Полицейского Батальона 19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34" text:note-class="endnote"><text:note-citation>434</text:note-citation><text:note-body><text:p text:style-name="P77">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reformatted_20_Text"><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text:note text:id="ftn435" text:note-class="endnote"><text:note-citation>435</text:note-citation><text:note-body><text:p text:style-name="P77">Alfred L., HW 1354; Johanness L., HW 1444; Bruno R., HW 1856; Bruno P., HW 1928.</text:p></text:note-body></text:note> Они формировали кордон, через который 14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был Мартин Детмольд:</text:p>
      <text:p text:style-name="Preformatted_20_Text"/>
      <text:p text:style-name="Preformatted_20_Text">“Я и моя группа держали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заставляли раздеться в последнем бараке и отдавать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траншей.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пулемётов. Люди Службы Безопасности заботились о том, что <text:soft-page-break/>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reformatted_20_Text"><text:tab/>...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36" text:note-class="endnote"><text:note-citation>436</text:note-citation><text:note-body><text:p text:style-name="P77">Martin D., HW 1611-13.</text:p></text:note-body></text:note></text:p>
      <text:p text:style-name="Preformatted_20_Text"/>
      <text:p text:style-name="Preformatted_20_Text"><text:tab/>Другие полицейские уже давно были приученные к массовым убийствам евреев, 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ейда,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Майданека.”<text:note text:id="ftn437" text:note-class="endnote"><text:note-citation>437</text:note-citation><text:note-body><text:p text:style-name="P77">Wilhelm Gb., HW 2155.</text:p></text:note-body></text:note></text:p>
      <text:p text:style-name="Preformatted_20_Text"><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члены роты иногда посещали её раньше, а теперь некоторых назначили там охранять рабочих евреев, пока те выполняли отвратительную работу по эксгумации и сожжению тел. Полицейские в деталях наблюдали, как трупы вытаскивали из траншей с помощью лошадей, тащили к месту сожжения, клали на решётку из железных рельс и сжигали. Всю местность накрыла “животная вонь”.<text:note text:id="ftn438" text:note-class="endnote"><text:note-citation>438</text:note-citation><text:note-body><text:p text:style-name="P77">Karl E., HW 900.</text:p></text:note-body></text:note> 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text:note text:id="ftn439" text:note-class="endnote"><text:note-citation>439</text:note-citation><text:note-body><text:p text:style-name="P77">Johannes L., HW 1445; Eduard D., HW 433-34.</text:p></text:note-body></text:note> Когда новый командир третьей роты капитан Хаслах* получил доклады вернувшихся, он посчитал их “невероятными” и сказал первому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40" text:note-class="endnote"><text:note-citation>440</text:note-citation><text:note-body><text:p text:style-name="P77">Wilhelm K., HW 1777-78.</text:p></text:note-body></text:note></text:p>
      <text:p text:style-name="Preformatted_20_Text"><text:tab/>По результатам бойни “фестиваля жатвы”, район Люблина с чисто практической точки зрения стал <text:span text:style-name="T28">judenfrei</text:span>. Кровавое участие Полицейского Резервного Батальона 101 в <text:span text:style-name="T161">Окончате</text:span>льном Решении подошло к концу. По консервативным оценкам, 6500 евреев застрелено во время ранних операций в Юзефуве и Ломазы, 1000 во время “охоты на евреев”, минимум 30500 в Майданеке и Понятове. Члены батальона лично участвовали в расстреле как минимум 38000 евреев. С депортациями в начале мая 1943 в лагерь смерти 3000 евреев из Мендзыжеца, количество человек, которых батальон погрузил на поезда в Треблинку выросло до 45000. Для батальона с составом менее чем в 500 полицейских, окончательный подсчёт смертей приводит минимальную цифру в 83000 человек.</text:p>
      <text:p text:style-name="Preformatted_20_Text"/>
      <text:p text:style-name="Preformatted_20_Text">Глава 16. Последствия.</text:p>
      <text:p text:style-name="Preformatted_20_Text"/>
      <text:p text:style-name="Preformatted_20_Text"><text:tab/>С завершением содействию <text:span text:style-name="T161">Окончате</text:span>льному Решению и разворотом хода войны для Германии, члены Полицейского Резервного Батальона 101 все чаще находили себя на операциях против вооружённых партизан и вражеских солдат. Весной 1943 батальон испытал редкую потерю, когда <text:span text:style-name="T164">старший</text:span> лейтенант Хайген был случайно убит огнём своих же полицейских. В последний год войны потери заметно выросли. Лейтенанты Гнейд, Хоппнер и Питерс пали в бою, лейтенант Дракер вернулся в Германию раненым.<text:note text:id="ftn441" text:note-class="endnote"><text:note-citation>441</text:note-citation><text:note-body><text:p text:style-name="P77">Вольфганг Хоффман, HW 768; Kurt D., HW 1224.</text:p></text:note-body></text:note> В начале 1944 в Германию вернулся и майор Трапп.<text:note text:id="ftn442" text:note-class="endnote"><text:note-citation>442</text:note-citation><text:note-body><text:p text:style-name="P77">Heinrich Bl., HW 469.</text:p></text:note-body></text:note> Небольшое количество было захвачено в план наступающей русской армией, но большинство смогло вернуться в Германию на фоне коллапса Третьего Рейх в своём поражении.</text:p>
      <text:p text:style-name="Preformatted_20_Text"><text:tab/>Многие возобновили свою довоенную деятельность.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сделали себе карьеры полицейских после войны. Не удивительно, но допросы содержат мало информации о том, насколько просто для этих двадцать шесть человек было продолжить служить в полиции. Только двое резервистов состояли в партии, в отличии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text:soft-page-break/>властями Польши, его отпустили и он незамедлительно вернулся в полицию Гамбурга.<text:note text:id="ftn443" text:note-class="endnote"><text:note-citation>443</text:note-citation><text:note-body><text:p text:style-name="P77">Вольфганг Хоффман, HW 790, 2922-24.</text:p></text:note-body></text:note></text:p>
      <text:p text:style-name="Preformatted_20_Text"><text:tab/>Иронично, но после войны из-за своей службы в Полицейском Резервном Батальоне 101 столкнулись с самыми большими трудностями не хардкорные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Батальона, его командира роты Бухмана, и первого сержанта Каммера. Всех их экстрадировали в Польшу в октябре 1947. 6 июля 1948 они предстали перед однодневным судом в городе Седльце[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Бухмана приговорили к восьми годам тюрьмы, Каммера к трём.<text:note text:id="ftn444" text:note-class="endnote"><text:note-citation>444</text:note-citation><text:note-body><text:p text:style-name="P77">Heinz B., HW 649, 825; Arthur K., HW 61.</text:p></text:note-body></text:note></text:p>
      <text:p text:style-name="Preformatted_20_Text"><text:tab/>Полицейский Резервный Батальон 101 не был объектом дальнейшего судебного расследования до 1960ых. В 1958 для инициации и координации судебного преследования нацистских преступлений сформировали Центральное Управления Государственной Юстиции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районе Люблина, следователи Людвигсбурга натолкнулись на нескольких свидетелей из Полицейского Резервного Батальона 101. в 1962 дело передали полиции и судебной власти Гамбурга, где жила большая часть выживших членов батальона.</text:p>
      <text:p text:style-name="Preformatted_20_Text"><text:tab/>С конца 1962 по начало 1967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 вердикт вынесен в апреле. Хоффман, Волауф и Дракер получили восемь лет тюрьмы. Бентхейм шесть, Бекемейер пять. Графмана и пятерых полицейских признали виновными, но по решению судьи(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ex post facto law - обратной силы закона) – им сроков не дали. Грунд, Штайнмец и Мелер не были включены в вердикт, так как их дела отделились от этого из-за их ухудшающегося здоровья. Затянувшийся процесс обжалований наконец завершился в 1972.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reformatted_20_Text"><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полицейских батальонов не 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reformatted_20_Text"><text:tab/>Допросы 210 людей Полицейского Резервного Батальона 101 остаются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p text:style-name="Preformatted_20_Text">Глава 17. Немцы, Поляки, Евреи.</text:p>
      <text:p text:style-name="Preformatted_20_Text"/>
      <text:p text:style-name="Preformatted_20_Text"><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 же важны прожитые двадцать пять лет, забывание и искажение памяти, даже если те не вызваны судебными <text:soft-page-break/>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reformatted_20_Text"><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 еврейской деятельности батальона с помощью предполагаемых партизан и бандитов, которые были главными врагами полиции, а не евреи.</text:p>
      <text:p text:style-name="Preformatted_20_Text"><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45" text:note-class="endnote"><text:note-citation>445</text:note-citation><text:note-body><text:p text:style-name="P77">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46" text:note-class="endnote"><text:note-citation>446</text:note-citation><text:note-body><text:p text:style-name="P77">Heinz B., HW 826.</text:p></text:note-body></text:note></text:p>
      <text:p text:style-name="Preformatted_20_Text"><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где полицейские жестоко выгоняли и отвратительно развлекались, приставая к местному населению. К немецкому отношению к полякам в 1942 он был ещё более критичен:</text:p>
      <text:p text:style-name="Preformatted_20_Text"/>
      <text:p text:style-name="Preformatted_20_Text">“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подобные подозрения находились, поляков всегда расстреливали на месте”.<text:note text:id="ftn447" text:note-class="endnote"><text:note-citation>447</text:note-citation><text:note-body><text:p text:style-name="P77">Bruno P., HW 1919.</text:p></text:note-body></text:note></text:p>
      <text:p text:style-name="Preformatted_20_Text"/>
      <text:p text:style-name="Preformatted_20_Text"><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 даже к немецким гражданам – не говоря даже о полицейских в форме – для поляков относиться как к “расе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note text:id="ftn448" text:note-class="endnote"><text:note-citation>448</text:note-citation><text:note-body><text:p text:style-name="P77">Lucia B., G 591.</text:p></text:note-body></text:note></text:p>
      <text:p text:style-name="Preformatted_20_Text"><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49" text:note-class="endnote"><text:note-citation>449</text:note-citation><text:note-body><text:p text:style-name="P77">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50" text:note-class="endnote"><text:note-citation>450</text:note-citation><text:note-body><text:p text:style-name="P77">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reformatted_20_Text"><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text:soft-page-break/>свою квоту убив вместо поляков евреев. Бруно Пробст вспоминал об уже другом превалирующем отношении к январю 1943. Пока Хоппнер и его второй взвод третьей роты собирался в кино в Ополе, они получили донесение, что немецкого полицейского застрелил польский нападающий. Хоппнер повёл своих людей на карательную операцию в деревню Незд<text:span text:style-name="T154">у</text:span>в[Niezdów], только чтобы узнать, что большинство старших жителей уже убежало. Хоть к тому моменту и стало известно, что полицейского не убили, а ранили, Хоппнер всё же приказал убить всех имеющихся(от двенадцати до пятнадцати) польских стариков – по большей части женщин, а деревню сжечь. После чего люди вернулись и пошли в кино в Ополе.<text:note text:id="ftn451" text:note-class="endnote"><text:note-citation>451</text:note-citation><text:note-body><text:p text:style-name="P77">Bruno P., HW 1925-26.</text:p></text:note-body></text:note></text:p>
      <text:p text:style-name="Preformatted_20_Text"><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reformatted_20_Text"><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Признать открыто политическую или идеологическую сторону в основе своего поведения, значило признать, что морально перевёрнутый взгляд на мир национал-социализма, стоящего так далеко от политической культуры и принятых норм 1960ых, имел полный смысл для них в то время. Признать, что они политические и моральные евнухи, которые просто подчиняются существующему режиму. Такая была правда, которую лишь некоторые были способны принять.</text:p>
      <text:p text:style-name="Preformatted_20_Text"><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52" text:note-class="endnote"><text:note-citation>452</text:note-citation><text:note-body><text:p text:style-name="P77">Вольфганг Хоффман, HW 2921.</text:p></text:note-body></text:note> Значительно менее бесчестно, но все ещё уклончиво,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Preformatted_20_Text"/>
      <text:p text:style-name="Preformatted_20_Text">“Я получал национал-социалистическую идеологическую тренировку только в рамках подготовки в <text:span text:style-name="T260">Ш</text:span>турмовые <text:span text:style-name="T260">О</text:span>тряды, какое-то влияние оказала и пропаганда того времени. В то время было желательно, чтобы лидер взвода 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note text:id="ftn453" text:note-class="endnote"><text:note-citation>453</text:note-citation><text:note-body><text:p text:style-name="P77">Kurt D., HW 2886-87.</text:p></text:note-body></text:note></text:p>
      <text:p text:style-name="Preformatted_20_Text"/>
      <text:p text:style-name="Preformatted_20_Text"><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ейд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text:p>
      <text:p text:style-name="Preformatted_20_Text"><text:tab/>Его характеризовали как „особенно сурового и громкого“, „настоящего активиста» и „нациста на сто десять процентов“, который „рвался выполнить долг“.<text:note text:id="ftn454" text:note-class="endnote"><text:note-citation>454</text:note-citation><text:note-body><text:p text:style-name="P77">Alfred K., G 582; Ernst R., G 608, 612d; Georg S., G 635.</text:p></text:note-body></text:note> Генрих Бекемейер описывался как „очень неприятный человек“, вс<text:span text:style-name="T302">ё</text:span> время гордо носивший нацистские инсигнии. Его людям он не нравился, а поляки и евреи его особенно боялись, потому как он к ним 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text:note text:id="ftn455" text:note-class="endnote"><text:note-citation>455</text:note-citation><text:note-body><text:p text:style-name="P77">Hermann Bn., HW 3067, 3214-15, 3512, 3515; Rudolf B. And Alfred B., HW 3514.</text:p></text:note-body></text:note> Однако такое осуждение полицейскими, даже непопулярного начальника, а тем более товарища, было случаем редким.</text:p>
      <text:p text:style-name="Preformatted_20_Text"><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text:soft-page-break/>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56" text:note-class="endnote"><text:note-citation>456</text:note-citation><text:note-body><text:p text:style-name="P77">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57" text:note-class="endnote"><text:note-citation>457</text:note-citation><text:note-body><text:p text:style-name="P77">Augut Z., HW 3368.</text:p></text:note-body></text:note></text:p>
      <text:p text:style-name="Preformatted_20_Text"><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ложились сами и ждали пока их застрелят без всякой команды на то.<text:note text:id="ftn458" text:note-class="endnote"><text:note-citation>458</text:note-citation><text:note-body><text:p text:style-name="P77">Erwin G., HW 1640, 2504; Conrad M., HW 2682; Anton B., HW 2710; Kurt D., HW 4338; Hermann Bg., G 101.</text:p></text:note-body></text:note> В других описаниях ударение чётко ставилось на достоинство жертв - их самообладание называли „поразительным“ или „невероятным“.<text:note text:id="ftn459" text:note-class="endnote"><text:note-citation>459</text:note-citation><text:note-body><text:p text:style-name="P77">Bruno D., HW 1876; Anton B., HW 4347; Kurt D., HW 4337; Wilhelm Gb., HW 2149.</text:p></text:note-body></text:note></text:p>
      <text:p text:style-name="Preformatted_20_Text"><text:tab/>Небольше количество показаний о сексуальных связях немцев и евреев дают картину, резко отличающуюся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м, ставший свидетелем попытки насилия над еврейской женщиной, был тем самым, кого в последствии отвергла и сдала оккупационному правительству союзников его жена, экстрадировали в Польшу и судили вместе с Траппом, Бухманом и Каммером. Свидетель унтер-офицер не составлял рапорт на насильника.<text:note text:id="ftn460" text:note-class="endnote"><text:note-citation>460</text:note-citation><text:note-body><text:p text:style-name="P77">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61" text:note-class="endnote"><text:note-citation>461</text:note-citation><text:note-body><text:p text:style-name="P77">Ernst Hd., HW 3088-89.</text:p></text:note-body></text:note></text:p>
      <text:p text:style-name="Preformatted_20_Text"><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reformatted_20_Text"><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62" text:note-class="endnote"><text:note-citation>462</text:note-citation><text:note-body><text:p text:style-name="P77">Georg W., HW 1733.</text:p></text:note-body></text:note> В Мендзыжеце, работник кухни во время чистки умолял другого полицейского спасти его мать и сестру во время, так что он привёл их на кухню.<text:note text:id="ftn463" text:note-class="endnote"><text:note-citation>463</text:note-citation><text:note-body><text:p text:style-name="P77">Gerhard K., HW 3083.</text:p></text:note-body></text:note> Во время сентябрьских расстрелов в Коцке полицейский встретил плачущую еврейку и тоже отправил её на кухню.<text:note text:id="ftn464" text:note-class="endnote"><text:note-citation>464</text:note-citation><text:note-body><text:p text:style-name="P77">Friedrich Bm., HW 2097.</text:p></text:note-body></text:note></text:p>
      <text:p text:style-name="Preformatted_20_Text"><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работу во время депортаций из Лукува, один полицейский пошёл на точку сбора. Нашёл обоих, но ответственный член СС позволил забрать лишь одного. Немного спустя, забрали и второго.<text:note text:id="ftn465" text:note-class="endnote"><text:note-citation>465</text:note-citation><text:note-body><text:p text:style-name="P77">Karl G., HW 2200.</text:p></text:note-body></text:note></text:p>
      <text:p text:style-name="Preformatted_20_Text"><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66" text:note-class="endnote"><text:note-citation>466</text:note-citation><text:note-body><text:p text:style-name="P77">Friedrich Bm., HW 2103; Hellmut S., G 652.</text:p></text:note-body></text:note></text:p>
      <text:p text:style-name="Preformatted_20_Text"><text:tab/>В Коцке две еврейские работницы кухни -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и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67" text:note-class="endnote"><text:note-citation>467</text:note-citation><text:note-body><text:p text:style-name="P77">Hans K., HW 2265.</text:p></text:note-body></text:note></text:p>
      <text:p text:style-name="Preformatted_20_Text"><text:soft-page-break/><text:tab/>В Комаровке второй взвод второй роты Дракера имел в своём распоряжении двух работников кухни, известных как Ютта и Гарри. В один день Дракер сказал,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68" text:note-class="endnote"><text:note-citation>468</text:note-citation><text:note-body><text:p text:style-name="P77">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 быстрая смерть без мучений и ожидания считалась примером человеческого сострадания!</text:p>
      <text:p text:style-name="Preformatted_20_Text"><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соучастниками <text:span text:style-name="T161">Окончате</text:span>льного Решении и помощниками в выслеживании евреев. Действительно, много поляков пыталась заработать расположение немецких оккупантов демонстрацией ярого антисемитизма. Достаточно сказать, что те поляки, что помогали евреям, прикладывали все усилия для того, чтобы остаться неизвестными для немцев. Таким образом, имеется врождённая предвзятость в симпатиях и поведении поляков, с которыми общались немецкие полицейские.</text:p>
      <text:p text:style-name="Preformatted_20_Text"><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reformatted_20_Text"><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69" text:note-class="endnote"><text:note-citation>469</text:note-citation><text:note-body><text:p text:style-name="P79">Oskar P., HW 1742.</text:p></text:note-body></text:note> Согласно другим, поляки помогали вытаскивать евреев из их домов и раскрывали их укрытия в землянках в садах или за двойными стенами. Даже после завершения обыска немцами, поляки весь день продолжали приводить евреев на рынок. Они входили и мародёрствовали в домах евреев сразу после того, как тех забирали, а после расстрела обобрали тела.<text:note text:id="ftn470" text:note-class="endnote"><text:note-citation>470</text:note-citation><text:note-body><text:p text:style-name="P79">Wilhelm J., HW 1322; Friederick V., HW 1540; Emil S., HW 1737; Ernst Hr., HW 2717.</text:p></text:note-body></text:note></text:p>
      <text:p text:style-name="Preformatted_20_Text"><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ведь он освобождал их от евреев“.<text:note text:id="ftn471" text:note-class="endnote"><text:note-citation>471</text:note-citation><text:note-body><text:p text:style-name="P78">Вольфганг Хоффман, HW 2<text:span text:style-name="T121">294.</text:span></text:p></text:note-body></text:note></text:p>
      <text:p text:style-name="Preformatted_20_Text"><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72" text:note-class="endnote"><text:note-citation>472</text:note-citation><text:note-body><text:p text:style-name="P79">Rudolf B., HW 407; Friedrich B., HW 1592; Martin D., HW 1609; Heinrich E., HW 2171; Georg K., HW 2640; Augu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в землянках или в других убежищах, и никогда бы не были найдены, если бы не были бы преданы польскими гражданами.“<text:note text:id="ftn473" text:note-class="endnote"><text:note-citation>473</text:note-citation><text:note-body><text:p text:style-name="P79">Gustav M., G 169.</text:p></text:note-body></text:note>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reformatted_20_Text"><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text:soft-page-break/>сжигали их фермы.“<text:note text:id="ftn474" text:note-class="endnote"><text:note-citation>474</text:note-citation><text:note-body><text:p text:style-name="P79">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reformatted_20_Text"><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чтобы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и не предлагал это серьёзно. Поляка „точно“ бы застрелили „при попытке к бегству“ если бы тот решил уйти.<text:note text:id="ftn475" text:note-class="endnote"><text:note-citation>475</text:note-citation><text:note-body><text:p text:style-name="P79">Bruno P., HW 1918-19.</text:p></text:note-body></text:note></text:p>
      <text:p text:style-name="Preformatted_20_Text"><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476" text:note-class="endnote"><text:note-citation>476</text:note-citation><text:note-body><text:p text:style-name="P79">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477" text:note-class="endnote"><text:note-citation>477</text:note-citation><text:note-body><text:p text:style-name="P79">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478" text:note-class="endnote"><text:note-citation>478</text:note-citation><text:note-body><text:p text:style-name="P79">Bruno G., HW 3301; Hans K., HW 2265.</text:p></text:note-body></text:note> <text:span text:style-name="T121">К моменту прибытия полиции, евреи часто оказывались уже побитыми.</text:span><text:span text:style-name="T121"><text:note text:id="ftn479" text:note-class="endnote"><text:note-citation>479</text:note-citation><text:note-body><text:p text:style-name="P79">August Z., HW 3365, 3367.</text:p></text:note-body></text:note></text:span> Для сравнения, Тони Бентхейм вспоминал что случилось, когда польская полиция в Комаро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note text:id="ftn480" text:note-class="endnote"><text:note-citation>480</text:note-citation><text:note-body><text:p text:style-name="P79">Anton B., HW 2710-11.</text:p></text:note-body></text:note></text:p>
      <text:p text:style-name="Preformatted_20_Text"><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p text:style-name="Preformatted_20_Text"/>
      <text:p text:style-name="Preformatted_20_Text">Глава 18. Обыкновенные люди.</text:p>
      <text:p text:style-name="Preformatted_20_Text"/>
      <text:p text:style-name="Preformatted_20_Text"><text:tab/>Почему большинство людей в Полицейском Резервном Батальоне 101 стали убийцами, тогда как лишь меньшинство – может быть десять процентов, точно не более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p>
      <text:p text:style-name="Preformatted_20_Text"><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481" text:note-class="endnote"><text:note-citation>481</text:note-citation><text:note-body><text:p text:style-name="P80">Джон В. Доуэр, <text:span text:style-name="T177"><text:s/></text:span>War Without Mercy: Race and Power in the Pacific War (Нью-Йорк, 1986), особенно 3-15(«Паттерны Расовой Войны»[Patterns of a Race war]) и 33-73 («Ненависть на войне и военные преступления»[War Hates and War Crimes]).</text:p></text:note-body></text:note>, „ненависть на войне“ стимулирует „военные преступления“<text:note text:id="ftn482" text:note-class="endnote"><text:note-citation>482</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кой „войны на уничтожение“ в восточной е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soft-page-break/><text:tab/>Война, особенно расовая война, ведёт к ожесточению, что ведёт к зверствам. Эта общая черта, можно сказать, присуща всем от Бромберга<text:note text:id="ftn483" text:note-class="endnote"><text:note-citation>483</text:note-citation><text:note-body><text:p text:style-name="P80">Польское название для города — Быдгощ[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22">изгнания. Смотри </text:span><text:span text:style-name="T153">Краусник и Вильгельм</text:span><text:span text:style-name="T122">, 55-65; Tadeuz Esman and Wlodjimierz Jastzebski, </text:span><text:span text:style-name="T29">Pierwsje Okupacji Hitlerowkiej w Bydgoszćz</text:span><text:span text:style-name="T122">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reformatted_20_Text"><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Солдаты, приученные к насилию,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Иногда эта смесь взрывалась и иногда находила выход в виде мести при первой же возможности. Хотя злодеяния такого типа слишком часто игнорировались, одобрялись или тактично(иногда открыто) поощрялись элементами командной структуры, они все же не становились частью официальной политики правительства.<text:note text:id="ftn484" text:note-class="endnote"><text:note-citation>484</text:note-citation><text:note-body><text:p text:style-name="P81">Насчёт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reformatted_20_Text"><text:tab/>Зверства другого рода, без „боевого бешенства“, но с полностью выраженным одобрением официальных представителей правительства,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reformatted_20_Text"><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167">СССР</text:span> унтер-офицеров, люди батальона не видели ни одной битвы и не встречали врага. Большинство из них не стреляли из злости и не были под обстрелом, а тем более не теряли 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начали ожесточаться. Как и в боях, ужасы первого столкновения стали рутиной, убийства давались всё легче. В этом смысле, огрубение не было причиной, но результатом поведения этих людей.</text:p>
      <text:p text:style-name="Preformatted_20_Text"><text:tab/>Однако контекст войны точно стоит рассматривать и в более широком смысле, чем 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в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text:note text:id="ftn485" text:note-class="endnote"><text:note-citation>485</text:note-citation><text:note-body><text:p text:style-name="P81">Доуэр,11.</text:p></text:note-body></text:note> <text:span text:style-name="T122">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reformatted_20_Text"><text:tab/>Многие исследователи Холокоста, особенно Рауль Хилберг, ставили акцент на бюрократическом и административном аспектах процесса разрушения.<text:note text:id="ftn486" text:note-class="endnote"><text:note-citation>486</text:note-citation><text:note-body><text:p text:style-name="P82">Оба и Ричард Л. Рубенштейн в <text:span text:style-name="T28">The Cunning of History </text:span><text:span text:style-name="T57">(Нью-Йорк, 1978), и Зигмунт Бауман в </text:span><text:span text:style-name="T60">Modernity and the Holocaust (Итака, 1989) подробно </text:span><text:span text:style-name="T61">раскрывают подтекст/последствия работы Хилберга в этом отношении. В</text:span><text:span text:style-name="T30"> </text:span><text:span text:style-name="T49">Эйхман В Иерусалиме: Доклад о Банальности Зла </text:span><text:span text:style-name="T93">[</text:span><text:span text:style-name="T30">Eichmann in Jerusalem: A Report on the Banality of Evil</text:span><text:span text:style-name="T178">]</text:span><text:span text:style-name="T61">(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берг и другие совершенно точно задокументировали, как обыкновенн</text:span><text:span text:style-name="T62">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63">на разрыве </text:span><text:span text:style-name="T62">«между невыразимым ужасом поступков и бесспорной нелепостью преступников»</text:span><text:span text:style-name="T64">(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text:soft-page-break/>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reformatted_20_Text"><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сгоном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reformatted_20_Text"><text:tab/>До какой степени, если вообще, люди Полицейского Резервного Батальона 101 представляют собой результат специального отбора для имплементации <text:span text:style-name="T161">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487" text:note-class="endnote"><text:note-citation>487</text:note-citation><text:note-body><text:p text:style-name="P83">Hans-Heinrich Wilhelm, <text:span text:style-name="T177">не опубликованная рукопись</text:span>.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кой партии.<text:note text:id="ftn488" text:note-class="endnote"><text:note-citation>488</text:note-citation><text:note-body><text:p text:style-name="P84"><text:span text:style-name="T177">Беттина Бирн</text:span>, Die Höheren SS und Polizeiführer (Düsseldorf, 1986), 363-64; ZStL, II AR-Z 74/60 (Staatsanwaltschaft Hamburg, 141 Js 573/60, indictment of Birmes):62-65.</text:p></text:note-body></text:note> В её книге „Во тьму“<text:span text:style-name="T123">[</text:span>Into th<text:span text:style-name="T304">at</text:span> Darkness<text:span text:style-name="T123">]</text:span>, классическое исследование Франца Штангля, к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489" text:note-class="endnote"><text:note-citation>489</text:note-citation><text:note-body><text:p text:style-name="P84"><text:span text:style-name="T260">Гитта </text:span>Серени, 83-88.</text:p></text:note-body></text:note> Схожий ли отбор - аккуратный выбор персонала особенно подходящего для массовых убийств, определил состав Полицейского Резервного Батальона 101?</text:p>
      <text:p text:style-name="Preformatted_20_Text"><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reformatted_20_Text"><text:tab/>В одном отношении, однако, могла пройти ранняя и более общая форма отбора. Большой процент(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61">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reformatted_20_Text"><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кой Германии пренебрежительно считалось „слабостью“ и „реакционизмом“. Точно показательно, что несмотря на сознательные <text:soft-page-break/>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Alter Kämpfer(„старым бойцом“), вступившим в партию в 1932, его никогда не принимали в СС. Ему совершенно точно не дали командовать Полицейским Резервным Батальоном 101 и не специально назначали в район Люблина из-за его пригодности к роли массового убийцы.</text:p>
      <text:p text:style-name="Preformatted_20_Text"><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text:p>
      <text:p text:style-name="Preformatted_20_Text">попали в тупик. Карьера Волауфа в Полиции Порядка в особенности отмечалась как посредственная, даже негативная. Иронично, но именно относительно старый(сорок восемь лет) лейтенант запаса Гнейд,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reformatted_20_Text"><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reformatted_20_Text"><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490" text:note-class="endnote"><text:note-citation>490</text:note-citation><text:note-body><text:p text:style-name="P84">Т. Адорно и др. Авторитарная личность[<text:span text:style-name="T28">The Authoritarian Personality]</text:span> (Нью-Йорк, 1950), 1-10.</text:p></text:note-body></text:note> Их расследование привели их к составлению списка важных черт(тестируемых так называемой F-шкалой) „авторитарной личности: жёсткая приверженность к общепринятым ценностям; <text:span text:style-name="T155">покорность авторитетной фигуре</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491" text:note-class="endnote"><text:note-citation>491</text:note-citation><text:note-body><text:p text:style-name="P85">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text:note text:id="ftn492" text:note-class="endnote"><text:note-citation>492</text:note-citation><text:note-body><text:p text:style-name="P85">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reformatted_20_Text"><text:tab/>Последующие защитники психологического объяснения модифицировали подход Адорно более открыто соединив психологические и ситуационные(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493" text:note-class="endnote"><text:note-citation>493</text:note-citation><text:note-body><text:p text:style-name="P85">Джон Штайнер, «The SS Yesterday and Today: A Sociopsychological View» в <text:span text:style-name="T28">Survivors, Victims, and Perpetrators: Essays on the Nazi Holocaus</text:span><text:span text:style-name="T57">, </text:span><text:span text:style-name="T88">ред</text:span><text:span text:style-name="T57">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reformatted_20_Text"><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text:soft-page-break/>большинство людей имеет способности к экстремальному насилию и разрушению человеческой жизни.<text:note text:id="ftn494" text:note-class="endnote"><text:note-citation>494</text:note-citation><text:note-body><text:p text:style-name="P86">Стауб, <text:span text:style-name="T28">Корни Зла: Истоки Геноцида и Других Форм Группового Насилия</text:span><text:span text:style-name="T57">х[The Root of Evil: The Origins of Genocide and Other Group Violence]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в“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495" text:note-class="endnote"><text:note-citation>495</text:note-citation><text:note-body><text:p text:style-name="P86">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134).</text:p></text:note-body></text:note></text:p>
      <text:p text:style-name="Preformatted_20_Text"><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496" text:note-class="endnote"><text:note-citation>496</text:note-citation><text:note-body><text:p text:style-name="P86">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reformatted_20_Text"><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497" text:note-class="endnote"><text:note-citation>497</text:note-citation><text:note-body><text:p text:style-name="P87">Craig Haney, Curtis Banks, and Philip Zimbardo, «Interpersonal Dynamics in a Simulated Prison», <text:span text:style-name="T28">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reformatted_20_Text"><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то есть меньше 20%) оказались „хорошими охранниками“, не наказывавшими заключённых и даже оказывавшими им маленькие услуги.<text:note text:id="ftn498" text:note-class="endnote"><text:note-citation>498</text:note-citation><text:note-body><text:p text:style-name="P87">Haney, Banks, and Zimbardo, «The Stanford Prison Experiment: Slide show and audio cassette».</text:p></text:note-body></text:note></text:p>
      <text:p text:style-name="Preformatted_20_Text"><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и в некоторых случаях даже воздерживающихся, вопреки приказам и когда никто не видел); малая группа(меньше 20%) отказников и уклонистов.</text:p>
      <text:p text:style-name="Preformatted_20_Text"><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reformatted_20_Text"><text:tab/>Если специальный отбор сыграл малую роль и самоотбор, судя по всему, никакую, что насчёт интересов и карьеризма? Признавшие своё участие в <text:soft-page-break/>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499" text:note-class="endnote"><text:note-citation>499</text:note-citation><text:note-body><text:p text:style-name="P87">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text:p>
      <text:p text:style-name="Preformatted_20_Text">Но на показания Майклсона подобный расчёт или сдержанность не влияли.</text:p>
      <text:p text:style-name="Preformatted_20_Text"><text:tab/>Помимо показаний тех, кто не задумывался о карьере, есть те, для кого это было важно. Капитан Хоффман -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reformatted_20_Text"><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кой диктатуры, свирепо нетерпимой к 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reformatted_20_Text"><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00" text:note-class="endnote"><text:note-citation>500</text:note-citation><text:note-body><text:p text:style-name="P88"><text:span text:style-name="T124">Herbert J</text:span><text:span text:style-name="T125">ä</text:span><text:span text:style-name="T126">ger, Verbrechen unter totalitärer Herrschaft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reformatted_20_Text"><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reformatted_20_Text"><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reformatted_20_Text"><text:tab/>Все, кроме самых открытых критиков как Бухман, участвовали в кордонах и <text:soft-page-break/>захватах, но и в таких случаях каждый мог делать сам свой выбор -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reformatted_20_Text"><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01" text:note-class="endnote"><text:note-citation>501</text:note-citation><text:note-body><text:p text:style-name="P87">Стэнли Милгрэм, <text:span text:style-name="T28">Подчинение авторитету: научный взгляд на власть и мораль</text:span>[<text:span text:style-name="T28">Obedience to Authority: An Experimental View</text:span>](Нью-Йорк, 1974), 1. О реакции на эксперимент Милгрэма смотри Arthur G. Miller, <text:span text:style-name="T28">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Наивные волонтёры получали инструкции „научным авторитетом“ в якобы эксперименте по обучению, где наносились все повышающиеся фейковые электрические удары по актёрам/жертвам. Те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502" text:note-class="endnote"><text:note-citation>502</text:note-citation><text:note-body><text:p text:style-name="P87">Милгрэм, 13-26.</text:p></text:note-body></text:note></text:p>
      <text:p text:style-name="Preformatted_20_Text"><text:tab/>Вариации эксперимента производили значительно разные результаты. Если 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90%)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читерили“ используя меньшую мощность, чем им указывали, даже если не были способны открыто выступить против авторитета и покинуть эксперимент.<text:note text:id="ftn503" text:note-class="endnote"><text:note-citation>503</text:note-citation><text:note-body><text:p text:style-name="P87">Милгрэм, 32-43, 55-72, 93-97, 113-22.</text:p></text:note-body></text:note></text:p>
      <text:p text:style-name="Preformatted_20_Text"><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note text:id="ftn504" text:note-class="endnote"><text:note-citation>504</text:note-citation><text:note-body><text:p text:style-name="P87">Милгрэм, 135-47.</text:p></text:note-body></text:note></text:p>
      <text:p text:style-name="Preformatted_20_Text"><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социализированная тревога о возможном наказании за неподчинением служила дополнительным сдерживающим фактором.<text:note text:id="ftn505" text:note-class="endnote"><text:note-citation>505</text:note-citation><text:note-body><text:p text:style-name="P87">Милгрэм, 148-52.</text:p></text:note-body></text:note></text:p>
      <text:p text:style-name="Preformatted_20_Text"><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06" text:note-class="endnote"><text:note-citation>506</text:note-citation><text:note-body><text:p text:style-name="P87">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text:soft-page-break/>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07" text:note-class="endnote"><text:note-citation>507</text:note-citation><text:note-body><text:p text:style-name="P87">Милгрэм, 9, 176-77.</text:p></text:note-body></text:note></text:p>
      <text:p text:style-name="Preformatted_20_Text"><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reformatted_20_Text"><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reformatted_20_Text"><text:tab/>На что же отвечало большинство людей Траппа, когда решило не выходить вперёд? Был<text:span text:style-name="T156">а ли это власть,</text:span> представленн<text:span text:style-name="T156">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28">принимают</text:span> подчинение как оправдание своих действий“.<text:note text:id="ftn508" text:note-class="endnote"><text:note-citation>508</text:note-citation><text:note-body><text:p text:style-name="P89">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reformatted_20_Text"><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09" text:note-class="endnote"><text:note-citation>509</text:note-citation><text:note-body><text:p text:style-name="P89">Стэнли Милгрэм, «<text:span text:style-name="T189">Социальное Давление и Действия Против Личности»[</text:span>Group Pressure and Action Against a Person<text:span text:style-name="T189">]</text:span> <text:span text:style-name="T28">, Journal of Abnormal and Social Psychology </text:span>(1964):137-43.</text:p></text:note-body></text:note> Три субъекта -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96"><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text:soft-page-break/>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96"><text:tab/>Один фактор, стоит признать, не был фокусом эксперимента Милгрэма – индоктринация. Другой был затронут лишь частично – конформизм,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text:span text:style-name="T157">власти</text:span>.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10" text:note-class="endnote"><text:note-citation>510</text:note-citation><text:note-body><text:p text:style-name="P90">Милгрэм, <text:span text:style-name="T28">Подчинение Авторитету</text:span>, 142.</text:p></text:note-body></text:note></text:p>
      <text:p text:style-name="Preformatted_20_Text"><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кой Германии, под намного меньшим надсмотре(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11" text:note-class="endnote"><text:note-citation>511</text:note-citation><text:note-body><text:p text:style-name="P90">Милгрэм, <text:span text:style-name="T28">Подчинение Авторитету</text:span>, 177.</text:p></text:note-body></text:note></text:p>
      <text:p text:style-name="Preformatted_20_Text"><text:tab/>До какой степени тогда, сознательное насаждение нацист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reformatted_20_Text"><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 это промывка мозгов. Были ли эти убийцы в каком-то смысле с „промытыми мозгами“?</text:p>
      <text:p text:style-name="Preformatted_20_Text"><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йнами, крестоносцами против политических и расовых врагов Третьего Рейха.<text:note text:id="ftn512" text:note-class="endnote"><text:note-citation>512</text:note-citation><text:note-body><text:p text:style-name="P90">Bernd Wegner, <text:span text:style-name="T28">Hitlers Politische Soldaten: Die Waffen-SS 1939-1945</text:span> (Paderborn, 1982); <text:span text:style-name="T153">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13" text:note-class="endnote"><text:note-citation>513</text:note-citation><text:note-body><text:p text:style-name="Endnote">Mischlinge – люди, с двумя еврейскими бабушками и дедушками.</text:p></text:note-body></text:note> и их супруги не попадали под запрет службы в полиции запаса до октября 1942. „Мишлинги второй степени“<text:note text:id="ftn514" text:note-class="endnote"><text:note-citation>514</text:note-citation><text:note-body><text:p text:style-name="Endnote"><text:span text:style-name="T260">О</text:span>дин еврейский предок второго порядка</text:p></text:note-body></text:note> и их супруги не попадали до апреля 1943.<text:note text:id="ftn515" text:note-class="endnote"><text:note-citation>515</text:note-citation><text:note-body><text:p text:style-name="P90">BA, R 19/467(Директива Рейхсфюрера СС и главы немецкой полиции от 27 октября 1942 и 6 апреля 1943, подписаны Винкельманом<text:span text:style-name="T179">[Winkelmann]</text:span>).</text:p></text:note-body></text:note></text:p>
      <text:p text:style-name="Preformatted_20_Text"><text:tab/>23 января 1940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16" text:note-class="endnote"><text:note-citation>516</text:note-citation><text:note-body><text:p text:style-name="P90">BA, R 19/308 (рекомендации к тренировкам полицейских батальонов от 23 января 1940).</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17" text:note-class="endnote"><text:note-citation>517</text:note-citation><text:note-body><text:p text:style-name="P90">BA, R 19/308 (рекомендации к тренировкам полицейских батальонов под руководством Полиции Охраны Рейха и <text:s/><text:span text:style-name="T135">сообществ от 6 марта </text:span>1940).</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18" text:note-class="endnote"><text:note-citation>518</text:note-citation><text:note-body><text:p text:style-name="P91">BA, R 19/308 (<text:span text:style-name="T135">тренировки формирований Полиции Порядка и Резервной Полиции <text:s/>на участковом дежурстве[precint duty] от 20 декабря 1</text:span>940).</text:p></text:note-body></text:note> От тех же требовалось посетить недельный симпозиум, включавший один час идеологических инструкций для подчинённых.<text:note text:id="ftn519" text:note-class="endnote"><text:note-citation>519</text:note-citation><text:note-body><text:p text:style-name="P92">BA, R 19/308 (шести дневный учебный план).</text:p></text:note-body></text:note> Учебный план в пяти частях в январе 1941 включал подсекции „Понимание расы как базиса нашего взгляда на мир“, „Еврейский Вопрос в Германии“ и „Поддержание чистоты немецкой крови“.<text:note text:id="ftn520" text:note-class="endnote"><text:note-citation>520</text:note-citation><text:note-body><text:p text:style-name="P92">BA, R 19/308 (учебный план для национал-социалистической инструкции от 14 января 1941).</text:p></text:note-body></text:note></text:p>
      <text:p text:style-name="Preformatted_20_Text"><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памфлетов.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text:soft-page-break/>сессии посвящались наиболее важным темам того времени и могли быть устроены офицерами и образовательным штатом СС и партии.<text:note text:id="ftn521" text:note-class="endnote"><text:note-citation>521</text:note-citation><text:note-body><text:p text:style-name="P92">BA, R 19/308 (рекомендации по проведению идеологической подготовки Полиции Порядка в военное время от 2 июня 1940).</text:p></text:note-body></text:note></text:p>
      <text:p text:style-name="Preformatted_20_Text"><text:tab/>Очевидно, что офицеры Полицейского Резервного Батальона 101 подчинялись директивам идеологического образования. В декабре 1942 капитаны Хоффман, Волауф и лейтенант Гнейд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22" text:note-class="endnote"><text:note-citation>522</text:note-citation><text:note-body><text:p text:style-name="P92">YVA, 0-53/121 W I (KdO, Полицейское Подразделение 25, 17 декабря 1942,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reformatted_20_Text"><text:tab/>В Федеральном Архиве Германии<text:span text:style-name="T260">[</text:span>Bundersarchiv<text:span text:style-name="T260">]</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text:note text:id="ftn523" text:note-class="endnote"><text:note-citation>523</text:note-citation><text:note-body><text:p text:style-name="P92">BA, RD 18/15-1, Gruppe A and 2, Gruppe B: <text:span text:style-name="T28">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министр Гитлера на оккупированной <text:span text:style-name="T167">территории </text:span><text:span text:style-name="T196">Республик Советского Союза</text:span>) и Уолтер Гросс(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24" text:note-class="endnote"><text:note-citation>524</text:note-citation><text:note-body><text:p text:style-name="P92">BA, RD 18/15-1, Gruppe A, Folge 16, June 10, 1941.</text:p></text:note-body></text:note> Такая проза загоняла читателя в сон, но точно не превращала в убийцу.</text:p>
      <text:p text:style-name="Preformatted_20_Text"><text:tab/>Единственный артикль, полностью посвящённый Еврейскому Вопросу, сделан на обратной стороне страницы в декабре 1941.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25" text:note-class="endnote"><text:note-citation>525</text:note-citation><text:note-body><text:p text:style-name="P92">BA, RD 18/15-1, Gruppe A, Folge 27, December 1, 1941.</text:p></text:note-body></text:note></text:p>
      <text:p text:style-name="Preformatted_20_Text"><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26" text:note-class="endnote"><text:note-citation>526</text:note-citation><text:note-body><text:p text:style-name="P93">BA, RD 18/15-<text:span text:style-name="T137">2</text:span>, Gruppe <text:span text:style-name="T137">B</text:span>, Folge 2<text:span text:style-name="T137">2</text:span>, <text:span text:style-name="T137">September 20</text:span>, 194<text:span text:style-name="T137">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 недельного кровавого нападения на гетто Люблина. Маловероятно, что кто-то из них находил артикль подходящим, а тем более вдохновляющим.</text:p>
      <text:p text:style-name="Preformatted_20_Text"><text:tab/>Серия специальных памфлетов(от четырёх до шести за год) „для идеологического образования Полиции Порядка“ составляла вторую группу индоктринационных материалов. В 1941 один выпуск покрывал темы „Кровное сообщество немецких народов“ и „Великая Германская Империя“.<text:note text:id="ftn527" text:note-class="endnote"><text:note-citation>527</text:note-citation><text:note-body><text:p text:style-name="P94"><text:span text:style-name="T135">BA, RD 18/42, </text:span><text:span text:style-name="T31">Schriftenreiche für die weltanschauliche Schulung der Ordnungspolizei,</text:span><text:span text:style-name="T65"> 1941, Heft 5, «Die Blutsgemeinsschaft der germanischen V</text:span><text:span text:style-name="T127">ölker” and “Das grossgermaniche Reich”.</text:span></text:p></text:note-body></text:note> В 1942 выпуск был озаглавлен „Германия реорганизует Европу“ и „специальный выпуск“ называвшийся „Человек СС и Вопрос Крови“.<text:note text:id="ftn528" text:note-class="endnote"><text:note-citation>528</text:note-citation><text:note-body><text:p text:style-name="P95">BA, RD 18/16, 1942, Heft 4, «Deutschland ordnet Europa neu!»; RD 18/19, 1942, Sonderheft, «SS-Mann and Blutsfrage».</text:p></text:note-body></text:note> Большой объединённый выпуск в 1943 посвящался „Политике Расы“<text:note text:id="ftn529" text:note-class="endnote"><text:note-citation>529</text:note-citation><text:note-body><text:p text:style-name="P95">BA, RD 19/41, 1943, Heft 4-6, «Rassenpolitik».</text:p></text:note-body></text:note> - он входил в издаваемые с 1942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text:span text:style-name="T136">[</text:span>Volk<text:span text:style-name="T136">]</text:span> или „Сообщество крови“<text:span text:style-name="T136">[</text:span>Blutsgemeinschaft<text:span text:style-name="T136">]</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28">Volk</text:span> стояли перед лицом постоянной борьбы за выживание предопределённой природой, согласно законам которой „все слабые и <text:soft-page-break/>низшие уничтожались“, и „только сильные и могучие продолжали размножаться“. Для победы в этой борьбе, <text:span text:style-name="T28">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reformatted_20_Text"><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reformatted_20_Text"><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памфлет доказывал, что евреи сохраняли свою расовую чистоту, ставя под угрозу существование расы-носителя при помощи смешения рас. Между расово-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reformatted_20_Text"><text:tab/>Для какой цели писались эти памфлеты?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reformatted_20_Text"><text:tab/>Таким образом, следует держать в уме ряд факторов в оценке индоктринации полиции запаса через подобные памфлеты. Во-первых, наиболее детальные и подробные памфлеты не выпускались до 1943, после того, как северная часть района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памфлет 1942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reformatted_20_Text"><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reformatted_20_Text"><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reformatted_20_Text"><text:tab/>В-пятых, памфлеты и материалы посвящённые евреям оправдывали необходимость <text:span text:style-name="T28">judenfrei</text:span> Европы, ища поддержку и симпатии этой цели, но они не призывали к <text:soft-page-break/>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Preformatted_20_Text"/>
      <text:p text:style-name="Preformatted_20_Text">„Сопротивление партизан – сопротивление Большевизма, это не народное движение....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30" text:note-class="endnote"><text:note-citation>530</text:note-citation><text:note-body><text:p text:style-name="P95">BA, R 19/395 (Рекомендации главы Полиции Порядка по борьбе с партизанами от 17 ноября 1941).</text:p></text:note-body></text:note></text:p>
      <text:p text:style-name="Preformatted_20_Text"/>
      <text:p text:style-name="Preformatted_20_Text"><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167">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reformatted_20_Text"><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text:span text:style-name="T197">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reformatted_20_Text"><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reformatted_20_Text"><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reformatted_20_Text"><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reformatted_20_Text"><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text:soft-page-break/>для убийства, а не «слишком хороши».</text:p>
      <text:p text:style-name="Preformatted_20_Text"><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31" text:note-class="endnote"><text:note-citation>531</text:note-citation><text:note-body><text:p text:style-name="P95">Bruno D., HW 2992.</text:p></text:note-body></text:note></text:p>
      <text:p text:style-name="Preformatted_20_Text"><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61">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note text:id="ftn532" text:note-class="endnote"><text:note-citation>532</text:note-citation><text:note-body><text:p text:style-name="P95">Gustav M., G 169.</text:p></text:note-body></text:note></text:p>
      <text:p text:style-name="Preformatted_20_Text"><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батальона) и общества в целом(нацисткой Германии) упрощал повсеместный расизм и результирующее исключение еврейских жертв из «человечества». Здесь сошлись годы антисемитской пропаганды(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памфлетов индоктринации СС, как сомнительно, что у них был иммунитет к «влиянию времени»(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text:span text:style-name="T28">Feindbild</text:span>.</text:p>
      <text:p text:style-name="Preformatted_20_Text"><text:tab/>Примо Леви в свою последнюю книгу «Утонувшие и спасённые» включил эссе, озаглавленное «Серая Зона» - <text:span text:style-name="T138">в</text:span>озможно его самое глубокое и крайне волнующее размышление о Холокосте.<text:note text:id="ftn533" text:note-class="endnote"><text:note-citation>533</text:note-citation><text:note-body><text:p text:style-name="P95">Примо Леви, <text:span text:style-name="T28">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text:soft-page-break/>Отношения между ними не симметричны, а возможность выбора для этих групп полностью различается.</text:p>
      <text:p text:style-name="Preformatted_20_Text"><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ейд, кто торопился увести своих людей от казней в Минске -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reformatted_20_Text"><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reformatted_20_Text"><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reformatted_20_Text"/>
      <text:p text:style-name="Preformatted_20_Text">Послесловие</text:p>
      <text:p text:style-name="Preformatted_20_Text"/>
      <text:p text:style-name="Preformatted_20_Text"><text:tab/>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note text:id="ftn534" text:note-class="endnote"><text:note-citation>534</text:note-citation><text:note-body><text:p text:style-name="P97">Дэниэл Джона Голдхаген(отсюда и далее просто Голдхаген), «Зло Банальности»[The Evil of Banality], <text:span text:style-name="T28">New Republic</text:span> (13 и 20 июля 1992), 49-52; <text:s/>Голдхаген, <text:span text:style-name="T28">Добровольные Палачи Гитлера: Обыкновенные Немцы и Холокост</text:span>[<text:span text:style-name="T28">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A Reply to My Critics: Motives, Causes and Alibis] <text:span text:style-name="T28">New Republic </text:span><text:span text:style-name="T57">(3 декабря 1996), 37-45; «Письмо Редактору»[Letter to the Editor].</text:span><text:span text:style-name="T28"> New Republic </text:span><text:span text:style-name="T57">(10 февраля 1997), 4-5.</text:span></text:p><text:p text:style-name="P98"><text:tab/>Голдхаген начал своё исследование в записях о <text:span text:style-name="T28">Staatsanwaltschaft</text:span> в Гамбурге несколькими месяцами спустя того, как я закончил свою работу там в мае 1989. Узнал он о моей работе над Полицейским Резервным Батальоном 101 не позднее осени 1989.</text:p><text:p text:style-name="P98"><text:span text:style-name="T57"><text:tab/>В свою очередь, я критиковал работу Голдхагена: Кристофер Р. Браунинг(отсюда и далее просто Браунинг), <text:s/>«</text:span><text:span text:style-name="T66">Добровольные Палачи Дэниэла Голдхагена»[Daniel Goldhagen’s Willing Executioners], History &amp; Memory 8/no. 1 (1996), 88-108; и «Человеческая Природа, Культура и Холокост»[Human Nature, Culture, and the Holocaust], </text:span><text:span text:style-name="T32">Chronicle of Higher Education</text:span><text:span text:style-name="T66"> (18 октября 1996), A72. Так же в декабре 1993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note text:id="ftn535" text:note-class="endnote"><text:note-citation>535</text:note-citation><text:note-body><text:p text:style-name="P99">Появились(прим. переводчика - на момент выхода книги) как минимум две антологии ответов на <text:span text:style-name="T28">Добровольных Палачей Гитлера</text:span><text:span text:style-name="T57">: Julius H. Shoeps. ed. </text:span><text:span text:style-name="T28">Ein Volk Von Mördern?</text:span><text:span text:style-name="T57"> (Hamburg, 1996), и Franklin H. Littell, ed. </text:span><text:span text:style-name="T28">Hyping the Holocaust: Scholars Answer the Holocaust </text:span><text:span text:style-name="T57">(Merion Station, Ps., 1997). И ещё больше на подходе, судя по всему. Две самые детальные и постоянные критики <text:s/></text:span><text:span text:style-name="T28">Добровольных Палачей Гитлера</text:span><text:span text:style-name="T57"> это: </text:span><text:span text:style-name="T67">Ruth Bettina Birn, «Revising the Holocaust», </text:span><text:span text:style-name="T33">Historical Journal</text:span><text:span text:style-name="T67"> 40/no. 1(1997), 195-215; и Норман Финкельштейн «“Безумный’ тезис Дэниэла Голдхагена: Критика Добровольных Палачей Гитлера»[Daniel Goldhagen’s „Crazy“ Thesis: A Critique of </text:span><text:span text:style-name="T33">Hitler’s Willing Executioners</text:span><text:span text:style-name="T67">», </text:span><text:span text:style-name="T33">New Left Review</text:span><text:span text:style-name="T67"> 224 (1997):39-87. Другая детальная оценка от Dieter Pohl, «Die Holocaust — Forschung und Goldhagen’s Thesen», </text:span><text:span text:style-name="T33">Vierteljahrshef Für Zeitgeschichte</text:span><text:span text:style-name="T67"> 45/1 (1997), 1-48.</text:span></text:p></text:note-body></text:note>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p>
      <text:p text:style-name="Preformatted_20_Text"><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 «Нет ничего особенного в немецких <text:soft-page-break/>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36" text:note-class="endnote"><text:note-citation>536</text:note-citation><text:note-body><text:p text:style-name="P100">Рауль Хилберг, <text:span text:style-name="T28">The Destruction of the European Jews</text:span>, цитата из пересмотренного и расширенного издания (Нью-Йорк, 1985), 1011, 994.</text:p></text:note-body></text:note> Именно немецкий учёный Герберг Ягер<text:note text:id="ftn537" text:note-class="endnote"><text:note-citation>537</text:note-citation><text:note-body><text:p text:style-name="P101"><text:span text:style-name="T139">Herbert J</text:span>ä<text:span text:style-name="T139">ger, </text:span><text:span text:style-name="T33">Verbrechen unter totalit</text:span><text:span text:style-name="T28">ä</text:span><text:span text:style-name="T33">rer Herrschaft</text:span><text:span text:style-name="T139"> (Frankfurt/M., 1982), 81-82, 95-122, 158-60.</text:span></text:p></text:note-body></text:note> и немецкий прокурор в 1960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reformatted_20_Text"><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reformatted_20_Text"><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38" text:note-class="endnote"><text:note-citation>538</text:note-citation><text:note-body><text:p text:style-name="P102">Голдхаген, <text:span text:style-name="T28">Добровольные Палачи</text:span>, 106.</text:p></text:note-body></text:note>, и когда немцы «выбрали»<text:span text:style-name="T262">(!</text:span>) Гитлера, «центральная роль антисемитизма в мировоззрении, программах и риторике...отражало саму немецкую культуру».<text:note text:id="ftn539" text:note-class="endnote"><text:note-citation>539</text:note-citation><text:note-body><text:p text:style-name="P102">Голдхаген, <text:span text:style-name="T28">Добровольные Палачи</text:span>, 85.</text:p></text:note-body></text:note>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note text:id="ftn540" text:note-class="endnote"><text:note-citation>540</text:note-citation><text:note-body><text:p text:style-name="P102">Голдхаген, <text:span text:style-name="T28">Добровольные Палачи</text:span>, 399, 443.</text:p></text:note-body></text:note></text:p>
      <text:p text:style-name="Preformatted_20_Text"><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note text:id="ftn541" text:note-class="endnote"><text:note-citation>541</text:note-citation><text:note-body><text:p text:style-name="P102">Голдхаген, <text:span text:style-name="T28">Добровольные Палачи</text:span>, 39, 43.</text:p></text:note-body></text:note></text:p>
      <text:p text:style-name="Preformatted_20_Text"><text:tab/>Затем согласно Голдхагену картина всегда лежащей в основе и лишь поверхностного изменяющегося антисемитизма резко меняется после 1945. Всепоглощающий и элиминаторский<text:note text:id="ftn542" text:note-class="endnote"><text:note-citation>542</text:note-citation><text:note-body><text:p text:style-name="Endnote"><text:span text:style-name="T198">П</text:span>рим. <text:span text:style-name="T198">п</text:span>ереводчика — термин, введённый Голдхагеном. От слова «elimination» - элиминация). <text:span text:style-name="T198">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text:note text:id="ftn543" text:note-class="endnote"><text:note-citation>543</text:note-citation><text:note-body><text:p text:style-name="P102">Голдхаген, <text:span text:style-name="T28">Добровольные Палачи</text:span>, 582, сноска 38; 593-94, сноска 53.</text:p></text:note-body></text:note> И теперь нам говорят, что немцы такие же, как и мы.</text:p>
      <text:p text:style-name="Preformatted_20_Text"><text:tab/>Я могу легко согласиться и поддержать две идеи: первое, антисемитизм был значительной частью немецкой политической культуры до 1945; второе, немецкая политическая культура теперь совсем другая и менее антисемитская. Однако если <text:span text:style-name="T263">она</text:span> в целом и конкретно антисемитизм могли быть трансформированы после 1945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 особенно за двенадцать лет нацистского правления.</text:p>
      <text:p text:style-name="Preformatted_20_Text"><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варьируется от источника к источнику и от случая к случаю(к примеру, расы, религии, культуры или окружения) предполагаемых еврейских отрицательных черт. И варьируется от степени опасности, или «ощущаемой» антисемитами опасности.<text:note text:id="ftn544" text:note-class="endnote"><text:note-citation>544</text:note-citation><text:note-body><text:p text:style-name="P102">Голдхаген, <text:span text:style-name="T28">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reformatted_20_Text"><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45" text:note-class="endnote"><text:note-citation>545</text:note-citation><text:note-body><text:p text:style-name="P102">Голдхаген, <text:span text:style-name="T28">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text:soft-page-break/>следовательно, вся Германия была «на одной волне» с Гитлером в вопросах справедливости и необходимости <text:span text:style-name="T161">Окончате</text:span>льного Решения.</text:p>
      <text:p text:style-name="Preformatted_20_Text"><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reformatted_20_Text"><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не смогли добиться в революции, а в конце концов ими просто манипулировали, подстёгивая «социальный империализм».<text:note text:id="ftn546" text:note-class="endnote"><text:note-citation>546</text:note-citation><text:note-body><text:p text:style-name="Endnote"><text:span text:style-name="T179">Ханс-Ульрих Велер [</text:span>Hans-Ulrich Wehler<text:span text:style-name="T179">]</text:span>,<text:span text:style-name="T28"> </text:span><text:span text:style-name="T50">Немецкая Империя</text:span><text:span text:style-name="T94">[</text:span><text:span text:style-name="T95">The</text:span><text:span text:style-name="T34"> German Empire</text:span><text:span text:style-name="T94">]</text:span><text:span text:style-name="T140"> (</text:span><text:span text:style-name="T183">Лемингтон Спа</text:span><text:span text:style-name="T140">, 1985). James </text:span>Retallack, «<text:span text:style-name="T140">Social History with a Vengeance? Some Reactions to H-U Wehler’s „Das Kaiserreich“», </text:span><text:span text:style-name="T34">German Studies Review</text:span><text:span text:style-name="T140">, 7/no. 3 (1984), </text:span><text:span text:style-name="T141">423-50. Roger Fletcher, «Recent Development in West German Historiography: The Bielefeld School and Its Critics», </text:span><text:span text:style-name="T35">German Studies Review, </text:span><text:span text:style-name="T141">7/no. 3 (1984), 451-80.</text:span></text:p></text:note-body></text:note> Согласно культурно/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47" text:note-class="endnote"><text:note-citation>547</text:note-citation><text:note-body><text:p text:style-name="P103"><text:span text:style-name="T179">Джордж Мосс</text:span>, <text:span text:style-name="T50">Кризис Немецкой Идеологии </text:span><text:span text:style-name="T94">[</text:span><text:span text:style-name="T28">The Crisis of German Ideology</text:span><text:span text:style-name="T94">]</text:span>(<text:span text:style-name="T179">Нью-Йорк</text:span>, 1964); <text:span text:style-name="T179">Фриц Штерн [</text:span>Fritz Stern<text:span text:style-name="T179">]</text:span>, <text:span text:style-name="T50">Политика Культурного Отчаяния </text:span><text:span text:style-name="T94">[</text:span><text:span text:style-name="T28">The Politics of Cultural Despair</text:span><text:span text:style-name="T94">] <text:s/></text:span>(<text:span text:style-name="T181">Беркли</text:span>, 1961); <text:span text:style-name="T179">Джеффри Херф [</text:span>Jeffrey Herf<text:span text:style-name="T179">]</text:span>, <text:span text:style-name="T50">Реакционный Модернизм: Технология, Культура и Политика в Веймаре и Третьем Рейхе </text:span><text:span text:style-name="T94">[</text:span><text:span text:style-name="T28">Reactionary Modernism: Technology, Culture and Politics in Weimar and the Third Reich</text:span><text:span text:style-name="T50">]</text:span><text:span text:style-name="T28"> </text:span>(<text:span text:style-name="T179">Кембридж</text:span>, 1984), <text:span text:style-name="T180">и скоро выйдет «</text:span><text:span text:style-name="T181">Переосмысление Реакционного Модернизма: Современность, Запад и Нацисты»[</text:span>Reactionary Modernism Reconsidered: Modernity, the West and the Nazis<text:span text:style-name="T181">] </text:span>(прим. Переводчика — вышла в 1996, <text:span text:style-name="T142">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48" text:note-class="endnote"><text:note-citation>548</text:note-citation><text:note-body><text:p text:style-name="P104"><text:span text:style-name="T182">Джон Вайс[John Weiss]</text:span>, <text:span text:style-name="T51">Идеология Смерти: Почему Холокост Случился в Германии </text:span><text:span text:style-name="T96">[</text:span><text:span text:style-name="T28">Ideology of Death: Why the Holocaust Happened in Germany</text:span><text:span text:style-name="T96">]</text:span> (<text:span text:style-name="T182">Чикаго</text:span>, 1996).</text:p></text:note-body></text:note></text:p>
      <text:p text:style-name="Preformatted_20_Text"><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49" text:note-class="endnote"><text:note-citation>549</text:note-citation><text:note-body><text:p text:style-name="P104">Шуламит Волкова<text:span text:style-name="T190">[Shulamit Volkov]</text:span>, «Антисемитизм как Культурный Код»[Anti-Semitism as a Cultural Code], <text:span text:style-name="T28">Leo Baeck Institute Yearbook</text:span>, 23 (1978), 25-46. Также смотри: Peter Pulzer, <text:span text:style-name="T28">The Rise of Political Anti-Semitism in Germany <text:s/>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И пока консерваторы поддерживали в вопросе антисемитизма популистов озабоченную одним 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схоже с одновременным решением построить флот).</text:p>
      <text:p text:style-name="Preformatted_20_Text"><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меньшинство.</text:p>
      <text:p text:style-name="Preformatted_20_Text">Большинство же можно было найти в Прусском Ландтаге, проводящим дискриминационные законы против католиков в 1870 и в Рейхстаге против социалистов в 1880.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06"><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text:soft-page-break/>стратегия.»<text:note text:id="ftn550" text:note-class="endnote"><text:note-citation>550</text:note-citation><text:note-body><text:p text:style-name="P104">History of Anti-Semitism List, 5.15.96.</text:p></text:note-body></text:note></text:p>
      <text:p text:style-name="P106"><text:s/><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понимать).<text:note text:id="ftn551" text:note-class="endnote"><text:note-citation>551</text:note-citation><text:note-body><text:p text:style-name="Endnote"><text:span text:style-name="T184">Гэвин И. Ленгмюр[</text:span>Gavin Langmuir<text:span text:style-name="T184">]</text:span>, «<text:span text:style-name="T184">Пролегомены к Любым Существующим Анализам Враждебности к Евреям»[</text:span><text:span text:style-name="T142">Prolegomena to Any Present Analysis of Hostility Against the Jews</text:span><text:span text:style-name="T184">]</text:span><text:span text:style-name="T142">, </text:span><text:span text:style-name="T184">перепечатано в</text:span><text:span text:style-name="T142"> </text:span><text:span text:style-name="T36">The Nazi Holocaust</text:span><text:span text:style-name="T142">, vol. 2, ed. By Michael Marrus (</text:span><text:span text:style-name="T187">Уэстпорт, Коннектикут</text:span><text:span text:style-name="T142">, 1989), 133-171, </text:span><text:span text:style-name="T186">особенно </text:span><text:span text:style-name="T142">150-154; </text:span><text:span text:style-name="T185">и «От Анти-Идудаизма к Анти-Семитизму»[</text:span><text:span text:style-name="T142">From Anti-Judaism to Anti-Semitism</text:span><text:span text:style-name="T185">]</text:span><text:span text:style-name="T142">, </text:span><text:span text:style-name="T36">History, Religion and Antisemitism</text:span><text:span text:style-name="T142"> (</text:span><text:span text:style-name="T186">Беркли</text:span><text:span text:style-name="T142">, 1990), 275-305, </text:span><text:span text:style-name="T186">особенно</text:span><text:span text:style-name="T142">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52" text:note-class="endnote"><text:note-citation>552</text:note-citation><text:note-body><text:p text:style-name="P104">Саул Фридлендер, <text:span text:style-name="T37">Нацистская Германия и Евреи</text:span><text:span text:style-name="T143">[</text:span><text:span text:style-name="T37">Nazi Germany and the Jews</text:span><text:span text:style-name="T143">]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reformatted_20_Text"><text:tab/>Последствия травматического опыта Германии между 1912 и 1929 —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или Новые Правые) росли за счёт традиционалистов(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 и её правящей партией шесть месяцев спустя.</text:p>
      <text:p text:style-name="Preformatted_20_Text"><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53" text:note-class="endnote"><text:note-citation>553</text:note-citation><text:note-body><text:p text:style-name="P105">Голдхаген, «Ответ Моим Критикам»[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отражает саму немецкую культуру».<text:note text:id="ftn554" text:note-class="endnote"><text:note-citation>554</text:note-citation><text:note-body><text:p text:style-name="P105">Голдхаген, <text:span text:style-name="T28">Добровольные Палачи</text:span><text:span text:style-name="T57">, 399, 85.</text:span></text:p></text:note-body></text:note></text:p>
      <text:p text:style-name="Preformatted_20_Text"><text:tab/>Начиная с 1933 все факторы, которым Голдхаген приписывает разрушение антисемитизма после 1945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55" text:note-class="endnote"><text:note-citation>555</text:note-citation><text:note-body><text:p text:style-name="P105">William Sheridan Allen, <text:span text:style-name="T52">Захват Власти Нацистами </text:span><text:span text:style-name="T97">[</text:span><text:span text:style-name="T28">The Nazi Seizure of Power</text:span><text:span text:style-name="T97">]</text:span><text:span text:style-name="T57"> (</text:span><text:span text:style-name="T97">Исправленное издание</text:span><text:span text:style-name="T57">: </text:span><text:span text:style-name="T97">Нью-Йорк</text:span><text:span text:style-name="T57">, 1984), 84.</text:span></text:p></text:note-body></text:note> Более того, Голдхаген часто ссылается на подпольный доклад Сопаде<text:note text:id="ftn556" text:note-class="endnote"><text:note-citation>556</text:note-citation><text:note-body><text:p text:style-name="Endnote">SoPaDe, Социал-демократическая партия Германии в изгнании.</text:p></text:note-body></text:note> в 1936.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Общий антисемитский психоз затронул даже вдумчивых людей, даже наших товарищей».<text:note text:id="ftn557" text:note-class="endnote"><text:note-citation>557</text:note-citation><text:note-body><text:p text:style-name="P105">Голдхаген, «Ответ Моим Критикам», 41.</text:p></text:note-body></text:note></text:p>
      <text:p text:style-name="Preformatted_20_Text"><text:tab/>Даже в период после 1933 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Хардкорные «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note text:id="ftn558" text:note-class="endnote"><text:note-citation>558</text:note-citation><text:note-body><text:p text:style-name="Endnote">Ulrich Herbert, <text:span text:style-name="T37">Best: Biographische Studien über Radikalismus, Weltanschauung und Vernunf 1903-1989</text:span><text:span text:style-name="T68"> (Bonn, 1996).</text:span></text:p></text:note-body></text:note></text:p>
      <text:p text:style-name="Preformatted_20_Text"><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text:soft-page-break/>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ви,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по результатам которых евреев выгнали из гражданской и военной служб, различных профессий и культурной жизни.</text:p>
      <text:p text:style-name="Preformatted_20_Text"><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reformatted_20_Text"><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59" text:note-class="endnote"><text:note-citation>559</text:note-citation><text:note-body><text:p text:style-name="P107">Ян <text:s/>Кершоу, «Преследование евреев и <text:span text:style-name="T144">Немецкое Общественное Мнение в Третьем Рейхе»[The Persecution of the Jews and German Public Opinion in the Third Reich], </text:span><text:span text:style-name="T38">Leo Baeck Institute Yearbook 26 </text:span><text:span text:style-name="T69">(1981), 261-89; «</text:span><text:span text:style-name="T38">Народное Мнение и Политическое Разногласие в Третьем Рейхе</text:span><text:span text:style-name="T69">»[</text:span><text:span text:style-name="T38">Popular Opinion and Political Dissent in the Third Reich:Bavaria</text:span><text:span text:style-name="T69">]</text:span><text:span text:style-name="T38"> 1933-1945</text:span><text:span text:style-name="T69"> (Оксфорд, 1983); <text:s/></text:span><text:span text:style-name="T38">„Миф“ Гитлера: Образ и Реальность в Третьем Рейхе</text:span><text:span text:style-name="T69">[</text:span><text:span text:style-name="T38">The Hitler «Myth»: Image and Reality in the Third Reich</text:span><text:span text:style-name="T69">] (Оксфорд, 1987); «Немецкое Общественное Мнение и „Еврейский Вопрос“ </text:span><text:span text:style-name="T70">1933-1943: Некоторые Дальнейшие Размышления</text:span><text:span text:style-name="T69">»[</text:span><text:span text:style-name="T70">German Popular Opinion and the „Jewish Question 1933-1943: Some Further Reflections“], </text:span><text:span text:style-name="T39">Die Juden im Nationalsozialistischen Deutschland: 1933-1943</text:span><text:span text:style-name="T70"> (Тюбинген, 1986), 365-85. Отто Дов Кулька, «“Общественное мнение“ в Нацистской Германии и „Еврейский Вопрос“»[„Public Opinion“ in Nazi Germany and the „Jewish Question“], </text:span><text:span text:style-name="T39">Jerusalem Quarterly 25 </text:span><text:span text:style-name="T70">(1982), 121-44 и 26 (Зима 1982), 34-45; </text:span><text:span text:style-name="T71">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The German Population and the Jews in the Third Reich: Recent Publications and Trends in Research on German Society and the „Jewish Question“], </text:span><text:span text:style-name="T40">Yad Vashem Studies </text:span><text:span text:style-name="T71">16 (1984), 421-35. Дэвид Банкир <text:s/>«Немцы и Холокост: Что Они Знали»[The Germans and the Holocaust: What Did They Know], </text:span><text:span text:style-name="T40">Yad Vashem Studies 20</text:span><text:span text:style-name="T71"> (1990), 69-98; и </text:span><text:span text:style-name="T40">Немцы и </text:span><text:span text:style-name="T42">Окончательное</text:span><text:span text:style-name="T40"> Решение: </text:span><text:span text:style-name="T41">Общественное Мнение при Нацизме</text:span><text:span text:style-name="T71">[</text:span><text:span text:style-name="T40">The Germans and the Final Solution: Public Opinion Under Nazism</text:span><text:span text:style-name="T71">] </text:span><text:span text:style-name="T72">(Оксфорд, 1992). Также смотри: Marlis Steinert, </text:span><text:span text:style-name="T41">Hitler’s War and the Germans </text:span><text:span text:style-name="T72">(Athens, Ohio, 1977); Вальтер Лакер</text:span><text:span text:style-name="T98">[Walter Laqueur]</text:span><text:span text:style-name="T72">, «Немецкие люди и Уничтожение Евреев Европы»[The German People and the Destruction of the European Jews], </text:span><text:span text:style-name="T41">Central European History 6</text:span><text:span text:style-name="T72">, no.2 (1973), 167-91; Sarah Gordon, </text:span><text:span text:style-name="T41">Hitler, Germansm and the „Jewish Question“</text:span><text:span text:style-name="T72"> (Princeton, 1984); Robert Gellately, </text:span><text:span text:style-name="T41">The Gestapo and German Society: Enforcing Racial Policy</text:span><text:span text:style-name="T72">, 1933-1945 (Oxford, 1990). Для сравнения смотри Michael </text:span><text:span text:style-name="T73">Kater</text:span><text:span text:style-name="T72">, «Everyday Anti-</text:span><text:span text:style-name="T73">s</text:span><text:span text:style-name="T72">emitism in Prewar Nazi Germany», </text:span><text:span text:style-name="T41">Yad Vashem Studies</text:span><text:span text:style-name="T72"> (1984), 129-59.</text:span></text:p></text:note-body></text:note> В периоде 1933-1939,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 которых Саул Фридлендер для контраста с «активистами» назвал «зрителями»<text:note text:id="ftn560" text:note-class="endnote"><text:note-citation>560</text:note-citation><text:note-body><text:p text:style-name="P109"><text:s/>Фридлендер, <text:s/><text:span text:style-name="T28">Нацистская Германия и Евреи</text:span><text:span text:style-name="T57">[</text:span><text:span text:style-name="T28">Nazi Germany and the Jews</text:span><text:span text:style-name="T57">], 298, 327-28.</text:span></text:p></text:note-body></text:note> - тем не менее приняли правовые меры режима, что привело к прекращению эмансипации евреев, выдворения их с общественных должностей в 1933, социальному остракизму в 1935 и завершилось конфискацией их имущества в 1938-1939.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волны вандализма 1935, и тем более погром «Хрустальная ночь»<text:span text:style-name="T145">[</text:span>Kristallnacht<text:span text:style-name="T145">]</text:span> в ноябре 1938 вызывали негативную реакцию у немецкого населения.</text:p>
      <text:p text:style-name="Preformatted_20_Text"><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 станут соучастниками геноцида 1941-1942.</text:p>
      <text:p text:style-name="Preformatted_20_Text"><text:tab/>Что касается военных годов, 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и неприемлемый ужас геноцида...Чем больше просачивалось новостей о массовых убийствах, тем меньше публика хотела участвовать в <text:span text:style-name="T161">Окончате</text:span>льном Решении еврейского вопроса».<text:note text:id="ftn561" text:note-class="endnote"><text:note-citation>561</text:note-citation><text:note-body><text:p text:style-name="P108">Банкир, <text:span text:style-name="T28">Немцы и Окончательное Решение</text:span><text:span text:style-name="T57">, 151-20.</text:span></text:p></text:note-body></text:note>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text:span text:style-name="T161">Окончательное</text:span> Решение».<text:note text:id="ftn562" text:note-class="endnote"><text:note-citation>562</text:note-citation><text:note-body><text:p text:style-name="P108">Кулька и Родриг, <text:span text:style-name="T28">Население Германии и Евреи</text:span><text:span text:style-name="T57">[</text:span><text:span text:style-name="T28">German Population and the Jews</text:span><text:span text:style-name="T57">], 435.</text:span></text:p></text:note-body></text:note> Кершоу подчёркивал это же в своей запоминающейся фразе «Дорогу в Освенцим построила ненависть, но проложило безразличие».<text:note text:id="ftn563" text:note-class="endnote"><text:note-citation>563</text:note-citation><text:note-body><text:p text:style-name="P108">Кершоу, «Преследование Евреев»[Persecution of the Jews], 288.</text:p></text:note-body></text:note></text:p>
      <text:p text:style-name="Preformatted_20_Text"><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text:span text:style-name="T161">Окончате</text:span>льного Решения» еврейского вопроса в виде <text:soft-page-break/>расплывчатого термина «устранение». Они предложили такое более морально тяжёлое определение как «пассивное соучастие» или «косвенное соучастие».<text:note text:id="ftn564" text:note-class="endnote"><text:note-citation>564</text:note-citation><text:note-body><text:p text:style-name="P108">Кулька и Родриг, <text:span text:style-name="T28">Население Германии и Евреи</text:span><text:span text:style-name="T57">,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65" text:note-class="endnote"><text:note-citation>565</text:note-citation><text:note-body><text:p text:style-name="P108">Голдхаген, <text:span text:style-name="T28">Добровольные Палачи</text:span><text:span text:style-name="T57">,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reformatted_20_Text"><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reformatted_20_Text"><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 не имевшие возможности для реализации себя, теперь «желали стать палачами в геноциде».<text:note text:id="ftn566" text:note-class="endnote"><text:note-citation>566</text:note-citation><text:note-body><text:p text:style-name="P108">Голдхаген, <text:span text:style-name="T28">Добровольные Палачи</text:span><text:span text:style-name="T57">,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reformatted_20_Text"><text:tab/>Немцы в Восточной Европе трансформировались под влиянием событий и ситуаций 1939-1941 сильнее, чем под влиянием диктаторства в 1933-1939.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 добавились ещё два фактора: идеологический крестовый поход против Большевизма и «война на уничтожение».</text:p>
      <text:p text:style-name="Preformatted_20_Text">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 лежит в основе их добровольного, а у некоторых и охотного, участия в убийстве евреев?</text:p>
      <text:p text:style-name="Preformatted_20_Text"><text:tab/>В этом вопросе важно отметить, что перед имплементацией <text:span text:style-name="T161">Окончательно</text:span>го Решения(сначала на советской территории во второй половине 1941, в Польше и остальной Европе весной 1942), нацистский режим уже нашёл добровольных палачей на казнь от 70000 до 80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русских военнопленных. Ясно видно, что к сентябрю 1939,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reformatted_20_Text"><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преступниках и их мотивах».<text:note text:id="ftn567" text:note-class="endnote"><text:note-citation>567</text:note-citation><text:note-body><text:p text:style-name="P121">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28">хотели</text:span> быть палачами геноцида»<text:span text:style-name="T145">(выделено автором)</text:span> евреев.<text:note text:id="ftn568" text:note-class="endnote"><text:note-citation>568</text:note-citation><text:note-body><text:p text:style-name="P110">Голдхаген, <text:span text:style-name="T28">Добровольные Палачи</text:span><text:span text:style-name="T57">, 279.</text:span></text:p></text:note-body></text:note> Они «утоляли их жажду еврейской крови» со <text:soft-page-break/>«смаком»; они «веселились»; они убивали «для удовольствия».<text:note text:id="ftn569" text:note-class="endnote"><text:note-citation>569</text:note-citation><text:note-body><text:p text:style-name="P110">Голдхаген, <text:span text:style-name="T28">Добровольные Палачи</text:span><text:span text:style-name="T57">, 2</text:span><text:span text:style-name="T74">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70" text:note-class="endnote"><text:note-citation>570</text:note-citation><text:note-body><text:p text:style-name="P110">Голдхаген, <text:span text:style-name="T28">Добровольные Палачи</text:span><text:span text:style-name="T57">, </text:span><text:span text:style-name="T74">386, 414.</text:span></text:p></text:note-body></text:note> Голдхаген решительно заключает, что «касаясь мотивации Холокоста, для большинства соучастников достаточно одного объяснения» - а именно «демонического антисемитизма», который «был обычной структурой в сознании преступников и немецкого общества в целом».<text:note text:id="ftn571" text:note-class="endnote"><text:note-citation>571</text:note-citation><text:note-body><text:p text:style-name="P110">Голдхаген, <text:span text:style-name="T28">Добровольные Палачи</text:span><text:span text:style-name="T57">, </text:span><text:span text:style-name="T74">392, 416.</text:span></text:p></text:note-body></text:note></text:p>
      <text:p text:style-name="Preformatted_20_Text"><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72" text:note-class="endnote"><text:note-citation>572</text:note-citation><text:note-body><text:p text:style-name="P121">В дополнении к его «Ответ Моим Критикам» и «Письмо Редакторам» в <text:span text:style-name="T28">New Republic</text:span><text:span text:style-name="T57"> также смотри его «Письмо Редакторам» в </text:span><text:span text:style-name="T28">New York Review of Books </text:span><text:span text:style-name="T57">от 6 февраля 1997,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reformatted_20_Text"><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73" text:note-class="endnote"><text:note-citation>573</text:note-citation><text:note-body><text:p text:style-name="P121">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Немецкий антисемитизм был<text:span text:style-name="T28"> sui generis». Добровольные Палачи</text:span><text:span text:style-name="T57">,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reformatted_20_Text"><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text:p>
      <text:p text:style-name="Preformatted_20_Text">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reformatted_20_Text"><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74" text:note-class="endnote"><text:note-citation>574</text:note-citation><text:note-body><text:p text:style-name="P110">Голдхаген, <text:span text:style-name="T28">Добровольные Палачи</text:span><text:span text:style-name="T57">, </text:span><text:span text:style-name="T74">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75">старшие мужчины охранники(на 18-20 лет)(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3">Добровольные Палачи</text:span><text:span text:style-name="T75">, 335, 360).</text:span></text:p></text:note-body></text:note></text:p>
      <text:p text:style-name="Preformatted_20_Text"><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041, нацистский режим развернул на 180 градусов политику, касающуюся советских военнопленных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000 советов прибыли в <text:soft-page-break/>Освенцим и отправлены в Биркенау в октябре 1941. К концу февраля, четыре месяцами спустя, в живых остались только 945. Процент выживаемости 9,5.<text:note text:id="ftn575" text:note-class="endnote"><text:note-citation>575</text:note-citation><text:note-body><text:p text:style-name="P122">Статистика взята из Danuta Czech, <text:span text:style-name="T28">Kalendarium der Ereignisse im Konzentrationslager Auswitz-Birkenau 1939-1945</text:span><text:span text:style-name="T57"> (Hamburg, 1989), в особенности 126-132, 179; Steven Paskuly, ed. </text:span><text:span text:style-name="T28">Death Dealer: The Memoirs of the SS Kommandant at Auschwitz Rudolph Höss</text:span><text:span text:style-name="T57">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reformatted_20_Text"><text:tab/>Как показал Майкл Тэд Аллен в своей диссертации о Главном Управлении Экономического Развития СС<text:note text:id="ftn576" text:note-class="endnote"><text:note-citation>576</text:note-citation><text:note-body><text:p text:style-name="P135"><text:span text:style-name="T146">Майкл Тэд Аллен, «Инженеры и Современные Менеджеры в СС: Бизнес Администрация Главного Управления(Wirtschaftsverwaltungshauptamt).»[Engineers and Modern Managers in the SS: The Business Administration Main Offic (Wirtschaftsverwaltungshauptamt)], докторская диссертация, </text:span><text:span text:style-name="T147">Пенсильванский университет, 1995.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reformatted_20_Text"><text:tab/>Что насчёт обращения с еврейскими рабочими в Биркенау в то время? Для сравнения, 7000 молодых словацких женщин послали весной 1942 в главный лагерь Освенцима. В середине августа 6000 выживших послали в Биркенау. К концу декабря, всего четыре месяца спустя, в живых осталось лишь 650. Сравнимый с цифрой выше процент выживания 10,8.<text:note text:id="ftn577" text:note-class="endnote"><text:note-citation>577</text:note-citation><text:note-body><text:p text:style-name="P123">Yehoshua Büchler, «First in the Vale of Affliction: Slovakian Jewish Women in Auschwitz, 1942», <text:span text:style-name="T28">Holocaust and Genocide Studies 10</text:span><text:span text:style-name="T57">,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reformatted_20_Text"><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578" text:note-class="endnote"><text:note-citation>578</text:note-citation><text:note-body><text:p text:style-name="P111">Голдхаген, <text:span text:style-name="T28">Добровольные Палачи</text:span><text:span text:style-name="T57">, </text:span><text:span text:style-name="T76">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text:span text:style-name="T161">Окончате</text:span>льного Решения.</text:p>
      <text:p text:style-name="Preformatted_20_Text"><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reformatted_20_Text"><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подчёркиванием жестокости преступников.</text:p>
      <text:p text:style-name="Preformatted_20_Text"><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Руанды.</text:p>
      <text:p text:style-name="Preformatted_20_Text"><text:tab/>И наоборот, он принижает жестокость нацистских убийств других жертв, в особенности немецких инвалидов, убийство которых немцы якобы не праздновали, <text:soft-page-break/>совершали «хладнокровно» и применяли «безболезненные» методы.<text:note text:id="ftn579" text:note-class="endnote"><text:note-citation>579</text:note-citation><text:note-body><text:p text:style-name="P112">Голдхаген, <text:span text:style-name="T28">Добровольные Палачи</text:span><text:span text:style-name="T57">, </text:span><text:span text:style-name="T77">398, 410.</text:span></text:p></text:note-body></text:note> И всё же, умственно отсталые стали первыми жертвами расстрельных команд Эйманн<text:span text:style-name="T148">[</text:span>Eimann<text:span text:style-name="T148">]</text:span><text:span text:style-name="T148"><text:note text:id="ftn580" text:note-class="endnote"><text:note-citation>580</text:note-citation><text:note-body><text:p text:style-name="Endnote">Rieß, Volker , <text:span text:style-name="T28">Die Anfänge der Vernichtung "lebensunwerten Lebens" in den Reichsgauen Danzig-Westpreussen und Wartheland 1939/40</text:span>, <text:s/>24–25. <text:span text:style-name="T264">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65">Сентябрь 1939 — Март 1942</text:span><text:span text:style-name="T264">» </text:span><text:span text:style-name="T265">[The Origins of the Final Solution: The Evolutions of Nazi Jewish Policy, September 1939 — March 1942]. </text:span><text:span text:style-name="T266">Если коротко, то: Программа по эвтаназии не закончилась с началом войны, а продолжилась осенью 1939 на территории Данцига, Западной Пруссии, Вартеланда и затронула не только польских пациентов, но и немцев на территории «старой империи»[Altreich] — Померании и Восточной Пруссии. 22 сентября 1939 команды Эйманн приступили к убийству пациентов психиатрической больницы Контрадштейна[Konradstein]. 1800 людей расстреляли в лесу Шпенгавска[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000 жертв!<text:note text:id="ftn581" text:note-class="endnote"><text:note-citation>581</text:note-citation><text:note-body><text:p text:style-name="P124">Генри Фридлендер в <text:span text:style-name="T28">Происхождение Нацистского Геноцида: От Эвтаназии до Окончательного </text:span><text:span text:style-name="T57">Решения[</text:span><text:span text:style-name="T28">The Origins Of Nazi Genocide: From Euthanasia to the Final Solution</text:span><text:span text:style-name="T57">] (Чапел-Хилл, 1995), 119, пишет: «Когда количество убитых пациентов достигло 10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78">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reformatted_20_Text"><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582" text:note-class="endnote"><text:note-citation>582</text:note-citation><text:note-body><text:p text:style-name="P125">Фридлендер, <text:span text:style-name="T28">Происхождение Нацистского Геноцида</text:span><text:span text:style-name="T57">,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он продолжает, «но это воззвание к небесам, единственная польза от бесполезного насилия».<text:note text:id="ftn583" text:note-class="endnote"><text:note-citation>583</text:note-citation><text:note-body><text:p text:style-name="P125">Примо Леви, <text:s/><text:span text:style-name="T28">Утонувшие и спасённые </text:span><text:span text:style-name="T57">(Винтажное издание: Нью-Йорк, 1989), 125-26; Ги</text:span><text:span text:style-name="T100">т</text:span><text:span text:style-name="T57">та Серени, </text:span><text:span text:style-name="T28">Во Тьму </text:span><text:span text:style-name="T57">[</text:span><text:span text:style-name="T28">Into th</text:span><text:span text:style-name="T56">at</text:span><text:span text:style-name="T28"> Darkness</text:span><text:span text:style-name="T57">] (Лондон, 1974), 101.</text:span></text:p></text:note-body></text:note></text:p>
      <text:p text:style-name="Preformatted_20_Text"><text:tab/>И действительно, многие случаи жестокости превосходят какое-либо конструктивное объяснение. Фрэд Э. Кац<text:span text:style-name="T147">[</text:span>Fred E. Katz<text:span text:style-name="T147">]</text:span> выбрал другой подход, в котором утверждает, что в окружении постоянных убийств создание «культуры жестокости» -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584" text:note-class="endnote"><text:note-citation>584</text:note-citation><text:note-body><text:p text:style-name="P126">Фрэд Е. Кац, <text:span text:style-name="T28">Ординарные Люди и Экстраординарное зло: Доклад об Обольщении Злом</text:span><text:span text:style-name="T57">[</text:span><text:span text:style-name="T28">Ordinary People and Extraordinary Evil: A report on the Beguilings of Evil</text:span><text:span text:style-name="T57">] (Облани, 1993), 29-31, 83-98.</text:span></text:p></text:note-body></text:note> Но мы все ещё остались без ответа на вопрос, который не может быть решем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reformatted_20_Text"><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61">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585" text:note-class="endnote"><text:note-citation>585</text:note-citation><text:note-body><text:p text:style-name="P113">Голдхаген, <text:span text:style-name="T28">Добровольные Палачи</text:span><text:span text:style-name="T57">, </text:span><text:span text:style-name="T79">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586" text:note-class="endnote"><text:note-citation>586</text:note-citation><text:note-body><text:p text:style-name="P113">Голдхаген, <text:span text:style-name="T28">Добровольные Палачи</text:span><text:span text:style-name="T57">, </text:span><text:span text:style-name="T79">409.</text:span></text:p></text:note-body></text:note> Он не объясняет, почему мультифакторное объяснение внезапно допустимо для восточной Европы, но не для Германии.</text:p>
      <text:p text:style-name="Preformatted_20_Text"><text:tab/>Кроме всего прочего, как я заметил на симпозиуме в Мемориальном Музее Холокоста США в апреле 1996<text:note text:id="ftn587" text:note-class="endnote"><text:note-citation>587</text:note-citation><text:note-body><text:p text:style-name="P126">Впоследствии опубликован как: Браунинг, «<text:span text:style-name="T28">Добровольные Палачи </text:span><text:span text:style-name="T57">Дэниэла Голдхагена»[Daniel Goldhagen’ </text:span><text:span text:style-name="T28">Willing Executioners</text:span><text:span text:style-name="T57">],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reformatted_20_Text">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неубедительной, нам стоит рассмотреть его использование доказательств.</text:p>
      <text:p text:style-name="Preformatted_20_Text"><text:soft-page-break/><text:tab/>Голдхаген признает, что он начал с гипотезы «что преступники были мотивированы принять участие в смертельном гонении на евреев из-за своих взглядов на жертв».<text:note text:id="ftn588" text:note-class="endnote"><text:note-citation>588</text:note-citation><text:note-body><text:p text:style-name="P114">Голдхаген, <text:span text:style-name="T28">Добровольные Палачи</text:span><text:span text:style-name="T57">, </text:span><text:span text:style-name="T80">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reformatted_20_Text"><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большая часть рядовых, а не офицеров)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reformatted_20_Text"><text:tab/>Чтобы справиться с проблемой доказательной ценности показаний преступников, Голдхаген утверждает, что «единственная методология имеющий смысл, это отбросить <text:span text:style-name="T28">все </text:span>самооправдательные показания, не нашедшие подтверждения в других источниках».<text:note text:id="ftn589" text:note-class="endnote"><text:note-citation>589</text:note-citation><text:note-body><text:p text:style-name="P114">Голдхаген, <text:span text:style-name="T28">Добровольные Палачи</text:span><text:span text:style-name="T57">, </text:span><text:span text:style-name="T80">467.</text:span></text:p></text:note-body></text:note> Голдхаген так же был в курсе, что «искушение выбрать благоприятный материал из большого количества дел надо подавлять для избежания предвзятости в заключении».<text:note text:id="ftn590" text:note-class="endnote"><text:note-citation>590</text:note-citation><text:note-body><text:p text:style-name="P114">Голдхаген, <text:span text:style-name="T28">Добровольные Палачи</text:span><text:span text:style-name="T57">, </text:span><text:span text:style-name="T80">464.</text:span></text:p></text:note-body></text:note> Он отстаивает, что в его методологии «такая предвзятость пренебрежительно мала».<text:note text:id="ftn591" text:note-class="endnote"><text:note-citation>591</text:note-citation><text:note-body><text:p text:style-name="P114">Голдхаген, <text:span text:style-name="T28">Добровольные Палачи</text:span><text:span text:style-name="T57">, </text:span><text:span text:style-name="T80">501, сноска 11.</text:span></text:p></text:note-body></text:note></text:p>
      <text:p text:style-name="Preformatted_20_Text"><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592" text:note-class="endnote"><text:note-citation>592</text:note-citation><text:note-body><text:p text:style-name="P114">Голдхаген, <text:span text:style-name="T28">Добровольные Палачи</text:span><text:span text:style-name="T57">, </text:span><text:span text:style-name="T80">467.</text:span></text:p></text:note-body></text:note>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reformatted_20_Text"><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reformatted_20_Text"><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593" text:note-class="endnote"><text:note-citation>593</text:note-citation><text:note-body><text:p text:style-name="P115">Голдхаген, <text:span text:style-name="T28">Добровольные Палачи</text:span><text:span text:style-name="T57">, </text:span><text:span text:style-name="T81">221.</text:span></text:p></text:note-body></text:note></text:p>
      <text:p text:style-name="Preformatted_20_Text"><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594" text:note-class="endnote"><text:note-citation>594</text:note-citation><text:note-body><text:p text:style-name="P127">В 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595" text:note-class="endnote"><text:note-citation>595</text:note-citation><text:note-body><text:p text:style-name="P127">Georg A., HW 439; Erwin N., HW 1685.</text:p></text:note-body></text:note> Не было рассказано, как Трап открыто дистанцировался от этих приказов, пока передавал их своим людям.<text:note text:id="ftn596" text:note-class="endnote"><text:note-citation>596</text:note-citation><text:note-body><text:p text:style-name="P127">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597" text:note-class="endnote"><text:note-citation>597</text:note-citation><text:note-body><text:p text:style-name="P127">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text:soft-page-break/>поражены, разозлены и обременены — отвергнуты Голдхагеном как самооправдательные показания описывающие «кратковременную» неприязнь.</text:p>
      <text:p text:style-name="Preformatted_20_Text"><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598" text:note-class="endnote"><text:note-citation>598</text:note-citation><text:note-body><text:p text:style-name="P115">Голдхаген, <text:span text:style-name="T28">Добровольные Палачи</text:span><text:span text:style-name="T57">, </text:span><text:span text:style-name="T81">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reformatted_20_Text"><text:tab/>В добавок к этому, двойной стандарт в выборке доказательств может быть 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599" text:note-class="endnote"><text:note-citation>599</text:note-citation><text:note-body><text:p text:style-name="P115">Голдхаген, <text:span text:style-name="T28">Добровольные Палачи</text:span><text:span text:style-name="T57">, </text:span><text:span text:style-name="T81">241.</text:span></text:p></text:note-body></text:note></text:p>
      <text:p text:style-name="Preformatted_20_Text"><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text:span text:style-name="T154">у</text:span>в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00" text:note-class="endnote"><text:note-citation>600</text:note-citation><text:note-body><text:p text:style-name="P127">Bruno P., HW 1925-26. Нужно также отметить, что свидетель, давший эти показания, свободно предоставил <text:s/>множество инкриминирующей информации и часто цитируем Голдхагеном по другим пунктам, так что его надёжность не вызывает сомнения.</text:p></text:note-body></text:note>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reformatted_20_Text"><text:tab/>Паттерн избирательного отбора доказательств<text:note text:id="ftn601" text:note-class="endnote"><text:note-citation>601</text:note-citation><text:note-body><text:p text:style-name="P127">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49">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02" text:note-class="endnote"><text:note-citation>602</text:note-citation><text:note-body><text:p text:style-name="P128">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03" text:note-class="endnote"><text:note-citation>603</text:note-citation><text:note-body><text:p text:style-name="P116">Голдхаген, <text:span text:style-name="T28">Добровольные Палачи</text:span><text:span text:style-name="T57">, </text:span><text:span text:style-name="T82">249-50.</text:span></text:p></text:note-body></text:note></text:p>
      <text:p text:style-name="Preformatted_20_Text"><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04" text:note-class="endnote"><text:note-citation>604</text:note-citation><text:note-body><text:p text:style-name="P128">Хайнц Бухман, HW 2441.</text:p></text:note-body></text:note> Об их отношении к самим убийства, он заявлял, что «люди не занимались еврейским делом с энтузиазмом...Они были очень подавлены».<text:note text:id="ftn605" text:note-class="endnote"><text:note-citation>605</text:note-citation><text:note-body><text:p text:style-name="P128">Хайнц Бухман, HW 4416.</text:p></text:note-body></text:note></text:p>
      <text:p text:style-name="Preformatted_20_Text"><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что эти люди в принципе одобряют геноцид и свои собственные действия».<text:note text:id="ftn606" text:note-class="endnote"><text:note-citation>606</text:note-citation><text:note-body><text:p text:style-name="P116">Голдхаген, <text:span text:style-name="T28">Добровольные Палачи</text:span><text:span text:style-name="T57">, </text:span><text:span text:style-name="T82">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Preformatted_20_Text"/>
      <text:p text:style-name="Preformatted_20_Text">«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Preformatted_20_Text"/>
      <text:p text:style-name="Preformatted_20_Text"><text:soft-page-break/>Затем он приводит прямую цитату из показания полицейского:</text:p>
      <text:p text:style-name="Preformatted_20_Text"/>
      <text:p text:style-name="Preformatted_20_Text">«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Preformatted_20_Text"/>
      <text:p text:style-name="Preformatted_20_Text">После этого Голдхаген прерывает цитату и продолжает описание того же инцидента из показания последующего допроса</text:p>
      <text:p text:style-name="Preformatted_20_Text"/>
      <text:p text:style-name="Preformatted_20_Text">«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Preformatted_20_Text"/>
      <text:p text:style-name="Preformatted_20_Text"><text:tab/>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note text:id="ftn607" text:note-class="endnote"><text:note-citation>607</text:note-citation><text:note-body><text:p text:style-name="P116">Голдхаген, <text:span text:style-name="T28">Добровольные Палачи</text:span><text:span text:style-name="T57">, </text:span><text:span text:style-name="T82">235-36; Hermann B., HW 3066-67, 3214, 3515.</text:span></text:p></text:note-body></text:note>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p>
      <text:p text:style-name="Preformatted_20_Text"><text:tab/>В отличии от Голдхагена, я предложил многослойную картину батальона. Разные группы вели себя по-разному. «Охотливые убийцы» -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reformatted_20_Text"><text:tab/>Самая большая группа в батальоне делала то, что им скажут, не рискуя бросать вызов <text:span text:style-name="T158">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08" text:note-class="endnote"><text:note-citation>608</text:note-citation><text:note-body><text:p text:style-name="P129">Bruno D., HW 1874.</text:p></text:note-body></text:note> Помогало много пить: «большинство людей пило так много только лишь из-за многих расстрелов евреев, такая жизнь была невыносима на трезвую голову».<text:note text:id="ftn609" text:note-class="endnote"><text:note-citation>609</text:note-citation><text:note-body><text:p text:style-name="P129">Wilhelm E., HW 2239.</text:p></text:note-body></text:note></text:p>
      <text:p text:style-name="Preformatted_20_Text"><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reformatted_20_Text"><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text:soft-page-break/>врага и обесчеловечивания жертв.</text:p>
      <text:p text:style-name="Preformatted_20_Text"><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10" text:note-class="endnote"><text:note-citation>610</text:note-citation><text:note-body><text:p text:style-name="P129">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Второе, заявить, что вы что-то «неопровержимо» доказали, 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обязательно ведёт к принятию тезиса Голдхагена.</text:p>
      <text:p text:style-name="Preformatted_20_Text"><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59">власти</text:span> являются видными элементами немецкой политической культуры. В конце концов, он отмечает как немцы сражались на улицах Веймара и открыто презирали Республику.<text:note text:id="ftn611" text:note-class="endnote"><text:note-citation>611</text:note-citation><text:note-body><text:p text:style-name="P117">Голдхаген, <text:span text:style-name="T28">Добровольные Палачи</text:span><text:span text:style-name="T57">, </text:span><text:span text:style-name="T83">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reformatted_20_Text"><text:tab/>Важен исторический контекст неповиновения в Веймаре. Голдхаген отмечает, что немцы повинуются лишь тому правительству и то<text:span text:style-name="T160">й</text:span> <text:span text:style-name="T160">власти</text:span>, котор<text:span text:style-name="T160">ую</text:span> считают легитимн<text:span text:style-name="T160">ой</text:span>.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reformatted_20_Text"><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12" text:note-class="endnote"><text:note-citation>612</text:note-citation><text:note-body><text:p text:style-name="P129">Это факторы, которыми Голдхаген объясняет распад антисемитизма в послевоенной немецкой культуре. <text:span text:style-name="T145">Голдхаген, </text:span><text:span text:style-name="T44">Добровольные Палачи</text:span><text:span text:style-name="T84">, </text:span><text:span text:style-name="T57">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reformatted_20_Text"><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reformatted_20_Text"><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13" text:note-class="endnote"><text:note-citation>613</text:note-citation><text:note-body><text:p text:style-name="P129">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text:soft-page-break/>подобные эксперименты, ставя сербов против боснийских мусульман или Хуту против Тутси было бы нелепо по той же 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reformatted_20_Text"><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reformatted_20_Text"><text:tab/>Раз за разом Голдхаген заявляет, что только его интерпретация — единственно верная -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14" text:note-class="endnote"><text:note-citation>614</text:note-citation><text:note-body><text:p text:style-name="P129">Герберт К. Келман и В. Ли Гамильтон, <text:span text:style-name="T28">Преступное подчинение: К Социальной Психологии Власти и </text:span><text:span text:style-name="T57">Ответственности[Herbert C. Kelman and V. Lee Hamilton, </text:span><text:span text:style-name="T28">Crimes of Obedience: Toward a Social Psychology of Authority and Resposibility</text:span><text:span text:style-name="T57">]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15" text:note-class="endnote"><text:note-citation>615</text:note-citation><text:note-body><text:p text:style-name="P129">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text:s/>убийств евреев даже в самый кровавый год Холокоста — 1942. К примеру, <text:span text:style-name="T150">Пражский Военный Архив[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нестабильна, меняется со временем.<text:note text:id="ftn616" text:note-class="endnote"><text:note-citation>616</text:note-citation><text:note-body><text:p text:style-name="P131">James Waller, «Perpetrators of the Holocaust: Divided and Unitary Self-Conception of Evildoing», <text:span text:style-name="T28">Holocaust and Genocide Studies</text:span><text:span text:style-name="T57"> 10, no.1 (Spring 1996), 11-33.</text:span></text:p></text:note-body></text:note></text:p>
      <text:p text:style-name="Preformatted_20_Text"><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17" text:note-class="endnote"><text:note-citation>617</text:note-citation><text:note-body><text:p text:style-name="P118">Голдхаген, <text:span text:style-name="T28">Добровольные Палачи</text:span><text:span text:style-name="T57">, </text:span><text:span text:style-name="T85">13.</text:span></text:p></text:note-body></text:note> Но он однозначно не подходит для сведения всех этих факторов в один единственный, к примеру, антисемитизм. Я согласен с Голдхагеном в том, что «“преступная покорность’...зависит от существующих благоприятствующих социальных и политических контекстов».<text:note text:id="ftn618" text:note-class="endnote"><text:note-citation>618</text:note-citation><text:note-body><text:p text:style-name="P118">Голдхаген, <text:span text:style-name="T28">Добровольные Палачи</text:span><text:span text:style-name="T57">, <text:s/></text:span><text:span text:style-name="T85">383.</text:span></text:p></text:note-body></text:note>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reformatted_20_Text"><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text:note text:id="ftn619" text:note-class="endnote"><text:note-citation>619</text:note-citation><text:note-body><text:p text:style-name="P131">Самая последняя техника предполагаемых опровержений(«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reformatted_20_Text"><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he New Republic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20" text:note-class="endnote"><text:note-citation>620</text:note-citation><text:note-body><text:p text:style-name="P130">Голдхаген, «Ответ Моим Критикам», <text:span text:style-name="T151">38-40. В своей книге Голдхаген делает такое же заявление: «Общепринятые объяснения...отрицают человечность преступников, а именно того, что они были </text:span><text:span text:style-name="T152">моральными агентами, существами с моралью, способными совершать моральный выбор.</text:span></text:p></text:note-body></text:note></text:p>
      <text:p text:style-name="Preformatted_20_Text"><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21" text:note-class="endnote"><text:note-citation>621</text:note-citation><text:note-body><text:p text:style-name="P132">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22" text:note-class="endnote"><text:note-citation>622</text:note-citation><text:note-body><text:p text:style-name="P119">Голдхаген, <text:span text:style-name="T28">Добровольные Палачи</text:span><text:span text:style-name="T57">, <text:s/></text:span><text:span text:style-name="T86">389.</text:span></text:p></text:note-body></text:note>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text:note text:id="ftn623" text:note-class="endnote"><text:note-citation>623</text:note-citation><text:note-body><text:p text:style-name="P119">Голдхаген, <text:span text:style-name="T28">Добровольные Палачи</text:span><text:span text:style-name="T57">, <text:s/></text:span><text:span text:style-name="T86">27, 269.</text:span></text:p></text:note-body></text:note> А его заявление об <text:soft-page-break/>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что они не могли бы бегло говорить на румынском без опыта общения на нем».<text:note text:id="ftn624" text:note-class="endnote"><text:note-citation>624</text:note-citation><text:note-body><text:p text:style-name="P119">Голдхаген, <text:span text:style-name="T28">Добровольные Палачи</text:span><text:span text:style-name="T57">, <text:s/></text:span><text:span text:style-name="T86">34.</text:span></text:p></text:note-body></text:note></text:p>
      <text:p text:style-name="Preformatted_20_Text"><text:tab/>Моя же позиция, напротив, что социально-психологические теории 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reformatted_20_Text"><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 <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25" text:note-class="endnote"><text:note-citation>625</text:note-citation><text:note-body><text:p text:style-name="P120">Голдхаген, <text:span text:style-name="T28">Добровольные Палачи</text:span><text:span text:style-name="T57">, <text:s/></text:span><text:span text:style-name="T87">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отражало саму немецкую культуру».<text:note text:id="ftn626" text:note-class="endnote"><text:note-citation>626</text:note-citation><text:note-body><text:p text:style-name="P120">Голдхаген, <text:span text:style-name="T28">Добровольные Палачи</text:span><text:span text:style-name="T57">, <text:s/></text:span><text:span text:style-name="T87">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27" text:note-class="endnote"><text:note-citation>627</text:note-citation><text:note-body><text:p text:style-name="P120">Голдхаген, <text:span text:style-name="T28">Добровольные Палачи</text:span><text:span text:style-name="T57">, <text:s/></text:span><text:span text:style-name="T87">443.</text:span></text:p></text:note-body></text:note></text:p>
      <text:p text:style-name="Preformatted_20_Text"><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reformatted_20_Text"><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p text:style-name="P142">Благодарности</text:p>
      <text:p text:style-name="P142"><text:tab/>Я крайне признателен Теодору Рафаэлю, Майклу Маррусу, Солу Фридлендеру, Лоуренсу Лангеру, Аарону Эшеру, Э. Уэйн Карпу и Марку Дженсену за многие глубокие предложения по улучшению этой рукописи. Все имеющиеся недостатки, <text:soft-page-break/>конечно же, моя ответственность.</text:p>
      <text:p text:style-name="Preformatted_20_Text"/>
      <text:p text:style-name="P138">Сокращения и Адаптации.</text:p>
      <text:p text:style-name="P138"/>
      <text:p text:style-name="P2"><text:span text:style-name="T2">BA</text:span><text:tab/><text:span text:style-name="T208">Федеральный Архив Германии, Кобленц. [</text:span>Bu<text:span text:style-name="T208">nd</text:span>esarchiv, Koblenz<text:span text:style-name="T208">]</text:span></text:p>
      <text:p text:style-name="P2"><text:span text:style-name="T2">BDC</text:span><text:tab/><text:span text:style-name="T208">Берлинский Центр Документации. [</text:span>Berlin Document Center<text:span text:style-name="T208">]</text:span></text:p>
      <text:p text:style-name="P2"><text:span text:style-name="T2">BZIH</text:span><text:tab/><text:span text:style-name="T208">Вестник Еврейского Исторического Института, Варшава. [</text:span>Biuletyn Żydowskiego Instytutu Historycznego<text:span text:style-name="T208">]</text:span>. <text:span text:style-name="T208">[</text:span>Bulletin of the Jewish Historical Institute<text:span text:style-name="T208">]</text:span>.</text:p>
      <text:p text:style-name="P2"><text:span text:style-name="T3">G</text:span><text:tab/><text:span text:style-name="T208">Расследование Г. И Других, Государственная Прокуратура, Гамбург. </text:span><text:span text:style-name="T209">[</text:span>Investig<text:span text:style-name="T1">a</text:span>tion of G. And others, Office of the state Prosecutor, Hamburg, 141 Js 128/65<text:span text:style-name="T209">]</text:span></text:p>
      <text:p text:style-name="P3">HW<text:tab/><text:span text:style-name="T7">Расследование и суд над Хоффманом, Волауфом и Другими, Государственная Прокуратура, Гамбург. [</text:span><text:span text:style-name="T5">Investigation and trial of Hoffman, Wolhauf and others, Office of the State Prosecutor, Hamburg, 141 Js 1957/62</text:span><text:span text:style-name="T7">].</text:span></text:p>
      <text:p text:style-name="P2"><text:span text:style-name="T2">IMT</text:span><text:tab/><text:span text:style-name="T210">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10">]</text:span></text:p>
      <text:p text:style-name="P2"><text:span text:style-name="T2">JNSV</text:span><text:tab/><text:span text:style-name="T212">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12">]</text:span></text:p>
      <text:p text:style-name="P4">NO<text:span text:style-name="T5"><text:tab/></text:span><text:span text:style-name="T9">Нюрнбергский Документ о партийных организациях. [</text:span><text:span text:style-name="T5">Nürnberg document relating to party organizations</text:span><text:span text:style-name="T9">].</text:span></text:p>
      <text:p text:style-name="P4">NOKW<text:tab/><text:span text:style-name="T9">Нюрнбергский документ о военных. [</text:span><text:span text:style-name="T5">Nürnberg document relating to the military</text:span><text:span text:style-name="T9">].</text:span></text:p>
      <text:p text:style-name="P4">YVA<text:tab/><text:span text:style-name="T9">Архивы Яд Вашем, Иерусалим. [</text:span><text:span text:style-name="T5">Yad Vashem Archives, Jerusalem</text:span><text:span text:style-name="T9">].</text:span></text:p>
      <text:p text:style-name="P4">ZStL<text:tab/><text:span text:style-name="T5">Центральное Управление Государственной Юстиции по Расследованию Преступлений Национал Социалистов, </text:span><text:span text:style-name="T10">Людвигсбург</text:span><text:span text:style-name="T5"> </text:span><text:span text:style-name="T10">[</text:span><text:span text:style-name="T5">Zentrale Stelle der Landesjustizverwaltungen, Ludwigsburg</text:span><text:span text:style-name="T10">].</text:span></text:p>
      <text:p text:style-name="P5">K<text:span text:style-name="T211">d</text:span>S<text:span text:style-name="T5"><text:tab/></text:span><text:span text:style-name="T10">Управление Командующих Полиции Безопасности и Дивизий Безопасности. [</text:span><text:span text:style-name="T5">Office of the Commanders of the Security Police and The SD</text:span><text:span text:style-name="T10">].</text:span></text:p>
      <text:p text:style-name="P6">BdO<text:span text:style-name="T5"><text:tab/>Главнокомандующий Полиции Порядка </text:span><text:span text:style-name="T11">( Befehlshaber der Ordnungspolizei</text:span></text:p>
      <text:p text:style-name="P143"><text:span text:style-name="T4">KdO</text:span><text:span text:style-name="T6"><text:tab/>Командир Полиции Порядка </text:span><text:span text:style-name="T12">[Kommandeur der Ordnungspolizei]</text:span></text:p>
      <text:p text:style-name="P7"><text:span text:style-name="T195">SSPF</text:span><text:span text:style-name="T6"><text:tab/>Руководитель СС и Полиции </text:span><text:span text:style-name="T8">[</text:span><text:span text:style-name="T6">SS und Polizeif</text:span><text:span text:style-name="T128">ü</text:span><text:span text:style-name="T129">hrer</text:span><text:span text:style-name="T130">]</text:span></text:p>
      <text:p text:style-name="P7"><text:span text:style-name="T134">HSSPF<text:tab/></text:span><text:span text:style-name="T129">Высший Руководитель СС и Полиции <text:s/></text:span><text:span text:style-name="T130">[</text:span><text:span text:style-name="T129">H</text:span><text:span text:style-name="T128">ö</text:span><text:span text:style-name="T129">herer SS und Polizeiführer</text:span><text:span text:style-name="T130">]</text:span></text:p>
      <text:p text:style-name="P8"><text:span text:style-name="T133">HöSSPF</text:span><text:span text:style-name="T128"><text:tab/>Верховный Руководитель СС и Полиции </text:span><text:span text:style-name="T130">[</text:span><text:span text:style-name="T128">Höchster und Polizeiführer</text:span><text:span text:style-name="T130">]</text:span></text:p>
      <text:p text:style-name="P9"><text:span text:style-name="T133">KdSchupo</text:span><text:span text:style-name="T128"><text:tab/>Командир Полиции Охраны </text:span><text:span text:style-name="T131">[</text:span><text:span text:style-name="T132">Kommandeur der Schutzpolize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4T17:03:19.943393310</dc:date>
    <meta:editing-duration>PT11H4M42S</meta:editing-duration>
    <meta:editing-cycles>224</meta:editing-cycles>
    <meta:generator>LibreOffice/7.3.7.2$Linux_X86_64 LibreOffice_project/30$Build-2</meta:generator>
    <meta:document-statistic meta:table-count="1" meta:image-count="0" meta:object-count="0" meta:page-count="108" meta:paragraph-count="1356" meta:word-count="66299" meta:character-count="474075" meta:non-whitespace-character-count="408062"/>
  </office:meta>
</office:document-meta>
</file>